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results_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348733333333333" calcext:value-type="float">
            <text:p>0.348733333333333</text:p>
          </table:table-cell>
          <table:table-cell office:value-type="float" office:value="0.4324" calcext:value-type="float">
            <text:p>0.4324</text:p>
          </table:table-cell>
          <table:table-cell office:value-type="float" office:value="2.23265919654862" calcext:value-type="float">
            <text:p>2.23265919654862</text:p>
          </table:table-cell>
          <table:table-cell office:value-type="float" office:value="2.15685546474092" calcext:value-type="float">
            <text:p>2.15685546474092</text:p>
          </table:table-cell>
          <table:table-cell office:value-type="float" office:value="13.84744777" calcext:value-type="float">
            <text:p>13.8474477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480033333333333" calcext:value-type="float">
            <text:p>0.480033333333333</text:p>
          </table:table-cell>
          <table:table-cell office:value-type="float" office:value="0.5055" calcext:value-type="float">
            <text:p>0.5055</text:p>
          </table:table-cell>
          <table:table-cell office:value-type="float" office:value="2.03746853759294" calcext:value-type="float">
            <text:p>2.03746853759294</text:p>
          </table:table-cell>
          <table:table-cell office:value-type="float" office:value="1.89307456335444" calcext:value-type="float">
            <text:p>1.89307456335444</text:p>
          </table:table-cell>
          <table:table-cell office:value-type="float" office:value="12.25637123" calcext:value-type="float">
            <text:p>12.2563712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975" calcext:value-type="float">
            <text:p>0.5975</text:p>
          </table:table-cell>
          <table:table-cell office:value-type="float" office:value="1.70907699426354" calcext:value-type="float">
            <text:p>1.70907699426354</text:p>
          </table:table-cell>
          <table:table-cell office:value-type="float" office:value="1.53595859609592" calcext:value-type="float">
            <text:p>1.53595859609592</text:p>
          </table:table-cell>
          <table:table-cell office:value-type="float" office:value="12.341216162" calcext:value-type="float">
            <text:p>12.3412161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29" calcext:value-type="float">
            <text:p>0.629</text:p>
          </table:table-cell>
          <table:table-cell office:value-type="float" office:value="1.38862008873079" calcext:value-type="float">
            <text:p>1.38862008873079</text:p>
          </table:table-cell>
          <table:table-cell office:value-type="float" office:value="1.27216950267743" calcext:value-type="float">
            <text:p>1.27216950267743</text:p>
          </table:table-cell>
          <table:table-cell office:value-type="float" office:value="12.637915303" calcext:value-type="float">
            <text:p>12.63791530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6469" calcext:value-type="float">
            <text:p>0.6469</text:p>
          </table:table-cell>
          <table:table-cell office:value-type="float" office:value="1.17452169640232" calcext:value-type="float">
            <text:p>1.17452169640232</text:p>
          </table:table-cell>
          <table:table-cell office:value-type="float" office:value="1.10478349779822" calcext:value-type="float">
            <text:p>1.10478349779822</text:p>
          </table:table-cell>
          <table:table-cell office:value-type="float" office:value="12.435474066" calcext:value-type="float">
            <text:p>12.43547406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92916666666667" calcext:value-type="float">
            <text:p>0.292916666666667</text:p>
          </table:table-cell>
          <table:table-cell office:value-type="float" office:value="0.46" calcext:value-type="float">
            <text:p>0.46</text:p>
          </table:table-cell>
          <table:table-cell office:value-type="float" office:value="2.23720631365583" calcext:value-type="float">
            <text:p>2.23720631365583</text:p>
          </table:table-cell>
          <table:table-cell office:value-type="float" office:value="2.16275794642746" calcext:value-type="float">
            <text:p>2.16275794642746</text:p>
          </table:table-cell>
          <table:table-cell office:value-type="float" office:value="12.522324744" calcext:value-type="float">
            <text:p>12.52232474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29683333333333" calcext:value-type="float">
            <text:p>0.529683333333333</text:p>
          </table:table-cell>
          <table:table-cell office:value-type="float" office:value="0.5882" calcext:value-type="float">
            <text:p>0.5882</text:p>
          </table:table-cell>
          <table:table-cell office:value-type="float" office:value="2.0473793040969" calcext:value-type="float">
            <text:p>2.0473793040969</text:p>
          </table:table-cell>
          <table:table-cell office:value-type="float" office:value="1.90502234704935" calcext:value-type="float">
            <text:p>1.90502234704935</text:p>
          </table:table-cell>
          <table:table-cell office:value-type="float" office:value="12.670699502" calcext:value-type="float">
            <text:p>12.67069950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624216666666667" calcext:value-type="float">
            <text:p>0.624216666666667</text:p>
          </table:table-cell>
          <table:table-cell office:value-type="float" office:value="0.6215" calcext:value-type="float">
            <text:p>0.6215</text:p>
          </table:table-cell>
          <table:table-cell office:value-type="float" office:value="1.71584351078025" calcext:value-type="float">
            <text:p>1.71584351078025</text:p>
          </table:table-cell>
          <table:table-cell office:value-type="float" office:value="1.53397017983115" calcext:value-type="float">
            <text:p>1.53397017983115</text:p>
          </table:table-cell>
          <table:table-cell office:value-type="float" office:value="12.757601042" calcext:value-type="float">
            <text:p>12.75760104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39216666666667" calcext:value-type="float">
            <text:p>0.639216666666667</text:p>
          </table:table-cell>
          <table:table-cell office:value-type="float" office:value="0.6315" calcext:value-type="float">
            <text:p>0.6315</text:p>
          </table:table-cell>
          <table:table-cell office:value-type="float" office:value="1.38193958997726" calcext:value-type="float">
            <text:p>1.38193958997726</text:p>
          </table:table-cell>
          <table:table-cell office:value-type="float" office:value="1.26289105339415" calcext:value-type="float">
            <text:p>1.26289105339415</text:p>
          </table:table-cell>
          <table:table-cell office:value-type="float" office:value="12.526544524" calcext:value-type="float">
            <text:p>12.52654452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883333333333" calcext:value-type="float">
            <text:p>0.648883333333333</text:p>
          </table:table-cell>
          <table:table-cell office:value-type="float" office:value="0.6443" calcext:value-type="float">
            <text:p>0.6443</text:p>
          </table:table-cell>
          <table:table-cell office:value-type="float" office:value="1.16603758556248" calcext:value-type="float">
            <text:p>1.16603758556248</text:p>
          </table:table-cell>
          <table:table-cell office:value-type="float" office:value="1.09751082985264" calcext:value-type="float">
            <text:p>1.09751082985264</text:p>
          </table:table-cell>
          <table:table-cell office:value-type="float" office:value="12.398830248" calcext:value-type="float">
            <text:p>12.39883024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323716666666667" calcext:value-type="float">
            <text:p>0.323716666666667</text:p>
          </table:table-cell>
          <table:table-cell office:value-type="float" office:value="0.4142" calcext:value-type="float">
            <text:p>0.4142</text:p>
          </table:table-cell>
          <table:table-cell office:value-type="float" office:value="2.23101927552904" calcext:value-type="float">
            <text:p>2.23101927552904</text:p>
          </table:table-cell>
          <table:table-cell office:value-type="float" office:value="2.15537111470654" calcext:value-type="float">
            <text:p>2.15537111470654</text:p>
          </table:table-cell>
          <table:table-cell office:value-type="float" office:value="12.647463256" calcext:value-type="float">
            <text:p>12.6474632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30216666666667" calcext:value-type="float">
            <text:p>0.530216666666667</text:p>
          </table:table-cell>
          <table:table-cell office:value-type="float" office:value="0.5787" calcext:value-type="float">
            <text:p>0.5787</text:p>
          </table:table-cell>
          <table:table-cell office:value-type="float" office:value="2.04142562819442" calcext:value-type="float">
            <text:p>2.04142562819442</text:p>
          </table:table-cell>
          <table:table-cell office:value-type="float" office:value="1.90290307770869" calcext:value-type="float">
            <text:p>1.90290307770869</text:p>
          </table:table-cell>
          <table:table-cell office:value-type="float" office:value="13.568351588" calcext:value-type="float">
            <text:p>13.56835158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96083333333333" calcext:value-type="float">
            <text:p>0.596083333333333</text:p>
          </table:table-cell>
          <table:table-cell office:value-type="float" office:value="0.5984" calcext:value-type="float">
            <text:p>0.5984</text:p>
          </table:table-cell>
          <table:table-cell office:value-type="float" office:value="1.7177614479431" calcext:value-type="float">
            <text:p>1.7177614479431</text:p>
          </table:table-cell>
          <table:table-cell office:value-type="float" office:value="1.5393319843681" calcext:value-type="float">
            <text:p>1.5393319843681</text:p>
          </table:table-cell>
          <table:table-cell office:value-type="float" office:value="12.518515826" calcext:value-type="float">
            <text:p>12.5185158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5016666666667" calcext:value-type="float">
            <text:p>0.625016666666667</text:p>
          </table:table-cell>
          <table:table-cell office:value-type="float" office:value="0.6283" calcext:value-type="float">
            <text:p>0.6283</text:p>
          </table:table-cell>
          <table:table-cell office:value-type="float" office:value="1.38731294705161" calcext:value-type="float">
            <text:p>1.38731294705161</text:p>
          </table:table-cell>
          <table:table-cell office:value-type="float" office:value="1.26779803576743" calcext:value-type="float">
            <text:p>1.26779803576743</text:p>
          </table:table-cell>
          <table:table-cell office:value-type="float" office:value="12.410299444" calcext:value-type="float">
            <text:p>12.41029944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766666666667" calcext:value-type="float">
            <text:p>0.648766666666667</text:p>
          </table:table-cell>
          <table:table-cell office:value-type="float" office:value="0.6436" calcext:value-type="float">
            <text:p>0.6436</text:p>
          </table:table-cell>
          <table:table-cell office:value-type="float" office:value="1.16998873037824" calcext:value-type="float">
            <text:p>1.16998873037824</text:p>
          </table:table-cell>
          <table:table-cell office:value-type="float" office:value="1.10067068998981" calcext:value-type="float">
            <text:p>1.10067068998981</text:p>
          </table:table-cell>
          <table:table-cell office:value-type="float" office:value="12.275278452" calcext:value-type="float">
            <text:p>12.27527845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571" calcext:value-type="float">
            <text:p>0.3571</text:p>
          </table:table-cell>
          <table:table-cell office:value-type="float" office:value="2.23624536960618" calcext:value-type="float">
            <text:p>2.23624536960618</text:p>
          </table:table-cell>
          <table:table-cell office:value-type="float" office:value="2.15925856456635" calcext:value-type="float">
            <text:p>2.15925856456635</text:p>
          </table:table-cell>
          <table:table-cell office:value-type="float" office:value="12.425858726" calcext:value-type="float">
            <text:p>12.4258587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492583333333333" calcext:value-type="float">
            <text:p>0.492583333333333</text:p>
          </table:table-cell>
          <table:table-cell office:value-type="float" office:value="0.5736" calcext:value-type="float">
            <text:p>0.5736</text:p>
          </table:table-cell>
          <table:table-cell office:value-type="float" office:value="2.03849621406242" calcext:value-type="float">
            <text:p>2.03849621406242</text:p>
          </table:table-cell>
          <table:table-cell office:value-type="float" office:value="1.88989629335464" calcext:value-type="float">
            <text:p>1.88989629335464</text:p>
          </table:table-cell>
          <table:table-cell office:value-type="float" office:value="12.23388359" calcext:value-type="float">
            <text:p>12.2338835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95033333333333" calcext:value-type="float">
            <text:p>0.595033333333333</text:p>
          </table:table-cell>
          <table:table-cell office:value-type="float" office:value="0.5946" calcext:value-type="float">
            <text:p>0.5946</text:p>
          </table:table-cell>
          <table:table-cell office:value-type="float" office:value="1.6965358027263" calcext:value-type="float">
            <text:p>1.6965358027263</text:p>
          </table:table-cell>
          <table:table-cell office:value-type="float" office:value="1.51430022792452" calcext:value-type="float">
            <text:p>1.51430022792452</text:p>
          </table:table-cell>
          <table:table-cell office:value-type="float" office:value="12.581012806" calcext:value-type="float">
            <text:p>12.58101280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16466666666667" calcext:value-type="float">
            <text:p>0.616466666666667</text:p>
          </table:table-cell>
          <table:table-cell office:value-type="float" office:value="0.6236" calcext:value-type="float">
            <text:p>0.6236</text:p>
          </table:table-cell>
          <table:table-cell office:value-type="float" office:value="1.36610094913796" calcext:value-type="float">
            <text:p>1.36610094913796</text:p>
          </table:table-cell>
          <table:table-cell office:value-type="float" office:value="1.25097996565946" calcext:value-type="float">
            <text:p>1.25097996565946</text:p>
          </table:table-cell>
          <table:table-cell office:value-type="float" office:value="12.416507089" calcext:value-type="float">
            <text:p>12.41650708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39433333333333" calcext:value-type="float">
            <text:p>0.639433333333333</text:p>
          </table:table-cell>
          <table:table-cell office:value-type="float" office:value="0.6401" calcext:value-type="float">
            <text:p>0.6401</text:p>
          </table:table-cell>
          <table:table-cell office:value-type="float" office:value="1.15775618503597" calcext:value-type="float">
            <text:p>1.15775618503597</text:p>
          </table:table-cell>
          <table:table-cell office:value-type="float" office:value="1.09166253106609" calcext:value-type="float">
            <text:p>1.09166253106609</text:p>
          </table:table-cell>
          <table:table-cell office:value-type="float" office:value="12.263803163" calcext:value-type="float">
            <text:p>12.26380316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85733333333333" calcext:value-type="float">
            <text:p>0.285733333333333</text:p>
          </table:table-cell>
          <table:table-cell office:value-type="float" office:value="0.4851" calcext:value-type="float">
            <text:p>0.4851</text:p>
          </table:table-cell>
          <table:table-cell office:value-type="float" office:value="2.23612598112143" calcext:value-type="float">
            <text:p>2.23612598112143</text:p>
          </table:table-cell>
          <table:table-cell office:value-type="float" office:value="2.15894354073105" calcext:value-type="float">
            <text:p>2.15894354073105</text:p>
          </table:table-cell>
          <table:table-cell office:value-type="float" office:value="12.28384892" calcext:value-type="float">
            <text:p>12.283848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5853" calcext:value-type="float">
            <text:p>0.5853</text:p>
          </table:table-cell>
          <table:table-cell office:value-type="float" office:value="2.03606430376008" calcext:value-type="float">
            <text:p>2.03606430376008</text:p>
          </table:table-cell>
          <table:table-cell office:value-type="float" office:value="1.88597529405242" calcext:value-type="float">
            <text:p>1.88597529405242</text:p>
          </table:table-cell>
          <table:table-cell office:value-type="float" office:value="13.118288256" calcext:value-type="float">
            <text:p>13.1182882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605933333333333" calcext:value-type="float">
            <text:p>0.605933333333333</text:p>
          </table:table-cell>
          <table:table-cell office:value-type="float" office:value="0.6034" calcext:value-type="float">
            <text:p>0.6034</text:p>
          </table:table-cell>
          <table:table-cell office:value-type="float" office:value="1.69349272202835" calcext:value-type="float">
            <text:p>1.69349272202835</text:p>
          </table:table-cell>
          <table:table-cell office:value-type="float" office:value="1.51354465894638" calcext:value-type="float">
            <text:p>1.51354465894638</text:p>
          </table:table-cell>
          <table:table-cell office:value-type="float" office:value="12.314225892" calcext:value-type="float">
            <text:p>12.3142258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283" calcext:value-type="float">
            <text:p>0.6283</text:p>
          </table:table-cell>
          <table:table-cell office:value-type="float" office:value="1.36535780033323" calcext:value-type="float">
            <text:p>1.36535780033323</text:p>
          </table:table-cell>
          <table:table-cell office:value-type="float" office:value="1.25034235693087" calcext:value-type="float">
            <text:p>1.25034235693087</text:p>
          </table:table-cell>
          <table:table-cell office:value-type="float" office:value="12.272575521" calcext:value-type="float">
            <text:p>12.27257552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7916666666667" calcext:value-type="float">
            <text:p>0.647916666666667</text:p>
          </table:table-cell>
          <table:table-cell office:value-type="float" office:value="0.6475" calcext:value-type="float">
            <text:p>0.6475</text:p>
          </table:table-cell>
          <table:table-cell office:value-type="float" office:value="1.15540873121097" calcext:value-type="float">
            <text:p>1.15540873121097</text:p>
          </table:table-cell>
          <table:table-cell office:value-type="float" office:value="1.08948260052189" calcext:value-type="float">
            <text:p>1.08948260052189</text:p>
          </table:table-cell>
          <table:table-cell office:value-type="float" office:value="12.2657626450001" calcext:value-type="float">
            <text:p>12.265762645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99866666666667" calcext:value-type="float">
            <text:p>0.399866666666667</text:p>
          </table:table-cell>
          <table:table-cell office:value-type="float" office:value="0.5159" calcext:value-type="float">
            <text:p>0.5159</text:p>
          </table:table-cell>
          <table:table-cell office:value-type="float" office:value="2.2401613167354" calcext:value-type="float">
            <text:p>2.2401613167354</text:p>
          </table:table-cell>
          <table:table-cell office:value-type="float" office:value="2.16539190377399" calcext:value-type="float">
            <text:p>2.16539190377399</text:p>
          </table:table-cell>
          <table:table-cell office:value-type="float" office:value="13.559581549" calcext:value-type="float">
            <text:p>13.5595815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40216666666667" calcext:value-type="float">
            <text:p>0.540216666666667</text:p>
          </table:table-cell>
          <table:table-cell office:value-type="float" office:value="0.546" calcext:value-type="float">
            <text:p>0.546</text:p>
          </table:table-cell>
          <table:table-cell office:value-type="float" office:value="2.04579414830787" calcext:value-type="float">
            <text:p>2.04579414830787</text:p>
          </table:table-cell>
          <table:table-cell office:value-type="float" office:value="1.89817987505797" calcext:value-type="float">
            <text:p>1.89817987505797</text:p>
          </table:table-cell>
          <table:table-cell office:value-type="float" office:value="14.777672428" calcext:value-type="float">
            <text:p>14.77767242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0.618" calcext:value-type="float">
            <text:p>0.618</text:p>
          </table:table-cell>
          <table:table-cell office:value-type="float" office:value="1.70599211279009" calcext:value-type="float">
            <text:p>1.70599211279009</text:p>
          </table:table-cell>
          <table:table-cell office:value-type="float" office:value="1.52271256173492" calcext:value-type="float">
            <text:p>1.52271256173492</text:p>
          </table:table-cell>
          <table:table-cell office:value-type="float" office:value="13.668545632" calcext:value-type="float">
            <text:p>13.66854563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7216666666667" calcext:value-type="float">
            <text:p>0.637216666666667</text:p>
          </table:table-cell>
          <table:table-cell office:value-type="float" office:value="0.6402" calcext:value-type="float">
            <text:p>0.6402</text:p>
          </table:table-cell>
          <table:table-cell office:value-type="float" office:value="1.36724116985223" calcext:value-type="float">
            <text:p>1.36724116985223</text:p>
          </table:table-cell>
          <table:table-cell office:value-type="float" office:value="1.24547342092368" calcext:value-type="float">
            <text:p>1.24547342092368</text:p>
          </table:table-cell>
          <table:table-cell office:value-type="float" office:value="13.4326272120001" calcext:value-type="float">
            <text:p>13.43262721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51" calcext:value-type="float">
            <text:p>0.651</text:p>
          </table:table-cell>
          <table:table-cell office:value-type="float" office:value="1.14626349670801" calcext:value-type="float">
            <text:p>1.14626349670801</text:p>
          </table:table-cell>
          <table:table-cell office:value-type="float" office:value="1.07667279774976" calcext:value-type="float">
            <text:p>1.07667279774976</text:p>
          </table:table-cell>
          <table:table-cell office:value-type="float" office:value="13.415691745" calcext:value-type="float">
            <text:p>13.41569174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6825" calcext:value-type="float">
            <text:p>0.36825</text:p>
          </table:table-cell>
          <table:table-cell office:value-type="float" office:value="0.4964" calcext:value-type="float">
            <text:p>0.4964</text:p>
          </table:table-cell>
          <table:table-cell office:value-type="float" office:value="2.23810190025931" calcext:value-type="float">
            <text:p>2.23810190025931</text:p>
          </table:table-cell>
          <table:table-cell office:value-type="float" office:value="2.15769775809756" calcext:value-type="float">
            <text:p>2.15769775809756</text:p>
          </table:table-cell>
          <table:table-cell office:value-type="float" office:value="13.684647976" calcext:value-type="float">
            <text:p>13.68464797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50616666666667" calcext:value-type="float">
            <text:p>0.550616666666667</text:p>
          </table:table-cell>
          <table:table-cell office:value-type="float" office:value="0.5707" calcext:value-type="float">
            <text:p>0.5707</text:p>
          </table:table-cell>
          <table:table-cell office:value-type="float" office:value="2.03016093341526" calcext:value-type="float">
            <text:p>2.03016093341526</text:p>
          </table:table-cell>
          <table:table-cell office:value-type="float" office:value="1.87632456023222" calcext:value-type="float">
            <text:p>1.87632456023222</text:p>
          </table:table-cell>
          <table:table-cell office:value-type="float" office:value="13.688577752" calcext:value-type="float">
            <text:p>13.68857775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152" calcext:value-type="float">
            <text:p>0.6152</text:p>
          </table:table-cell>
          <table:table-cell office:value-type="float" office:value="1.6854201306158" calcext:value-type="float">
            <text:p>1.6854201306158</text:p>
          </table:table-cell>
          <table:table-cell office:value-type="float" office:value="1.51018703515363" calcext:value-type="float">
            <text:p>1.51018703515363</text:p>
          </table:table-cell>
          <table:table-cell office:value-type="float" office:value="13.315042723" calcext:value-type="float">
            <text:p>13.31504272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336" calcext:value-type="float">
            <text:p>0.6336</text:p>
          </table:table-cell>
          <table:table-cell office:value-type="float" office:value="1.36505439286547" calcext:value-type="float">
            <text:p>1.36505439286547</text:p>
          </table:table-cell>
          <table:table-cell office:value-type="float" office:value="1.25194509166062" calcext:value-type="float">
            <text:p>1.25194509166062</text:p>
          </table:table-cell>
          <table:table-cell office:value-type="float" office:value="13.311924784" calcext:value-type="float">
            <text:p>13.31192478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0716666666667" calcext:value-type="float">
            <text:p>0.650716666666667</text:p>
          </table:table-cell>
          <table:table-cell office:value-type="float" office:value="0.646" calcext:value-type="float">
            <text:p>0.646</text:p>
          </table:table-cell>
          <table:table-cell office:value-type="float" office:value="1.15637421233059" calcext:value-type="float">
            <text:p>1.15637421233059</text:p>
          </table:table-cell>
          <table:table-cell office:value-type="float" office:value="1.08903744304256" calcext:value-type="float">
            <text:p>1.08903744304256</text:p>
          </table:table-cell>
          <table:table-cell office:value-type="float" office:value="14.0614245620001" calcext:value-type="float">
            <text:p>14.06142456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211133333333333" calcext:value-type="float">
            <text:p>0.211133333333333</text:p>
          </table:table-cell>
          <table:table-cell office:value-type="float" office:value="0.4062" calcext:value-type="float">
            <text:p>0.4062</text:p>
          </table:table-cell>
          <table:table-cell office:value-type="float" office:value="2.23177296291791" calcext:value-type="float">
            <text:p>2.23177296291791</text:p>
          </table:table-cell>
          <table:table-cell office:value-type="float" office:value="2.15479194282726" calcext:value-type="float">
            <text:p>2.15479194282726</text:p>
          </table:table-cell>
          <table:table-cell office:value-type="float" office:value="15.389828547" calcext:value-type="float">
            <text:p>15.38982854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4785" calcext:value-type="float">
            <text:p>0.54785</text:p>
          </table:table-cell>
          <table:table-cell office:value-type="float" office:value="0.6077" calcext:value-type="float">
            <text:p>0.6077</text:p>
          </table:table-cell>
          <table:table-cell office:value-type="float" office:value="2.03596463030589" calcext:value-type="float">
            <text:p>2.03596463030589</text:p>
          </table:table-cell>
          <table:table-cell office:value-type="float" office:value="1.88929069801501" calcext:value-type="float">
            <text:p>1.88929069801501</text:p>
          </table:table-cell>
          <table:table-cell office:value-type="float" office:value="13.8220870590001" calcext:value-type="float">
            <text:p>13.822087059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17716666666667" calcext:value-type="float">
            <text:p>0.617716666666667</text:p>
          </table:table-cell>
          <table:table-cell office:value-type="float" office:value="0.6107" calcext:value-type="float">
            <text:p>0.6107</text:p>
          </table:table-cell>
          <table:table-cell office:value-type="float" office:value="1.69688884065604" calcext:value-type="float">
            <text:p>1.69688884065604</text:p>
          </table:table-cell>
          <table:table-cell office:value-type="float" office:value="1.51524438144295" calcext:value-type="float">
            <text:p>1.51524438144295</text:p>
          </table:table-cell>
          <table:table-cell office:value-type="float" office:value="13.751670609" calcext:value-type="float">
            <text:p>13.75167060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0966666666667" calcext:value-type="float">
            <text:p>0.630966666666667</text:p>
          </table:table-cell>
          <table:table-cell office:value-type="float" office:value="0.6297" calcext:value-type="float">
            <text:p>0.6297</text:p>
          </table:table-cell>
          <table:table-cell office:value-type="float" office:value="1.36615584260111" calcext:value-type="float">
            <text:p>1.36615584260111</text:p>
          </table:table-cell>
          <table:table-cell office:value-type="float" office:value="1.2495688777061" calcext:value-type="float">
            <text:p>1.2495688777061</text:p>
          </table:table-cell>
          <table:table-cell office:value-type="float" office:value="13.608915849" calcext:value-type="float">
            <text:p>13.6089158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15416861622572" calcext:value-type="float">
            <text:p>1.15416861622572</text:p>
          </table:table-cell>
          <table:table-cell office:value-type="float" office:value="1.08600821616543" calcext:value-type="float">
            <text:p>1.08600821616543</text:p>
          </table:table-cell>
          <table:table-cell office:value-type="float" office:value="13.6219202049999" calcext:value-type="float">
            <text:p>13.621920204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02733333333333" calcext:value-type="float">
            <text:p>0.302733333333333</text:p>
          </table:table-cell>
          <table:table-cell office:value-type="float" office:value="0.4185" calcext:value-type="float">
            <text:p>0.4185</text:p>
          </table:table-cell>
          <table:table-cell office:value-type="float" office:value="2.23438504382746" calcext:value-type="float">
            <text:p>2.23438504382746</text:p>
          </table:table-cell>
          <table:table-cell office:value-type="float" office:value="2.15595940723541" calcext:value-type="float">
            <text:p>2.15595940723541</text:p>
          </table:table-cell>
          <table:table-cell office:value-type="float" office:value="14.726919833" calcext:value-type="float">
            <text:p>14.72691983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5478" calcext:value-type="float">
            <text:p>0.5478</text:p>
          </table:table-cell>
          <table:table-cell office:value-type="float" office:value="2.033496752985" calcext:value-type="float">
            <text:p>2.033496752985</text:p>
          </table:table-cell>
          <table:table-cell office:value-type="float" office:value="1.88482031928506" calcext:value-type="float">
            <text:p>1.88482031928506</text:p>
          </table:table-cell>
          <table:table-cell office:value-type="float" office:value="13.6916712469999" calcext:value-type="float">
            <text:p>13.691671246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03116666666667" calcext:value-type="float">
            <text:p>0.603116666666667</text:p>
          </table:table-cell>
          <table:table-cell office:value-type="float" office:value="0.6219" calcext:value-type="float">
            <text:p>0.6219</text:p>
          </table:table-cell>
          <table:table-cell office:value-type="float" office:value="1.70060031551288" calcext:value-type="float">
            <text:p>1.70060031551288</text:p>
          </table:table-cell>
          <table:table-cell office:value-type="float" office:value="1.5284887597819" calcext:value-type="float">
            <text:p>1.5284887597819</text:p>
          </table:table-cell>
          <table:table-cell office:value-type="float" office:value="13.5522516" calcext:value-type="float">
            <text:p>13.552251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6394" calcext:value-type="float">
            <text:p>0.6394</text:p>
          </table:table-cell>
          <table:table-cell office:value-type="float" office:value="1.38425828297255" calcext:value-type="float">
            <text:p>1.38425828297255</text:p>
          </table:table-cell>
          <table:table-cell office:value-type="float" office:value="1.2692020182397" calcext:value-type="float">
            <text:p>1.2692020182397</text:p>
          </table:table-cell>
          <table:table-cell office:value-type="float" office:value="13.564724504" calcext:value-type="float">
            <text:p>13.56472450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4383333333333" calcext:value-type="float">
            <text:p>0.65438333333333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.17298426525171" calcext:value-type="float">
            <text:p>1.17298426525171</text:p>
          </table:table-cell>
          <table:table-cell office:value-type="float" office:value="1.10339696126379" calcext:value-type="float">
            <text:p>1.10339696126379</text:p>
          </table:table-cell>
          <table:table-cell office:value-type="float" office:value="13.444055159" calcext:value-type="float">
            <text:p>13.44405515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0.4425" calcext:value-type="float">
            <text:p>0.4425</text:p>
          </table:table-cell>
          <table:table-cell office:value-type="float" office:value="2.22707417702624" calcext:value-type="float">
            <text:p>2.22707417702624</text:p>
          </table:table-cell>
          <table:table-cell office:value-type="float" office:value="2.14693144931915" calcext:value-type="float">
            <text:p>2.14693144931915</text:p>
          </table:table-cell>
          <table:table-cell office:value-type="float" office:value="13.726113073" calcext:value-type="float">
            <text:p>13.72611307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09183333333333" calcext:value-type="float">
            <text:p>0.509183333333333</text:p>
          </table:table-cell>
          <table:table-cell office:value-type="float" office:value="0.5256" calcext:value-type="float">
            <text:p>0.5256</text:p>
          </table:table-cell>
          <table:table-cell office:value-type="float" office:value="2.02136108577887" calcext:value-type="float">
            <text:p>2.02136108577887</text:p>
          </table:table-cell>
          <table:table-cell office:value-type="float" office:value="1.87024622358334" calcext:value-type="float">
            <text:p>1.87024622358334</text:p>
          </table:table-cell>
          <table:table-cell office:value-type="float" office:value="13.399658506" calcext:value-type="float">
            <text:p>13.39965850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615" calcext:value-type="float">
            <text:p>0.615</text:p>
          </table:table-cell>
          <table:table-cell office:value-type="float" office:value="1.68808563584204" calcext:value-type="float">
            <text:p>1.68808563584204</text:p>
          </table:table-cell>
          <table:table-cell office:value-type="float" office:value="1.5184872469325" calcext:value-type="float">
            <text:p>1.5184872469325</text:p>
          </table:table-cell>
          <table:table-cell office:value-type="float" office:value="13.478138729" calcext:value-type="float">
            <text:p>13.47813872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8516666666667" calcext:value-type="float">
            <text:p>0.638516666666667</text:p>
          </table:table-cell>
          <table:table-cell office:value-type="float" office:value="0.6377" calcext:value-type="float">
            <text:p>0.6377</text:p>
          </table:table-cell>
          <table:table-cell office:value-type="float" office:value="1.37615221421093" calcext:value-type="float">
            <text:p>1.37615221421093</text:p>
          </table:table-cell>
          <table:table-cell office:value-type="float" office:value="1.2614082416911" calcext:value-type="float">
            <text:p>1.2614082416911</text:p>
          </table:table-cell>
          <table:table-cell office:value-type="float" office:value="13.3349789050001" calcext:value-type="float">
            <text:p>13.334978905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2716666666667" calcext:value-type="float">
            <text:p>0.652716666666667</text:p>
          </table:table-cell>
          <table:table-cell office:value-type="float" office:value="0.6511" calcext:value-type="float">
            <text:p>0.6511</text:p>
          </table:table-cell>
          <table:table-cell office:value-type="float" office:value="1.16648327071529" calcext:value-type="float">
            <text:p>1.16648327071529</text:p>
          </table:table-cell>
          <table:table-cell office:value-type="float" office:value="1.09608818846903" calcext:value-type="float">
            <text:p>1.09608818846903</text:p>
          </table:table-cell>
          <table:table-cell office:value-type="float" office:value="14.003207825" calcext:value-type="float">
            <text:p>14.0032078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6288246936" calcext:value-type="float">
            <text:p>2.30266288246936</text:p>
          </table:table-cell>
          <table:table-cell office:value-type="float" office:value="2.30233012946548" calcext:value-type="float">
            <text:p>2.30233012946548</text:p>
          </table:table-cell>
          <table:table-cell office:value-type="float" office:value="13.5519765800001" calcext:value-type="float">
            <text:p>13.55197658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97194618965" calcext:value-type="float">
            <text:p>2.30197194618965</text:p>
          </table:table-cell>
          <table:table-cell office:value-type="float" office:value="2.30165102071823" calcext:value-type="float">
            <text:p>2.30165102071823</text:p>
          </table:table-cell>
          <table:table-cell office:value-type="float" office:value="13.3870706820001" calcext:value-type="float">
            <text:p>13.38707068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29830288226" calcext:value-type="float">
            <text:p>2.30129830288226</text:p>
          </table:table-cell>
          <table:table-cell office:value-type="float" office:value="2.30098449500503" calcext:value-type="float">
            <text:p>2.30098449500503</text:p>
          </table:table-cell>
          <table:table-cell office:value-type="float" office:value="13.711506937" calcext:value-type="float">
            <text:p>13.71150693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0016666666667" calcext:value-type="float">
            <text:p>0.10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063279351192" calcext:value-type="float">
            <text:p>2.30063279351192</text:p>
          </table:table-cell>
          <table:table-cell office:value-type="float" office:value="2.30032192066217" calcext:value-type="float">
            <text:p>2.30032192066217</text:p>
          </table:table-cell>
          <table:table-cell office:value-type="float" office:value="13.577028018" calcext:value-type="float">
            <text:p>13.57702801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6266666666667" calcext:value-type="float">
            <text:p>0.106266666666667</text:p>
          </table:table-cell>
          <table:table-cell office:value-type="float" office:value="0.1158" calcext:value-type="float">
            <text:p>0.1158</text:p>
          </table:table-cell>
          <table:table-cell office:value-type="float" office:value="2.29996677756564" calcext:value-type="float">
            <text:p>2.29996677756564</text:p>
          </table:table-cell>
          <table:table-cell office:value-type="float" office:value="2.29965507148937" calcext:value-type="float">
            <text:p>2.29965507148937</text:p>
          </table:table-cell>
          <table:table-cell office:value-type="float" office:value="14.357957982" calcext:value-type="float">
            <text:p>14.35795798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874351388" calcext:value-type="float">
            <text:p>2.30275874351388</text:p>
          </table:table-cell>
          <table:table-cell office:value-type="float" office:value="2.30241667540969" calcext:value-type="float">
            <text:p>2.30241667540969</text:p>
          </table:table-cell>
          <table:table-cell office:value-type="float" office:value="13.617565365" calcext:value-type="float">
            <text:p>13.61756536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1122890749" calcext:value-type="float">
            <text:p>2.3021122890749</text:p>
          </table:table-cell>
          <table:table-cell office:value-type="float" office:value="2.30177910616443" calcext:value-type="float">
            <text:p>2.30177910616443</text:p>
          </table:table-cell>
          <table:table-cell office:value-type="float" office:value="13.638104143" calcext:value-type="float">
            <text:p>13.63810414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100266666666667" calcext:value-type="float">
            <text:p>0.100266666666667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30147229049252" calcext:value-type="float">
            <text:p>2.30147229049252</text:p>
          </table:table-cell>
          <table:table-cell office:value-type="float" office:value="2.30114533339336" calcext:value-type="float">
            <text:p>2.30114533339336</text:p>
          </table:table-cell>
          <table:table-cell office:value-type="float" office:value="13.527184146" calcext:value-type="float">
            <text:p>13.52718414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7466666666667" calcext:value-type="float">
            <text:p>0.107466666666667</text:p>
          </table:table-cell>
          <table:table-cell office:value-type="float" office:value="0.1125" calcext:value-type="float">
            <text:p>0.1125</text:p>
          </table:table-cell>
          <table:table-cell office:value-type="float" office:value="2.30083348959494" calcext:value-type="float">
            <text:p>2.30083348959494</text:p>
          </table:table-cell>
          <table:table-cell office:value-type="float" office:value="2.30050985828327" calcext:value-type="float">
            <text:p>2.30050985828327</text:p>
          </table:table-cell>
          <table:table-cell office:value-type="float" office:value="13.412991593" calcext:value-type="float">
            <text:p>13.41299159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27316666666667" calcext:value-type="float">
            <text:p>0.127316666666667</text:p>
          </table:table-cell>
          <table:table-cell office:value-type="float" office:value="0.1357" calcext:value-type="float">
            <text:p>0.1357</text:p>
          </table:table-cell>
          <table:table-cell office:value-type="float" office:value="2.30018996861952" calcext:value-type="float">
            <text:p>2.30018996861952</text:p>
          </table:table-cell>
          <table:table-cell office:value-type="float" office:value="2.29986598385367" calcext:value-type="float">
            <text:p>2.29986598385367</text:p>
          </table:table-cell>
          <table:table-cell office:value-type="float" office:value="13.546608589" calcext:value-type="float">
            <text:p>13.54660858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4510212921" calcext:value-type="float">
            <text:p>2.30284510212921</text:p>
          </table:table-cell>
          <table:table-cell office:value-type="float" office:value="2.30252860761752" calcext:value-type="float">
            <text:p>2.30252860761752</text:p>
          </table:table-cell>
          <table:table-cell office:value-type="float" office:value="13.6964812470001" calcext:value-type="float">
            <text:p>13.696481247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547192665" calcext:value-type="float">
            <text:p>2.3022547192665</text:p>
          </table:table-cell>
          <table:table-cell office:value-type="float" office:value="2.30194698321591" calcext:value-type="float">
            <text:p>2.30194698321591</text:p>
          </table:table-cell>
          <table:table-cell office:value-type="float" office:value="13.539015243" calcext:value-type="float">
            <text:p>13.53901524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7273036452" calcext:value-type="float">
            <text:p>2.30167273036452</text:p>
          </table:table-cell>
          <table:table-cell office:value-type="float" office:value="2.3013703170096" calcext:value-type="float">
            <text:p>2.3013703170096</text:p>
          </table:table-cell>
          <table:table-cell office:value-type="float" office:value="13.58487067" calcext:value-type="float">
            <text:p>13.5848706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09318715931" calcext:value-type="float">
            <text:p>2.30109318715931</text:p>
          </table:table-cell>
          <table:table-cell office:value-type="float" office:value="2.30079328482318" calcext:value-type="float">
            <text:p>2.30079328482318</text:p>
          </table:table-cell>
          <table:table-cell office:value-type="float" office:value="14.4775006809999" calcext:value-type="float">
            <text:p>14.477500680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51035032089" calcext:value-type="float">
            <text:p>2.30051035032089</text:p>
          </table:table-cell>
          <table:table-cell office:value-type="float" office:value="2.30021027243061" calcext:value-type="float">
            <text:p>2.30021027243061</text:p>
          </table:table-cell>
          <table:table-cell office:value-type="float" office:value="13.525392799" calcext:value-type="float">
            <text:p>13.5253927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302716775744" calcext:value-type="float">
            <text:p>2.30302716775744</text:p>
          </table:table-cell>
          <table:table-cell office:value-type="float" office:value="2.30279963031696" calcext:value-type="float">
            <text:p>2.30279963031696</text:p>
          </table:table-cell>
          <table:table-cell office:value-type="float" office:value="13.8094233960001" calcext:value-type="float">
            <text:p>13.809423396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7930575535" calcext:value-type="float">
            <text:p>2.30247930575535</text:p>
          </table:table-cell>
          <table:table-cell office:value-type="float" office:value="2.30225513847011" calcext:value-type="float">
            <text:p>2.30225513847011</text:p>
          </table:table-cell>
          <table:table-cell office:value-type="float" office:value="13.8902545620001" calcext:value-type="float">
            <text:p>13.89025456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93750563461" calcext:value-type="float">
            <text:p>2.30193750563461</text:p>
          </table:table-cell>
          <table:table-cell office:value-type="float" office:value="2.30171525250575" calcext:value-type="float">
            <text:p>2.30171525250575</text:p>
          </table:table-cell>
          <table:table-cell office:value-type="float" office:value="13.209799254" calcext:value-type="float">
            <text:p>13.20979925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39846537413" calcext:value-type="float">
            <text:p>2.30139846537413</text:p>
          </table:table-cell>
          <table:table-cell office:value-type="float" office:value="2.30117623061891" calcext:value-type="float">
            <text:p>2.30117623061891</text:p>
          </table:table-cell>
          <table:table-cell office:value-type="float" office:value="14.367166" calcext:value-type="float">
            <text:p>14.36716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85795266288" calcext:value-type="float">
            <text:p>2.30085795266288</text:p>
          </table:table-cell>
          <table:table-cell office:value-type="float" office:value="2.30063366586236" calcext:value-type="float">
            <text:p>2.30063366586236</text:p>
          </table:table-cell>
          <table:table-cell office:value-type="float" office:value="13.553061695" calcext:value-type="float">
            <text:p>13.55306169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2573768193" calcext:value-type="float">
            <text:p>2.30292573768193</text:p>
          </table:table-cell>
          <table:table-cell office:value-type="float" office:value="2.30262734024388" calcext:value-type="float">
            <text:p>2.30262734024388</text:p>
          </table:table-cell>
          <table:table-cell office:value-type="float" office:value="13.7952892880001" calcext:value-type="float">
            <text:p>13.79528928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6795226018" calcext:value-type="float">
            <text:p>2.30226795226018</text:p>
          </table:table-cell>
          <table:table-cell office:value-type="float" office:value="2.3019723877026" calcext:value-type="float">
            <text:p>2.3019723877026</text:p>
          </table:table-cell>
          <table:table-cell office:value-type="float" office:value="13.5860977489999" calcext:value-type="float">
            <text:p>13.58609774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1017115945" calcext:value-type="float">
            <text:p>2.30161017115945</text:p>
          </table:table-cell>
          <table:table-cell office:value-type="float" office:value="2.3013150555313" calcext:value-type="float">
            <text:p>2.3013150555313</text:p>
          </table:table-cell>
          <table:table-cell office:value-type="float" office:value="13.7080924880001" calcext:value-type="float">
            <text:p>13.70809248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94844751012" calcext:value-type="float">
            <text:p>2.30094844751012</text:p>
          </table:table-cell>
          <table:table-cell office:value-type="float" office:value="2.30065307951277" calcext:value-type="float">
            <text:p>2.30065307951277</text:p>
          </table:table-cell>
          <table:table-cell office:value-type="float" office:value="13.501763925" calcext:value-type="float">
            <text:p>13.5017639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28094208317" calcext:value-type="float">
            <text:p>2.30028094208317</text:p>
          </table:table-cell>
          <table:table-cell office:value-type="float" office:value="2.29998476186376" calcext:value-type="float">
            <text:p>2.29998476186376</text:p>
          </table:table-cell>
          <table:table-cell office:value-type="float" office:value="13.6772413159999" calcext:value-type="float">
            <text:p>13.67724131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09283333333333" calcext:value-type="float">
            <text:p>0.109283333333333</text:p>
          </table:table-cell>
          <table:table-cell office:value-type="float" office:value="0.1368" calcext:value-type="float">
            <text:p>0.1368</text:p>
          </table:table-cell>
          <table:table-cell office:value-type="float" office:value="2.29915878132208" calcext:value-type="float">
            <text:p>2.29915878132208</text:p>
          </table:table-cell>
          <table:table-cell office:value-type="float" office:value="2.29479732179338" calcext:value-type="float">
            <text:p>2.29479732179338</text:p>
          </table:table-cell>
          <table:table-cell office:value-type="float" office:value="13.526037312" calcext:value-type="float">
            <text:p>13.52603731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88533333333333" calcext:value-type="float">
            <text:p>0.188533333333333</text:p>
          </table:table-cell>
          <table:table-cell office:value-type="float" office:value="0.2496" calcext:value-type="float">
            <text:p>0.2496</text:p>
          </table:table-cell>
          <table:table-cell office:value-type="float" office:value="2.29018156487804" calcext:value-type="float">
            <text:p>2.29018156487804</text:p>
          </table:table-cell>
          <table:table-cell office:value-type="float" office:value="2.2854018909916" calcext:value-type="float">
            <text:p>2.2854018909916</text:p>
          </table:table-cell>
          <table:table-cell office:value-type="float" office:value="13.9342737969998" calcext:value-type="float">
            <text:p>13.934273796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27283333333333" calcext:value-type="float">
            <text:p>0.327283333333333</text:p>
          </table:table-cell>
          <table:table-cell office:value-type="float" office:value="0.3654" calcext:value-type="float">
            <text:p>0.3654</text:p>
          </table:table-cell>
          <table:table-cell office:value-type="float" office:value="2.28002363456084" calcext:value-type="float">
            <text:p>2.28002363456084</text:p>
          </table:table-cell>
          <table:table-cell office:value-type="float" office:value="2.27442186501375" calcext:value-type="float">
            <text:p>2.27442186501375</text:p>
          </table:table-cell>
          <table:table-cell office:value-type="float" office:value="14.2023233790001" calcext:value-type="float">
            <text:p>14.202323379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81983333333333" calcext:value-type="float">
            <text:p>0.381983333333333</text:p>
          </table:table-cell>
          <table:table-cell office:value-type="float" office:value="0.3837" calcext:value-type="float">
            <text:p>0.3837</text:p>
          </table:table-cell>
          <table:table-cell office:value-type="float" office:value="2.26775556840876" calcext:value-type="float">
            <text:p>2.26775556840876</text:p>
          </table:table-cell>
          <table:table-cell office:value-type="float" office:value="2.260761780344" calcext:value-type="float">
            <text:p>2.260761780344</text:p>
          </table:table-cell>
          <table:table-cell office:value-type="float" office:value="13.9817493789999" calcext:value-type="float">
            <text:p>13.98174937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92666666666667" calcext:value-type="float">
            <text:p>0.392666666666667</text:p>
          </table:table-cell>
          <table:table-cell office:value-type="float" office:value="0.3835" calcext:value-type="float">
            <text:p>0.3835</text:p>
          </table:table-cell>
          <table:table-cell office:value-type="float" office:value="2.25207561419717" calcext:value-type="float">
            <text:p>2.25207561419717</text:p>
          </table:table-cell>
          <table:table-cell office:value-type="float" office:value="2.24289626528503" calcext:value-type="float">
            <text:p>2.24289626528503</text:p>
          </table:table-cell>
          <table:table-cell office:value-type="float" office:value="13.5586971339999" calcext:value-type="float">
            <text:p>13.55869713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04716666666667" calcext:value-type="float">
            <text:p>0.104716666666667</text:p>
          </table:table-cell>
          <table:table-cell office:value-type="float" office:value="0.1693" calcext:value-type="float">
            <text:p>0.1693</text:p>
          </table:table-cell>
          <table:table-cell office:value-type="float" office:value="2.2985033292506" calcext:value-type="float">
            <text:p>2.2985033292506</text:p>
          </table:table-cell>
          <table:table-cell office:value-type="float" office:value="2.29403315987557" calcext:value-type="float">
            <text:p>2.29403315987557</text:p>
          </table:table-cell>
          <table:table-cell office:value-type="float" office:value="13.8360186739999" calcext:value-type="float">
            <text:p>13.83601867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83216666666667" calcext:value-type="float">
            <text:p>0.283216666666667</text:p>
          </table:table-cell>
          <table:table-cell office:value-type="float" office:value="0.3406" calcext:value-type="float">
            <text:p>0.3406</text:p>
          </table:table-cell>
          <table:table-cell office:value-type="float" office:value="2.28922917415847" calcext:value-type="float">
            <text:p>2.28922917415847</text:p>
          </table:table-cell>
          <table:table-cell office:value-type="float" office:value="2.28431458230231" calcext:value-type="float">
            <text:p>2.28431458230231</text:p>
          </table:table-cell>
          <table:table-cell office:value-type="float" office:value="13.8034130039998" calcext:value-type="float">
            <text:p>13.803413003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75583333333333" calcext:value-type="float">
            <text:p>0.375583333333333</text:p>
          </table:table-cell>
          <table:table-cell office:value-type="float" office:value="0.3929" calcext:value-type="float">
            <text:p>0.3929</text:p>
          </table:table-cell>
          <table:table-cell office:value-type="float" office:value="2.27868215768322" calcext:value-type="float">
            <text:p>2.27868215768322</text:p>
          </table:table-cell>
          <table:table-cell office:value-type="float" office:value="2.27285723321757" calcext:value-type="float">
            <text:p>2.27285723321757</text:p>
          </table:table-cell>
          <table:table-cell office:value-type="float" office:value="14.8274621829999" calcext:value-type="float">
            <text:p>14.8274621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08216666666667" calcext:value-type="float">
            <text:p>0.408216666666667</text:p>
          </table:table-cell>
          <table:table-cell office:value-type="float" office:value="0.41" calcext:value-type="float">
            <text:p>0.41</text:p>
          </table:table-cell>
          <table:table-cell office:value-type="float" office:value="2.26574290535852" calcext:value-type="float">
            <text:p>2.26574290535852</text:p>
          </table:table-cell>
          <table:table-cell office:value-type="float" office:value="2.2583280368975" calcext:value-type="float">
            <text:p>2.2583280368975</text:p>
          </table:table-cell>
          <table:table-cell office:value-type="float" office:value="13.915488614" calcext:value-type="float">
            <text:p>13.91548861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0615" calcext:value-type="float">
            <text:p>0.40615</text:p>
          </table:table-cell>
          <table:table-cell office:value-type="float" office:value="0.3925" calcext:value-type="float">
            <text:p>0.3925</text:p>
          </table:table-cell>
          <table:table-cell office:value-type="float" office:value="2.24895274232445" calcext:value-type="float">
            <text:p>2.24895274232445</text:p>
          </table:table-cell>
          <table:table-cell office:value-type="float" office:value="2.23907992946115" calcext:value-type="float">
            <text:p>2.23907992946115</text:p>
          </table:table-cell>
          <table:table-cell office:value-type="float" office:value="14.01574458" calcext:value-type="float">
            <text:p>14.0157445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6055" calcext:value-type="float">
            <text:p>0.16055</text:p>
          </table:table-cell>
          <table:table-cell office:value-type="float" office:value="0.1798" calcext:value-type="float">
            <text:p>0.1798</text:p>
          </table:table-cell>
          <table:table-cell office:value-type="float" office:value="2.29781840782938" calcext:value-type="float">
            <text:p>2.29781840782938</text:p>
          </table:table-cell>
          <table:table-cell office:value-type="float" office:value="2.29280427610798" calcext:value-type="float">
            <text:p>2.29280427610798</text:p>
          </table:table-cell>
          <table:table-cell office:value-type="float" office:value="13.7534348650001" calcext:value-type="float">
            <text:p>13.753434865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18833333333333" calcext:value-type="float">
            <text:p>0.218833333333333</text:p>
          </table:table-cell>
          <table:table-cell office:value-type="float" office:value="0.2458" calcext:value-type="float">
            <text:p>0.2458</text:p>
          </table:table-cell>
          <table:table-cell office:value-type="float" office:value="2.28741381366624" calcext:value-type="float">
            <text:p>2.28741381366624</text:p>
          </table:table-cell>
          <table:table-cell office:value-type="float" office:value="2.28194726804259" calcext:value-type="float">
            <text:p>2.28194726804259</text:p>
          </table:table-cell>
          <table:table-cell office:value-type="float" office:value="13.5227011889999" calcext:value-type="float">
            <text:p>13.52270118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76733333333333" calcext:value-type="float">
            <text:p>0.276733333333333</text:p>
          </table:table-cell>
          <table:table-cell office:value-type="float" office:value="0.2897" calcext:value-type="float">
            <text:p>0.2897</text:p>
          </table:table-cell>
          <table:table-cell office:value-type="float" office:value="2.27569866688775" calcext:value-type="float">
            <text:p>2.27569866688775</text:p>
          </table:table-cell>
          <table:table-cell office:value-type="float" office:value="2.26929399617918" calcext:value-type="float">
            <text:p>2.26929399617918</text:p>
          </table:table-cell>
          <table:table-cell office:value-type="float" office:value="13.5204237380001" calcext:value-type="float">
            <text:p>13.52042373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26143034561865" calcext:value-type="float">
            <text:p>2.26143034561865</text:p>
          </table:table-cell>
          <table:table-cell office:value-type="float" office:value="2.25322993393916" calcext:value-type="float">
            <text:p>2.25322993393916</text:p>
          </table:table-cell>
          <table:table-cell office:value-type="float" office:value="13.4377736169999" calcext:value-type="float">
            <text:p>13.43777361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364" calcext:value-type="float">
            <text:p>0.3364</text:p>
          </table:table-cell>
          <table:table-cell office:value-type="float" office:value="2.24270054729763" calcext:value-type="float">
            <text:p>2.24270054729763</text:p>
          </table:table-cell>
          <table:table-cell office:value-type="float" office:value="2.2316126717124" calcext:value-type="float">
            <text:p>2.2316126717124</text:p>
          </table:table-cell>
          <table:table-cell office:value-type="float" office:value="13.7241480499999" calcext:value-type="float">
            <text:p>13.724148049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1806" calcext:value-type="float">
            <text:p>0.1806</text:p>
          </table:table-cell>
          <table:table-cell office:value-type="float" office:value="2.29688569960564" calcext:value-type="float">
            <text:p>2.29688569960564</text:p>
          </table:table-cell>
          <table:table-cell office:value-type="float" office:value="2.29172485649206" calcext:value-type="float">
            <text:p>2.29172485649206</text:p>
          </table:table-cell>
          <table:table-cell office:value-type="float" office:value="14.5188253680001" calcext:value-type="float">
            <text:p>14.51882536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20783333333333" calcext:value-type="float">
            <text:p>0.220783333333333</text:p>
          </table:table-cell>
          <table:table-cell office:value-type="float" office:value="0.2475" calcext:value-type="float">
            <text:p>0.2475</text:p>
          </table:table-cell>
          <table:table-cell office:value-type="float" office:value="2.2862398784552" calcext:value-type="float">
            <text:p>2.2862398784552</text:p>
          </table:table-cell>
          <table:table-cell office:value-type="float" office:value="2.28069602607921" calcext:value-type="float">
            <text:p>2.28069602607921</text:p>
          </table:table-cell>
          <table:table-cell office:value-type="float" office:value="13.5861673249999" calcext:value-type="float">
            <text:p>13.586167324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82" calcext:value-type="float">
            <text:p>0.2982</text:p>
          </table:table-cell>
          <table:table-cell office:value-type="float" office:value="2.27422078357322" calcext:value-type="float">
            <text:p>2.27422078357322</text:p>
          </table:table-cell>
          <table:table-cell office:value-type="float" office:value="2.26756322763528" calcext:value-type="float">
            <text:p>2.26756322763528</text:p>
          </table:table-cell>
          <table:table-cell office:value-type="float" office:value="13.5770746969999" calcext:value-type="float">
            <text:p>13.5770746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3392" calcext:value-type="float">
            <text:p>0.3392</text:p>
          </table:table-cell>
          <table:table-cell office:value-type="float" office:value="2.25927200042871" calcext:value-type="float">
            <text:p>2.25927200042871</text:p>
          </table:table-cell>
          <table:table-cell office:value-type="float" office:value="2.25070615938515" calcext:value-type="float">
            <text:p>2.25070615938515</text:p>
          </table:table-cell>
          <table:table-cell office:value-type="float" office:value="13.626207243" calcext:value-type="float">
            <text:p>13.62620724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64566666666667" calcext:value-type="float">
            <text:p>0.364566666666667</text:p>
          </table:table-cell>
          <table:table-cell office:value-type="float" office:value="0.3652" calcext:value-type="float">
            <text:p>0.3652</text:p>
          </table:table-cell>
          <table:table-cell office:value-type="float" office:value="2.23970633376636" calcext:value-type="float">
            <text:p>2.23970633376636</text:p>
          </table:table-cell>
          <table:table-cell office:value-type="float" office:value="2.22830714541636" calcext:value-type="float">
            <text:p>2.22830714541636</text:p>
          </table:table-cell>
          <table:table-cell office:value-type="float" office:value="13.6178228249998" calcext:value-type="float">
            <text:p>13.617822824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50633333333333" calcext:value-type="float">
            <text:p>0.150633333333333</text:p>
          </table:table-cell>
          <table:table-cell office:value-type="float" office:value="0.1903" calcext:value-type="float">
            <text:p>0.1903</text:p>
          </table:table-cell>
          <table:table-cell office:value-type="float" office:value="2.29922143355616" calcext:value-type="float">
            <text:p>2.29922143355616</text:p>
          </table:table-cell>
          <table:table-cell office:value-type="float" office:value="2.29512675248893" calcext:value-type="float">
            <text:p>2.29512675248893</text:p>
          </table:table-cell>
          <table:table-cell office:value-type="float" office:value="13.7196050829998" calcext:value-type="float">
            <text:p>13.719605082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9933333333333" calcext:value-type="float">
            <text:p>0.199933333333333</text:p>
          </table:table-cell>
          <table:table-cell office:value-type="float" office:value="0.1988" calcext:value-type="float">
            <text:p>0.1988</text:p>
          </table:table-cell>
          <table:table-cell office:value-type="float" office:value="2.29091383500902" calcext:value-type="float">
            <text:p>2.29091383500902</text:p>
          </table:table-cell>
          <table:table-cell office:value-type="float" office:value="2.28649501739793" calcext:value-type="float">
            <text:p>2.28649501739793</text:p>
          </table:table-cell>
          <table:table-cell office:value-type="float" office:value="14.3578824430001" calcext:value-type="float">
            <text:p>14.357882443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08716666666667" calcext:value-type="float">
            <text:p>0.208716666666667</text:p>
          </table:table-cell>
          <table:table-cell office:value-type="float" office:value="0.2185" calcext:value-type="float">
            <text:p>0.2185</text:p>
          </table:table-cell>
          <table:table-cell office:value-type="float" office:value="2.28157776632289" calcext:value-type="float">
            <text:p>2.28157776632289</text:p>
          </table:table-cell>
          <table:table-cell office:value-type="float" office:value="2.27635938194907" calcext:value-type="float">
            <text:p>2.27635938194907</text:p>
          </table:table-cell>
          <table:table-cell office:value-type="float" office:value="13.3403487969999" calcext:value-type="float">
            <text:p>13.3403487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255533333333333" calcext:value-type="float">
            <text:p>0.255533333333333</text:p>
          </table:table-cell>
          <table:table-cell office:value-type="float" office:value="0.294" calcext:value-type="float">
            <text:p>0.294</text:p>
          </table:table-cell>
          <table:table-cell office:value-type="float" office:value="2.27017573761279" calcext:value-type="float">
            <text:p>2.27017573761279</text:p>
          </table:table-cell>
          <table:table-cell office:value-type="float" office:value="2.26355791091919" calcext:value-type="float">
            <text:p>2.26355791091919</text:p>
          </table:table-cell>
          <table:table-cell office:value-type="float" office:value="13.551964928" calcext:value-type="float">
            <text:p>13.55196492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34016666666667" calcext:value-type="float">
            <text:p>0.334016666666667</text:p>
          </table:table-cell>
          <table:table-cell office:value-type="float" office:value="0.3558" calcext:value-type="float">
            <text:p>0.3558</text:p>
          </table:table-cell>
          <table:table-cell office:value-type="float" office:value="2.25535795200608" calcext:value-type="float">
            <text:p>2.25535795200608</text:p>
          </table:table-cell>
          <table:table-cell office:value-type="float" office:value="2.24651928160601" calcext:value-type="float">
            <text:p>2.24651928160601</text:p>
          </table:table-cell>
          <table:table-cell office:value-type="float" office:value="13.630602057" calcext:value-type="float">
            <text:p>13.63060205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73516666666667" calcext:value-type="float">
            <text:p>0.173516666666667</text:p>
          </table:table-cell>
          <table:table-cell office:value-type="float" office:value="0.2277" calcext:value-type="float">
            <text:p>0.2277</text:p>
          </table:table-cell>
          <table:table-cell office:value-type="float" office:value="2.28004357199679" calcext:value-type="float">
            <text:p>2.28004357199679</text:p>
          </table:table-cell>
          <table:table-cell office:value-type="float" office:value="2.25380521063592" calcext:value-type="float">
            <text:p>2.25380521063592</text:p>
          </table:table-cell>
          <table:table-cell office:value-type="float" office:value="13.529080776" calcext:value-type="float">
            <text:p>13.52908077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28695" calcext:value-type="float">
            <text:p>0.286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2.22111060294007" calcext:value-type="float">
            <text:p>2.22111060294007</text:p>
          </table:table-cell>
          <table:table-cell office:value-type="float" office:value="2.18417226736713" calcext:value-type="float">
            <text:p>2.18417226736713</text:p>
          </table:table-cell>
          <table:table-cell office:value-type="float" office:value="13.470974586" calcext:value-type="float">
            <text:p>13.47097458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08566666666667" calcext:value-type="float">
            <text:p>0.408566666666667</text:p>
          </table:table-cell>
          <table:table-cell office:value-type="float" office:value="0.463" calcext:value-type="float">
            <text:p>0.463</text:p>
          </table:table-cell>
          <table:table-cell office:value-type="float" office:value="2.13240564098236" calcext:value-type="float">
            <text:p>2.13240564098236</text:p>
          </table:table-cell>
          <table:table-cell office:value-type="float" office:value="2.07280642059958" calcext:value-type="float">
            <text:p>2.07280642059958</text:p>
          </table:table-cell>
          <table:table-cell office:value-type="float" office:value="13.395238908" calcext:value-type="float">
            <text:p>13.39523890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38716666666667" calcext:value-type="float">
            <text:p>0.538716666666667</text:p>
          </table:table-cell>
          <table:table-cell office:value-type="float" office:value="0.568" calcext:value-type="float">
            <text:p>0.568</text:p>
          </table:table-cell>
          <table:table-cell office:value-type="float" office:value="1.98895474880743" calcext:value-type="float">
            <text:p>1.98895474880743</text:p>
          </table:table-cell>
          <table:table-cell office:value-type="float" office:value="1.89558218922585" calcext:value-type="float">
            <text:p>1.89558218922585</text:p>
          </table:table-cell>
          <table:table-cell office:value-type="float" office:value="13.3600147059999" calcext:value-type="float">
            <text:p>13.36001470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84683333333333" calcext:value-type="float">
            <text:p>0.584683333333333</text:p>
          </table:table-cell>
          <table:table-cell office:value-type="float" office:value="0.5794" calcext:value-type="float">
            <text:p>0.5794</text:p>
          </table:table-cell>
          <table:table-cell office:value-type="float" office:value="1.78098256120295" calcext:value-type="float">
            <text:p>1.78098256120295</text:p>
          </table:table-cell>
          <table:table-cell office:value-type="float" office:value="1.66851734052039" calcext:value-type="float">
            <text:p>1.66851734052039</text:p>
          </table:table-cell>
          <table:table-cell office:value-type="float" office:value="14.5304114390001" calcext:value-type="float">
            <text:p>14.53041143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95783333333333" calcext:value-type="float">
            <text:p>0.195783333333333</text:p>
          </table:table-cell>
          <table:table-cell office:value-type="float" office:value="0.3454" calcext:value-type="float">
            <text:p>0.3454</text:p>
          </table:table-cell>
          <table:table-cell office:value-type="float" office:value="2.28230296523332" calcext:value-type="float">
            <text:p>2.28230296523332</text:p>
          </table:table-cell>
          <table:table-cell office:value-type="float" office:value="2.2578177801363" calcext:value-type="float">
            <text:p>2.2578177801363</text:p>
          </table:table-cell>
          <table:table-cell office:value-type="float" office:value="13.713402486" calcext:value-type="float">
            <text:p>13.71340248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407216666666667" calcext:value-type="float">
            <text:p>0.407216666666667</text:p>
          </table:table-cell>
          <table:table-cell office:value-type="float" office:value="0.456" calcext:value-type="float">
            <text:p>0.456</text:p>
          </table:table-cell>
          <table:table-cell office:value-type="float" office:value="2.22856762541383" calcext:value-type="float">
            <text:p>2.22856762541383</text:p>
          </table:table-cell>
          <table:table-cell office:value-type="float" office:value="2.19472170027958" calcext:value-type="float">
            <text:p>2.19472170027958</text:p>
          </table:table-cell>
          <table:table-cell office:value-type="float" office:value="13.7707250890001" calcext:value-type="float">
            <text:p>13.77072508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9475" calcext:value-type="float">
            <text:p>0.49475</text:p>
          </table:table-cell>
          <table:table-cell office:value-type="float" office:value="0.5156" calcext:value-type="float">
            <text:p>0.5156</text:p>
          </table:table-cell>
          <table:table-cell office:value-type="float" office:value="2.14670806017512" calcext:value-type="float">
            <text:p>2.14670806017512</text:p>
          </table:table-cell>
          <table:table-cell office:value-type="float" office:value="2.09016621036894" calcext:value-type="float">
            <text:p>2.09016621036894</text:p>
          </table:table-cell>
          <table:table-cell office:value-type="float" office:value="13.729193789" calcext:value-type="float">
            <text:p>13.72919378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428" calcext:value-type="float">
            <text:p>0.5428</text:p>
          </table:table-cell>
          <table:table-cell office:value-type="float" office:value="2.01003004874248" calcext:value-type="float">
            <text:p>2.01003004874248</text:p>
          </table:table-cell>
          <table:table-cell office:value-type="float" office:value="1.91991266930939" calcext:value-type="float">
            <text:p>1.91991266930939</text:p>
          </table:table-cell>
          <table:table-cell office:value-type="float" office:value="13.5317965839999" calcext:value-type="float">
            <text:p>13.53179658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62466666666667" calcext:value-type="float">
            <text:p>0.562466666666667</text:p>
          </table:table-cell>
          <table:table-cell office:value-type="float" office:value="0.5615" calcext:value-type="float">
            <text:p>0.5615</text:p>
          </table:table-cell>
          <table:table-cell office:value-type="float" office:value="1.80889577995231" calcext:value-type="float">
            <text:p>1.80889577995231</text:p>
          </table:table-cell>
          <table:table-cell office:value-type="float" office:value="1.6984100174752" calcext:value-type="float">
            <text:p>1.6984100174752</text:p>
          </table:table-cell>
          <table:table-cell office:value-type="float" office:value="14.705972318" calcext:value-type="float">
            <text:p>14.70597231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93516666666667" calcext:value-type="float">
            <text:p>0.193516666666667</text:p>
          </table:table-cell>
          <table:table-cell office:value-type="float" office:value="0.2662" calcext:value-type="float">
            <text:p>0.2662</text:p>
          </table:table-cell>
          <table:table-cell office:value-type="float" office:value="2.27971930163247" calcext:value-type="float">
            <text:p>2.27971930163247</text:p>
          </table:table-cell>
          <table:table-cell office:value-type="float" office:value="2.25651915058209" calcext:value-type="float">
            <text:p>2.25651915058209</text:p>
          </table:table-cell>
          <table:table-cell office:value-type="float" office:value="13.939230421" calcext:value-type="float">
            <text:p>13.93923042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3477" calcext:value-type="float">
            <text:p>0.3477</text:p>
          </table:table-cell>
          <table:table-cell office:value-type="float" office:value="2.22672573157719" calcext:value-type="float">
            <text:p>2.22672573157719</text:p>
          </table:table-cell>
          <table:table-cell office:value-type="float" office:value="2.19244819993426" calcext:value-type="float">
            <text:p>2.19244819993426</text:p>
          </table:table-cell>
          <table:table-cell office:value-type="float" office:value="13.7138946810001" calcext:value-type="float">
            <text:p>13.713894681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05983333333333" calcext:value-type="float">
            <text:p>0.405983333333333</text:p>
          </table:table-cell>
          <table:table-cell office:value-type="float" office:value="0.4466" calcext:value-type="float">
            <text:p>0.4466</text:p>
          </table:table-cell>
          <table:table-cell office:value-type="float" office:value="2.14239379134514" calcext:value-type="float">
            <text:p>2.14239379134514</text:p>
          </table:table-cell>
          <table:table-cell office:value-type="float" office:value="2.08401028973282" calcext:value-type="float">
            <text:p>2.08401028973282</text:p>
          </table:table-cell>
          <table:table-cell office:value-type="float" office:value="13.5922861200002" calcext:value-type="float">
            <text:p>13.592286120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485566666666667" calcext:value-type="float">
            <text:p>0.485566666666667</text:p>
          </table:table-cell>
          <table:table-cell office:value-type="float" office:value="0.4921" calcext:value-type="float">
            <text:p>0.4921</text:p>
          </table:table-cell>
          <table:table-cell office:value-type="float" office:value="2.00074343666085" calcext:value-type="float">
            <text:p>2.00074343666085</text:p>
          </table:table-cell>
          <table:table-cell office:value-type="float" office:value="1.90800339249289" calcext:value-type="float">
            <text:p>1.90800339249289</text:p>
          </table:table-cell>
          <table:table-cell office:value-type="float" office:value="13.7526533549999" calcext:value-type="float">
            <text:p>13.752653354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3175" calcext:value-type="float">
            <text:p>0.53175</text:p>
          </table:table-cell>
          <table:table-cell office:value-type="float" office:value="0.551" calcext:value-type="float">
            <text:p>0.551</text:p>
          </table:table-cell>
          <table:table-cell office:value-type="float" office:value="1.7961144250339" calcext:value-type="float">
            <text:p>1.7961144250339</text:p>
          </table:table-cell>
          <table:table-cell office:value-type="float" office:value="1.68707088528165" calcext:value-type="float">
            <text:p>1.68707088528165</text:p>
          </table:table-cell>
          <table:table-cell office:value-type="float" office:value="13.553033635" calcext:value-type="float">
            <text:p>13.55303363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51916666666667" calcext:value-type="float">
            <text:p>0.151916666666667</text:p>
          </table:table-cell>
          <table:table-cell office:value-type="float" office:value="0.189" calcext:value-type="float">
            <text:p>0.189</text:p>
          </table:table-cell>
          <table:table-cell office:value-type="float" office:value="2.28348955162553" calcext:value-type="float">
            <text:p>2.28348955162553</text:p>
          </table:table-cell>
          <table:table-cell office:value-type="float" office:value="2.26155235053627" calcext:value-type="float">
            <text:p>2.26155235053627</text:p>
          </table:table-cell>
          <table:table-cell office:value-type="float" office:value="13.6832988450001" calcext:value-type="float">
            <text:p>13.683298845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259733333333333" calcext:value-type="float">
            <text:p>0.259733333333333</text:p>
          </table:table-cell>
          <table:table-cell office:value-type="float" office:value="0.3153" calcext:value-type="float">
            <text:p>0.3153</text:p>
          </table:table-cell>
          <table:table-cell office:value-type="float" office:value="2.23438280884391" calcext:value-type="float">
            <text:p>2.23438280884391</text:p>
          </table:table-cell>
          <table:table-cell office:value-type="float" office:value="2.20266556436089" calcext:value-type="float">
            <text:p>2.20266556436089</text:p>
          </table:table-cell>
          <table:table-cell office:value-type="float" office:value="13.9888659559999" calcext:value-type="float">
            <text:p>13.98886595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2.15673572981535" calcext:value-type="float">
            <text:p>2.15673572981535</text:p>
          </table:table-cell>
          <table:table-cell office:value-type="float" office:value="2.10227676865402" calcext:value-type="float">
            <text:p>2.10227676865402</text:p>
          </table:table-cell>
          <table:table-cell office:value-type="float" office:value="14.8430668170001" calcext:value-type="float">
            <text:p>14.84306681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20166666666667" calcext:value-type="float">
            <text:p>0.520166666666667</text:p>
          </table:table-cell>
          <table:table-cell office:value-type="float" office:value="0.5221" calcext:value-type="float">
            <text:p>0.5221</text:p>
          </table:table-cell>
          <table:table-cell office:value-type="float" office:value="2.02306507403917" calcext:value-type="float">
            <text:p>2.02306507403917</text:p>
          </table:table-cell>
          <table:table-cell office:value-type="float" office:value="1.93338141395788" calcext:value-type="float">
            <text:p>1.93338141395788</text:p>
          </table:table-cell>
          <table:table-cell office:value-type="float" office:value="13.9902219209998" calcext:value-type="float">
            <text:p>13.990221920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3415" calcext:value-type="float">
            <text:p>0.53415</text:p>
          </table:table-cell>
          <table:table-cell office:value-type="float" office:value="0.5348" calcext:value-type="float">
            <text:p>0.5348</text:p>
          </table:table-cell>
          <table:table-cell office:value-type="float" office:value="1.82281654145418" calcext:value-type="float">
            <text:p>1.82281654145418</text:p>
          </table:table-cell>
          <table:table-cell office:value-type="float" office:value="1.71379351464047" calcext:value-type="float">
            <text:p>1.71379351464047</text:p>
          </table:table-cell>
          <table:table-cell office:value-type="float" office:value="13.833323325" calcext:value-type="float">
            <text:p>13.83332332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5485" calcext:value-type="float">
            <text:p>0.15485</text:p>
          </table:table-cell>
          <table:table-cell office:value-type="float" office:value="0.2146" calcext:value-type="float">
            <text:p>0.2146</text:p>
          </table:table-cell>
          <table:table-cell office:value-type="float" office:value="2.28219251541186" calcext:value-type="float">
            <text:p>2.28219251541186</text:p>
          </table:table-cell>
          <table:table-cell office:value-type="float" office:value="2.257930819396" calcext:value-type="float">
            <text:p>2.257930819396</text:p>
          </table:table-cell>
          <table:table-cell office:value-type="float" office:value="13.9294076189999" calcext:value-type="float">
            <text:p>13.92940761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31385" calcext:value-type="float">
            <text:p>0.31385</text:p>
          </table:table-cell>
          <table:table-cell office:value-type="float" office:value="0.3671" calcext:value-type="float">
            <text:p>0.3671</text:p>
          </table:table-cell>
          <table:table-cell office:value-type="float" office:value="2.22813348297371" calcext:value-type="float">
            <text:p>2.22813348297371</text:p>
          </table:table-cell>
          <table:table-cell office:value-type="float" office:value="2.19459862162353" calcext:value-type="float">
            <text:p>2.19459862162353</text:p>
          </table:table-cell>
          <table:table-cell office:value-type="float" office:value="13.977802206" calcext:value-type="float">
            <text:p>13.97780220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25716666666667" calcext:value-type="float">
            <text:p>0.425716666666667</text:p>
          </table:table-cell>
          <table:table-cell office:value-type="float" office:value="0.473" calcext:value-type="float">
            <text:p>0.473</text:p>
          </table:table-cell>
          <table:table-cell office:value-type="float" office:value="2.14611655893102" calcext:value-type="float">
            <text:p>2.14611655893102</text:p>
          </table:table-cell>
          <table:table-cell office:value-type="float" office:value="2.09035335832341" calcext:value-type="float">
            <text:p>2.09035335832341</text:p>
          </table:table-cell>
          <table:table-cell office:value-type="float" office:value="13.875175034" calcext:value-type="float">
            <text:p>13.87517503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5491" calcext:value-type="float">
            <text:p>0.5491</text:p>
          </table:table-cell>
          <table:table-cell office:value-type="float" office:value="2.0095291924375" calcext:value-type="float">
            <text:p>2.0095291924375</text:p>
          </table:table-cell>
          <table:table-cell office:value-type="float" office:value="1.91926638335939" calcext:value-type="float">
            <text:p>1.91926638335939</text:p>
          </table:table-cell>
          <table:table-cell office:value-type="float" office:value="14.9892166480001" calcext:value-type="float">
            <text:p>14.989216648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7285" calcext:value-type="float">
            <text:p>0.57285</text:p>
          </table:table-cell>
          <table:table-cell office:value-type="float" office:value="0.5644" calcext:value-type="float">
            <text:p>0.5644</text:p>
          </table:table-cell>
          <table:table-cell office:value-type="float" office:value="1.80532054225011" calcext:value-type="float">
            <text:p>1.80532054225011</text:p>
          </table:table-cell>
          <table:table-cell office:value-type="float" office:value="1.69297567142802" calcext:value-type="float">
            <text:p>1.69297567142802</text:p>
          </table:table-cell>
          <table:table-cell office:value-type="float" office:value="14.227279104" calcext:value-type="float">
            <text:p>14.22727910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19633333333333" calcext:value-type="float">
            <text:p>0.319633333333333</text:p>
          </table:table-cell>
          <table:table-cell office:value-type="float" office:value="0.468" calcext:value-type="float">
            <text:p>0.468</text:p>
          </table:table-cell>
          <table:table-cell office:value-type="float" office:value="2.23390925210168" calcext:value-type="float">
            <text:p>2.23390925210168</text:p>
          </table:table-cell>
          <table:table-cell office:value-type="float" office:value="2.15266497271835" calcext:value-type="float">
            <text:p>2.15266497271835</text:p>
          </table:table-cell>
          <table:table-cell office:value-type="float" office:value="14.1979132030001" calcext:value-type="float">
            <text:p>14.19791320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38933333333333" calcext:value-type="float">
            <text:p>0.538933333333333</text:p>
          </table:table-cell>
          <table:table-cell office:value-type="float" office:value="0.5612" calcext:value-type="float">
            <text:p>0.5612</text:p>
          </table:table-cell>
          <table:table-cell office:value-type="float" office:value="2.0266498840694" calcext:value-type="float">
            <text:p>2.0266498840694</text:p>
          </table:table-cell>
          <table:table-cell office:value-type="float" office:value="1.87266443261675" calcext:value-type="float">
            <text:p>1.87266443261675</text:p>
          </table:table-cell>
          <table:table-cell office:value-type="float" office:value="14.123917331" calcext:value-type="float">
            <text:p>14.12391733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04783333333333" calcext:value-type="float">
            <text:p>0.604783333333333</text:p>
          </table:table-cell>
          <table:table-cell office:value-type="float" office:value="0.6125" calcext:value-type="float">
            <text:p>0.6125</text:p>
          </table:table-cell>
          <table:table-cell office:value-type="float" office:value="1.68439515427486" calcext:value-type="float">
            <text:p>1.68439515427486</text:p>
          </table:table-cell>
          <table:table-cell office:value-type="float" office:value="1.51001927047778" calcext:value-type="float">
            <text:p>1.51001927047778</text:p>
          </table:table-cell>
          <table:table-cell office:value-type="float" office:value="14.0723775179999" calcext:value-type="float">
            <text:p>14.072377517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367" calcext:value-type="float">
            <text:p>0.6367</text:p>
          </table:table-cell>
          <table:table-cell office:value-type="float" office:value="1.36813880042481" calcext:value-type="float">
            <text:p>1.36813880042481</text:p>
          </table:table-cell>
          <table:table-cell office:value-type="float" office:value="1.25570591392031" calcext:value-type="float">
            <text:p>1.25570591392031</text:p>
          </table:table-cell>
          <table:table-cell office:value-type="float" office:value="13.959185919" calcext:value-type="float">
            <text:p>13.95918591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497" calcext:value-type="float">
            <text:p>0.6497</text:p>
          </table:table-cell>
          <table:table-cell office:value-type="float" office:value="1.16324437833798" calcext:value-type="float">
            <text:p>1.16324437833798</text:p>
          </table:table-cell>
          <table:table-cell office:value-type="float" office:value="1.09637086900177" calcext:value-type="float">
            <text:p>1.09637086900177</text:p>
          </table:table-cell>
          <table:table-cell office:value-type="float" office:value="13.879407787" calcext:value-type="float">
            <text:p>13.87940778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2955" calcext:value-type="float">
            <text:p>0.32955</text:p>
          </table:table-cell>
          <table:table-cell office:value-type="float" office:value="0.5382" calcext:value-type="float">
            <text:p>0.5382</text:p>
          </table:table-cell>
          <table:table-cell office:value-type="float" office:value="2.24374017278269" calcext:value-type="float">
            <text:p>2.24374017278269</text:p>
          </table:table-cell>
          <table:table-cell office:value-type="float" office:value="2.17184904274667" calcext:value-type="float">
            <text:p>2.17184904274667</text:p>
          </table:table-cell>
          <table:table-cell office:value-type="float" office:value="14.4152572139999" calcext:value-type="float">
            <text:p>14.415257213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8155" calcext:value-type="float">
            <text:p>0.58155</text:p>
          </table:table-cell>
          <table:table-cell office:value-type="float" office:value="0.6074" calcext:value-type="float">
            <text:p>0.6074</text:p>
          </table:table-cell>
          <table:table-cell office:value-type="float" office:value="2.06057244755312" calcext:value-type="float">
            <text:p>2.06057244755312</text:p>
          </table:table-cell>
          <table:table-cell office:value-type="float" office:value="1.92435127534684" calcext:value-type="float">
            <text:p>1.92435127534684</text:p>
          </table:table-cell>
          <table:table-cell office:value-type="float" office:value="14.6442362729999" calcext:value-type="float">
            <text:p>14.644236272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212" calcext:value-type="float">
            <text:p>0.6212</text:p>
          </table:table-cell>
          <table:table-cell office:value-type="float" office:value="1.73860711443907" calcext:value-type="float">
            <text:p>1.73860711443907</text:p>
          </table:table-cell>
          <table:table-cell office:value-type="float" office:value="1.55671962127564" calcext:value-type="float">
            <text:p>1.55671962127564</text:p>
          </table:table-cell>
          <table:table-cell office:value-type="float" office:value="13.9130302970002" calcext:value-type="float">
            <text:p>13.913030297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88" calcext:value-type="float">
            <text:p>0.6388</text:p>
          </table:table-cell>
          <table:table-cell office:value-type="float" office:value="1.39767995292444" calcext:value-type="float">
            <text:p>1.39767995292444</text:p>
          </table:table-cell>
          <table:table-cell office:value-type="float" office:value="1.27131536659921" calcext:value-type="float">
            <text:p>1.27131536659921</text:p>
          </table:table-cell>
          <table:table-cell office:value-type="float" office:value="14.0043561749999" calcext:value-type="float">
            <text:p>14.00435617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16895066592485" calcext:value-type="float">
            <text:p>1.16895066592485</text:p>
          </table:table-cell>
          <table:table-cell office:value-type="float" office:value="1.09575115381532" calcext:value-type="float">
            <text:p>1.09575115381532</text:p>
          </table:table-cell>
          <table:table-cell office:value-type="float" office:value="13.7135717000001" calcext:value-type="float">
            <text:p>13.713571700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3976" calcext:value-type="float">
            <text:p>0.3976</text:p>
          </table:table-cell>
          <table:table-cell office:value-type="float" office:value="2.23998733141275" calcext:value-type="float">
            <text:p>2.23998733141275</text:p>
          </table:table-cell>
          <table:table-cell office:value-type="float" office:value="2.16155960757262" calcext:value-type="float">
            <text:p>2.16155960757262</text:p>
          </table:table-cell>
          <table:table-cell office:value-type="float" office:value="13.905978039" calcext:value-type="float">
            <text:p>13.90597803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093" calcext:value-type="float">
            <text:p>0.5093</text:p>
          </table:table-cell>
          <table:table-cell office:value-type="float" office:value="2.04047292178628" calcext:value-type="float">
            <text:p>2.04047292178628</text:p>
          </table:table-cell>
          <table:table-cell office:value-type="float" office:value="1.89273352835588" calcext:value-type="float">
            <text:p>1.89273352835588</text:p>
          </table:table-cell>
          <table:table-cell office:value-type="float" office:value="14.7471599749999" calcext:value-type="float">
            <text:p>14.74715997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55225" calcext:value-type="float">
            <text:p>0.55225</text:p>
          </table:table-cell>
          <table:table-cell office:value-type="float" office:value="0.5956" calcext:value-type="float">
            <text:p>0.5956</text:p>
          </table:table-cell>
          <table:table-cell office:value-type="float" office:value="1.70370667855114" calcext:value-type="float">
            <text:p>1.70370667855114</text:p>
          </table:table-cell>
          <table:table-cell office:value-type="float" office:value="1.52475074977632" calcext:value-type="float">
            <text:p>1.52475074977632</text:p>
          </table:table-cell>
          <table:table-cell office:value-type="float" office:value="14.001269351" calcext:value-type="float">
            <text:p>14.00126935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29116666666667" calcext:value-type="float">
            <text:p>0.62911666666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37524034232219" calcext:value-type="float">
            <text:p>1.37524034232219</text:p>
          </table:table-cell>
          <table:table-cell office:value-type="float" office:value="1.25689826193888" calcext:value-type="float">
            <text:p>1.25689826193888</text:p>
          </table:table-cell>
          <table:table-cell office:value-type="float" office:value="14.0090612270001" calcext:value-type="float">
            <text:p>14.00906122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3033333333333" calcext:value-type="float">
            <text:p>0.65303333333333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.15980398477013" calcext:value-type="float">
            <text:p>1.15980398477013</text:p>
          </table:table-cell>
          <table:table-cell office:value-type="float" office:value="1.08979304163319" calcext:value-type="float">
            <text:p>1.08979304163319</text:p>
          </table:table-cell>
          <table:table-cell office:value-type="float" office:value="13.8116930549998" calcext:value-type="float">
            <text:p>13.811693054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5109" calcext:value-type="float">
            <text:p>0.5109</text:p>
          </table:table-cell>
          <table:table-cell office:value-type="float" office:value="2.22723421257442" calcext:value-type="float">
            <text:p>2.22723421257442</text:p>
          </table:table-cell>
          <table:table-cell office:value-type="float" office:value="2.14717634316463" calcext:value-type="float">
            <text:p>2.14717634316463</text:p>
          </table:table-cell>
          <table:table-cell office:value-type="float" office:value="13.8284434769998" calcext:value-type="float">
            <text:p>13.828443476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65" calcext:value-type="float">
            <text:p>0.5865</text:p>
          </table:table-cell>
          <table:table-cell office:value-type="float" office:value="2.02313323379325" calcext:value-type="float">
            <text:p>2.02313323379325</text:p>
          </table:table-cell>
          <table:table-cell office:value-type="float" office:value="1.87286977023835" calcext:value-type="float">
            <text:p>1.87286977023835</text:p>
          </table:table-cell>
          <table:table-cell office:value-type="float" office:value="13.9395995109999" calcext:value-type="float">
            <text:p>13.939599510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06266666666667" calcext:value-type="float">
            <text:p>0.606266666666667</text:p>
          </table:table-cell>
          <table:table-cell office:value-type="float" office:value="0.6047" calcext:value-type="float">
            <text:p>0.6047</text:p>
          </table:table-cell>
          <table:table-cell office:value-type="float" office:value="1.67886655722091" calcext:value-type="float">
            <text:p>1.67886655722091</text:p>
          </table:table-cell>
          <table:table-cell office:value-type="float" office:value="1.49698946354496" calcext:value-type="float">
            <text:p>1.49698946354496</text:p>
          </table:table-cell>
          <table:table-cell office:value-type="float" office:value="14.1650328350001" calcext:value-type="float">
            <text:p>14.165032835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298" calcext:value-type="float">
            <text:p>0.6298</text:p>
          </table:table-cell>
          <table:table-cell office:value-type="float" office:value="1.34675520683911" calcext:value-type="float">
            <text:p>1.34675520683911</text:p>
          </table:table-cell>
          <table:table-cell office:value-type="float" office:value="1.23024414717012" calcext:value-type="float">
            <text:p>1.23024414717012</text:p>
          </table:table-cell>
          <table:table-cell office:value-type="float" office:value="14.0150615929997" calcext:value-type="float">
            <text:p>14.015061592999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1133333333333" calcext:value-type="float">
            <text:p>0.651133333333333</text:p>
          </table:table-cell>
          <table:table-cell office:value-type="float" office:value="0.6464" calcext:value-type="float">
            <text:p>0.6464</text:p>
          </table:table-cell>
          <table:table-cell office:value-type="float" office:value="1.13562976360829" calcext:value-type="float">
            <text:p>1.13562976360829</text:p>
          </table:table-cell>
          <table:table-cell office:value-type="float" office:value="1.06981547395135" calcext:value-type="float">
            <text:p>1.06981547395135</text:p>
          </table:table-cell>
          <table:table-cell office:value-type="float" office:value="14.8580803600003" calcext:value-type="float">
            <text:p>14.85808036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272433333333333" calcext:value-type="float">
            <text:p>0.272433333333333</text:p>
          </table:table-cell>
          <table:table-cell office:value-type="float" office:value="0.3868" calcext:value-type="float">
            <text:p>0.3868</text:p>
          </table:table-cell>
          <table:table-cell office:value-type="float" office:value="2.23655317510877" calcext:value-type="float">
            <text:p>2.23655317510877</text:p>
          </table:table-cell>
          <table:table-cell office:value-type="float" office:value="2.16288924217224" calcext:value-type="float">
            <text:p>2.16288924217224</text:p>
          </table:table-cell>
          <table:table-cell office:value-type="float" office:value="14.1250643840003" calcext:value-type="float">
            <text:p>14.12506438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497816666666667" calcext:value-type="float">
            <text:p>0.497816666666667</text:p>
          </table:table-cell>
          <table:table-cell office:value-type="float" office:value="0.5499" calcext:value-type="float">
            <text:p>0.5499</text:p>
          </table:table-cell>
          <table:table-cell office:value-type="float" office:value="2.04747714086382" calcext:value-type="float">
            <text:p>2.04747714086382</text:p>
          </table:table-cell>
          <table:table-cell office:value-type="float" office:value="1.9053029436974" calcext:value-type="float">
            <text:p>1.9053029436974</text:p>
          </table:table-cell>
          <table:table-cell office:value-type="float" office:value="14.2124448490004" calcext:value-type="float">
            <text:p>14.212444849000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6158" calcext:value-type="float">
            <text:p>0.6158</text:p>
          </table:table-cell>
          <table:table-cell office:value-type="float" office:value="1.71919198432711" calcext:value-type="float">
            <text:p>1.71919198432711</text:p>
          </table:table-cell>
          <table:table-cell office:value-type="float" office:value="1.53978240565889" calcext:value-type="float">
            <text:p>1.53978240565889</text:p>
          </table:table-cell>
          <table:table-cell office:value-type="float" office:value="14.368466465" calcext:value-type="float">
            <text:p>14.36846646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0.6378" calcext:value-type="float">
            <text:p>0.6378</text:p>
          </table:table-cell>
          <table:table-cell office:value-type="float" office:value="1.38553037864567" calcext:value-type="float">
            <text:p>1.38553037864567</text:p>
          </table:table-cell>
          <table:table-cell office:value-type="float" office:value="1.26215509548309" calcext:value-type="float">
            <text:p>1.26215509548309</text:p>
          </table:table-cell>
          <table:table-cell office:value-type="float" office:value="14.1995950199998" calcext:value-type="float">
            <text:p>14.199595019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515" calcext:value-type="float">
            <text:p>0.6515</text:p>
          </table:table-cell>
          <table:table-cell office:value-type="float" office:value="1.16230084144993" calcext:value-type="float">
            <text:p>1.16230084144993</text:p>
          </table:table-cell>
          <table:table-cell office:value-type="float" office:value="1.0903248760351" calcext:value-type="float">
            <text:p>1.0903248760351</text:p>
          </table:table-cell>
          <table:table-cell office:value-type="float" office:value="14.9583746970002" calcext:value-type="float">
            <text:p>14.95837469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92066666666667" calcext:value-type="float">
            <text:p>0.392066666666667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13700173302754" calcext:value-type="float">
            <text:p>2.13700173302754</text:p>
          </table:table-cell>
          <table:table-cell office:value-type="float" office:value="1.92986815750219" calcext:value-type="float">
            <text:p>1.92986815750219</text:p>
          </table:table-cell>
          <table:table-cell office:value-type="float" office:value="14.2321179810001" calcext:value-type="float">
            <text:p>14.232117981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05133333333333" calcext:value-type="float">
            <text:p>0.605133333333333</text:p>
          </table:table-cell>
          <table:table-cell office:value-type="float" office:value="0.6371" calcext:value-type="float">
            <text:p>0.6371</text:p>
          </table:table-cell>
          <table:table-cell office:value-type="float" office:value="1.64379924014687" calcext:value-type="float">
            <text:p>1.64379924014687</text:p>
          </table:table-cell>
          <table:table-cell office:value-type="float" office:value="1.38357517369993" calcext:value-type="float">
            <text:p>1.38357517369993</text:p>
          </table:table-cell>
          <table:table-cell office:value-type="float" office:value="14.2305174889998" calcext:value-type="float">
            <text:p>14.230517488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629" calcext:value-type="float">
            <text:p>0.6629</text:p>
          </table:table-cell>
          <table:table-cell office:value-type="float" office:value="1.20361035795354" calcext:value-type="float">
            <text:p>1.20361035795354</text:p>
          </table:table-cell>
          <table:table-cell office:value-type="float" office:value="1.07597367930564" calcext:value-type="float">
            <text:p>1.07597367930564</text:p>
          </table:table-cell>
          <table:table-cell office:value-type="float" office:value="14.0400432060001" calcext:value-type="float">
            <text:p>14.040043206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7433333333333" calcext:value-type="float">
            <text:p>0.677433333333333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983886362710741" calcext:value-type="float">
            <text:p>0.983886362710741</text:p>
          </table:table-cell>
          <table:table-cell office:value-type="float" office:value="0.926331680291777" calcext:value-type="float">
            <text:p>0.926331680291777</text:p>
          </table:table-cell>
          <table:table-cell office:value-type="float" office:value="13.9648239110002" calcext:value-type="float">
            <text:p>13.96482391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8566666666667" calcext:value-type="float">
            <text:p>0.698566666666667</text:p>
          </table:table-cell>
          <table:table-cell office:value-type="float" office:value="0.697" calcext:value-type="float">
            <text:p>0.697</text:p>
          </table:table-cell>
          <table:table-cell office:value-type="float" office:value="0.869123208433834" calcext:value-type="float">
            <text:p>0.869123208433834</text:p>
          </table:table-cell>
          <table:table-cell office:value-type="float" office:value="0.841435901678292" calcext:value-type="float">
            <text:p>0.841435901678292</text:p>
          </table:table-cell>
          <table:table-cell office:value-type="float" office:value="13.823237354" calcext:value-type="float">
            <text:p>13.82323735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23183333333333" calcext:value-type="float">
            <text:p>0.423183333333333</text:p>
          </table:table-cell>
          <table:table-cell office:value-type="float" office:value="0.5725" calcext:value-type="float">
            <text:p>0.5725</text:p>
          </table:table-cell>
          <table:table-cell office:value-type="float" office:value="2.13833976643426" calcext:value-type="float">
            <text:p>2.13833976643426</text:p>
          </table:table-cell>
          <table:table-cell office:value-type="float" office:value="1.9421910799233" calcext:value-type="float">
            <text:p>1.9421910799233</text:p>
          </table:table-cell>
          <table:table-cell office:value-type="float" office:value="14.0075502270001" calcext:value-type="float">
            <text:p>14.00755022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29933333333333" calcext:value-type="float">
            <text:p>0.629933333333333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66618939783019" calcext:value-type="float">
            <text:p>1.66618939783019</text:p>
          </table:table-cell>
          <table:table-cell office:value-type="float" office:value="1.40919181343856" calcext:value-type="float">
            <text:p>1.40919181343856</text:p>
          </table:table-cell>
          <table:table-cell office:value-type="float" office:value="14.277587214" calcext:value-type="float">
            <text:p>14.27758721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6545" calcext:value-type="float">
            <text:p>0.6545</text:p>
          </table:table-cell>
          <table:table-cell office:value-type="float" office:value="1.22735140401163" calcext:value-type="float">
            <text:p>1.22735140401163</text:p>
          </table:table-cell>
          <table:table-cell office:value-type="float" office:value="1.09875117327757" calcext:value-type="float">
            <text:p>1.09875117327757</text:p>
          </table:table-cell>
          <table:table-cell office:value-type="float" office:value="14.8309168410001" calcext:value-type="float">
            <text:p>14.830916841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0216666666667" calcext:value-type="float">
            <text:p>0.670216666666667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0330504431908" calcext:value-type="float">
            <text:p>1.00330504431908</text:p>
          </table:table-cell>
          <table:table-cell office:value-type="float" office:value="0.944564318580992" calcext:value-type="float">
            <text:p>0.944564318580992</text:p>
          </table:table-cell>
          <table:table-cell office:value-type="float" office:value="13.7554255599998" calcext:value-type="float">
            <text:p>13.755425559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89083333333333" calcext:value-type="float">
            <text:p>0.68908333333333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885021795024242" calcext:value-type="float">
            <text:p>0.885021795024242</text:p>
          </table:table-cell>
          <table:table-cell office:value-type="float" office:value="0.856967514107941" calcext:value-type="float">
            <text:p>0.856967514107941</text:p>
          </table:table-cell>
          <table:table-cell office:value-type="float" office:value="13.9896009889999" calcext:value-type="float">
            <text:p>13.989600988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5934" calcext:value-type="float">
            <text:p>0.5934</text:p>
          </table:table-cell>
          <table:table-cell office:value-type="float" office:value="2.126504117619" calcext:value-type="float">
            <text:p>2.126504117619</text:p>
          </table:table-cell>
          <table:table-cell office:value-type="float" office:value="1.91353083871732" calcext:value-type="float">
            <text:p>1.91353083871732</text:p>
          </table:table-cell>
          <table:table-cell office:value-type="float" office:value="14.1822971690003" calcext:value-type="float">
            <text:p>14.182297169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30933333333333" calcext:value-type="float">
            <text:p>0.630933333333333</text:p>
          </table:table-cell>
          <table:table-cell office:value-type="float" office:value="0.6338" calcext:value-type="float">
            <text:p>0.6338</text:p>
          </table:table-cell>
          <table:table-cell office:value-type="float" office:value="1.62548252501722" calcext:value-type="float">
            <text:p>1.62548252501722</text:p>
          </table:table-cell>
          <table:table-cell office:value-type="float" office:value="1.36874143181333" calcext:value-type="float">
            <text:p>1.36874143181333</text:p>
          </table:table-cell>
          <table:table-cell office:value-type="float" office:value="14.160668298" calcext:value-type="float">
            <text:p>14.1606682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4833333333333" calcext:value-type="float">
            <text:p>0.654833333333333</text:p>
          </table:table-cell>
          <table:table-cell office:value-type="float" office:value="0.6538" calcext:value-type="float">
            <text:p>0.6538</text:p>
          </table:table-cell>
          <table:table-cell office:value-type="float" office:value="1.19462069500484" calcext:value-type="float">
            <text:p>1.19462069500484</text:p>
          </table:table-cell>
          <table:table-cell office:value-type="float" office:value="1.07238398046251" calcext:value-type="float">
            <text:p>1.07238398046251</text:p>
          </table:table-cell>
          <table:table-cell office:value-type="float" office:value="15.0555877899997" calcext:value-type="float">
            <text:p>15.055587789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5566666666667" calcext:value-type="float">
            <text:p>0.675566666666667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982064045759152" calcext:value-type="float">
            <text:p>0.982064045759152</text:p>
          </table:table-cell>
          <table:table-cell office:value-type="float" office:value="0.926786160013478" calcext:value-type="float">
            <text:p>0.926786160013478</text:p>
          </table:table-cell>
          <table:table-cell office:value-type="float" office:value="14.48979147" calcext:value-type="float">
            <text:p>14.4897914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5916666666667" calcext:value-type="float">
            <text:p>0.695916666666667</text:p>
          </table:table-cell>
          <table:table-cell office:value-type="float" office:value="0.693" calcext:value-type="float">
            <text:p>0.693</text:p>
          </table:table-cell>
          <table:table-cell office:value-type="float" office:value="0.870054857118297" calcext:value-type="float">
            <text:p>0.870054857118297</text:p>
          </table:table-cell>
          <table:table-cell office:value-type="float" office:value="0.8437763733469" calcext:value-type="float">
            <text:p>0.8437763733469</text:p>
          </table:table-cell>
          <table:table-cell office:value-type="float" office:value="14.3821885570001" calcext:value-type="float">
            <text:p>14.38218855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5595" calcext:value-type="float">
            <text:p>0.355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2.12468755499386" calcext:value-type="float">
            <text:p>2.12468755499386</text:p>
          </table:table-cell>
          <table:table-cell office:value-type="float" office:value="1.90939260743986" calcext:value-type="float">
            <text:p>1.90939260743986</text:p>
          </table:table-cell>
          <table:table-cell office:value-type="float" office:value="14.3925465050002" calcext:value-type="float">
            <text:p>14.392546505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43" calcext:value-type="float">
            <text:p>0.643</text:p>
          </table:table-cell>
          <table:table-cell office:value-type="float" office:value="1.63159301756287" calcext:value-type="float">
            <text:p>1.63159301756287</text:p>
          </table:table-cell>
          <table:table-cell office:value-type="float" office:value="1.38293852851649" calcext:value-type="float">
            <text:p>1.38293852851649</text:p>
          </table:table-cell>
          <table:table-cell office:value-type="float" office:value="14.196255804" calcext:value-type="float">
            <text:p>14.1962558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8433333333333" calcext:value-type="float">
            <text:p>0.658433333333333</text:p>
          </table:table-cell>
          <table:table-cell office:value-type="float" office:value="0.6561" calcext:value-type="float">
            <text:p>0.6561</text:p>
          </table:table-cell>
          <table:table-cell office:value-type="float" office:value="1.20981473238992" calcext:value-type="float">
            <text:p>1.20981473238992</text:p>
          </table:table-cell>
          <table:table-cell office:value-type="float" office:value="1.0857055304916" calcext:value-type="float">
            <text:p>1.0857055304916</text:p>
          </table:table-cell>
          <table:table-cell office:value-type="float" office:value="14.218436568" calcext:value-type="float">
            <text:p>14.2184365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993878855888269" calcext:value-type="float">
            <text:p>0.993878855888269</text:p>
          </table:table-cell>
          <table:table-cell office:value-type="float" office:value="0.935620662133405" calcext:value-type="float">
            <text:p>0.935620662133405</text:p>
          </table:table-cell>
          <table:table-cell office:value-type="float" office:value="14.089532601" calcext:value-type="float">
            <text:p>14.0895326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0516666666667" calcext:value-type="float">
            <text:p>0.690516666666667</text:p>
          </table:table-cell>
          <table:table-cell office:value-type="float" office:value="0.6865" calcext:value-type="float">
            <text:p>0.6865</text:p>
          </table:table-cell>
          <table:table-cell office:value-type="float" office:value="0.878368304418857" calcext:value-type="float">
            <text:p>0.878368304418857</text:p>
          </table:table-cell>
          <table:table-cell office:value-type="float" office:value="0.849684090371344" calcext:value-type="float">
            <text:p>0.849684090371344</text:p>
          </table:table-cell>
          <table:table-cell office:value-type="float" office:value="14.0950664470001" calcext:value-type="float">
            <text:p>14.09506644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15733333333333" calcext:value-type="float">
            <text:p>0.415733333333333</text:p>
          </table:table-cell>
          <table:table-cell office:value-type="float" office:value="0.6049" calcext:value-type="float">
            <text:p>0.6049</text:p>
          </table:table-cell>
          <table:table-cell office:value-type="float" office:value="2.1391247374925" calcext:value-type="float">
            <text:p>2.1391247374925</text:p>
          </table:table-cell>
          <table:table-cell office:value-type="float" office:value="1.93317541347188" calcext:value-type="float">
            <text:p>1.93317541347188</text:p>
          </table:table-cell>
          <table:table-cell office:value-type="float" office:value="15.1732822570002" calcext:value-type="float">
            <text:p>15.17328225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42116666666667" calcext:value-type="float">
            <text:p>0.642116666666667</text:p>
          </table:table-cell>
          <table:table-cell office:value-type="float" office:value="0.6398" calcext:value-type="float">
            <text:p>0.6398</text:p>
          </table:table-cell>
          <table:table-cell office:value-type="float" office:value="1.64397095235934" calcext:value-type="float">
            <text:p>1.64397095235934</text:p>
          </table:table-cell>
          <table:table-cell office:value-type="float" office:value="1.38405200478378" calcext:value-type="float">
            <text:p>1.38405200478378</text:p>
          </table:table-cell>
          <table:table-cell office:value-type="float" office:value="14.3014014050004" calcext:value-type="float">
            <text:p>14.30140140500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5616666666667" calcext:value-type="float">
            <text:p>0.655616666666667</text:p>
          </table:table-cell>
          <table:table-cell office:value-type="float" office:value="0.655" calcext:value-type="float">
            <text:p>0.655</text:p>
          </table:table-cell>
          <table:table-cell office:value-type="float" office:value="1.2059298406786" calcext:value-type="float">
            <text:p>1.2059298406786</text:p>
          </table:table-cell>
          <table:table-cell office:value-type="float" office:value="1.08139902391251" calcext:value-type="float">
            <text:p>1.08139902391251</text:p>
          </table:table-cell>
          <table:table-cell office:value-type="float" office:value="14.2654184549997" calcext:value-type="float">
            <text:p>14.265418454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1233333333333" calcext:value-type="float">
            <text:p>0.671233333333333</text:p>
          </table:table-cell>
          <table:table-cell office:value-type="float" office:value="0.67" calcext:value-type="float">
            <text:p>0.67</text:p>
          </table:table-cell>
          <table:table-cell office:value-type="float" office:value="0.988809251581936" calcext:value-type="float">
            <text:p>0.988809251581936</text:p>
          </table:table-cell>
          <table:table-cell office:value-type="float" office:value="0.932566869790387" calcext:value-type="float">
            <text:p>0.932566869790387</text:p>
          </table:table-cell>
          <table:table-cell office:value-type="float" office:value="13.921697879" calcext:value-type="float">
            <text:p>13.92169787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89816666666667" calcext:value-type="float">
            <text:p>0.6898166666666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87443760164511" calcext:value-type="float">
            <text:p>0.87443760164511</text:p>
          </table:table-cell>
          <table:table-cell office:value-type="float" office:value="0.847700297073194" calcext:value-type="float">
            <text:p>0.847700297073194</text:p>
          </table:table-cell>
          <table:table-cell office:value-type="float" office:value="14.0001688030002" calcext:value-type="float">
            <text:p>14.000168803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438316666666667" calcext:value-type="float">
            <text:p>0.438316666666667</text:p>
          </table:table-cell>
          <table:table-cell office:value-type="float" office:value="0.6087" calcext:value-type="float">
            <text:p>0.6087</text:p>
          </table:table-cell>
          <table:table-cell office:value-type="float" office:value="1.96385162903556" calcext:value-type="float">
            <text:p>1.96385162903556</text:p>
          </table:table-cell>
          <table:table-cell office:value-type="float" office:value="1.56738054828279" calcext:value-type="float">
            <text:p>1.56738054828279</text:p>
          </table:table-cell>
          <table:table-cell office:value-type="float" office:value="15.0717274570002" calcext:value-type="float">
            <text:p>15.071727457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47416666666667" calcext:value-type="float">
            <text:p>0.647416666666667</text:p>
          </table:table-cell>
          <table:table-cell office:value-type="float" office:value="0.6555" calcext:value-type="float">
            <text:p>0.6555</text:p>
          </table:table-cell>
          <table:table-cell office:value-type="float" office:value="1.25967471851215" calcext:value-type="float">
            <text:p>1.25967471851215</text:p>
          </table:table-cell>
          <table:table-cell office:value-type="float" office:value="1.06050938405808" calcext:value-type="float">
            <text:p>1.06050938405808</text:p>
          </table:table-cell>
          <table:table-cell office:value-type="float" office:value="14.07562938" calcext:value-type="float">
            <text:p>14.0756293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948542853789543" calcext:value-type="float">
            <text:p>0.948542853789543</text:p>
          </table:table-cell>
          <table:table-cell office:value-type="float" office:value="0.883343985126277" calcext:value-type="float">
            <text:p>0.883343985126277</text:p>
          </table:table-cell>
          <table:table-cell office:value-type="float" office:value="14.1082898650002" calcext:value-type="float">
            <text:p>14.108289865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821737706343502" calcext:value-type="float">
            <text:p>0.821737706343502</text:p>
          </table:table-cell>
          <table:table-cell office:value-type="float" office:value="0.794461315604532" calcext:value-type="float">
            <text:p>0.794461315604532</text:p>
          </table:table-cell>
          <table:table-cell office:value-type="float" office:value="14.1625545910001" calcext:value-type="float">
            <text:p>14.162554591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3965" calcext:value-type="float">
            <text:p>0.73965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49068372666455" calcext:value-type="float">
            <text:p>0.749068372666455</text:p>
          </table:table-cell>
          <table:table-cell office:value-type="float" office:value="0.736268723086946" calcext:value-type="float">
            <text:p>0.736268723086946</text:p>
          </table:table-cell>
          <table:table-cell office:value-type="float" office:value="14.064409176" calcext:value-type="float">
            <text:p>14.06440917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6295" calcext:value-type="float">
            <text:p>0.6295</text:p>
          </table:table-cell>
          <table:table-cell office:value-type="float" office:value="1.94940993069077" calcext:value-type="float">
            <text:p>1.94940993069077</text:p>
          </table:table-cell>
          <table:table-cell office:value-type="float" office:value="1.55842633763696" calcext:value-type="float">
            <text:p>1.55842633763696</text:p>
          </table:table-cell>
          <table:table-cell office:value-type="float" office:value="14.072989878" calcext:value-type="float">
            <text:p>14.07298987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7266666666667" calcext:value-type="float">
            <text:p>0.657266666666667</text:p>
          </table:table-cell>
          <table:table-cell office:value-type="float" office:value="0.659" calcext:value-type="float">
            <text:p>0.659</text:p>
          </table:table-cell>
          <table:table-cell office:value-type="float" office:value="1.25591431929867" calcext:value-type="float">
            <text:p>1.25591431929867</text:p>
          </table:table-cell>
          <table:table-cell office:value-type="float" office:value="1.05728149831675" calcext:value-type="float">
            <text:p>1.05728149831675</text:p>
          </table:table-cell>
          <table:table-cell office:value-type="float" office:value="14.0881876799999" calcext:value-type="float">
            <text:p>14.088187679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2166666666667" calcext:value-type="float">
            <text:p>0.682166666666667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944798622050011" calcext:value-type="float">
            <text:p>0.944798622050011</text:p>
          </table:table-cell>
          <table:table-cell office:value-type="float" office:value="0.878978495005589" calcext:value-type="float">
            <text:p>0.878978495005589</text:p>
          </table:table-cell>
          <table:table-cell office:value-type="float" office:value="14.0282129450002" calcext:value-type="float">
            <text:p>14.028212945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1183333333333" calcext:value-type="float">
            <text:p>0.711183333333333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818327086058253" calcext:value-type="float">
            <text:p>0.818327086058253</text:p>
          </table:table-cell>
          <table:table-cell office:value-type="float" office:value="0.791276240424745" calcext:value-type="float">
            <text:p>0.791276240424745</text:p>
          </table:table-cell>
          <table:table-cell office:value-type="float" office:value="14.7235186340004" calcext:value-type="float">
            <text:p>14.72351863400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39283333333333" calcext:value-type="float">
            <text:p>0.739283333333333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86613752593" calcext:value-type="float">
            <text:p>0.747286613752593</text:p>
          </table:table-cell>
          <table:table-cell office:value-type="float" office:value="0.734823104492418" calcext:value-type="float">
            <text:p>0.734823104492418</text:p>
          </table:table-cell>
          <table:table-cell office:value-type="float" office:value="13.9721999949998" calcext:value-type="float">
            <text:p>13.972199994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635" calcext:value-type="float">
            <text:p>0.635</text:p>
          </table:table-cell>
          <table:table-cell office:value-type="float" office:value="1.94131680083936" calcext:value-type="float">
            <text:p>1.94131680083936</text:p>
          </table:table-cell>
          <table:table-cell office:value-type="float" office:value="1.54170879740624" calcext:value-type="float">
            <text:p>1.54170879740624</text:p>
          </table:table-cell>
          <table:table-cell office:value-type="float" office:value="14.0200430150003" calcext:value-type="float">
            <text:p>14.02004301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689" calcext:value-type="float">
            <text:p>0.6689</text:p>
          </table:table-cell>
          <table:table-cell office:value-type="float" office:value="1.24012651791705" calcext:value-type="float">
            <text:p>1.24012651791705</text:p>
          </table:table-cell>
          <table:table-cell office:value-type="float" office:value="1.04578194534703" calcext:value-type="float">
            <text:p>1.04578194534703</text:p>
          </table:table-cell>
          <table:table-cell office:value-type="float" office:value="13.9173206989999" calcext:value-type="float">
            <text:p>13.917320698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9533333333333" calcext:value-type="float">
            <text:p>0.689533333333333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935175488752597" calcext:value-type="float">
            <text:p>0.935175488752597</text:p>
          </table:table-cell>
          <table:table-cell office:value-type="float" office:value="0.871242826531647" calcext:value-type="float">
            <text:p>0.871242826531647</text:p>
          </table:table-cell>
          <table:table-cell office:value-type="float" office:value="13.926958213" calcext:value-type="float">
            <text:p>13.92695821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9866666666667" calcext:value-type="float">
            <text:p>0.719866666666667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10438109359253" calcext:value-type="float">
            <text:p>0.810438109359253</text:p>
          </table:table-cell>
          <table:table-cell office:value-type="float" office:value="0.783805942459471" calcext:value-type="float">
            <text:p>0.783805942459471</text:p>
          </table:table-cell>
          <table:table-cell office:value-type="float" office:value="14.866952804" calcext:value-type="float">
            <text:p>14.8669528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6333333333333" calcext:value-type="float">
            <text:p>0.74633333333333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937883776134" calcext:value-type="float">
            <text:p>0.73937883776134</text:p>
          </table:table-cell>
          <table:table-cell office:value-type="float" office:value="0.727065716199814" calcext:value-type="float">
            <text:p>0.727065716199814</text:p>
          </table:table-cell>
          <table:table-cell office:value-type="float" office:value="13.9758575559999" calcext:value-type="float">
            <text:p>13.975857555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499883333333333" calcext:value-type="float">
            <text:p>0.499883333333333</text:p>
          </table:table-cell>
          <table:table-cell office:value-type="float" office:value="0.6442" calcext:value-type="float">
            <text:p>0.6442</text:p>
          </table:table-cell>
          <table:table-cell office:value-type="float" office:value="1.93218220665511" calcext:value-type="float">
            <text:p>1.93218220665511</text:p>
          </table:table-cell>
          <table:table-cell office:value-type="float" office:value="1.52922404419844" calcext:value-type="float">
            <text:p>1.52922404419844</text:p>
          </table:table-cell>
          <table:table-cell office:value-type="float" office:value="14.0568864729999" calcext:value-type="float">
            <text:p>14.056886472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23568458006834" calcext:value-type="float">
            <text:p>1.23568458006834</text:p>
          </table:table-cell>
          <table:table-cell office:value-type="float" office:value="1.04524252141357" calcext:value-type="float">
            <text:p>1.04524252141357</text:p>
          </table:table-cell>
          <table:table-cell office:value-type="float" office:value="13.7776712720001" calcext:value-type="float">
            <text:p>13.77767127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936048283251618" calcext:value-type="float">
            <text:p>0.936048283251618</text:p>
          </table:table-cell>
          <table:table-cell office:value-type="float" office:value="0.872544910877373" calcext:value-type="float">
            <text:p>0.872544910877373</text:p>
          </table:table-cell>
          <table:table-cell office:value-type="float" office:value="13.8244677009998" calcext:value-type="float">
            <text:p>13.824467700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9133333333333" calcext:value-type="float">
            <text:p>0.719133333333333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811926272632217" calcext:value-type="float">
            <text:p>0.811926272632217</text:p>
          </table:table-cell>
          <table:table-cell office:value-type="float" office:value="0.785628225393356" calcext:value-type="float">
            <text:p>0.785628225393356</text:p>
          </table:table-cell>
          <table:table-cell office:value-type="float" office:value="14.0406059720003" calcext:value-type="float">
            <text:p>14.040605972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5266666666667" calcext:value-type="float">
            <text:p>0.745266666666667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40960127954036" calcext:value-type="float">
            <text:p>0.740960127954036</text:p>
          </table:table-cell>
          <table:table-cell office:value-type="float" office:value="0.72911832116212" calcext:value-type="float">
            <text:p>0.72911832116212</text:p>
          </table:table-cell>
          <table:table-cell office:value-type="float" office:value="13.9058975389999" calcext:value-type="float">
            <text:p>13.905897538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6196" calcext:value-type="float">
            <text:p>0.6196</text:p>
          </table:table-cell>
          <table:table-cell office:value-type="float" office:value="1.98887514648661" calcext:value-type="float">
            <text:p>1.98887514648661</text:p>
          </table:table-cell>
          <table:table-cell office:value-type="float" office:value="1.61364348602902" calcext:value-type="float">
            <text:p>1.61364348602902</text:p>
          </table:table-cell>
          <table:table-cell office:value-type="float" office:value="14.0045374640004" calcext:value-type="float">
            <text:p>14.00453746400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5266666666667" calcext:value-type="float">
            <text:p>0.655266666666667</text:p>
          </table:table-cell>
          <table:table-cell office:value-type="float" office:value="0.6592" calcext:value-type="float">
            <text:p>0.6592</text:p>
          </table:table-cell>
          <table:table-cell office:value-type="float" office:value="1.29780543155507" calcext:value-type="float">
            <text:p>1.29780543155507</text:p>
          </table:table-cell>
          <table:table-cell office:value-type="float" office:value="1.08299406356872" calcext:value-type="float">
            <text:p>1.08299406356872</text:p>
          </table:table-cell>
          <table:table-cell office:value-type="float" office:value="14.9225419649997" calcext:value-type="float">
            <text:p>14.922541964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2216666666667" calcext:value-type="float">
            <text:p>0.682216666666667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960188976991405" calcext:value-type="float">
            <text:p>0.960188976991405</text:p>
          </table:table-cell>
          <table:table-cell office:value-type="float" office:value="0.887806521479491" calcext:value-type="float">
            <text:p>0.887806521479491</text:p>
          </table:table-cell>
          <table:table-cell office:value-type="float" office:value="14.0324306749999" calcext:value-type="float">
            <text:p>14.032430674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3266666666667" calcext:value-type="float">
            <text:p>0.713266666666667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823849546439104" calcext:value-type="float">
            <text:p>0.823849546439104</text:p>
          </table:table-cell>
          <table:table-cell office:value-type="float" office:value="0.795197735546501" calcext:value-type="float">
            <text:p>0.795197735546501</text:p>
          </table:table-cell>
          <table:table-cell office:value-type="float" office:value="13.9821178389998" calcext:value-type="float">
            <text:p>13.982117838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49845337130622" calcext:value-type="float">
            <text:p>0.749845337130622</text:p>
          </table:table-cell>
          <table:table-cell office:value-type="float" office:value="0.736916528955387" calcext:value-type="float">
            <text:p>0.736916528955387</text:p>
          </table:table-cell>
          <table:table-cell office:value-type="float" office:value="13.6883497590002" calcext:value-type="float">
            <text:p>13.688349759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77766666666667" calcext:value-type="float">
            <text:p>0.477766666666667</text:p>
          </table:table-cell>
          <table:table-cell office:value-type="float" office:value="0.615" calcext:value-type="float">
            <text:p>0.615</text:p>
          </table:table-cell>
          <table:table-cell office:value-type="float" office:value="2.08940752419327" calcext:value-type="float">
            <text:p>2.08940752419327</text:p>
          </table:table-cell>
          <table:table-cell office:value-type="float" office:value="1.88389817544609" calcext:value-type="float">
            <text:p>1.88389817544609</text:p>
          </table:table-cell>
          <table:table-cell office:value-type="float" office:value="20.385673454" calcext:value-type="float">
            <text:p>20.38567345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39116666666667" calcext:value-type="float">
            <text:p>0.639116666666667</text:p>
          </table:table-cell>
          <table:table-cell office:value-type="float" office:value="0.6559" calcext:value-type="float">
            <text:p>0.6559</text:p>
          </table:table-cell>
          <table:table-cell office:value-type="float" office:value="1.67274251205326" calcext:value-type="float">
            <text:p>1.67274251205326</text:p>
          </table:table-cell>
          <table:table-cell office:value-type="float" office:value="1.47851523700034" calcext:value-type="float">
            <text:p>1.47851523700034</text:p>
          </table:table-cell>
          <table:table-cell office:value-type="float" office:value="21.3094062599998" calcext:value-type="float">
            <text:p>21.309406259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275" calcext:value-type="float">
            <text:p>0.67275</text:p>
          </table:table-cell>
          <table:table-cell office:value-type="float" office:value="0.6806" calcext:value-type="float">
            <text:p>0.6806</text:p>
          </table:table-cell>
          <table:table-cell office:value-type="float" office:value="1.32023777407624" calcext:value-type="float">
            <text:p>1.32023777407624</text:p>
          </table:table-cell>
          <table:table-cell office:value-type="float" office:value="1.19793063212352" calcext:value-type="float">
            <text:p>1.19793063212352</text:p>
          </table:table-cell>
          <table:table-cell office:value-type="float" office:value="20.1595631920004" calcext:value-type="float">
            <text:p>20.159563192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699" calcext:value-type="float">
            <text:p>0.699</text:p>
          </table:table-cell>
          <table:table-cell office:value-type="float" office:value="1.09773145924245" calcext:value-type="float">
            <text:p>1.09773145924245</text:p>
          </table:table-cell>
          <table:table-cell office:value-type="float" office:value="1.02772673414012" calcext:value-type="float">
            <text:p>1.02772673414012</text:p>
          </table:table-cell>
          <table:table-cell office:value-type="float" office:value="19.957180028" calcext:value-type="float">
            <text:p>19.95718002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545" calcext:value-type="float">
            <text:p>0.71545</text:p>
          </table:table-cell>
          <table:table-cell office:value-type="float" office:value="0.714" calcext:value-type="float">
            <text:p>0.714</text:p>
          </table:table-cell>
          <table:table-cell office:value-type="float" office:value="0.959134162489031" calcext:value-type="float">
            <text:p>0.959134162489031</text:p>
          </table:table-cell>
          <table:table-cell office:value-type="float" office:value="0.918803248056181" calcext:value-type="float">
            <text:p>0.918803248056181</text:p>
          </table:table-cell>
          <table:table-cell office:value-type="float" office:value="19.7641168210002" calcext:value-type="float">
            <text:p>19.764116821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46283333333333" calcext:value-type="float">
            <text:p>0.446283333333333</text:p>
          </table:table-cell>
          <table:table-cell office:value-type="float" office:value="0.6133" calcext:value-type="float">
            <text:p>0.6133</text:p>
          </table:table-cell>
          <table:table-cell office:value-type="float" office:value="2.09947907797563" calcext:value-type="float">
            <text:p>2.09947907797563</text:p>
          </table:table-cell>
          <table:table-cell office:value-type="float" office:value="1.89028032873846" calcext:value-type="float">
            <text:p>1.89028032873846</text:p>
          </table:table-cell>
          <table:table-cell office:value-type="float" office:value="20.5092446830004" calcext:value-type="float">
            <text:p>20.509244683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37366666666667" calcext:value-type="float">
            <text:p>0.637366666666667</text:p>
          </table:table-cell>
          <table:table-cell office:value-type="float" office:value="0.6508" calcext:value-type="float">
            <text:p>0.6508</text:p>
          </table:table-cell>
          <table:table-cell office:value-type="float" office:value="1.67418343718372" calcext:value-type="float">
            <text:p>1.67418343718372</text:p>
          </table:table-cell>
          <table:table-cell office:value-type="float" office:value="1.47718261457553" calcext:value-type="float">
            <text:p>1.47718261457553</text:p>
          </table:table-cell>
          <table:table-cell office:value-type="float" office:value="21.400498775" calcext:value-type="float">
            <text:p>21.40049877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265" calcext:value-type="float">
            <text:p>0.67265</text:p>
          </table:table-cell>
          <table:table-cell office:value-type="float" office:value="0.6839" calcext:value-type="float">
            <text:p>0.6839</text:p>
          </table:table-cell>
          <table:table-cell office:value-type="float" office:value="1.32063117375506" calcext:value-type="float">
            <text:p>1.32063117375506</text:p>
          </table:table-cell>
          <table:table-cell office:value-type="float" office:value="1.19962536149724" calcext:value-type="float">
            <text:p>1.19962536149724</text:p>
          </table:table-cell>
          <table:table-cell office:value-type="float" office:value="20.2308822" calcext:value-type="float">
            <text:p>20.230882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815" calcext:value-type="float">
            <text:p>0.69815</text:p>
          </table:table-cell>
          <table:table-cell office:value-type="float" office:value="0.7008" calcext:value-type="float">
            <text:p>0.7008</text:p>
          </table:table-cell>
          <table:table-cell office:value-type="float" office:value="1.10103034147067" calcext:value-type="float">
            <text:p>1.10103034147067</text:p>
          </table:table-cell>
          <table:table-cell office:value-type="float" office:value="1.03070010045531" calcext:value-type="float">
            <text:p>1.03070010045531</text:p>
          </table:table-cell>
          <table:table-cell office:value-type="float" office:value="19.9882023169998" calcext:value-type="float">
            <text:p>19.98820231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962843540126581" calcext:value-type="float">
            <text:p>0.962843540126581</text:p>
          </table:table-cell>
          <table:table-cell office:value-type="float" office:value="0.920834242538282" calcext:value-type="float">
            <text:p>0.920834242538282</text:p>
          </table:table-cell>
          <table:table-cell office:value-type="float" office:value="19.7213897789998" calcext:value-type="float">
            <text:p>19.721389778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37166666666667" calcext:value-type="float">
            <text:p>0.437166666666667</text:p>
          </table:table-cell>
          <table:table-cell office:value-type="float" office:value="0.5861" calcext:value-type="float">
            <text:p>0.5861</text:p>
          </table:table-cell>
          <table:table-cell office:value-type="float" office:value="2.07117472325307" calcext:value-type="float">
            <text:p>2.07117472325307</text:p>
          </table:table-cell>
          <table:table-cell office:value-type="float" office:value="1.85075360270822" calcext:value-type="float">
            <text:p>1.85075360270822</text:p>
          </table:table-cell>
          <table:table-cell office:value-type="float" office:value="21.441602204" calcext:value-type="float">
            <text:p>21.4416022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19183333333333" calcext:value-type="float">
            <text:p>0.619183333333333</text:p>
          </table:table-cell>
          <table:table-cell office:value-type="float" office:value="0.6492" calcext:value-type="float">
            <text:p>0.6492</text:p>
          </table:table-cell>
          <table:table-cell office:value-type="float" office:value="1.64089997198536" calcext:value-type="float">
            <text:p>1.64089997198536</text:p>
          </table:table-cell>
          <table:table-cell office:value-type="float" office:value="1.45452684581659" calcext:value-type="float">
            <text:p>1.45452684581659</text:p>
          </table:table-cell>
          <table:table-cell office:value-type="float" office:value="20.261393112" calcext:value-type="float">
            <text:p>20.26139311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6743" calcext:value-type="float">
            <text:p>0.6743</text:p>
          </table:table-cell>
          <table:table-cell office:value-type="float" office:value="1.30842225040708" calcext:value-type="float">
            <text:p>1.30842225040708</text:p>
          </table:table-cell>
          <table:table-cell office:value-type="float" office:value="1.1932358923991" calcext:value-type="float">
            <text:p>1.1932358923991</text:p>
          </table:table-cell>
          <table:table-cell office:value-type="float" office:value="19.9444366120001" calcext:value-type="float">
            <text:p>19.944436612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89866666666667" calcext:value-type="float">
            <text:p>0.689866666666667</text:p>
          </table:table-cell>
          <table:table-cell office:value-type="float" office:value="0.6951" calcext:value-type="float">
            <text:p>0.6951</text:p>
          </table:table-cell>
          <table:table-cell office:value-type="float" office:value="1.0995442817079" calcext:value-type="float">
            <text:p>1.0995442817079</text:p>
          </table:table-cell>
          <table:table-cell office:value-type="float" office:value="1.03246108627623" calcext:value-type="float">
            <text:p>1.03246108627623</text:p>
          </table:table-cell>
          <table:table-cell office:value-type="float" office:value="19.7990528610003" calcext:value-type="float">
            <text:p>19.799052861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71" calcext:value-type="float">
            <text:p>0.71</text:p>
          </table:table-cell>
          <table:table-cell office:value-type="float" office:value="0.968828585102106" calcext:value-type="float">
            <text:p>0.968828585102106</text:p>
          </table:table-cell>
          <table:table-cell office:value-type="float" office:value="0.928877558298172" calcext:value-type="float">
            <text:p>0.928877558298172</text:p>
          </table:table-cell>
          <table:table-cell office:value-type="float" office:value="19.6951215300001" calcext:value-type="float">
            <text:p>19.695121530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53666666666667" calcext:value-type="float">
            <text:p>0.453666666666667</text:p>
          </table:table-cell>
          <table:table-cell office:value-type="float" office:value="0.6154" calcext:value-type="float">
            <text:p>0.6154</text:p>
          </table:table-cell>
          <table:table-cell office:value-type="float" office:value="2.1016179713359" calcext:value-type="float">
            <text:p>2.1016179713359</text:p>
          </table:table-cell>
          <table:table-cell office:value-type="float" office:value="1.90021659462315" calcext:value-type="float">
            <text:p>1.90021659462315</text:p>
          </table:table-cell>
          <table:table-cell office:value-type="float" office:value="20.9771593949999" calcext:value-type="float">
            <text:p>20.977159394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41583333333333" calcext:value-type="float">
            <text:p>0.641583333333333</text:p>
          </table:table-cell>
          <table:table-cell office:value-type="float" office:value="0.6529" calcext:value-type="float">
            <text:p>0.6529</text:p>
          </table:table-cell>
          <table:table-cell office:value-type="float" office:value="1.68635337693351" calcext:value-type="float">
            <text:p>1.68635337693351</text:p>
          </table:table-cell>
          <table:table-cell office:value-type="float" office:value="1.48182060991883" calcext:value-type="float">
            <text:p>1.48182060991883</text:p>
          </table:table-cell>
          <table:table-cell office:value-type="float" office:value="21.3562306489998" calcext:value-type="float">
            <text:p>21.356230648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155" calcext:value-type="float">
            <text:p>0.67155</text:p>
          </table:table-cell>
          <table:table-cell office:value-type="float" office:value="0.6772" calcext:value-type="float">
            <text:p>0.6772</text:p>
          </table:table-cell>
          <table:table-cell office:value-type="float" office:value="1.31760274105743" calcext:value-type="float">
            <text:p>1.31760274105743</text:p>
          </table:table-cell>
          <table:table-cell office:value-type="float" office:value="1.18991772118647" calcext:value-type="float">
            <text:p>1.18991772118647</text:p>
          </table:table-cell>
          <table:table-cell office:value-type="float" office:value="20.5843491720002" calcext:value-type="float">
            <text:p>20.584349172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3983333333333" calcext:value-type="float">
            <text:p>0.693983333333333</text:p>
          </table:table-cell>
          <table:table-cell office:value-type="float" office:value="0.6962" calcext:value-type="float">
            <text:p>0.6962</text:p>
          </table:table-cell>
          <table:table-cell office:value-type="float" office:value="1.09011522894983" calcext:value-type="float">
            <text:p>1.09011522894983</text:p>
          </table:table-cell>
          <table:table-cell office:value-type="float" office:value="1.01940300586117" calcext:value-type="float">
            <text:p>1.01940300586117</text:p>
          </table:table-cell>
          <table:table-cell office:value-type="float" office:value="20.5266254400003" calcext:value-type="float">
            <text:p>20.526625440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1933333333333" calcext:value-type="float">
            <text:p>0.711933333333333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953570056571635" calcext:value-type="float">
            <text:p>0.953570056571635</text:p>
          </table:table-cell>
          <table:table-cell office:value-type="float" office:value="0.912802146498565" calcext:value-type="float">
            <text:p>0.912802146498565</text:p>
          </table:table-cell>
          <table:table-cell office:value-type="float" office:value="21.1517347599997" calcext:value-type="float">
            <text:p>21.151734759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67633333333333" calcext:value-type="float">
            <text:p>0.467633333333333</text:p>
          </table:table-cell>
          <table:table-cell office:value-type="float" office:value="0.62" calcext:value-type="float">
            <text:p>0.62</text:p>
          </table:table-cell>
          <table:table-cell office:value-type="float" office:value="2.09638252631942" calcext:value-type="float">
            <text:p>2.09638252631942</text:p>
          </table:table-cell>
          <table:table-cell office:value-type="float" office:value="1.89721999350627" calcext:value-type="float">
            <text:p>1.89721999350627</text:p>
          </table:table-cell>
          <table:table-cell office:value-type="float" office:value="20.665571261" calcext:value-type="float">
            <text:p>20.66557126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44333333333333" calcext:value-type="float">
            <text:p>0.644333333333333</text:p>
          </table:table-cell>
          <table:table-cell office:value-type="float" office:value="0.6484" calcext:value-type="float">
            <text:p>0.6484</text:p>
          </table:table-cell>
          <table:table-cell office:value-type="float" office:value="1.68404420898921" calcext:value-type="float">
            <text:p>1.68404420898921</text:p>
          </table:table-cell>
          <table:table-cell office:value-type="float" office:value="1.48864431821617" calcext:value-type="float">
            <text:p>1.48864431821617</text:p>
          </table:table-cell>
          <table:table-cell office:value-type="float" office:value="20.6961269849999" calcext:value-type="float">
            <text:p>20.696126984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1816666666667" calcext:value-type="float">
            <text:p>0.671816666666667</text:p>
          </table:table-cell>
          <table:table-cell office:value-type="float" office:value="0.6734" calcext:value-type="float">
            <text:p>0.6734</text:p>
          </table:table-cell>
          <table:table-cell office:value-type="float" office:value="1.32907803200964" calcext:value-type="float">
            <text:p>1.32907803200964</text:p>
          </table:table-cell>
          <table:table-cell office:value-type="float" office:value="1.20755479138368" calcext:value-type="float">
            <text:p>1.20755479138368</text:p>
          </table:table-cell>
          <table:table-cell office:value-type="float" office:value="20.2355460009999" calcext:value-type="float">
            <text:p>20.235546000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6929" calcext:value-type="float">
            <text:p>0.6929</text:p>
          </table:table-cell>
          <table:table-cell office:value-type="float" office:value="1.10685735623211" calcext:value-type="float">
            <text:p>1.10685735623211</text:p>
          </table:table-cell>
          <table:table-cell office:value-type="float" office:value="1.03847522796339" calcext:value-type="float">
            <text:p>1.03847522796339</text:p>
          </table:table-cell>
          <table:table-cell office:value-type="float" office:value="19.9996145939999" calcext:value-type="float">
            <text:p>19.999614593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1366666666667" calcext:value-type="float">
            <text:p>0.711366666666667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970157675651599" calcext:value-type="float">
            <text:p>0.970157675651599</text:p>
          </table:table-cell>
          <table:table-cell office:value-type="float" office:value="0.930751463030554" calcext:value-type="float">
            <text:p>0.930751463030554</text:p>
          </table:table-cell>
          <table:table-cell office:value-type="float" office:value="19.8820057060002" calcext:value-type="float">
            <text:p>19.882005706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1905" calcext:value-type="float">
            <text:p>0.51905</text:p>
          </table:table-cell>
          <table:table-cell office:value-type="float" office:value="0.6432" calcext:value-type="float">
            <text:p>0.6432</text:p>
          </table:table-cell>
          <table:table-cell office:value-type="float" office:value="1.87311411526666" calcext:value-type="float">
            <text:p>1.87311411526666</text:p>
          </table:table-cell>
          <table:table-cell office:value-type="float" office:value="1.55928827471035" calcext:value-type="float">
            <text:p>1.55928827471035</text:p>
          </table:table-cell>
          <table:table-cell office:value-type="float" office:value="21.5569538270001" calcext:value-type="float">
            <text:p>21.556953827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68516666666667" calcext:value-type="float">
            <text:p>0.668516666666667</text:p>
          </table:table-cell>
          <table:table-cell office:value-type="float" office:value="0.6905" calcext:value-type="float">
            <text:p>0.6905</text:p>
          </table:table-cell>
          <table:table-cell office:value-type="float" office:value="1.365033082108" calcext:value-type="float">
            <text:p>1.365033082108</text:p>
          </table:table-cell>
          <table:table-cell office:value-type="float" office:value="1.21979859907916" calcext:value-type="float">
            <text:p>1.21979859907916</text:p>
          </table:table-cell>
          <table:table-cell office:value-type="float" office:value="20.4365054919999" calcext:value-type="float">
            <text:p>20.436505491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2816666666667" calcext:value-type="float">
            <text:p>0.702816666666667</text:p>
          </table:table-cell>
          <table:table-cell office:value-type="float" office:value="0.7067" calcext:value-type="float">
            <text:p>0.7067</text:p>
          </table:table-cell>
          <table:table-cell office:value-type="float" office:value="1.10956745107037" calcext:value-type="float">
            <text:p>1.10956745107037</text:p>
          </table:table-cell>
          <table:table-cell office:value-type="float" office:value="1.03255965717279" calcext:value-type="float">
            <text:p>1.03255965717279</text:p>
          </table:table-cell>
          <table:table-cell office:value-type="float" office:value="20.1970777709998" calcext:value-type="float">
            <text:p>20.197077770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475" calcext:value-type="float">
            <text:p>0.7247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958671439049849" calcext:value-type="float">
            <text:p>0.958671439049849</text:p>
          </table:table-cell>
          <table:table-cell office:value-type="float" office:value="0.913504494223625" calcext:value-type="float">
            <text:p>0.913504494223625</text:p>
          </table:table-cell>
          <table:table-cell office:value-type="float" office:value="20.8526715319999" calcext:value-type="float">
            <text:p>20.852671531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40116666666667" calcext:value-type="float">
            <text:p>0.740116666666667</text:p>
          </table:table-cell>
          <table:table-cell office:value-type="float" office:value="0.736" calcext:value-type="float">
            <text:p>0.736</text:p>
          </table:table-cell>
          <table:table-cell office:value-type="float" office:value="0.858364044857432" calcext:value-type="float">
            <text:p>0.858364044857432</text:p>
          </table:table-cell>
          <table:table-cell office:value-type="float" office:value="0.832342163392693" calcext:value-type="float">
            <text:p>0.832342163392693</text:p>
          </table:table-cell>
          <table:table-cell office:value-type="float" office:value="19.961944481" calcext:value-type="float">
            <text:p>19.96194448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47733333333333" calcext:value-type="float">
            <text:p>0.547733333333333</text:p>
          </table:table-cell>
          <table:table-cell office:value-type="float" office:value="0.6626" calcext:value-type="float">
            <text:p>0.6626</text:p>
          </table:table-cell>
          <table:table-cell office:value-type="float" office:value="1.8514908788555" calcext:value-type="float">
            <text:p>1.8514908788555</text:p>
          </table:table-cell>
          <table:table-cell office:value-type="float" office:value="1.53580855639877" calcext:value-type="float">
            <text:p>1.53580855639877</text:p>
          </table:table-cell>
          <table:table-cell office:value-type="float" office:value="20.9290644809998" calcext:value-type="float">
            <text:p>20.929064480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80933333333333" calcext:value-type="float">
            <text:p>0.680933333333333</text:p>
          </table:table-cell>
          <table:table-cell office:value-type="float" office:value="0.6947" calcext:value-type="float">
            <text:p>0.6947</text:p>
          </table:table-cell>
          <table:table-cell office:value-type="float" office:value="1.33696796937284" calcext:value-type="float">
            <text:p>1.33696796937284</text:p>
          </table:table-cell>
          <table:table-cell office:value-type="float" office:value="1.19070043989048" calcext:value-type="float">
            <text:p>1.19070043989048</text:p>
          </table:table-cell>
          <table:table-cell office:value-type="float" office:value="20.8798827340001" calcext:value-type="float">
            <text:p>20.87988273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8766666666667" calcext:value-type="float">
            <text:p>0.708766666666667</text:p>
          </table:table-cell>
          <table:table-cell office:value-type="float" office:value="0.7094" calcext:value-type="float">
            <text:p>0.7094</text:p>
          </table:table-cell>
          <table:table-cell office:value-type="float" office:value="1.08488349410008" calcext:value-type="float">
            <text:p>1.08488349410008</text:p>
          </table:table-cell>
          <table:table-cell office:value-type="float" office:value="1.00852528195472" calcext:value-type="float">
            <text:p>1.00852528195472</text:p>
          </table:table-cell>
          <table:table-cell office:value-type="float" office:value="20.18095214" calcext:value-type="float">
            <text:p>20.1809521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7316666666667" calcext:value-type="float">
            <text:p>0.727316666666667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939035778106657" calcext:value-type="float">
            <text:p>0.939035778106657</text:p>
          </table:table-cell>
          <table:table-cell office:value-type="float" office:value="0.894870673015619" calcext:value-type="float">
            <text:p>0.894870673015619</text:p>
          </table:table-cell>
          <table:table-cell office:value-type="float" office:value="20.452098832" calcext:value-type="float">
            <text:p>20.45209883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42566666666667" calcext:value-type="float">
            <text:p>0.7425666666666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43045376892537" calcext:value-type="float">
            <text:p>0.843045376892537</text:p>
          </table:table-cell>
          <table:table-cell office:value-type="float" office:value="0.816752038563892" calcext:value-type="float">
            <text:p>0.816752038563892</text:p>
          </table:table-cell>
          <table:table-cell office:value-type="float" office:value="20.266822138" calcext:value-type="float">
            <text:p>20.26682213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2295" calcext:value-type="float">
            <text:p>0.52295</text:p>
          </table:table-cell>
          <table:table-cell office:value-type="float" office:value="0.6618" calcext:value-type="float">
            <text:p>0.6618</text:p>
          </table:table-cell>
          <table:table-cell office:value-type="float" office:value="1.88660573476413" calcext:value-type="float">
            <text:p>1.88660573476413</text:p>
          </table:table-cell>
          <table:table-cell office:value-type="float" office:value="1.57954321317612" calcext:value-type="float">
            <text:p>1.57954321317612</text:p>
          </table:table-cell>
          <table:table-cell office:value-type="float" office:value="20.8123578459999" calcext:value-type="float">
            <text:p>20.812357845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78866666666667" calcext:value-type="float">
            <text:p>0.678866666666667</text:p>
          </table:table-cell>
          <table:table-cell office:value-type="float" office:value="0.6858" calcext:value-type="float">
            <text:p>0.6858</text:p>
          </table:table-cell>
          <table:table-cell office:value-type="float" office:value="1.38915530272893" calcext:value-type="float">
            <text:p>1.38915530272893</text:p>
          </table:table-cell>
          <table:table-cell office:value-type="float" office:value="1.24569442697391" calcext:value-type="float">
            <text:p>1.24569442697391</text:p>
          </table:table-cell>
          <table:table-cell office:value-type="float" office:value="20.569757277" calcext:value-type="float">
            <text:p>20.56975727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2916666666667" calcext:value-type="float">
            <text:p>0.702916666666667</text:p>
          </table:table-cell>
          <table:table-cell office:value-type="float" office:value="0.7025" calcext:value-type="float">
            <text:p>0.7025</text:p>
          </table:table-cell>
          <table:table-cell office:value-type="float" office:value="1.13019523266028" calcext:value-type="float">
            <text:p>1.13019523266028</text:p>
          </table:table-cell>
          <table:table-cell office:value-type="float" office:value="1.04997913435007" calcext:value-type="float">
            <text:p>1.04997913435007</text:p>
          </table:table-cell>
          <table:table-cell office:value-type="float" office:value="20.8853538799999" calcext:value-type="float">
            <text:p>20.88535387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2066666666667" calcext:value-type="float">
            <text:p>0.722066666666667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972955175617865" calcext:value-type="float">
            <text:p>0.972955175617865</text:p>
          </table:table-cell>
          <table:table-cell office:value-type="float" office:value="0.925941151038856" calcext:value-type="float">
            <text:p>0.925941151038856</text:p>
          </table:table-cell>
          <table:table-cell office:value-type="float" office:value="20.0617809139999" calcext:value-type="float">
            <text:p>20.061780913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3555" calcext:value-type="float">
            <text:p>0.73555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70103442402028" calcext:value-type="float">
            <text:p>0.870103442402028</text:p>
          </table:table-cell>
          <table:table-cell office:value-type="float" office:value="0.84154446641351" calcext:value-type="float">
            <text:p>0.84154446641351</text:p>
          </table:table-cell>
          <table:table-cell office:value-type="float" office:value="19.9382208299999" calcext:value-type="float">
            <text:p>19.93822082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1985" calcext:value-type="float">
            <text:p>0.51985</text:p>
          </table:table-cell>
          <table:table-cell office:value-type="float" office:value="0.6605" calcext:value-type="float">
            <text:p>0.6605</text:p>
          </table:table-cell>
          <table:table-cell office:value-type="float" office:value="1.91186280964788" calcext:value-type="float">
            <text:p>1.91186280964788</text:p>
          </table:table-cell>
          <table:table-cell office:value-type="float" office:value="1.58910049830273" calcext:value-type="float">
            <text:p>1.58910049830273</text:p>
          </table:table-cell>
          <table:table-cell office:value-type="float" office:value="20.7367756919998" calcext:value-type="float">
            <text:p>20.736775691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74233333333333" calcext:value-type="float">
            <text:p>0.674233333333333</text:p>
          </table:table-cell>
          <table:table-cell office:value-type="float" office:value="0.6876" calcext:value-type="float">
            <text:p>0.6876</text:p>
          </table:table-cell>
          <table:table-cell office:value-type="float" office:value="1.38939193685426" calcext:value-type="float">
            <text:p>1.38939193685426</text:p>
          </table:table-cell>
          <table:table-cell office:value-type="float" office:value="1.23834594647596" calcext:value-type="float">
            <text:p>1.23834594647596</text:p>
          </table:table-cell>
          <table:table-cell office:value-type="float" office:value="20.3740645019998" calcext:value-type="float">
            <text:p>20.374064501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3666666666667" calcext:value-type="float">
            <text:p>0.703666666666667</text:p>
          </table:table-cell>
          <table:table-cell office:value-type="float" office:value="0.7063" calcext:value-type="float">
            <text:p>0.7063</text:p>
          </table:table-cell>
          <table:table-cell office:value-type="float" office:value="1.1242725895539" calcext:value-type="float">
            <text:p>1.1242725895539</text:p>
          </table:table-cell>
          <table:table-cell office:value-type="float" office:value="1.04282275734434" calcext:value-type="float">
            <text:p>1.04282275734434</text:p>
          </table:table-cell>
          <table:table-cell office:value-type="float" office:value="20.9488497740003" calcext:value-type="float">
            <text:p>20.948849774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967578633126419" calcext:value-type="float">
            <text:p>0.967578633126419</text:p>
          </table:table-cell>
          <table:table-cell office:value-type="float" office:value="0.921158727566907" calcext:value-type="float">
            <text:p>0.921158727566907</text:p>
          </table:table-cell>
          <table:table-cell office:value-type="float" office:value="19.5774665130002" calcext:value-type="float">
            <text:p>19.577466513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35583333333333" calcext:value-type="float">
            <text:p>0.7355833333333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866043393927088" calcext:value-type="float">
            <text:p>0.866043393927088</text:p>
          </table:table-cell>
          <table:table-cell office:value-type="float" office:value="0.838577391994987" calcext:value-type="float">
            <text:p>0.838577391994987</text:p>
          </table:table-cell>
          <table:table-cell office:value-type="float" office:value="19.6930300500003" calcext:value-type="float">
            <text:p>19.693030050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632" calcext:value-type="float">
            <text:p>0.632</text:p>
          </table:table-cell>
          <table:table-cell office:value-type="float" office:value="1.90458178202481" calcext:value-type="float">
            <text:p>1.90458178202481</text:p>
          </table:table-cell>
          <table:table-cell office:value-type="float" office:value="1.58642262106488" calcext:value-type="float">
            <text:p>1.58642262106488</text:p>
          </table:table-cell>
          <table:table-cell office:value-type="float" office:value="20.7178995690001" calcext:value-type="float">
            <text:p>20.71789956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59466666666667" calcext:value-type="float">
            <text:p>0.659466666666667</text:p>
          </table:table-cell>
          <table:table-cell office:value-type="float" office:value="0.6733" calcext:value-type="float">
            <text:p>0.6733</text:p>
          </table:table-cell>
          <table:table-cell office:value-type="float" office:value="1.38094986006141" calcext:value-type="float">
            <text:p>1.38094986006141</text:p>
          </table:table-cell>
          <table:table-cell office:value-type="float" office:value="1.22785802555692" calcext:value-type="float">
            <text:p>1.22785802555692</text:p>
          </table:table-cell>
          <table:table-cell office:value-type="float" office:value="21.6706152040001" calcext:value-type="float">
            <text:p>21.67061520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697" calcext:value-type="float">
            <text:p>0.697</text:p>
          </table:table-cell>
          <table:table-cell office:value-type="float" office:value="1.11482218746692" calcext:value-type="float">
            <text:p>1.11482218746692</text:p>
          </table:table-cell>
          <table:table-cell office:value-type="float" office:value="1.03376367061761" calcext:value-type="float">
            <text:p>1.03376367061761</text:p>
          </table:table-cell>
          <table:table-cell office:value-type="float" office:value="20.64922058" calcext:value-type="float">
            <text:p>20.6492205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13416666666667" calcext:value-type="float">
            <text:p>0.713416666666667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961065147858439" calcext:value-type="float">
            <text:p>0.961065147858439</text:p>
          </table:table-cell>
          <table:table-cell office:value-type="float" office:value="0.915616852083024" calcext:value-type="float">
            <text:p>0.915616852083024</text:p>
          </table:table-cell>
          <table:table-cell office:value-type="float" office:value="20.0483213370003" calcext:value-type="float">
            <text:p>20.048321337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2985" calcext:value-type="float">
            <text:p>0.72985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862964460272779" calcext:value-type="float">
            <text:p>0.862964460272779</text:p>
          </table:table-cell>
          <table:table-cell office:value-type="float" office:value="0.835724107778756" calcext:value-type="float">
            <text:p>0.835724107778756</text:p>
          </table:table-cell>
          <table:table-cell office:value-type="float" office:value="19.7740189610004" calcext:value-type="float">
            <text:p>19.774018961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8683333333333" calcext:value-type="float">
            <text:p>0.558683333333333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70662803372849" calcext:value-type="float">
            <text:p>1.70662803372849</text:p>
          </table:table-cell>
          <table:table-cell office:value-type="float" office:value="1.3528396863087" calcext:value-type="float">
            <text:p>1.3528396863087</text:p>
          </table:table-cell>
          <table:table-cell office:value-type="float" office:value="20.7335172209996" calcext:value-type="float">
            <text:p>20.73351722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6266666666667" calcext:value-type="float">
            <text:p>0.696266666666667</text:p>
          </table:table-cell>
          <table:table-cell office:value-type="float" office:value="0.7082" calcext:value-type="float">
            <text:p>0.7082</text:p>
          </table:table-cell>
          <table:table-cell office:value-type="float" office:value="1.19835372691724" calcext:value-type="float">
            <text:p>1.19835372691724</text:p>
          </table:table-cell>
          <table:table-cell office:value-type="float" office:value="1.09063526665329" calcext:value-type="float">
            <text:p>1.09063526665329</text:p>
          </table:table-cell>
          <table:table-cell office:value-type="float" office:value="21.6477500299998" calcext:value-type="float">
            <text:p>21.647750029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3183333333333" calcext:value-type="float">
            <text:p>0.723183333333333</text:p>
          </table:table-cell>
          <table:table-cell office:value-type="float" office:value="0.7239" calcext:value-type="float">
            <text:p>0.7239</text:p>
          </table:table-cell>
          <table:table-cell office:value-type="float" office:value="1.00631626569894" calcext:value-type="float">
            <text:p>1.00631626569894</text:p>
          </table:table-cell>
          <table:table-cell office:value-type="float" office:value="0.948425434956885" calcext:value-type="float">
            <text:p>0.948425434956885</text:p>
          </table:table-cell>
          <table:table-cell office:value-type="float" office:value="20.3176331180002" calcext:value-type="float">
            <text:p>20.317633118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9416666666667" calcext:value-type="float">
            <text:p>0.739416666666667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888801867710248" calcext:value-type="float">
            <text:p>0.888801867710248</text:p>
          </table:table-cell>
          <table:table-cell office:value-type="float" office:value="0.854206707826845" calcext:value-type="float">
            <text:p>0.854206707826845</text:p>
          </table:table-cell>
          <table:table-cell office:value-type="float" office:value="20.0230036389999" calcext:value-type="float">
            <text:p>20.023003638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807228228113036" calcext:value-type="float">
            <text:p>0.807228228113036</text:p>
          </table:table-cell>
          <table:table-cell office:value-type="float" office:value="0.78662191454772" calcext:value-type="float">
            <text:p>0.78662191454772</text:p>
          </table:table-cell>
          <table:table-cell office:value-type="float" office:value="19.9709419200003" calcext:value-type="float">
            <text:p>19.970941920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82216666666667" calcext:value-type="float">
            <text:p>0.582216666666667</text:p>
          </table:table-cell>
          <table:table-cell office:value-type="float" office:value="0.6737" calcext:value-type="float">
            <text:p>0.6737</text:p>
          </table:table-cell>
          <table:table-cell office:value-type="float" office:value="1.69193040104563" calcext:value-type="float">
            <text:p>1.69193040104563</text:p>
          </table:table-cell>
          <table:table-cell office:value-type="float" office:value="1.35149887640765" calcext:value-type="float">
            <text:p>1.35149887640765</text:p>
          </table:table-cell>
          <table:table-cell office:value-type="float" office:value="21.8339353320002" calcext:value-type="float">
            <text:p>21.833935332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2383333333333" calcext:value-type="float">
            <text:p>0.692383333333333</text:p>
          </table:table-cell>
          <table:table-cell office:value-type="float" office:value="0.7017" calcext:value-type="float">
            <text:p>0.7017</text:p>
          </table:table-cell>
          <table:table-cell office:value-type="float" office:value="1.18866646677446" calcext:value-type="float">
            <text:p>1.18866646677446</text:p>
          </table:table-cell>
          <table:table-cell office:value-type="float" office:value="1.07500917212978" calcext:value-type="float">
            <text:p>1.07500917212978</text:p>
          </table:table-cell>
          <table:table-cell office:value-type="float" office:value="20.7550556750002" calcext:value-type="float">
            <text:p>20.755055675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988206004727878" calcext:value-type="float">
            <text:p>0.988206004727878</text:p>
          </table:table-cell>
          <table:table-cell office:value-type="float" office:value="0.934297560126918" calcext:value-type="float">
            <text:p>0.934297560126918</text:p>
          </table:table-cell>
          <table:table-cell office:value-type="float" office:value="20.4927510590001" calcext:value-type="float">
            <text:p>20.492751059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875000181864065" calcext:value-type="float">
            <text:p>0.875000181864065</text:p>
          </table:table-cell>
          <table:table-cell office:value-type="float" office:value="0.84347368045977" calcext:value-type="float">
            <text:p>0.84347368045977</text:p>
          </table:table-cell>
          <table:table-cell office:value-type="float" office:value="19.8683048949997" calcext:value-type="float">
            <text:p>19.868304894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9683333333333" calcext:value-type="float">
            <text:p>0.749683333333333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795948893975602" calcext:value-type="float">
            <text:p>0.795948893975602</text:p>
          </table:table-cell>
          <table:table-cell office:value-type="float" office:value="0.779144648533718" calcext:value-type="float">
            <text:p>0.779144648533718</text:p>
          </table:table-cell>
          <table:table-cell office:value-type="float" office:value="19.8343570790003" calcext:value-type="float">
            <text:p>19.834357079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5433333333333" calcext:value-type="float">
            <text:p>0.555433333333333</text:p>
          </table:table-cell>
          <table:table-cell office:value-type="float" office:value="0.6642" calcext:value-type="float">
            <text:p>0.6642</text:p>
          </table:table-cell>
          <table:table-cell office:value-type="float" office:value="1.68674806287802" calcext:value-type="float">
            <text:p>1.68674806287802</text:p>
          </table:table-cell>
          <table:table-cell office:value-type="float" office:value="1.34611226494905" calcext:value-type="float">
            <text:p>1.34611226494905</text:p>
          </table:table-cell>
          <table:table-cell office:value-type="float" office:value="21.5218655959998" calcext:value-type="float">
            <text:p>21.521865595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7017" calcext:value-type="float">
            <text:p>0.7017</text:p>
          </table:table-cell>
          <table:table-cell office:value-type="float" office:value="1.18841468544403" calcext:value-type="float">
            <text:p>1.18841468544403</text:p>
          </table:table-cell>
          <table:table-cell office:value-type="float" office:value="1.08429958068641" calcext:value-type="float">
            <text:p>1.08429958068641</text:p>
          </table:table-cell>
          <table:table-cell office:value-type="float" office:value="20.5564942009996" calcext:value-type="float">
            <text:p>20.55649420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145" calcext:value-type="float">
            <text:p>0.72145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997508002115465" calcext:value-type="float">
            <text:p>0.997508002115465</text:p>
          </table:table-cell>
          <table:table-cell office:value-type="float" office:value="0.943313064089247" calcext:value-type="float">
            <text:p>0.943313064089247</text:p>
          </table:table-cell>
          <table:table-cell office:value-type="float" office:value="20.2398224860008" calcext:value-type="float">
            <text:p>20.239822486000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5966666666667" calcext:value-type="float">
            <text:p>0.735966666666667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81142360124507" calcext:value-type="float">
            <text:p>0.881142360124507</text:p>
          </table:table-cell>
          <table:table-cell office:value-type="float" office:value="0.848644365170959" calcext:value-type="float">
            <text:p>0.848644365170959</text:p>
          </table:table-cell>
          <table:table-cell office:value-type="float" office:value="20.3314879210002" calcext:value-type="float">
            <text:p>20.331487921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8766666666667" calcext:value-type="float">
            <text:p>0.748766666666667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0818264166684" calcext:value-type="float">
            <text:p>0.800818264166684</text:p>
          </table:table-cell>
          <table:table-cell office:value-type="float" office:value="0.783755590201943" calcext:value-type="float">
            <text:p>0.783755590201943</text:p>
          </table:table-cell>
          <table:table-cell office:value-type="float" office:value="20.670403692" calcext:value-type="float">
            <text:p>20.67040369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841" calcext:value-type="float">
            <text:p>0.6841</text:p>
          </table:table-cell>
          <table:table-cell office:value-type="float" office:value="1.70998845209699" calcext:value-type="float">
            <text:p>1.70998845209699</text:p>
          </table:table-cell>
          <table:table-cell office:value-type="float" office:value="1.350243260906" calcext:value-type="float">
            <text:p>1.350243260906</text:p>
          </table:table-cell>
          <table:table-cell office:value-type="float" office:value="21.051838806" calcext:value-type="float">
            <text:p>21.05183880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00483333333333" calcext:value-type="float">
            <text:p>0.700483333333333</text:p>
          </table:table-cell>
          <table:table-cell office:value-type="float" office:value="0.7109" calcext:value-type="float">
            <text:p>0.7109</text:p>
          </table:table-cell>
          <table:table-cell office:value-type="float" office:value="1.18149223014998" calcext:value-type="float">
            <text:p>1.18149223014998</text:p>
          </table:table-cell>
          <table:table-cell office:value-type="float" office:value="1.06837253661672" calcext:value-type="float">
            <text:p>1.06837253661672</text:p>
          </table:table-cell>
          <table:table-cell office:value-type="float" office:value="20.6098688780003" calcext:value-type="float">
            <text:p>20.609868878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6733333333333" calcext:value-type="float">
            <text:p>0.726733333333333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978483905098332" calcext:value-type="float">
            <text:p>0.978483905098332</text:p>
          </table:table-cell>
          <table:table-cell office:value-type="float" office:value="0.922720247393201" calcext:value-type="float">
            <text:p>0.922720247393201</text:p>
          </table:table-cell>
          <table:table-cell office:value-type="float" office:value="20.1402793939997" calcext:value-type="float">
            <text:p>20.140279393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40583333333333" calcext:value-type="float">
            <text:p>0.740583333333333</text:p>
          </table:table-cell>
          <table:table-cell office:value-type="float" office:value="0.7397" calcext:value-type="float">
            <text:p>0.7397</text:p>
          </table:table-cell>
          <table:table-cell office:value-type="float" office:value="0.86283125666413" calcext:value-type="float">
            <text:p>0.86283125666413</text:p>
          </table:table-cell>
          <table:table-cell office:value-type="float" office:value="0.829972666539964" calcext:value-type="float">
            <text:p>0.829972666539964</text:p>
          </table:table-cell>
          <table:table-cell office:value-type="float" office:value="19.9729951159998" calcext:value-type="float">
            <text:p>19.972995115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52866666666667" calcext:value-type="float">
            <text:p>0.752866666666667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84637133259255" calcext:value-type="float">
            <text:p>0.784637133259255</text:p>
          </table:table-cell>
          <table:table-cell office:value-type="float" office:value="0.767888837179561" calcext:value-type="float">
            <text:p>0.767888837179561</text:p>
          </table:table-cell>
          <table:table-cell office:value-type="float" office:value="20.7656669879998" calcext:value-type="float">
            <text:p>20.765666987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94" calcext:value-type="float">
            <text:p>0.6794</text:p>
          </table:table-cell>
          <table:table-cell office:value-type="float" office:value="1.71395201787257" calcext:value-type="float">
            <text:p>1.71395201787257</text:p>
          </table:table-cell>
          <table:table-cell office:value-type="float" office:value="1.34097293000312" calcext:value-type="float">
            <text:p>1.34097293000312</text:p>
          </table:table-cell>
          <table:table-cell office:value-type="float" office:value="20.9628729609994" calcext:value-type="float">
            <text:p>20.962872960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6916666666667" calcext:value-type="float">
            <text:p>0.696916666666667</text:p>
          </table:table-cell>
          <table:table-cell office:value-type="float" office:value="0.7009" calcext:value-type="float">
            <text:p>0.7009</text:p>
          </table:table-cell>
          <table:table-cell office:value-type="float" office:value="1.17664028103672" calcext:value-type="float">
            <text:p>1.17664028103672</text:p>
          </table:table-cell>
          <table:table-cell office:value-type="float" office:value="1.0725085006398" calcext:value-type="float">
            <text:p>1.0725085006398</text:p>
          </table:table-cell>
          <table:table-cell office:value-type="float" office:value="20.5237496350001" calcext:value-type="float">
            <text:p>20.523749635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99082989771483" calcext:value-type="float">
            <text:p>0.99082989771483</text:p>
          </table:table-cell>
          <table:table-cell office:value-type="float" office:value="0.941763500119471" calcext:value-type="float">
            <text:p>0.941763500119471</text:p>
          </table:table-cell>
          <table:table-cell office:value-type="float" office:value="21.2275545720004" calcext:value-type="float">
            <text:p>21.227554572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82380394284913" calcext:value-type="float">
            <text:p>0.882380394284913</text:p>
          </table:table-cell>
          <table:table-cell office:value-type="float" office:value="0.851378441616228" calcext:value-type="float">
            <text:p>0.851378441616228</text:p>
          </table:table-cell>
          <table:table-cell office:value-type="float" office:value="20.0747825920007" calcext:value-type="float">
            <text:p>20.074782592000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7483333333333" calcext:value-type="float">
            <text:p>0.74748333333333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805735496696887" calcext:value-type="float">
            <text:p>0.805735496696887</text:p>
          </table:table-cell>
          <table:table-cell office:value-type="float" office:value="0.786541944856097" calcext:value-type="float">
            <text:p>0.786541944856097</text:p>
          </table:table-cell>
          <table:table-cell office:value-type="float" office:value="20.0795484720002" calcext:value-type="float">
            <text:p>20.079548472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91583333333333" calcext:value-type="float">
            <text:p>0.591583333333333</text:p>
          </table:table-cell>
          <table:table-cell office:value-type="float" office:value="0.6964" calcext:value-type="float">
            <text:p>0.6964</text:p>
          </table:table-cell>
          <table:table-cell office:value-type="float" office:value="1.51276871110839" calcext:value-type="float">
            <text:p>1.51276871110839</text:p>
          </table:table-cell>
          <table:table-cell office:value-type="float" office:value="1.16344636033295" calcext:value-type="float">
            <text:p>1.16344636033295</text:p>
          </table:table-cell>
          <table:table-cell office:value-type="float" office:value="20.858630406" calcext:value-type="float">
            <text:p>20.8586304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7193" calcext:value-type="float">
            <text:p>0.7193</text:p>
          </table:table-cell>
          <table:table-cell office:value-type="float" office:value="1.03891902126229" calcext:value-type="float">
            <text:p>1.03891902126229</text:p>
          </table:table-cell>
          <table:table-cell office:value-type="float" office:value="0.967955531588026" calcext:value-type="float">
            <text:p>0.967955531588026</text:p>
          </table:table-cell>
          <table:table-cell office:value-type="float" office:value="20.6082148369997" calcext:value-type="float">
            <text:p>20.608214836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7683333333333" calcext:value-type="float">
            <text:p>0.737683333333333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900734885542123" calcext:value-type="float">
            <text:p>0.900734885542123</text:p>
          </table:table-cell>
          <table:table-cell office:value-type="float" office:value="0.870594402027738" calcext:value-type="float">
            <text:p>0.870594402027738</text:p>
          </table:table-cell>
          <table:table-cell office:value-type="float" office:value="20.4090299589998" calcext:value-type="float">
            <text:p>20.409029958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1483333333333" calcext:value-type="float">
            <text:p>0.751483333333333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816347269043485" calcext:value-type="float">
            <text:p>0.816347269043485</text:p>
          </table:table-cell>
          <table:table-cell office:value-type="float" office:value="0.798081946600774" calcext:value-type="float">
            <text:p>0.798081946600774</text:p>
          </table:table-cell>
          <table:table-cell office:value-type="float" office:value="21.3165609399994" calcext:value-type="float">
            <text:p>21.316560939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54166549139185" calcext:value-type="float">
            <text:p>0.754166549139185</text:p>
          </table:table-cell>
          <table:table-cell office:value-type="float" office:value="0.746908464249532" calcext:value-type="float">
            <text:p>0.746908464249532</text:p>
          </table:table-cell>
          <table:table-cell office:value-type="float" office:value="20.0278461930002" calcext:value-type="float">
            <text:p>20.027846193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972" calcext:value-type="float">
            <text:p>0.6972</text:p>
          </table:table-cell>
          <table:table-cell office:value-type="float" office:value="1.54081244394977" calcext:value-type="float">
            <text:p>1.54081244394977</text:p>
          </table:table-cell>
          <table:table-cell office:value-type="float" office:value="1.16246594630989" calcext:value-type="float">
            <text:p>1.16246594630989</text:p>
          </table:table-cell>
          <table:table-cell office:value-type="float" office:value="21.1532433849998" calcext:value-type="float">
            <text:p>21.153243384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03447828535586" calcext:value-type="float">
            <text:p>1.03447828535586</text:p>
          </table:table-cell>
          <table:table-cell office:value-type="float" office:value="0.961565522631262" calcext:value-type="float">
            <text:p>0.961565522631262</text:p>
          </table:table-cell>
          <table:table-cell office:value-type="float" office:value="21.4748734969999" calcext:value-type="float">
            <text:p>21.474873496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40433333333333" calcext:value-type="float">
            <text:p>0.740433333333333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896257711244799" calcext:value-type="float">
            <text:p>0.896257711244799</text:p>
          </table:table-cell>
          <table:table-cell office:value-type="float" office:value="0.862045753154026" calcext:value-type="float">
            <text:p>0.862045753154026</text:p>
          </table:table-cell>
          <table:table-cell office:value-type="float" office:value="20.357001714" calcext:value-type="float">
            <text:p>20.35700171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2116666666667" calcext:value-type="float">
            <text:p>0.752116666666667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11934658713432" calcext:value-type="float">
            <text:p>0.811934658713432</text:p>
          </table:table-cell>
          <table:table-cell office:value-type="float" office:value="0.792157037242962" calcext:value-type="float">
            <text:p>0.792157037242962</text:p>
          </table:table-cell>
          <table:table-cell office:value-type="float" office:value="20.1245005199999" calcext:value-type="float">
            <text:p>20.124500519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6005" calcext:value-type="float">
            <text:p>0.76005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51831197408217" calcext:value-type="float">
            <text:p>0.751831197408217</text:p>
          </table:table-cell>
          <table:table-cell office:value-type="float" office:value="0.740873867159436" calcext:value-type="float">
            <text:p>0.740873867159436</text:p>
          </table:table-cell>
          <table:table-cell office:value-type="float" office:value="19.8530092830006" calcext:value-type="float">
            <text:p>19.853009283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79983333333333" calcext:value-type="float">
            <text:p>0.579983333333333</text:p>
          </table:table-cell>
          <table:table-cell office:value-type="float" office:value="0.6979" calcext:value-type="float">
            <text:p>0.6979</text:p>
          </table:table-cell>
          <table:table-cell office:value-type="float" office:value="1.53547772174197" calcext:value-type="float">
            <text:p>1.53547772174197</text:p>
          </table:table-cell>
          <table:table-cell office:value-type="float" office:value="1.16166997069766" calcext:value-type="float">
            <text:p>1.16166997069766</text:p>
          </table:table-cell>
          <table:table-cell office:value-type="float" office:value="20.910181149" calcext:value-type="float">
            <text:p>20.91018114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18733333333333" calcext:value-type="float">
            <text:p>0.718733333333333</text:p>
          </table:table-cell>
          <table:table-cell office:value-type="float" office:value="0.7227" calcext:value-type="float">
            <text:p>0.7227</text:p>
          </table:table-cell>
          <table:table-cell office:value-type="float" office:value="1.03486300893684" calcext:value-type="float">
            <text:p>1.03486300893684</text:p>
          </table:table-cell>
          <table:table-cell office:value-type="float" office:value="0.958065561807839" calcext:value-type="float">
            <text:p>0.958065561807839</text:p>
          </table:table-cell>
          <table:table-cell office:value-type="float" office:value="20.8785646589995" calcext:value-type="float">
            <text:p>20.878564658999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6866666666667" calcext:value-type="float">
            <text:p>0.736866666666667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891316441203485" calcext:value-type="float">
            <text:p>0.891316441203485</text:p>
          </table:table-cell>
          <table:table-cell office:value-type="float" office:value="0.855263143208376" calcext:value-type="float">
            <text:p>0.855263143208376</text:p>
          </table:table-cell>
          <table:table-cell office:value-type="float" office:value="20.6754710599998" calcext:value-type="float">
            <text:p>20.675471059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48766666666667" calcext:value-type="float">
            <text:p>0.748766666666667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806326338286593" calcext:value-type="float">
            <text:p>0.806326338286593</text:p>
          </table:table-cell>
          <table:table-cell office:value-type="float" office:value="0.787412077757963" calcext:value-type="float">
            <text:p>0.787412077757963</text:p>
          </table:table-cell>
          <table:table-cell office:value-type="float" office:value="19.8268351679999" calcext:value-type="float">
            <text:p>19.826835167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9783333333333" calcext:value-type="float">
            <text:p>0.759783333333333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46776550118603" calcext:value-type="float">
            <text:p>0.746776550118603</text:p>
          </table:table-cell>
          <table:table-cell office:value-type="float" office:value="0.737928465673119" calcext:value-type="float">
            <text:p>0.737928465673119</text:p>
          </table:table-cell>
          <table:table-cell office:value-type="float" office:value="19.8114246299992" calcext:value-type="float">
            <text:p>19.811424629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6923" calcext:value-type="float">
            <text:p>0.6923</text:p>
          </table:table-cell>
          <table:table-cell office:value-type="float" office:value="1.57617023962139" calcext:value-type="float">
            <text:p>1.57617023962139</text:p>
          </table:table-cell>
          <table:table-cell office:value-type="float" office:value="1.19163025488519" calcext:value-type="float">
            <text:p>1.19163025488519</text:p>
          </table:table-cell>
          <table:table-cell office:value-type="float" office:value="21.5521141010004" calcext:value-type="float">
            <text:p>21.552114101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17866666666667" calcext:value-type="float">
            <text:p>0.717866666666667</text:p>
          </table:table-cell>
          <table:table-cell office:value-type="float" office:value="0.7181" calcext:value-type="float">
            <text:p>0.7181</text:p>
          </table:table-cell>
          <table:table-cell office:value-type="float" office:value="1.05531993730744" calcext:value-type="float">
            <text:p>1.05531993730744</text:p>
          </table:table-cell>
          <table:table-cell office:value-type="float" office:value="0.971139798498457" calcext:value-type="float">
            <text:p>0.971139798498457</text:p>
          </table:table-cell>
          <table:table-cell office:value-type="float" office:value="20.3011786739999" calcext:value-type="float">
            <text:p>20.30117867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5866666666667" calcext:value-type="float">
            <text:p>0.735866666666667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900075861449435" calcext:value-type="float">
            <text:p>0.900075861449435</text:p>
          </table:table-cell>
          <table:table-cell office:value-type="float" office:value="0.860439745483884" calcext:value-type="float">
            <text:p>0.860439745483884</text:p>
          </table:table-cell>
          <table:table-cell office:value-type="float" office:value="19.9633218030003" calcext:value-type="float">
            <text:p>19.9633218030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48516666666667" calcext:value-type="float">
            <text:p>0.748516666666667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810293596690652" calcext:value-type="float">
            <text:p>0.810293596690652</text:p>
          </table:table-cell>
          <table:table-cell office:value-type="float" office:value="0.786508297844298" calcext:value-type="float">
            <text:p>0.786508297844298</text:p>
          </table:table-cell>
          <table:table-cell office:value-type="float" office:value="19.954154348" calcext:value-type="float">
            <text:p>19.95415434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735" calcext:value-type="float">
            <text:p>0.757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9606338327627" calcext:value-type="float">
            <text:p>0.749606338327627</text:p>
          </table:table-cell>
          <table:table-cell office:value-type="float" office:value="0.737155655766748" calcext:value-type="float">
            <text:p>0.737155655766748</text:p>
          </table:table-cell>
          <table:table-cell office:value-type="float" office:value="19.7926903050002" calcext:value-type="float">
            <text:p>19.792690305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7006" calcext:value-type="float">
            <text:p>0.7006</text:p>
          </table:table-cell>
          <table:table-cell office:value-type="float" office:value="1.57736529965899" calcext:value-type="float">
            <text:p>1.57736529965899</text:p>
          </table:table-cell>
          <table:table-cell office:value-type="float" office:value="1.19788241538273" calcext:value-type="float">
            <text:p>1.19788241538273</text:p>
          </table:table-cell>
          <table:table-cell office:value-type="float" office:value="21.6382054159994" calcext:value-type="float">
            <text:p>21.638205415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7242" calcext:value-type="float">
            <text:p>0.7242</text:p>
          </table:table-cell>
          <table:table-cell office:value-type="float" office:value="1.05623803216257" calcext:value-type="float">
            <text:p>1.05623803216257</text:p>
          </table:table-cell>
          <table:table-cell office:value-type="float" office:value="0.971117055340178" calcext:value-type="float">
            <text:p>0.971117055340178</text:p>
          </table:table-cell>
          <table:table-cell office:value-type="float" office:value="20.4197944310008" calcext:value-type="float">
            <text:p>20.419794431000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40083333333333" calcext:value-type="float">
            <text:p>0.740083333333333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902144379262477" calcext:value-type="float">
            <text:p>0.902144379262477</text:p>
          </table:table-cell>
          <table:table-cell office:value-type="float" office:value="0.864438713356188" calcext:value-type="float">
            <text:p>0.864438713356188</text:p>
          </table:table-cell>
          <table:table-cell office:value-type="float" office:value="19.891597023" calcext:value-type="float">
            <text:p>19.89159702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16378707697651" calcext:value-type="float">
            <text:p>0.816378707697651</text:p>
          </table:table-cell>
          <table:table-cell office:value-type="float" office:value="0.794731045414688" calcext:value-type="float">
            <text:p>0.794731045414688</text:p>
          </table:table-cell>
          <table:table-cell office:value-type="float" office:value="20.6072391839998" calcext:value-type="float">
            <text:p>20.607239183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8716666666667" calcext:value-type="float">
            <text:p>0.75871666666666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5126435174617" calcext:value-type="float">
            <text:p>0.755126435174617</text:p>
          </table:table-cell>
          <table:table-cell office:value-type="float" office:value="0.742449901855675" calcext:value-type="float">
            <text:p>0.742449901855675</text:p>
          </table:table-cell>
          <table:table-cell office:value-type="float" office:value="19.5341342809998" calcext:value-type="float">
            <text:p>19.534134280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07933333333333" calcext:value-type="float">
            <text:p>0.707933333333333</text:p>
          </table:table-cell>
          <table:table-cell office:value-type="float" office:value="0.7638" calcext:value-type="float">
            <text:p>0.7638</text:p>
          </table:table-cell>
          <table:table-cell office:value-type="float" office:value="1.00489672637189" calcext:value-type="float">
            <text:p>1.00489672637189</text:p>
          </table:table-cell>
          <table:table-cell office:value-type="float" office:value="0.730598291963529" calcext:value-type="float">
            <text:p>0.730598291963529</text:p>
          </table:table-cell>
          <table:table-cell office:value-type="float" office:value="15.1883797790006" calcext:value-type="float">
            <text:p>15.188379779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34227928894161" calcext:value-type="float">
            <text:p>0.634227928894161</text:p>
          </table:table-cell>
          <table:table-cell office:value-type="float" office:value="0.601884000999912" calcext:value-type="float">
            <text:p>0.601884000999912</text:p>
          </table:table-cell>
          <table:table-cell office:value-type="float" office:value="15.5303967939999" calcext:value-type="float">
            <text:p>15.530396793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537361879465677" calcext:value-type="float">
            <text:p>0.537361879465677</text:p>
          </table:table-cell>
          <table:table-cell office:value-type="float" office:value="0.543234048185834" calcext:value-type="float">
            <text:p>0.543234048185834</text:p>
          </table:table-cell>
          <table:table-cell office:value-type="float" office:value="15.3161732999997" calcext:value-type="float">
            <text:p>15.316173299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385" calcext:value-type="float">
            <text:p>0.8338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486512498751378" calcext:value-type="float">
            <text:p>0.486512498751378</text:p>
          </table:table-cell>
          <table:table-cell office:value-type="float" office:value="0.503142020504945" calcext:value-type="float">
            <text:p>0.503142020504945</text:p>
          </table:table-cell>
          <table:table-cell office:value-type="float" office:value="15.2897738489992" calcext:value-type="float">
            <text:p>15.289773848999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4033333333333" calcext:value-type="float">
            <text:p>0.84403333333333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453859597428648" calcext:value-type="float">
            <text:p>0.453859597428648</text:p>
          </table:table-cell>
          <table:table-cell office:value-type="float" office:value="0.480051978473451" calcext:value-type="float">
            <text:p>0.480051978473451</text:p>
          </table:table-cell>
          <table:table-cell office:value-type="float" office:value="15.3422847759994" calcext:value-type="float">
            <text:p>15.342284775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96757901722053" calcext:value-type="float">
            <text:p>0.96757901722053</text:p>
          </table:table-cell>
          <table:table-cell office:value-type="float" office:value="0.701345752189114" calcext:value-type="float">
            <text:p>0.701345752189114</text:p>
          </table:table-cell>
          <table:table-cell office:value-type="float" office:value="15.371270005" calcext:value-type="float">
            <text:p>15.37127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611695647811585" calcext:value-type="float">
            <text:p>0.611695647811585</text:p>
          </table:table-cell>
          <table:table-cell office:value-type="float" office:value="0.579372985727468" calcext:value-type="float">
            <text:p>0.579372985727468</text:p>
          </table:table-cell>
          <table:table-cell office:value-type="float" office:value="16.3707623589999" calcext:value-type="float">
            <text:p>16.370762358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1233333333333" calcext:value-type="float">
            <text:p>0.821233333333333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527664017448547" calcext:value-type="float">
            <text:p>0.527664017448547</text:p>
          </table:table-cell>
          <table:table-cell office:value-type="float" office:value="0.525009195516064" calcext:value-type="float">
            <text:p>0.525009195516064</text:p>
          </table:table-cell>
          <table:table-cell office:value-type="float" office:value="15.4578831839999" calcext:value-type="float">
            <text:p>15.457883183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4783333333333" calcext:value-type="float">
            <text:p>0.83478333333333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81987055049522" calcext:value-type="float">
            <text:p>0.481987055049522</text:p>
          </table:table-cell>
          <table:table-cell office:value-type="float" office:value="0.492895342362155" calcext:value-type="float">
            <text:p>0.492895342362155</text:p>
          </table:table-cell>
          <table:table-cell office:value-type="float" office:value="15.6188028340002" calcext:value-type="float">
            <text:p>15.618802834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4133333333333" calcext:value-type="float">
            <text:p>0.844133333333333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452032200531411" calcext:value-type="float">
            <text:p>0.452032200531411</text:p>
          </table:table-cell>
          <table:table-cell office:value-type="float" office:value="0.471418136149455" calcext:value-type="float">
            <text:p>0.471418136149455</text:p>
          </table:table-cell>
          <table:table-cell office:value-type="float" office:value="15.3670377050003" calcext:value-type="float">
            <text:p>15.36703770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4766666666667" calcext:value-type="float">
            <text:p>0.714766666666667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946526731858884" calcext:value-type="float">
            <text:p>0.946526731858884</text:p>
          </table:table-cell>
          <table:table-cell office:value-type="float" office:value="0.692795547710103" calcext:value-type="float">
            <text:p>0.692795547710103</text:p>
          </table:table-cell>
          <table:table-cell office:value-type="float" office:value="16.2247214159997" calcext:value-type="float">
            <text:p>16.224721415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00716666666667" calcext:value-type="float">
            <text:p>0.800716666666667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603918353218768" calcext:value-type="float">
            <text:p>0.603918353218768</text:p>
          </table:table-cell>
          <table:table-cell office:value-type="float" office:value="0.577443158360803" calcext:value-type="float">
            <text:p>0.577443158360803</text:p>
          </table:table-cell>
          <table:table-cell office:value-type="float" office:value="15.2858978100003" calcext:value-type="float">
            <text:p>15.28589781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520516079435471" calcext:value-type="float">
            <text:p>0.520516079435471</text:p>
          </table:table-cell>
          <table:table-cell office:value-type="float" office:value="0.525280480551871" calcext:value-type="float">
            <text:p>0.525280480551871</text:p>
          </table:table-cell>
          <table:table-cell office:value-type="float" office:value="15.5339655240005" calcext:value-type="float">
            <text:p>15.533965524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7733333333333" calcext:value-type="float">
            <text:p>0.837733333333333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476015013418218" calcext:value-type="float">
            <text:p>0.476015013418218</text:p>
          </table:table-cell>
          <table:table-cell office:value-type="float" office:value="0.494410025276196" calcext:value-type="float">
            <text:p>0.494410025276196</text:p>
          </table:table-cell>
          <table:table-cell office:value-type="float" office:value="15.4021125210002" calcext:value-type="float">
            <text:p>15.402112521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6133333333333" calcext:value-type="float">
            <text:p>0.84613333333333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446848995268726" calcext:value-type="float">
            <text:p>0.446848995268726</text:p>
          </table:table-cell>
          <table:table-cell office:value-type="float" office:value="0.472865757668854" calcext:value-type="float">
            <text:p>0.472865757668854</text:p>
          </table:table-cell>
          <table:table-cell office:value-type="float" office:value="15.1859205270002" calcext:value-type="float">
            <text:p>15.185920527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974964766614218" calcext:value-type="float">
            <text:p>0.974964766614218</text:p>
          </table:table-cell>
          <table:table-cell office:value-type="float" office:value="0.709260733833738" calcext:value-type="float">
            <text:p>0.709260733833738</text:p>
          </table:table-cell>
          <table:table-cell office:value-type="float" office:value="15.2942639289995" calcext:value-type="float">
            <text:p>15.294263928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595" calcext:value-type="float">
            <text:p>0.79595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620879359050854" calcext:value-type="float">
            <text:p>0.620879359050854</text:p>
          </table:table-cell>
          <table:table-cell office:value-type="float" office:value="0.587667185599637" calcext:value-type="float">
            <text:p>0.587667185599637</text:p>
          </table:table-cell>
          <table:table-cell office:value-type="float" office:value="15.3838809589997" calcext:value-type="float">
            <text:p>15.383880958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2233333333333" calcext:value-type="float">
            <text:p>0.822233333333333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31779431966322" calcext:value-type="float">
            <text:p>0.531779431966322</text:p>
          </table:table-cell>
          <table:table-cell office:value-type="float" office:value="0.530594191353792" calcext:value-type="float">
            <text:p>0.530594191353792</text:p>
          </table:table-cell>
          <table:table-cell office:value-type="float" office:value="16.3779532460003" calcext:value-type="float">
            <text:p>16.377953246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6333333333333" calcext:value-type="float">
            <text:p>0.83633333333333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83378754575242" calcext:value-type="float">
            <text:p>0.483378754575242</text:p>
          </table:table-cell>
          <table:table-cell office:value-type="float" office:value="0.496647916781675" calcext:value-type="float">
            <text:p>0.496647916781675</text:p>
          </table:table-cell>
          <table:table-cell office:value-type="float" office:value="15.3368850549996" calcext:value-type="float">
            <text:p>15.336885054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5933333333333" calcext:value-type="float">
            <text:p>0.84593333333333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451815222832821" calcext:value-type="float">
            <text:p>0.451815222832821</text:p>
          </table:table-cell>
          <table:table-cell office:value-type="float" office:value="0.474313865611508" calcext:value-type="float">
            <text:p>0.474313865611508</text:p>
          </table:table-cell>
          <table:table-cell office:value-type="float" office:value="15.2996292950002" calcext:value-type="float">
            <text:p>15.299629295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335" calcext:value-type="float">
            <text:p>0.71335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97012176007223" calcext:value-type="float">
            <text:p>0.97012176007223</text:p>
          </table:table-cell>
          <table:table-cell office:value-type="float" office:value="0.703058799360968" calcext:value-type="float">
            <text:p>0.703058799360968</text:p>
          </table:table-cell>
          <table:table-cell office:value-type="float" office:value="15.2871784859999" calcext:value-type="float">
            <text:p>15.287178485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8166666666667" calcext:value-type="float">
            <text:p>0.798166666666667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613250540676656" calcext:value-type="float">
            <text:p>0.613250540676656</text:p>
          </table:table-cell>
          <table:table-cell office:value-type="float" office:value="0.582677923949661" calcext:value-type="float">
            <text:p>0.582677923949661</text:p>
          </table:table-cell>
          <table:table-cell office:value-type="float" office:value="15.4724023500003" calcext:value-type="float">
            <text:p>15.47240235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26470355355917" calcext:value-type="float">
            <text:p>0.526470355355917</text:p>
          </table:table-cell>
          <table:table-cell office:value-type="float" office:value="0.528681354348067" calcext:value-type="float">
            <text:p>0.528681354348067</text:p>
          </table:table-cell>
          <table:table-cell office:value-type="float" office:value="16.5539992270005" calcext:value-type="float">
            <text:p>16.553999227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6416666666667" calcext:value-type="float">
            <text:p>0.8364166666666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480145871623366" calcext:value-type="float">
            <text:p>0.480145871623366</text:p>
          </table:table-cell>
          <table:table-cell office:value-type="float" office:value="0.494329821342116" calcext:value-type="float">
            <text:p>0.494329821342116</text:p>
          </table:table-cell>
          <table:table-cell office:value-type="float" office:value="16.6685538669999" calcext:value-type="float">
            <text:p>16.668553866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5283333333333" calcext:value-type="float">
            <text:p>0.8452833333333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49458409458208" calcext:value-type="float">
            <text:p>0.449458409458208</text:p>
          </table:table-cell>
          <table:table-cell office:value-type="float" office:value="0.472089714685063" calcext:value-type="float">
            <text:p>0.472089714685063</text:p>
          </table:table-cell>
          <table:table-cell office:value-type="float" office:value="16.3677342430001" calcext:value-type="float">
            <text:p>16.367734243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6666666666667" calcext:value-type="float">
            <text:p>0.576666666666667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67902471998861" calcext:value-type="float">
            <text:p>1.67902471998861</text:p>
          </table:table-cell>
          <table:table-cell office:value-type="float" office:value="1.23740408261111" calcext:value-type="float">
            <text:p>1.23740408261111</text:p>
          </table:table-cell>
          <table:table-cell office:value-type="float" office:value="15.1062352620002" calcext:value-type="float">
            <text:p>15.106235262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7311" calcext:value-type="float">
            <text:p>0.7311</text:p>
          </table:table-cell>
          <table:table-cell office:value-type="float" office:value="1.03211628469323" calcext:value-type="float">
            <text:p>1.03211628469323</text:p>
          </table:table-cell>
          <table:table-cell office:value-type="float" office:value="0.899804641107085" calcext:value-type="float">
            <text:p>0.899804641107085</text:p>
          </table:table-cell>
          <table:table-cell office:value-type="float" office:value="15.2591635380004" calcext:value-type="float">
            <text:p>15.259163538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80751316862574" calcext:value-type="float">
            <text:p>0.80751316862574</text:p>
          </table:table-cell>
          <table:table-cell office:value-type="float" office:value="0.757272304812814" calcext:value-type="float">
            <text:p>0.757272304812814</text:p>
          </table:table-cell>
          <table:table-cell office:value-type="float" office:value="15.3053265609997" calcext:value-type="float">
            <text:p>15.305326560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0233333333333" calcext:value-type="float">
            <text:p>0.77023333333333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01492362153301" calcext:value-type="float">
            <text:p>0.701492362153301</text:p>
          </table:table-cell>
          <table:table-cell office:value-type="float" office:value="0.680849681614311" calcext:value-type="float">
            <text:p>0.680849681614311</text:p>
          </table:table-cell>
          <table:table-cell office:value-type="float" office:value="16.5378373129997" calcext:value-type="float">
            <text:p>16.537837312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4883333333333" calcext:value-type="float">
            <text:p>0.784883333333333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3882361819495" calcext:value-type="float">
            <text:p>0.63882361819495</text:p>
          </table:table-cell>
          <table:table-cell office:value-type="float" office:value="0.631501372642578" calcext:value-type="float">
            <text:p>0.631501372642578</text:p>
          </table:table-cell>
          <table:table-cell office:value-type="float" office:value="15.334036192" calcext:value-type="float">
            <text:p>15.3340361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7483333333333" calcext:value-type="float">
            <text:p>0.577483333333333</text:p>
          </table:table-cell>
          <table:table-cell office:value-type="float" office:value="0.656" calcext:value-type="float">
            <text:p>0.656</text:p>
          </table:table-cell>
          <table:table-cell office:value-type="float" office:value="1.66709277561224" calcext:value-type="float">
            <text:p>1.66709277561224</text:p>
          </table:table-cell>
          <table:table-cell office:value-type="float" office:value="1.21853922468841" calcext:value-type="float">
            <text:p>1.21853922468841</text:p>
          </table:table-cell>
          <table:table-cell office:value-type="float" office:value="15.3868634119999" calcext:value-type="float">
            <text:p>15.38686341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02512812519124" calcext:value-type="float">
            <text:p>1.02512812519124</text:p>
          </table:table-cell>
          <table:table-cell office:value-type="float" office:value="0.899897748877288" calcext:value-type="float">
            <text:p>0.899897748877288</text:p>
          </table:table-cell>
          <table:table-cell office:value-type="float" office:value="15.3441876689994" calcext:value-type="float">
            <text:p>15.344187668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48783333333333" calcext:value-type="float">
            <text:p>0.748783333333333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811219662936257" calcext:value-type="float">
            <text:p>0.811219662936257</text:p>
          </table:table-cell>
          <table:table-cell office:value-type="float" office:value="0.76123093799421" calcext:value-type="float">
            <text:p>0.76123093799421</text:p>
          </table:table-cell>
          <table:table-cell office:value-type="float" office:value="15.5318344110001" calcext:value-type="float">
            <text:p>15.531834411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06967683552679" calcext:value-type="float">
            <text:p>0.706967683552679</text:p>
          </table:table-cell>
          <table:table-cell office:value-type="float" office:value="0.685462369470839" calcext:value-type="float">
            <text:p>0.685462369470839</text:p>
          </table:table-cell>
          <table:table-cell office:value-type="float" office:value="16.3839760560004" calcext:value-type="float">
            <text:p>16.383976056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643821279917445" calcext:value-type="float">
            <text:p>0.643821279917445</text:p>
          </table:table-cell>
          <table:table-cell office:value-type="float" office:value="0.636001293256784" calcext:value-type="float">
            <text:p>0.636001293256784</text:p>
          </table:table-cell>
          <table:table-cell office:value-type="float" office:value="15.4377265319999" calcext:value-type="float">
            <text:p>15.43772653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31066666666667" calcext:value-type="float">
            <text:p>0.531066666666667</text:p>
          </table:table-cell>
          <table:table-cell office:value-type="float" office:value="0.6419" calcext:value-type="float">
            <text:p>0.6419</text:p>
          </table:table-cell>
          <table:table-cell office:value-type="float" office:value="1.68198197762341" calcext:value-type="float">
            <text:p>1.68198197762341</text:p>
          </table:table-cell>
          <table:table-cell office:value-type="float" office:value="1.25126751517035" calcext:value-type="float">
            <text:p>1.25126751517035</text:p>
          </table:table-cell>
          <table:table-cell office:value-type="float" office:value="15.2880628359999" calcext:value-type="float">
            <text:p>15.288062835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686466666666667" calcext:value-type="float">
            <text:p>0.686466666666667</text:p>
          </table:table-cell>
          <table:table-cell office:value-type="float" office:value="0.7119" calcext:value-type="float">
            <text:p>0.7119</text:p>
          </table:table-cell>
          <table:table-cell office:value-type="float" office:value="1.05093096333272" calcext:value-type="float">
            <text:p>1.05093096333272</text:p>
          </table:table-cell>
          <table:table-cell office:value-type="float" office:value="0.920611992763106" calcext:value-type="float">
            <text:p>0.920611992763106</text:p>
          </table:table-cell>
          <table:table-cell office:value-type="float" office:value="15.457032329" calcext:value-type="float">
            <text:p>15.45703232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42083333333333" calcext:value-type="float">
            <text:p>0.742083333333333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825361573810516" calcext:value-type="float">
            <text:p>0.825361573810516</text:p>
          </table:table-cell>
          <table:table-cell office:value-type="float" office:value="0.774100591422646" calcext:value-type="float">
            <text:p>0.774100591422646</text:p>
          </table:table-cell>
          <table:table-cell office:value-type="float" office:value="15.3302008770006" calcext:value-type="float">
            <text:p>15.330200877000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64516666666667" calcext:value-type="float">
            <text:p>0.764516666666667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714788516637867" calcext:value-type="float">
            <text:p>0.714788516637867</text:p>
          </table:table-cell>
          <table:table-cell office:value-type="float" office:value="0.693181497655856" calcext:value-type="float">
            <text:p>0.693181497655856</text:p>
          </table:table-cell>
          <table:table-cell office:value-type="float" office:value="15.3622153730003" calcext:value-type="float">
            <text:p>15.362215373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2283333333333" calcext:value-type="float">
            <text:p>0.782283333333333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48652544439728" calcext:value-type="float">
            <text:p>0.648652544439728</text:p>
          </table:table-cell>
          <table:table-cell office:value-type="float" office:value="0.639404395773153" calcext:value-type="float">
            <text:p>0.639404395773153</text:p>
          </table:table-cell>
          <table:table-cell office:value-type="float" office:value="15.3428455399999" calcext:value-type="float">
            <text:p>15.342845539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5716666666667" calcext:value-type="float">
            <text:p>0.575716666666667</text:p>
          </table:table-cell>
          <table:table-cell office:value-type="float" office:value="0.6628" calcext:value-type="float">
            <text:p>0.6628</text:p>
          </table:table-cell>
          <table:table-cell office:value-type="float" office:value="1.64080859577732" calcext:value-type="float">
            <text:p>1.64080859577732</text:p>
          </table:table-cell>
          <table:table-cell office:value-type="float" office:value="1.20282608042857" calcext:value-type="float">
            <text:p>1.20282608042857</text:p>
          </table:table-cell>
          <table:table-cell office:value-type="float" office:value="16.0899613230004" calcext:value-type="float">
            <text:p>16.089961323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7309" calcext:value-type="float">
            <text:p>0.7309</text:p>
          </table:table-cell>
          <table:table-cell office:value-type="float" office:value="1.00821054013553" calcext:value-type="float">
            <text:p>1.00821054013553</text:p>
          </table:table-cell>
          <table:table-cell office:value-type="float" office:value="0.884960316548682" calcext:value-type="float">
            <text:p>0.884960316548682</text:p>
          </table:table-cell>
          <table:table-cell office:value-type="float" office:value="15.2895404389992" calcext:value-type="float">
            <text:p>15.28954043899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6516666666667" calcext:value-type="float">
            <text:p>0.756516666666667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796163528395106" calcext:value-type="float">
            <text:p>0.796163528395106</text:p>
          </table:table-cell>
          <table:table-cell office:value-type="float" office:value="0.747975587085554" calcext:value-type="float">
            <text:p>0.747975587085554</text:p>
          </table:table-cell>
          <table:table-cell office:value-type="float" office:value="15.3672792770003" calcext:value-type="float">
            <text:p>15.367279277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6133333333333" calcext:value-type="float">
            <text:p>0.77613333333333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693726525187238" calcext:value-type="float">
            <text:p>0.693726525187238</text:p>
          </table:table-cell>
          <table:table-cell office:value-type="float" office:value="0.673761960427473" calcext:value-type="float">
            <text:p>0.673761960427473</text:p>
          </table:table-cell>
          <table:table-cell office:value-type="float" office:value="15.5569951690004" calcext:value-type="float">
            <text:p>15.556995169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7916666666667" calcext:value-type="float">
            <text:p>0.787916666666667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632563489904282" calcext:value-type="float">
            <text:p>0.632563489904282</text:p>
          </table:table-cell>
          <table:table-cell office:value-type="float" office:value="0.625857709509552" calcext:value-type="float">
            <text:p>0.625857709509552</text:p>
          </table:table-cell>
          <table:table-cell office:value-type="float" office:value="16.4354803650003" calcext:value-type="float">
            <text:p>16.435480365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80083333333333" calcext:value-type="float">
            <text:p>0.580083333333333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64350491990921" calcext:value-type="float">
            <text:p>1.64350491990921</text:p>
          </table:table-cell>
          <table:table-cell office:value-type="float" office:value="1.21403899276332" calcext:value-type="float">
            <text:p>1.21403899276332</text:p>
          </table:table-cell>
          <table:table-cell office:value-type="float" office:value="15.3739984909998" calcext:value-type="float">
            <text:p>15.373998490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7312" calcext:value-type="float">
            <text:p>0.7312</text:p>
          </table:table-cell>
          <table:table-cell office:value-type="float" office:value="1.01267246403165" calcext:value-type="float">
            <text:p>1.01267246403165</text:p>
          </table:table-cell>
          <table:table-cell office:value-type="float" office:value="0.885447584899368" calcext:value-type="float">
            <text:p>0.885447584899368</text:p>
          </table:table-cell>
          <table:table-cell office:value-type="float" office:value="15.6090664330004" calcext:value-type="float">
            <text:p>15.609066433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5616666666667" calcext:value-type="float">
            <text:p>0.755616666666667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79357053927267" calcext:value-type="float">
            <text:p>0.79357053927267</text:p>
          </table:table-cell>
          <table:table-cell office:value-type="float" office:value="0.74592554037738" calcext:value-type="float">
            <text:p>0.74592554037738</text:p>
          </table:table-cell>
          <table:table-cell office:value-type="float" office:value="15.467534509" calcext:value-type="float">
            <text:p>15.46753450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5533333333333" calcext:value-type="float">
            <text:p>0.775533333333333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689139144634133" calcext:value-type="float">
            <text:p>0.689139144634133</text:p>
          </table:table-cell>
          <table:table-cell office:value-type="float" office:value="0.669746044524916" calcext:value-type="float">
            <text:p>0.669746044524916</text:p>
          </table:table-cell>
          <table:table-cell office:value-type="float" office:value="15.2486062560001" calcext:value-type="float">
            <text:p>15.24860625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9283333333333" calcext:value-type="float">
            <text:p>0.789283333333333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27750128285209" calcext:value-type="float">
            <text:p>0.627750128285209</text:p>
          </table:table-cell>
          <table:table-cell office:value-type="float" office:value="0.62173016891358" calcext:value-type="float">
            <text:p>0.62173016891358</text:p>
          </table:table-cell>
          <table:table-cell office:value-type="float" office:value="15.2852283769998" calcext:value-type="float">
            <text:p>15.285228376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82066666666667" calcext:value-type="float">
            <text:p>0.482066666666667</text:p>
          </table:table-cell>
          <table:table-cell office:value-type="float" office:value="0.6223" calcext:value-type="float">
            <text:p>0.6223</text:p>
          </table:table-cell>
          <table:table-cell office:value-type="float" office:value="2.11625890538637" calcext:value-type="float">
            <text:p>2.11625890538637</text:p>
          </table:table-cell>
          <table:table-cell office:value-type="float" office:value="1.89400571622666" calcext:value-type="float">
            <text:p>1.89400571622666</text:p>
          </table:table-cell>
          <table:table-cell office:value-type="float" office:value="15.3136852779999" calcext:value-type="float">
            <text:p>15.313685277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63297958338439" calcext:value-type="float">
            <text:p>1.63297958338439</text:p>
          </table:table-cell>
          <table:table-cell office:value-type="float" office:value="1.40667254302152" calcext:value-type="float">
            <text:p>1.40667254302152</text:p>
          </table:table-cell>
          <table:table-cell office:value-type="float" office:value="16.3427175720008" calcext:value-type="float">
            <text:p>16.3427175720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59316666666667" calcext:value-type="float">
            <text:p>0.659316666666667</text:p>
          </table:table-cell>
          <table:table-cell office:value-type="float" office:value="0.6671" calcext:value-type="float">
            <text:p>0.6671</text:p>
          </table:table-cell>
          <table:table-cell office:value-type="float" office:value="1.24936132739856" calcext:value-type="float">
            <text:p>1.24936132739856</text:p>
          </table:table-cell>
          <table:table-cell office:value-type="float" office:value="1.13189193511465" calcext:value-type="float">
            <text:p>1.13189193511465</text:p>
          </table:table-cell>
          <table:table-cell office:value-type="float" office:value="15.1925562409997" calcext:value-type="float">
            <text:p>15.192556240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9175" calcext:value-type="float">
            <text:p>0.69175</text:p>
          </table:table-cell>
          <table:table-cell office:value-type="float" office:value="0.6981" calcext:value-type="float">
            <text:p>0.6981</text:p>
          </table:table-cell>
          <table:table-cell office:value-type="float" office:value="1.03949270980445" calcext:value-type="float">
            <text:p>1.03949270980445</text:p>
          </table:table-cell>
          <table:table-cell office:value-type="float" office:value="0.974928193031603" calcext:value-type="float">
            <text:p>0.974928193031603</text:p>
          </table:table-cell>
          <table:table-cell office:value-type="float" office:value="15.3355227600005" calcext:value-type="float">
            <text:p>15.335522760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3016666666667" calcext:value-type="float">
            <text:p>0.723016666666667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911019024119448" calcext:value-type="float">
            <text:p>0.911019024119448</text:p>
          </table:table-cell>
          <table:table-cell office:value-type="float" office:value="0.872305136577339" calcext:value-type="float">
            <text:p>0.872305136577339</text:p>
          </table:table-cell>
          <table:table-cell office:value-type="float" office:value="15.4273158380001" calcext:value-type="float">
            <text:p>15.427315838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76216666666667" calcext:value-type="float">
            <text:p>0.476216666666667</text:p>
          </table:table-cell>
          <table:table-cell office:value-type="float" office:value="0.6091" calcext:value-type="float">
            <text:p>0.6091</text:p>
          </table:table-cell>
          <table:table-cell office:value-type="float" office:value="2.1018092561124" calcext:value-type="float">
            <text:p>2.1018092561124</text:p>
          </table:table-cell>
          <table:table-cell office:value-type="float" office:value="1.86580743683372" calcext:value-type="float">
            <text:p>1.86580743683372</text:p>
          </table:table-cell>
          <table:table-cell office:value-type="float" office:value="15.5429261470008" calcext:value-type="float">
            <text:p>15.5429261470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398" calcext:value-type="float">
            <text:p>0.6398</text:p>
          </table:table-cell>
          <table:table-cell office:value-type="float" office:value="1.60885369447249" calcext:value-type="float">
            <text:p>1.60885369447249</text:p>
          </table:table-cell>
          <table:table-cell office:value-type="float" office:value="1.39568392182611" calcext:value-type="float">
            <text:p>1.39568392182611</text:p>
          </table:table-cell>
          <table:table-cell office:value-type="float" office:value="16.1108715710006" calcext:value-type="float">
            <text:p>16.110871571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696" calcext:value-type="float">
            <text:p>0.6696</text:p>
          </table:table-cell>
          <table:table-cell office:value-type="float" office:value="1.24491535517961" calcext:value-type="float">
            <text:p>1.24491535517961</text:p>
          </table:table-cell>
          <table:table-cell office:value-type="float" office:value="1.13237548785604" calcext:value-type="float">
            <text:p>1.13237548785604</text:p>
          </table:table-cell>
          <table:table-cell office:value-type="float" office:value="15.0831455590005" calcext:value-type="float">
            <text:p>15.083145559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95816666666667" calcext:value-type="float">
            <text:p>0.695816666666667</text:p>
          </table:table-cell>
          <table:table-cell office:value-type="float" office:value="0.7019" calcext:value-type="float">
            <text:p>0.7019</text:p>
          </table:table-cell>
          <table:table-cell office:value-type="float" office:value="1.03922846741768" calcext:value-type="float">
            <text:p>1.03922846741768</text:p>
          </table:table-cell>
          <table:table-cell office:value-type="float" office:value="0.975219253142169" calcext:value-type="float">
            <text:p>0.975219253142169</text:p>
          </table:table-cell>
          <table:table-cell office:value-type="float" office:value="14.9797442320005" calcext:value-type="float">
            <text:p>14.979744232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6683333333333" calcext:value-type="float">
            <text:p>0.726683333333333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908787203940756" calcext:value-type="float">
            <text:p>0.908787203940756</text:p>
          </table:table-cell>
          <table:table-cell office:value-type="float" office:value="0.869894462026608" calcext:value-type="float">
            <text:p>0.869894462026608</text:p>
          </table:table-cell>
          <table:table-cell office:value-type="float" office:value="15.0847848609992" calcext:value-type="float">
            <text:p>15.084784860999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12933333333333" calcext:value-type="float">
            <text:p>0.412933333333333</text:p>
          </table:table-cell>
          <table:table-cell office:value-type="float" office:value="0.6232" calcext:value-type="float">
            <text:p>0.6232</text:p>
          </table:table-cell>
          <table:table-cell office:value-type="float" office:value="2.13023296360776" calcext:value-type="float">
            <text:p>2.13023296360776</text:p>
          </table:table-cell>
          <table:table-cell office:value-type="float" office:value="1.92163751763143" calcext:value-type="float">
            <text:p>1.92163751763143</text:p>
          </table:table-cell>
          <table:table-cell office:value-type="float" office:value="15.2395773669996" calcext:value-type="float">
            <text:p>15.239577366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6498" calcext:value-type="float">
            <text:p>0.6498</text:p>
          </table:table-cell>
          <table:table-cell office:value-type="float" office:value="1.66829203504489" calcext:value-type="float">
            <text:p>1.66829203504489</text:p>
          </table:table-cell>
          <table:table-cell office:value-type="float" office:value="1.44768137157343" calcext:value-type="float">
            <text:p>1.44768137157343</text:p>
          </table:table-cell>
          <table:table-cell office:value-type="float" office:value="15.0819713740002" calcext:value-type="float">
            <text:p>15.081971374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575" calcext:value-type="float">
            <text:p>0.66575</text:p>
          </table:table-cell>
          <table:table-cell office:value-type="float" office:value="0.6669" calcext:value-type="float">
            <text:p>0.6669</text:p>
          </table:table-cell>
          <table:table-cell office:value-type="float" office:value="1.28624369061069" calcext:value-type="float">
            <text:p>1.28624369061069</text:p>
          </table:table-cell>
          <table:table-cell office:value-type="float" office:value="1.16580159611003" calcext:value-type="float">
            <text:p>1.16580159611003</text:p>
          </table:table-cell>
          <table:table-cell office:value-type="float" office:value="16.1123871069994" calcext:value-type="float">
            <text:p>16.11238710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944" calcext:value-type="float">
            <text:p>0.6944</text:p>
          </table:table-cell>
          <table:table-cell office:value-type="float" office:value="1.06534511746882" calcext:value-type="float">
            <text:p>1.06534511746882</text:p>
          </table:table-cell>
          <table:table-cell office:value-type="float" office:value="0.997455064278499" calcext:value-type="float">
            <text:p>0.997455064278499</text:p>
          </table:table-cell>
          <table:table-cell office:value-type="float" office:value="14.9745852669994" calcext:value-type="float">
            <text:p>14.97458526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1283333333333" calcext:value-type="float">
            <text:p>0.721283333333333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9268276076327" calcext:value-type="float">
            <text:p>0.9268276076327</text:p>
          </table:table-cell>
          <table:table-cell office:value-type="float" office:value="0.886034343652664" calcext:value-type="float">
            <text:p>0.886034343652664</text:p>
          </table:table-cell>
          <table:table-cell office:value-type="float" office:value="15.0528920209999" calcext:value-type="float">
            <text:p>15.052892020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933" calcext:value-type="float">
            <text:p>0.5933</text:p>
          </table:table-cell>
          <table:table-cell office:value-type="float" office:value="2.07638507318903" calcext:value-type="float">
            <text:p>2.07638507318903</text:p>
          </table:table-cell>
          <table:table-cell office:value-type="float" office:value="1.82374650429768" calcext:value-type="float">
            <text:p>1.82374650429768</text:p>
          </table:table-cell>
          <table:table-cell office:value-type="float" office:value="15.1768138920006" calcext:value-type="float">
            <text:p>15.176813892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5033333333333" calcext:value-type="float">
            <text:p>0.635033333333333</text:p>
          </table:table-cell>
          <table:table-cell office:value-type="float" office:value="0.6468" calcext:value-type="float">
            <text:p>0.6468</text:p>
          </table:table-cell>
          <table:table-cell office:value-type="float" office:value="1.57298190710641" calcext:value-type="float">
            <text:p>1.57298190710641</text:p>
          </table:table-cell>
          <table:table-cell office:value-type="float" office:value="1.36987377959452" calcext:value-type="float">
            <text:p>1.36987377959452</text:p>
          </table:table-cell>
          <table:table-cell office:value-type="float" office:value="15.0075956760002" calcext:value-type="float">
            <text:p>15.007595676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9316666666667" calcext:value-type="float">
            <text:p>0.669316666666667</text:p>
          </table:table-cell>
          <table:table-cell office:value-type="float" office:value="0.6709" calcext:value-type="float">
            <text:p>0.6709</text:p>
          </table:table-cell>
          <table:table-cell office:value-type="float" office:value="1.22016456481744" calcext:value-type="float">
            <text:p>1.22016456481744</text:p>
          </table:table-cell>
          <table:table-cell office:value-type="float" office:value="1.10981588151045" calcext:value-type="float">
            <text:p>1.10981588151045</text:p>
          </table:table-cell>
          <table:table-cell office:value-type="float" office:value="15.9977211709993" calcext:value-type="float">
            <text:p>15.9977211709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701783333333333" calcext:value-type="float">
            <text:p>0.701783333333333</text:p>
          </table:table-cell>
          <table:table-cell office:value-type="float" office:value="0.7048" calcext:value-type="float">
            <text:p>0.7048</text:p>
          </table:table-cell>
          <table:table-cell office:value-type="float" office:value="1.01595745869537" calcext:value-type="float">
            <text:p>1.01595745869537</text:p>
          </table:table-cell>
          <table:table-cell office:value-type="float" office:value="0.954446626696617" calcext:value-type="float">
            <text:p>0.954446626696617</text:p>
          </table:table-cell>
          <table:table-cell office:value-type="float" office:value="14.9707597489996" calcext:value-type="float">
            <text:p>14.970759748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31416666666667" calcext:value-type="float">
            <text:p>0.73141666666666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89070826044469" calcext:value-type="float">
            <text:p>0.889070826044469</text:p>
          </table:table-cell>
          <table:table-cell office:value-type="float" office:value="0.853120622741189" calcext:value-type="float">
            <text:p>0.853120622741189</text:p>
          </table:table-cell>
          <table:table-cell office:value-type="float" office:value="15.0541670000002" calcext:value-type="float">
            <text:p>15.054167000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70133333333333" calcext:value-type="float">
            <text:p>0.470133333333333</text:p>
          </table:table-cell>
          <table:table-cell office:value-type="float" office:value="0.5935" calcext:value-type="float">
            <text:p>0.5935</text:p>
          </table:table-cell>
          <table:table-cell office:value-type="float" office:value="2.10032482353101" calcext:value-type="float">
            <text:p>2.10032482353101</text:p>
          </table:table-cell>
          <table:table-cell office:value-type="float" office:value="1.87419892344505" calcext:value-type="float">
            <text:p>1.87419892344505</text:p>
          </table:table-cell>
          <table:table-cell office:value-type="float" office:value="15.1487501020001" calcext:value-type="float">
            <text:p>15.148750102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643" calcext:value-type="float">
            <text:p>0.643</text:p>
          </table:table-cell>
          <table:table-cell office:value-type="float" office:value="1.62320669348052" calcext:value-type="float">
            <text:p>1.62320669348052</text:p>
          </table:table-cell>
          <table:table-cell office:value-type="float" office:value="1.40795547263637" calcext:value-type="float">
            <text:p>1.40795547263637</text:p>
          </table:table-cell>
          <table:table-cell office:value-type="float" office:value="15.0887364210002" calcext:value-type="float">
            <text:p>15.088736421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305" calcext:value-type="float">
            <text:p>0.66305</text:p>
          </table:table-cell>
          <table:table-cell office:value-type="float" office:value="0.6684" calcext:value-type="float">
            <text:p>0.6684</text:p>
          </table:table-cell>
          <table:table-cell office:value-type="float" office:value="1.25332499084188" calcext:value-type="float">
            <text:p>1.25332499084188</text:p>
          </table:table-cell>
          <table:table-cell office:value-type="float" office:value="1.13612724337608" calcext:value-type="float">
            <text:p>1.13612724337608</text:p>
          </table:table-cell>
          <table:table-cell office:value-type="float" office:value="14.8917030020002" calcext:value-type="float">
            <text:p>14.891703002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04271466060996" calcext:value-type="float">
            <text:p>1.04271466060996</text:p>
          </table:table-cell>
          <table:table-cell office:value-type="float" office:value="0.977914556576188" calcext:value-type="float">
            <text:p>0.977914556576188</text:p>
          </table:table-cell>
          <table:table-cell office:value-type="float" office:value="14.9274384760001" calcext:value-type="float">
            <text:p>14.927438476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16133333333333" calcext:value-type="float">
            <text:p>0.7161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913541141730636" calcext:value-type="float">
            <text:p>0.913541141730636</text:p>
          </table:table-cell>
          <table:table-cell office:value-type="float" office:value="0.875025667961995" calcext:value-type="float">
            <text:p>0.875025667961995</text:p>
          </table:table-cell>
          <table:table-cell office:value-type="float" office:value="16.0201898980004" calcext:value-type="float">
            <text:p>16.020189898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289833333333333" calcext:value-type="float">
            <text:p>0.289833333333333</text:p>
          </table:table-cell>
          <table:table-cell office:value-type="float" office:value="0.4937" calcext:value-type="float">
            <text:p>0.4937</text:p>
          </table:table-cell>
          <table:table-cell office:value-type="float" office:value="2.22431668747208" calcext:value-type="float">
            <text:p>2.22431668747208</text:p>
          </table:table-cell>
          <table:table-cell office:value-type="float" office:value="2.13622723111681" calcext:value-type="float">
            <text:p>2.13622723111681</text:p>
          </table:table-cell>
          <table:table-cell office:value-type="float" office:value="19.458734152" calcext:value-type="float">
            <text:p>19.45873415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59516666666667" calcext:value-type="float">
            <text:p>0.55951666666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2.00207678049104" calcext:value-type="float">
            <text:p>2.00207678049104</text:p>
          </table:table-cell>
          <table:table-cell office:value-type="float" office:value="1.84312934025078" calcext:value-type="float">
            <text:p>1.84312934025078</text:p>
          </table:table-cell>
          <table:table-cell office:value-type="float" office:value="19.1091999910004" calcext:value-type="float">
            <text:p>19.109199991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6198" calcext:value-type="float">
            <text:p>0.6198</text:p>
          </table:table-cell>
          <table:table-cell office:value-type="float" office:value="1.65566059737317" calcext:value-type="float">
            <text:p>1.65566059737317</text:p>
          </table:table-cell>
          <table:table-cell office:value-type="float" office:value="1.48505327124505" calcext:value-type="float">
            <text:p>1.48505327124505</text:p>
          </table:table-cell>
          <table:table-cell office:value-type="float" office:value="18.9489412230005" calcext:value-type="float">
            <text:p>18.948941223000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36416666666667" calcext:value-type="float">
            <text:p>0.63641666666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34475321111394" calcext:value-type="float">
            <text:p>1.34475321111394</text:p>
          </table:table-cell>
          <table:table-cell office:value-type="float" office:value="1.23507465374698" calcext:value-type="float">
            <text:p>1.23507465374698</text:p>
          </table:table-cell>
          <table:table-cell office:value-type="float" office:value="19.4474371480001" calcext:value-type="float">
            <text:p>19.447437148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1266666666667" calcext:value-type="float">
            <text:p>0.651266666666667</text:p>
          </table:table-cell>
          <table:table-cell office:value-type="float" office:value="0.6489" calcext:value-type="float">
            <text:p>0.6489</text:p>
          </table:table-cell>
          <table:table-cell office:value-type="float" office:value="1.14367039797148" calcext:value-type="float">
            <text:p>1.14367039797148</text:p>
          </table:table-cell>
          <table:table-cell office:value-type="float" office:value="1.07880253396976" calcext:value-type="float">
            <text:p>1.07880253396976</text:p>
          </table:table-cell>
          <table:table-cell office:value-type="float" office:value="18.3591607099997" calcext:value-type="float">
            <text:p>18.359160709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79016666666667" calcext:value-type="float">
            <text:p>0.379016666666667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22753257588791" calcext:value-type="float">
            <text:p>2.22753257588791</text:p>
          </table:table-cell>
          <table:table-cell office:value-type="float" office:value="2.15168610348064" calcext:value-type="float">
            <text:p>2.15168610348064</text:p>
          </table:table-cell>
          <table:table-cell office:value-type="float" office:value="19.9452853339999" calcext:value-type="float">
            <text:p>19.94528533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77116666666667" calcext:value-type="float">
            <text:p>0.577116666666667</text:p>
          </table:table-cell>
          <table:table-cell office:value-type="float" office:value="0.5683" calcext:value-type="float">
            <text:p>0.5683</text:p>
          </table:table-cell>
          <table:table-cell office:value-type="float" office:value="2.03046484707769" calcext:value-type="float">
            <text:p>2.03046484707769</text:p>
          </table:table-cell>
          <table:table-cell office:value-type="float" office:value="1.88218594812284" calcext:value-type="float">
            <text:p>1.88218594812284</text:p>
          </table:table-cell>
          <table:table-cell office:value-type="float" office:value="19.5072816860002" calcext:value-type="float">
            <text:p>19.507281686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586716666666667" calcext:value-type="float">
            <text:p>0.586716666666667</text:p>
          </table:table-cell>
          <table:table-cell office:value-type="float" office:value="0.5973" calcext:value-type="float">
            <text:p>0.5973</text:p>
          </table:table-cell>
          <table:table-cell office:value-type="float" office:value="1.69228687482094" calcext:value-type="float">
            <text:p>1.69228687482094</text:p>
          </table:table-cell>
          <table:table-cell office:value-type="float" office:value="1.51492618907029" calcext:value-type="float">
            <text:p>1.51492618907029</text:p>
          </table:table-cell>
          <table:table-cell office:value-type="float" office:value="18.956344622" calcext:value-type="float">
            <text:p>18.95634462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26783333333333" calcext:value-type="float">
            <text:p>0.626783333333333</text:p>
          </table:table-cell>
          <table:table-cell office:value-type="float" office:value="0.6339" calcext:value-type="float">
            <text:p>0.6339</text:p>
          </table:table-cell>
          <table:table-cell office:value-type="float" office:value="1.36832548801833" calcext:value-type="float">
            <text:p>1.36832548801833</text:p>
          </table:table-cell>
          <table:table-cell office:value-type="float" office:value="1.25426633722463" calcext:value-type="float">
            <text:p>1.25426633722463</text:p>
          </table:table-cell>
          <table:table-cell office:value-type="float" office:value="19.7703632949997" calcext:value-type="float">
            <text:p>19.770363294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06" calcext:value-type="float">
            <text:p>0.6506</text:p>
          </table:table-cell>
          <table:table-cell office:value-type="float" office:value="1.15827537008694" calcext:value-type="float">
            <text:p>1.15827537008694</text:p>
          </table:table-cell>
          <table:table-cell office:value-type="float" office:value="1.09066129186351" calcext:value-type="float">
            <text:p>1.09066129186351</text:p>
          </table:table-cell>
          <table:table-cell office:value-type="float" office:value="18.6922836679996" calcext:value-type="float">
            <text:p>18.692283667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67733333333333" calcext:value-type="float">
            <text:p>0.367733333333333</text:p>
          </table:table-cell>
          <table:table-cell office:value-type="float" office:value="0.4812" calcext:value-type="float">
            <text:p>0.4812</text:p>
          </table:table-cell>
          <table:table-cell office:value-type="float" office:value="2.22346494141926" calcext:value-type="float">
            <text:p>2.22346494141926</text:p>
          </table:table-cell>
          <table:table-cell office:value-type="float" office:value="2.13893145360764" calcext:value-type="float">
            <text:p>2.13893145360764</text:p>
          </table:table-cell>
          <table:table-cell office:value-type="float" office:value="19.6597053380001" calcext:value-type="float">
            <text:p>19.659705338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6455" calcext:value-type="float">
            <text:p>0.564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2.00588808207115" calcext:value-type="float">
            <text:p>2.00588808207115</text:p>
          </table:table-cell>
          <table:table-cell office:value-type="float" office:value="1.84649271114617" calcext:value-type="float">
            <text:p>1.84649271114617</text:p>
          </table:table-cell>
          <table:table-cell office:value-type="float" office:value="19.4998290650001" calcext:value-type="float">
            <text:p>19.499829065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213" calcext:value-type="float">
            <text:p>0.6213</text:p>
          </table:table-cell>
          <table:table-cell office:value-type="float" office:value="1.64984484763542" calcext:value-type="float">
            <text:p>1.64984484763542</text:p>
          </table:table-cell>
          <table:table-cell office:value-type="float" office:value="1.47105203540462" calcext:value-type="float">
            <text:p>1.47105203540462</text:p>
          </table:table-cell>
          <table:table-cell office:value-type="float" office:value="20.1709606479999" calcext:value-type="float">
            <text:p>20.17096064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37366666666667" calcext:value-type="float">
            <text:p>0.637366666666667</text:p>
          </table:table-cell>
          <table:table-cell office:value-type="float" office:value="0.6352" calcext:value-type="float">
            <text:p>0.6352</text:p>
          </table:table-cell>
          <table:table-cell office:value-type="float" office:value="1.32519991667286" calcext:value-type="float">
            <text:p>1.32519991667286</text:p>
          </table:table-cell>
          <table:table-cell office:value-type="float" office:value="1.21416029239156" calcext:value-type="float">
            <text:p>1.21416029239156</text:p>
          </table:table-cell>
          <table:table-cell office:value-type="float" office:value="18.7634071880002" calcext:value-type="float">
            <text:p>18.763407188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1483333333333" calcext:value-type="float">
            <text:p>0.651483333333333</text:p>
          </table:table-cell>
          <table:table-cell office:value-type="float" office:value="0.6489" calcext:value-type="float">
            <text:p>0.6489</text:p>
          </table:table-cell>
          <table:table-cell office:value-type="float" office:value="1.12275624071865" calcext:value-type="float">
            <text:p>1.12275624071865</text:p>
          </table:table-cell>
          <table:table-cell office:value-type="float" office:value="1.06075649124802" calcext:value-type="float">
            <text:p>1.06075649124802</text:p>
          </table:table-cell>
          <table:table-cell office:value-type="float" office:value="18.6155039069999" calcext:value-type="float">
            <text:p>18.615503906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43566666666667" calcext:value-type="float">
            <text:p>0.343566666666667</text:p>
          </table:table-cell>
          <table:table-cell office:value-type="float" office:value="0.5186" calcext:value-type="float">
            <text:p>0.5186</text:p>
          </table:table-cell>
          <table:table-cell office:value-type="float" office:value="2.23144110967355" calcext:value-type="float">
            <text:p>2.23144110967355</text:p>
          </table:table-cell>
          <table:table-cell office:value-type="float" office:value="2.15131698292532" calcext:value-type="float">
            <text:p>2.15131698292532</text:p>
          </table:table-cell>
          <table:table-cell office:value-type="float" office:value="19.8042787590002" calcext:value-type="float">
            <text:p>19.804278759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188" calcext:value-type="float">
            <text:p>0.6188</text:p>
          </table:table-cell>
          <table:table-cell office:value-type="float" office:value="2.02151606357428" calcext:value-type="float">
            <text:p>2.02151606357428</text:p>
          </table:table-cell>
          <table:table-cell office:value-type="float" office:value="1.86236259056504" calcext:value-type="float">
            <text:p>1.86236259056504</text:p>
          </table:table-cell>
          <table:table-cell office:value-type="float" office:value="19.3963588180004" calcext:value-type="float">
            <text:p>19.396358818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343" calcext:value-type="float">
            <text:p>0.6343</text:p>
          </table:table-cell>
          <table:table-cell office:value-type="float" office:value="1.66351526479985" calcext:value-type="float">
            <text:p>1.66351526479985</text:p>
          </table:table-cell>
          <table:table-cell office:value-type="float" office:value="1.48219069326" calcext:value-type="float">
            <text:p>1.48219069326</text:p>
          </table:table-cell>
          <table:table-cell office:value-type="float" office:value="19.8571403299993" calcext:value-type="float">
            <text:p>19.857140329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46333333333333" calcext:value-type="float">
            <text:p>0.646333333333333</text:p>
          </table:table-cell>
          <table:table-cell office:value-type="float" office:value="0.6444" calcext:value-type="float">
            <text:p>0.6444</text:p>
          </table:table-cell>
          <table:table-cell office:value-type="float" office:value="1.33664870948426" calcext:value-type="float">
            <text:p>1.33664870948426</text:p>
          </table:table-cell>
          <table:table-cell office:value-type="float" office:value="1.22473496768125" calcext:value-type="float">
            <text:p>1.22473496768125</text:p>
          </table:table-cell>
          <table:table-cell office:value-type="float" office:value="18.7502078480002" calcext:value-type="float">
            <text:p>18.750207848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6966666666667" calcext:value-type="float">
            <text:p>0.656966666666667</text:p>
          </table:table-cell>
          <table:table-cell office:value-type="float" office:value="0.6532" calcext:value-type="float">
            <text:p>0.6532</text:p>
          </table:table-cell>
          <table:table-cell office:value-type="float" office:value="1.13177144629106" calcext:value-type="float">
            <text:p>1.13177144629106</text:p>
          </table:table-cell>
          <table:table-cell office:value-type="float" office:value="1.06769820535259" calcext:value-type="float">
            <text:p>1.06769820535259</text:p>
          </table:table-cell>
          <table:table-cell office:value-type="float" office:value="18.6674053679999" calcext:value-type="float">
            <text:p>18.66740536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281566666666667" calcext:value-type="float">
            <text:p>0.281566666666667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22137612803404" calcext:value-type="float">
            <text:p>2.22137612803404</text:p>
          </table:table-cell>
          <table:table-cell office:value-type="float" office:value="2.13205583080365" calcext:value-type="float">
            <text:p>2.13205583080365</text:p>
          </table:table-cell>
          <table:table-cell office:value-type="float" office:value="19.7116202090001" calcext:value-type="float">
            <text:p>19.711620209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41383333333333" calcext:value-type="float">
            <text:p>0.541383333333333</text:p>
          </table:table-cell>
          <table:table-cell office:value-type="float" office:value="0.5754" calcext:value-type="float">
            <text:p>0.5754</text:p>
          </table:table-cell>
          <table:table-cell office:value-type="float" office:value="1.99523115996867" calcext:value-type="float">
            <text:p>1.99523115996867</text:p>
          </table:table-cell>
          <table:table-cell office:value-type="float" office:value="1.83285367488861" calcext:value-type="float">
            <text:p>1.83285367488861</text:p>
          </table:table-cell>
          <table:table-cell office:value-type="float" office:value="20.2497620049999" calcext:value-type="float">
            <text:p>20.249762004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59135" calcext:value-type="float">
            <text:p>0.59135</text:p>
          </table:table-cell>
          <table:table-cell office:value-type="float" office:value="0.6025" calcext:value-type="float">
            <text:p>0.6025</text:p>
          </table:table-cell>
          <table:table-cell office:value-type="float" office:value="1.64275216230197" calcext:value-type="float">
            <text:p>1.64275216230197</text:p>
          </table:table-cell>
          <table:table-cell office:value-type="float" office:value="1.47244965574544" calcext:value-type="float">
            <text:p>1.47244965574544</text:p>
          </table:table-cell>
          <table:table-cell office:value-type="float" office:value="18.928535215" calcext:value-type="float">
            <text:p>18.92853521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25316666666667" calcext:value-type="float">
            <text:p>0.625316666666667</text:p>
          </table:table-cell>
          <table:table-cell office:value-type="float" office:value="0.6322" calcext:value-type="float">
            <text:p>0.6322</text:p>
          </table:table-cell>
          <table:table-cell office:value-type="float" office:value="1.33431974834979" calcext:value-type="float">
            <text:p>1.33431974834979</text:p>
          </table:table-cell>
          <table:table-cell office:value-type="float" office:value="1.22675769116469" calcext:value-type="float">
            <text:p>1.22675769116469</text:p>
          </table:table-cell>
          <table:table-cell office:value-type="float" office:value="18.7780682929997" calcext:value-type="float">
            <text:p>18.778068292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0416666666667" calcext:value-type="float">
            <text:p>0.650416666666667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13561832440942" calcext:value-type="float">
            <text:p>1.13561832440942</text:p>
          </table:table-cell>
          <table:table-cell office:value-type="float" office:value="1.07164624086611" calcext:value-type="float">
            <text:p>1.07164624086611</text:p>
          </table:table-cell>
          <table:table-cell office:value-type="float" office:value="18.3065328949997" calcext:value-type="float">
            <text:p>18.306532894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13466666666667" calcext:value-type="float">
            <text:p>0.213466666666667</text:p>
          </table:table-cell>
          <table:table-cell office:value-type="float" office:value="0.4023" calcext:value-type="float">
            <text:p>0.4023</text:p>
          </table:table-cell>
          <table:table-cell office:value-type="float" office:value="2.21854515345112" calcext:value-type="float">
            <text:p>2.21854515345112</text:p>
          </table:table-cell>
          <table:table-cell office:value-type="float" office:value="2.123408716955" calcext:value-type="float">
            <text:p>2.123408716955</text:p>
          </table:table-cell>
          <table:table-cell office:value-type="float" office:value="19.4176935610003" calcext:value-type="float">
            <text:p>19.41769356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26366666666667" calcext:value-type="float">
            <text:p>0.526366666666667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97892828943379" calcext:value-type="float">
            <text:p>1.97892828943379</text:p>
          </table:table-cell>
          <table:table-cell office:value-type="float" office:value="1.80834852510197" calcext:value-type="float">
            <text:p>1.80834852510197</text:p>
          </table:table-cell>
          <table:table-cell office:value-type="float" office:value="20.1491960820003" calcext:value-type="float">
            <text:p>20.149196082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6161" calcext:value-type="float">
            <text:p>0.6161</text:p>
          </table:table-cell>
          <table:table-cell office:value-type="float" office:value="1.61456847051059" calcext:value-type="float">
            <text:p>1.61456847051059</text:p>
          </table:table-cell>
          <table:table-cell office:value-type="float" office:value="1.44300876681212" calcext:value-type="float">
            <text:p>1.44300876681212</text:p>
          </table:table-cell>
          <table:table-cell office:value-type="float" office:value="19.0179587440007" calcext:value-type="float">
            <text:p>19.017958744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41133333333333" calcext:value-type="float">
            <text:p>0.641133333333333</text:p>
          </table:table-cell>
          <table:table-cell office:value-type="float" office:value="0.6418" calcext:value-type="float">
            <text:p>0.6418</text:p>
          </table:table-cell>
          <table:table-cell office:value-type="float" office:value="1.30596667464608" calcext:value-type="float">
            <text:p>1.30596667464608</text:p>
          </table:table-cell>
          <table:table-cell office:value-type="float" office:value="1.20047681764433" calcext:value-type="float">
            <text:p>1.20047681764433</text:p>
          </table:table-cell>
          <table:table-cell office:value-type="float" office:value="18.6711214760007" calcext:value-type="float">
            <text:p>18.671121476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11117791417819" calcext:value-type="float">
            <text:p>1.11117791417819</text:p>
          </table:table-cell>
          <table:table-cell office:value-type="float" office:value="1.04924470110304" calcext:value-type="float">
            <text:p>1.04924470110304</text:p>
          </table:table-cell>
          <table:table-cell office:value-type="float" office:value="18.3152652219997" calcext:value-type="float">
            <text:p>18.315265221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50566666666667" calcext:value-type="float">
            <text:p>0.250566666666667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21277087964991" calcext:value-type="float">
            <text:p>2.21277087964991</text:p>
          </table:table-cell>
          <table:table-cell office:value-type="float" office:value="2.11407932354386" calcext:value-type="float">
            <text:p>2.11407932354386</text:p>
          </table:table-cell>
          <table:table-cell office:value-type="float" office:value="20.2589520900001" calcext:value-type="float">
            <text:p>20.25895209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13" calcext:value-type="float">
            <text:p>0.613</text:p>
          </table:table-cell>
          <table:table-cell office:value-type="float" office:value="1.96536963987452" calcext:value-type="float">
            <text:p>1.96536963987452</text:p>
          </table:table-cell>
          <table:table-cell office:value-type="float" office:value="1.78947855408784" calcext:value-type="float">
            <text:p>1.78947855408784</text:p>
          </table:table-cell>
          <table:table-cell office:value-type="float" office:value="19.020058477" calcext:value-type="float">
            <text:p>19.02005847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29966666666667" calcext:value-type="float">
            <text:p>0.629966666666667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59016906312788" calcext:value-type="float">
            <text:p>1.59016906312788</text:p>
          </table:table-cell>
          <table:table-cell office:value-type="float" office:value="1.41603648738497" calcext:value-type="float">
            <text:p>1.41603648738497</text:p>
          </table:table-cell>
          <table:table-cell office:value-type="float" office:value="18.4467623800001" calcext:value-type="float">
            <text:p>18.44676238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4085" calcext:value-type="float">
            <text:p>0.64085</text:p>
          </table:table-cell>
          <table:table-cell office:value-type="float" office:value="0.6396" calcext:value-type="float">
            <text:p>0.6396</text:p>
          </table:table-cell>
          <table:table-cell office:value-type="float" office:value="1.28034135591247" calcext:value-type="float">
            <text:p>1.28034135591247</text:p>
          </table:table-cell>
          <table:table-cell office:value-type="float" office:value="1.17852827318155" calcext:value-type="float">
            <text:p>1.17852827318155</text:p>
          </table:table-cell>
          <table:table-cell office:value-type="float" office:value="18.1793621059996" calcext:value-type="float">
            <text:p>18.179362105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5366666666667" calcext:value-type="float">
            <text:p>0.65536666666666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.09304016809474" calcext:value-type="float">
            <text:p>1.09304016809474</text:p>
          </table:table-cell>
          <table:table-cell office:value-type="float" office:value="1.03620368697841" calcext:value-type="float">
            <text:p>1.03620368697841</text:p>
          </table:table-cell>
          <table:table-cell office:value-type="float" office:value="18.0273149340001" calcext:value-type="float">
            <text:p>18.02731493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14816666666667" calcext:value-type="float">
            <text:p>0.214816666666667</text:p>
          </table:table-cell>
          <table:table-cell office:value-type="float" office:value="0.392" calcext:value-type="float">
            <text:p>0.392</text:p>
          </table:table-cell>
          <table:table-cell office:value-type="float" office:value="2.21863896862022" calcext:value-type="float">
            <text:p>2.21863896862022</text:p>
          </table:table-cell>
          <table:table-cell office:value-type="float" office:value="2.12449396036233" calcext:value-type="float">
            <text:p>2.12449396036233</text:p>
          </table:table-cell>
          <table:table-cell office:value-type="float" office:value="20.4485975819998" calcext:value-type="float">
            <text:p>20.448597581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48516666666667" calcext:value-type="float">
            <text:p>0.548516666666667</text:p>
          </table:table-cell>
          <table:table-cell office:value-type="float" office:value="0.5994" calcext:value-type="float">
            <text:p>0.5994</text:p>
          </table:table-cell>
          <table:table-cell office:value-type="float" office:value="1.97561464965471" calcext:value-type="float">
            <text:p>1.97561464965471</text:p>
          </table:table-cell>
          <table:table-cell office:value-type="float" office:value="1.80067993804907" calcext:value-type="float">
            <text:p>1.80067993804907</text:p>
          </table:table-cell>
          <table:table-cell office:value-type="float" office:value="19.4091274299999" calcext:value-type="float">
            <text:p>19.409127429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11466666666667" calcext:value-type="float">
            <text:p>0.611466666666667</text:p>
          </table:table-cell>
          <table:table-cell office:value-type="float" office:value="0.61" calcext:value-type="float">
            <text:p>0.61</text:p>
          </table:table-cell>
          <table:table-cell office:value-type="float" office:value="1.60787088593949" calcext:value-type="float">
            <text:p>1.60787088593949</text:p>
          </table:table-cell>
          <table:table-cell office:value-type="float" office:value="1.44078874815801" calcext:value-type="float">
            <text:p>1.44078874815801</text:p>
          </table:table-cell>
          <table:table-cell office:value-type="float" office:value="19.2014521749998" calcext:value-type="float">
            <text:p>19.201452174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0916666666667" calcext:value-type="float">
            <text:p>0.630916666666667</text:p>
          </table:table-cell>
          <table:table-cell office:value-type="float" office:value="0.6353" calcext:value-type="float">
            <text:p>0.6353</text:p>
          </table:table-cell>
          <table:table-cell office:value-type="float" office:value="1.30836972308311" calcext:value-type="float">
            <text:p>1.30836972308311</text:p>
          </table:table-cell>
          <table:table-cell office:value-type="float" office:value="1.20763493912994" calcext:value-type="float">
            <text:p>1.20763493912994</text:p>
          </table:table-cell>
          <table:table-cell office:value-type="float" office:value="18.524508726" calcext:value-type="float">
            <text:p>18.52450872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2483333333333" calcext:value-type="float">
            <text:p>0.652483333333333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12073484298263" calcext:value-type="float">
            <text:p>1.12073484298263</text:p>
          </table:table-cell>
          <table:table-cell office:value-type="float" office:value="1.06183562650802" calcext:value-type="float">
            <text:p>1.06183562650802</text:p>
          </table:table-cell>
          <table:table-cell office:value-type="float" office:value="19.2622768950005" calcext:value-type="float">
            <text:p>19.262276895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413466666666667" calcext:value-type="float">
            <text:p>0.413466666666667</text:p>
          </table:table-cell>
          <table:table-cell office:value-type="float" office:value="0.5304" calcext:value-type="float">
            <text:p>0.5304</text:p>
          </table:table-cell>
          <table:table-cell office:value-type="float" office:value="2.21718694990886" calcext:value-type="float">
            <text:p>2.21718694990886</text:p>
          </table:table-cell>
          <table:table-cell office:value-type="float" office:value="2.12527074631612" calcext:value-type="float">
            <text:p>2.12527074631612</text:p>
          </table:table-cell>
          <table:table-cell office:value-type="float" office:value="19.4925268140005" calcext:value-type="float">
            <text:p>19.492526814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91466666666667" calcext:value-type="float">
            <text:p>0.591466666666667</text:p>
          </table:table-cell>
          <table:table-cell office:value-type="float" office:value="0.6068" calcext:value-type="float">
            <text:p>0.6068</text:p>
          </table:table-cell>
          <table:table-cell office:value-type="float" office:value="1.98818059986842" calcext:value-type="float">
            <text:p>1.98818059986842</text:p>
          </table:table-cell>
          <table:table-cell office:value-type="float" office:value="1.82515494762712" calcext:value-type="float">
            <text:p>1.82515494762712</text:p>
          </table:table-cell>
          <table:table-cell office:value-type="float" office:value="19.2884929239999" calcext:value-type="float">
            <text:p>19.288492923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165" calcext:value-type="float">
            <text:p>0.6165</text:p>
          </table:table-cell>
          <table:table-cell office:value-type="float" office:value="1.63083093773836" calcext:value-type="float">
            <text:p>1.63083093773836</text:p>
          </table:table-cell>
          <table:table-cell office:value-type="float" office:value="1.45578746431193" calcext:value-type="float">
            <text:p>1.45578746431193</text:p>
          </table:table-cell>
          <table:table-cell office:value-type="float" office:value="18.8176888710004" calcext:value-type="float">
            <text:p>18.817688871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4833333333333" calcext:value-type="float">
            <text:p>0.634833333333333</text:p>
          </table:table-cell>
          <table:table-cell office:value-type="float" office:value="0.6345" calcext:value-type="float">
            <text:p>0.6345</text:p>
          </table:table-cell>
          <table:table-cell office:value-type="float" office:value="1.31654285431417" calcext:value-type="float">
            <text:p>1.31654285431417</text:p>
          </table:table-cell>
          <table:table-cell office:value-type="float" office:value="1.21050799310587" calcext:value-type="float">
            <text:p>1.21050799310587</text:p>
          </table:table-cell>
          <table:table-cell office:value-type="float" office:value="18.5929305180007" calcext:value-type="float">
            <text:p>18.592930518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1316666666667" calcext:value-type="float">
            <text:p>0.651316666666667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12162768332435" calcext:value-type="float">
            <text:p>1.12162768332435</text:p>
          </table:table-cell>
          <table:table-cell office:value-type="float" office:value="1.06076657240558" calcext:value-type="float">
            <text:p>1.06076657240558</text:p>
          </table:table-cell>
          <table:table-cell office:value-type="float" office:value="19.2272223079999" calcext:value-type="float">
            <text:p>19.227222307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4387" calcext:value-type="float">
            <text:p>0.4387</text:p>
          </table:table-cell>
          <table:table-cell office:value-type="float" office:value="2.22475211452574" calcext:value-type="float">
            <text:p>2.22475211452574</text:p>
          </table:table-cell>
          <table:table-cell office:value-type="float" office:value="2.13541974231696" calcext:value-type="float">
            <text:p>2.13541974231696</text:p>
          </table:table-cell>
          <table:table-cell office:value-type="float" office:value="19.2102530920001" calcext:value-type="float">
            <text:p>19.210253092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34" calcext:value-type="float">
            <text:p>0.5834</text:p>
          </table:table-cell>
          <table:table-cell office:value-type="float" office:value="2.00187892649474" calcext:value-type="float">
            <text:p>2.00187892649474</text:p>
          </table:table-cell>
          <table:table-cell office:value-type="float" office:value="1.84291350310016" calcext:value-type="float">
            <text:p>1.84291350310016</text:p>
          </table:table-cell>
          <table:table-cell office:value-type="float" office:value="18.871863632" calcext:value-type="float">
            <text:p>18.87186363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08833333333333" calcext:value-type="float">
            <text:p>0.608833333333333</text:p>
          </table:table-cell>
          <table:table-cell office:value-type="float" office:value="0.6141" calcext:value-type="float">
            <text:p>0.6141</text:p>
          </table:table-cell>
          <table:table-cell office:value-type="float" office:value="1.65109955438419" calcext:value-type="float">
            <text:p>1.65109955438419</text:p>
          </table:table-cell>
          <table:table-cell office:value-type="float" office:value="1.47631945200027" calcext:value-type="float">
            <text:p>1.47631945200027</text:p>
          </table:table-cell>
          <table:table-cell office:value-type="float" office:value="18.7217227070005" calcext:value-type="float">
            <text:p>18.721722707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9016666666667" calcext:value-type="float">
            <text:p>0.639016666666667</text:p>
          </table:table-cell>
          <table:table-cell office:value-type="float" office:value="0.6378" calcext:value-type="float">
            <text:p>0.6378</text:p>
          </table:table-cell>
          <table:table-cell office:value-type="float" office:value="1.33302999534078" calcext:value-type="float">
            <text:p>1.33302999534078</text:p>
          </table:table-cell>
          <table:table-cell office:value-type="float" office:value="1.2217807317995" calcext:value-type="float">
            <text:p>1.2217807317995</text:p>
          </table:table-cell>
          <table:table-cell office:value-type="float" office:value="19.2737530080003" calcext:value-type="float">
            <text:p>19.273753008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5133333333333" calcext:value-type="float">
            <text:p>0.655133333333333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12853492856788" calcext:value-type="float">
            <text:p>1.12853492856788</text:p>
          </table:table-cell>
          <table:table-cell office:value-type="float" office:value="1.06346687845364" calcext:value-type="float">
            <text:p>1.06346687845364</text:p>
          </table:table-cell>
          <table:table-cell office:value-type="float" office:value="18.1405177249999" calcext:value-type="float">
            <text:p>18.140517724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4825" calcext:value-type="float">
            <text:p>0.4825</text:p>
          </table:table-cell>
          <table:table-cell office:value-type="float" office:value="2.21336823867074" calcext:value-type="float">
            <text:p>2.21336823867074</text:p>
          </table:table-cell>
          <table:table-cell office:value-type="float" office:value="2.1138119378667" calcext:value-type="float">
            <text:p>2.1138119378667</text:p>
          </table:table-cell>
          <table:table-cell office:value-type="float" office:value="19.3489308470007" calcext:value-type="float">
            <text:p>19.348930847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59383333333333" calcext:value-type="float">
            <text:p>0.5593833333333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1.96508870767886" calcext:value-type="float">
            <text:p>1.96508870767886</text:p>
          </table:table-cell>
          <table:table-cell office:value-type="float" office:value="1.79285238806609" calcext:value-type="float">
            <text:p>1.79285238806609</text:p>
          </table:table-cell>
          <table:table-cell office:value-type="float" office:value="19.1511250269996" calcext:value-type="float">
            <text:p>19.151125026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2305" calcext:value-type="float">
            <text:p>0.62305</text:p>
          </table:table-cell>
          <table:table-cell office:value-type="float" office:value="0.6269" calcext:value-type="float">
            <text:p>0.6269</text:p>
          </table:table-cell>
          <table:table-cell office:value-type="float" office:value="1.60057972082451" calcext:value-type="float">
            <text:p>1.60057972082451</text:p>
          </table:table-cell>
          <table:table-cell office:value-type="float" office:value="1.43203286000877" calcext:value-type="float">
            <text:p>1.43203286000877</text:p>
          </table:table-cell>
          <table:table-cell office:value-type="float" office:value="18.7846938490002" calcext:value-type="float">
            <text:p>18.784693849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2083333333333" calcext:value-type="float">
            <text:p>0.64208333333333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9551467814171" calcext:value-type="float">
            <text:p>1.29551467814171</text:p>
          </table:table-cell>
          <table:table-cell office:value-type="float" office:value="1.19141779887448" calcext:value-type="float">
            <text:p>1.19141779887448</text:p>
          </table:table-cell>
          <table:table-cell office:value-type="float" office:value="19.2868146210003" calcext:value-type="float">
            <text:p>19.28681462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6533" calcext:value-type="float">
            <text:p>0.6533</text:p>
          </table:table-cell>
          <table:table-cell office:value-type="float" office:value="1.10249924519931" calcext:value-type="float">
            <text:p>1.10249924519931</text:p>
          </table:table-cell>
          <table:table-cell office:value-type="float" office:value="1.04192380578655" calcext:value-type="float">
            <text:p>1.04192380578655</text:p>
          </table:table-cell>
          <table:table-cell office:value-type="float" office:value="18.5020729500002" calcext:value-type="float">
            <text:p>18.502072950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259966666666667" calcext:value-type="float">
            <text:p>0.259966666666667</text:p>
          </table:table-cell>
          <table:table-cell office:value-type="float" office:value="0.455" calcext:value-type="float">
            <text:p>0.455</text:p>
          </table:table-cell>
          <table:table-cell office:value-type="float" office:value="2.21114614243701" calcext:value-type="float">
            <text:p>2.21114614243701</text:p>
          </table:table-cell>
          <table:table-cell office:value-type="float" office:value="2.11536470036598" calcext:value-type="float">
            <text:p>2.11536470036598</text:p>
          </table:table-cell>
          <table:table-cell office:value-type="float" office:value="19.578333077" calcext:value-type="float">
            <text:p>19.57833307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65833333333333" calcext:value-type="float">
            <text:p>0.565833333333333</text:p>
          </table:table-cell>
          <table:table-cell office:value-type="float" office:value="0.5983" calcext:value-type="float">
            <text:p>0.5983</text:p>
          </table:table-cell>
          <table:table-cell office:value-type="float" office:value="1.96835023215585" calcext:value-type="float">
            <text:p>1.96835023215585</text:p>
          </table:table-cell>
          <table:table-cell office:value-type="float" office:value="1.79387081352768" calcext:value-type="float">
            <text:p>1.79387081352768</text:p>
          </table:table-cell>
          <table:table-cell office:value-type="float" office:value="19.0965227940005" calcext:value-type="float">
            <text:p>19.096522794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21533333333333" calcext:value-type="float">
            <text:p>0.621533333333333</text:p>
          </table:table-cell>
          <table:table-cell office:value-type="float" office:value="0.622" calcext:value-type="float">
            <text:p>0.622</text:p>
          </table:table-cell>
          <table:table-cell office:value-type="float" office:value="1.5948396522099" calcext:value-type="float">
            <text:p>1.5948396522099</text:p>
          </table:table-cell>
          <table:table-cell office:value-type="float" office:value="1.4195809630072" calcext:value-type="float">
            <text:p>1.4195809630072</text:p>
          </table:table-cell>
          <table:table-cell office:value-type="float" office:value="19.5984891110002" calcext:value-type="float">
            <text:p>19.59848911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083333333333" calcext:value-type="float">
            <text:p>0.640083333333333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28224091107911" calcext:value-type="float">
            <text:p>1.28224091107911</text:p>
          </table:table-cell>
          <table:table-cell office:value-type="float" office:value="1.1780683880399" calcext:value-type="float">
            <text:p>1.1780683880399</text:p>
          </table:table-cell>
          <table:table-cell office:value-type="float" office:value="18.5371681209999" calcext:value-type="float">
            <text:p>18.537168120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966666666667" calcext:value-type="float">
            <text:p>0.657966666666667</text:p>
          </table:table-cell>
          <table:table-cell office:value-type="float" office:value="0.6554" calcext:value-type="float">
            <text:p>0.6554</text:p>
          </table:table-cell>
          <table:table-cell office:value-type="float" office:value="1.09207056637512" calcext:value-type="float">
            <text:p>1.09207056637512</text:p>
          </table:table-cell>
          <table:table-cell office:value-type="float" office:value="1.03413718141568" calcext:value-type="float">
            <text:p>1.03413718141568</text:p>
          </table:table-cell>
          <table:table-cell office:value-type="float" office:value="18.4776011290005" calcext:value-type="float">
            <text:p>18.477601129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87516666666667" calcext:value-type="float">
            <text:p>0.387516666666667</text:p>
          </table:table-cell>
          <table:table-cell office:value-type="float" office:value="0.5222" calcext:value-type="float">
            <text:p>0.5222</text:p>
          </table:table-cell>
          <table:table-cell office:value-type="float" office:value="2.20124380039508" calcext:value-type="float">
            <text:p>2.20124380039508</text:p>
          </table:table-cell>
          <table:table-cell office:value-type="float" office:value="2.09152171414369" calcext:value-type="float">
            <text:p>2.09152171414369</text:p>
          </table:table-cell>
          <table:table-cell office:value-type="float" office:value="19.4055549510003" calcext:value-type="float">
            <text:p>19.40555495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75716666666667" calcext:value-type="float">
            <text:p>0.575716666666667</text:p>
          </table:table-cell>
          <table:table-cell office:value-type="float" office:value="0.5882" calcext:value-type="float">
            <text:p>0.5882</text:p>
          </table:table-cell>
          <table:table-cell office:value-type="float" office:value="1.92930423095028" calcext:value-type="float">
            <text:p>1.92930423095028</text:p>
          </table:table-cell>
          <table:table-cell office:value-type="float" office:value="1.7471727907278" calcext:value-type="float">
            <text:p>1.7471727907278</text:p>
          </table:table-cell>
          <table:table-cell office:value-type="float" office:value="18.9927010910005" calcext:value-type="float">
            <text:p>18.992701091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21" calcext:value-type="float">
            <text:p>0.621</text:p>
          </table:table-cell>
          <table:table-cell office:value-type="float" office:value="1.55965011333352" calcext:value-type="float">
            <text:p>1.55965011333352</text:p>
          </table:table-cell>
          <table:table-cell office:value-type="float" office:value="1.40103885018901" calcext:value-type="float">
            <text:p>1.40103885018901</text:p>
          </table:table-cell>
          <table:table-cell office:value-type="float" office:value="19.6457898480003" calcext:value-type="float">
            <text:p>19.645789848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95" calcext:value-type="float">
            <text:p>0.64095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27387209068229" calcext:value-type="float">
            <text:p>1.27387209068229</text:p>
          </table:table-cell>
          <table:table-cell office:value-type="float" office:value="1.17716297867951" calcext:value-type="float">
            <text:p>1.17716297867951</text:p>
          </table:table-cell>
          <table:table-cell office:value-type="float" office:value="18.5061109079998" calcext:value-type="float">
            <text:p>18.506110907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033333333333" calcext:value-type="float">
            <text:p>0.657033333333333</text:p>
          </table:table-cell>
          <table:table-cell office:value-type="float" office:value="0.6539" calcext:value-type="float">
            <text:p>0.6539</text:p>
          </table:table-cell>
          <table:table-cell office:value-type="float" office:value="1.0925372526971" calcext:value-type="float">
            <text:p>1.0925372526971</text:p>
          </table:table-cell>
          <table:table-cell office:value-type="float" office:value="1.03512442985158" calcext:value-type="float">
            <text:p>1.03512442985158</text:p>
          </table:table-cell>
          <table:table-cell office:value-type="float" office:value="17.940906451" calcext:value-type="float">
            <text:p>17.94090645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61066666666667" calcext:value-type="float">
            <text:p>0.361066666666667</text:p>
          </table:table-cell>
          <table:table-cell office:value-type="float" office:value="0.4635" calcext:value-type="float">
            <text:p>0.4635</text:p>
          </table:table-cell>
          <table:table-cell office:value-type="float" office:value="2.21358907807356" calcext:value-type="float">
            <text:p>2.21358907807356</text:p>
          </table:table-cell>
          <table:table-cell office:value-type="float" office:value="2.11338952999965" calcext:value-type="float">
            <text:p>2.11338952999965</text:p>
          </table:table-cell>
          <table:table-cell office:value-type="float" office:value="19.3469427099999" calcext:value-type="float">
            <text:p>19.346942709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4135" calcext:value-type="float">
            <text:p>0.54135</text:p>
          </table:table-cell>
          <table:table-cell office:value-type="float" office:value="0.5636" calcext:value-type="float">
            <text:p>0.5636</text:p>
          </table:table-cell>
          <table:table-cell office:value-type="float" office:value="1.96589704909558" calcext:value-type="float">
            <text:p>1.96589704909558</text:p>
          </table:table-cell>
          <table:table-cell office:value-type="float" office:value="1.79340581909107" calcext:value-type="float">
            <text:p>1.79340581909107</text:p>
          </table:table-cell>
          <table:table-cell office:value-type="float" office:value="19.7662547640002" calcext:value-type="float">
            <text:p>19.766254764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591383333333333" calcext:value-type="float">
            <text:p>0.59138333333333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.59854504739298" calcext:value-type="float">
            <text:p>1.59854504739298</text:p>
          </table:table-cell>
          <table:table-cell office:value-type="float" office:value="1.42610164660557" calcext:value-type="float">
            <text:p>1.42610164660557</text:p>
          </table:table-cell>
          <table:table-cell office:value-type="float" office:value="18.661816109" calcext:value-type="float">
            <text:p>18.66181610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28383333333333" calcext:value-type="float">
            <text:p>0.628383333333333</text:p>
          </table:table-cell>
          <table:table-cell office:value-type="float" office:value="0.6355" calcext:value-type="float">
            <text:p>0.6355</text:p>
          </table:table-cell>
          <table:table-cell office:value-type="float" office:value="1.28892474184667" calcext:value-type="float">
            <text:p>1.28892474184667</text:p>
          </table:table-cell>
          <table:table-cell office:value-type="float" office:value="1.18455261105944" calcext:value-type="float">
            <text:p>1.18455261105944</text:p>
          </table:table-cell>
          <table:table-cell office:value-type="float" office:value="18.6647679349999" calcext:value-type="float">
            <text:p>18.664767934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2066666666667" calcext:value-type="float">
            <text:p>0.652066666666667</text:p>
          </table:table-cell>
          <table:table-cell office:value-type="float" office:value="0.6526" calcext:value-type="float">
            <text:p>0.6526</text:p>
          </table:table-cell>
          <table:table-cell office:value-type="float" office:value="1.09760298219317" calcext:value-type="float">
            <text:p>1.09760298219317</text:p>
          </table:table-cell>
          <table:table-cell office:value-type="float" office:value="1.03904687826801" calcext:value-type="float">
            <text:p>1.03904687826801</text:p>
          </table:table-cell>
          <table:table-cell office:value-type="float" office:value="18.2237026229996" calcext:value-type="float">
            <text:p>18.223702622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12883333333333" calcext:value-type="float">
            <text:p>0.312883333333333</text:p>
          </table:table-cell>
          <table:table-cell office:value-type="float" office:value="0.5052" calcext:value-type="float">
            <text:p>0.5052</text:p>
          </table:table-cell>
          <table:table-cell office:value-type="float" office:value="2.21345934201914" calcext:value-type="float">
            <text:p>2.21345934201914</text:p>
          </table:table-cell>
          <table:table-cell office:value-type="float" office:value="2.11526587662423" calcext:value-type="float">
            <text:p>2.11526587662423</text:p>
          </table:table-cell>
          <table:table-cell office:value-type="float" office:value="19.2785568119998" calcext:value-type="float">
            <text:p>19.278556811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0.5743" calcext:value-type="float">
            <text:p>0.5743</text:p>
          </table:table-cell>
          <table:table-cell office:value-type="float" office:value="1.96630280879515" calcext:value-type="float">
            <text:p>1.96630280879515</text:p>
          </table:table-cell>
          <table:table-cell office:value-type="float" office:value="1.79186266319008" calcext:value-type="float">
            <text:p>1.79186266319008</text:p>
          </table:table-cell>
          <table:table-cell office:value-type="float" office:value="20.2435037329997" calcext:value-type="float">
            <text:p>20.243503732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1.5993623988969" calcext:value-type="float">
            <text:p>1.5993623988969</text:p>
          </table:table-cell>
          <table:table-cell office:value-type="float" office:value="1.43147461961029" calcext:value-type="float">
            <text:p>1.43147461961029</text:p>
          </table:table-cell>
          <table:table-cell office:value-type="float" office:value="18.7950070659999" calcext:value-type="float">
            <text:p>18.795007065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23" calcext:value-type="float">
            <text:p>0.6423</text:p>
          </table:table-cell>
          <table:table-cell office:value-type="float" office:value="1.29852136543819" calcext:value-type="float">
            <text:p>1.29852136543819</text:p>
          </table:table-cell>
          <table:table-cell office:value-type="float" office:value="1.19732213741655" calcext:value-type="float">
            <text:p>1.19732213741655</text:p>
          </table:table-cell>
          <table:table-cell office:value-type="float" office:value="18.8227861839996" calcext:value-type="float">
            <text:p>18.822786183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645" calcext:value-type="float">
            <text:p>0.65645</text:p>
          </table:table-cell>
          <table:table-cell office:value-type="float" office:value="0.6541" calcext:value-type="float">
            <text:p>0.6541</text:p>
          </table:table-cell>
          <table:table-cell office:value-type="float" office:value="1.11048586123279" calcext:value-type="float">
            <text:p>1.11048586123279</text:p>
          </table:table-cell>
          <table:table-cell office:value-type="float" office:value="1.05119255166145" calcext:value-type="float">
            <text:p>1.05119255166145</text:p>
          </table:table-cell>
          <table:table-cell office:value-type="float" office:value="18.3384637500003" calcext:value-type="float">
            <text:p>18.338463750000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55333333333333" calcext:value-type="float">
            <text:p>0.355333333333333</text:p>
          </table:table-cell>
          <table:table-cell office:value-type="float" office:value="0.4841" calcext:value-type="float">
            <text:p>0.4841</text:p>
          </table:table-cell>
          <table:table-cell office:value-type="float" office:value="2.19888656861238" calcext:value-type="float">
            <text:p>2.19888656861238</text:p>
          </table:table-cell>
          <table:table-cell office:value-type="float" office:value="2.08720791112086" calcext:value-type="float">
            <text:p>2.08720791112086</text:p>
          </table:table-cell>
          <table:table-cell office:value-type="float" office:value="20.3168693110001" calcext:value-type="float">
            <text:p>20.3168693110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629" calcext:value-type="float">
            <text:p>0.5629</text:p>
          </table:table-cell>
          <table:table-cell office:value-type="float" office:value="1.92382092592813" calcext:value-type="float">
            <text:p>1.92382092592813</text:p>
          </table:table-cell>
          <table:table-cell office:value-type="float" office:value="1.73941484074684" calcext:value-type="float">
            <text:p>1.73941484074684</text:p>
          </table:table-cell>
          <table:table-cell office:value-type="float" office:value="19.1831740879998" calcext:value-type="float">
            <text:p>19.183174087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07533333333333" calcext:value-type="float">
            <text:p>0.607533333333333</text:p>
          </table:table-cell>
          <table:table-cell office:value-type="float" office:value="0.6209" calcext:value-type="float">
            <text:p>0.6209</text:p>
          </table:table-cell>
          <table:table-cell office:value-type="float" office:value="1.54825895897615" calcext:value-type="float">
            <text:p>1.54825895897615</text:p>
          </table:table-cell>
          <table:table-cell office:value-type="float" office:value="1.38603190783482" calcext:value-type="float">
            <text:p>1.38603190783482</text:p>
          </table:table-cell>
          <table:table-cell office:value-type="float" office:value="18.8273382079997" calcext:value-type="float">
            <text:p>18.82733820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595" calcext:value-type="float">
            <text:p>0.64595</text:p>
          </table:table-cell>
          <table:table-cell office:value-type="float" office:value="0.645" calcext:value-type="float">
            <text:p>0.645</text:p>
          </table:table-cell>
          <table:table-cell office:value-type="float" office:value="1.25736884165929" calcext:value-type="float">
            <text:p>1.25736884165929</text:p>
          </table:table-cell>
          <table:table-cell office:value-type="float" office:value="1.16136591183911" calcext:value-type="float">
            <text:p>1.16136591183911</text:p>
          </table:table-cell>
          <table:table-cell office:value-type="float" office:value="18.3896235270004" calcext:value-type="float">
            <text:p>18.389623527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3666666666667" calcext:value-type="float">
            <text:p>0.663666666666667</text:p>
          </table:table-cell>
          <table:table-cell office:value-type="float" office:value="0.6579" calcext:value-type="float">
            <text:p>0.6579</text:p>
          </table:table-cell>
          <table:table-cell office:value-type="float" office:value="1.07758794721764" calcext:value-type="float">
            <text:p>1.07758794721764</text:p>
          </table:table-cell>
          <table:table-cell office:value-type="float" office:value="1.0228552279199" calcext:value-type="float">
            <text:p>1.0228552279199</text:p>
          </table:table-cell>
          <table:table-cell office:value-type="float" office:value="18.203709681" calcext:value-type="float">
            <text:p>18.20370968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562" calcext:value-type="float">
            <text:p>0.4562</text:p>
          </table:table-cell>
          <table:table-cell office:value-type="float" office:value="2.19822254008067" calcext:value-type="float">
            <text:p>2.19822254008067</text:p>
          </table:table-cell>
          <table:table-cell office:value-type="float" office:value="2.0853501535525" calcext:value-type="float">
            <text:p>2.0853501535525</text:p>
          </table:table-cell>
          <table:table-cell office:value-type="float" office:value="20.3023774530002" calcext:value-type="float">
            <text:p>20.302377453000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5867" calcext:value-type="float">
            <text:p>0.5867</text:p>
          </table:table-cell>
          <table:table-cell office:value-type="float" office:value="1.92073627194362" calcext:value-type="float">
            <text:p>1.92073627194362</text:p>
          </table:table-cell>
          <table:table-cell office:value-type="float" office:value="1.73460668818966" calcext:value-type="float">
            <text:p>1.73460668818966</text:p>
          </table:table-cell>
          <table:table-cell office:value-type="float" office:value="19.257974141" calcext:value-type="float">
            <text:p>19.25797414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05483333333333" calcext:value-type="float">
            <text:p>0.605483333333333</text:p>
          </table:table-cell>
          <table:table-cell office:value-type="float" office:value="0.6133" calcext:value-type="float">
            <text:p>0.6133</text:p>
          </table:table-cell>
          <table:table-cell office:value-type="float" office:value="1.54498944989145" calcext:value-type="float">
            <text:p>1.54498944989145</text:p>
          </table:table-cell>
          <table:table-cell office:value-type="float" office:value="1.38480919485639" calcext:value-type="float">
            <text:p>1.38480919485639</text:p>
          </table:table-cell>
          <table:table-cell office:value-type="float" office:value="19.0918210979999" calcext:value-type="float">
            <text:p>19.091821097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34866666666667" calcext:value-type="float">
            <text:p>0.634866666666667</text:p>
          </table:table-cell>
          <table:table-cell office:value-type="float" office:value="0.6386" calcext:value-type="float">
            <text:p>0.6386</text:p>
          </table:table-cell>
          <table:table-cell office:value-type="float" office:value="1.25974845009318" calcext:value-type="float">
            <text:p>1.25974845009318</text:p>
          </table:table-cell>
          <table:table-cell office:value-type="float" office:value="1.16528741607241" calcext:value-type="float">
            <text:p>1.16528741607241</text:p>
          </table:table-cell>
          <table:table-cell office:value-type="float" office:value="18.5830296929998" calcext:value-type="float">
            <text:p>18.583029692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57966666666667" calcext:value-type="float">
            <text:p>0.657966666666667</text:p>
          </table:table-cell>
          <table:table-cell office:value-type="float" office:value="0.6544" calcext:value-type="float">
            <text:p>0.6544</text:p>
          </table:table-cell>
          <table:table-cell office:value-type="float" office:value="1.08380843390788" calcext:value-type="float">
            <text:p>1.08380843390788</text:p>
          </table:table-cell>
          <table:table-cell office:value-type="float" office:value="1.02900446334462" calcext:value-type="float">
            <text:p>1.02900446334462</text:p>
          </table:table-cell>
          <table:table-cell office:value-type="float" office:value="19.269579584" calcext:value-type="float">
            <text:p>19.26957958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5206" calcext:value-type="float">
            <text:p>0.5206</text:p>
          </table:table-cell>
          <table:table-cell office:value-type="float" office:value="2.20363876051994" calcext:value-type="float">
            <text:p>2.20363876051994</text:p>
          </table:table-cell>
          <table:table-cell office:value-type="float" office:value="2.09487396288829" calcext:value-type="float">
            <text:p>2.09487396288829</text:p>
          </table:table-cell>
          <table:table-cell office:value-type="float" office:value="19.4048279010003" calcext:value-type="float">
            <text:p>19.404827901000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8545" calcext:value-type="float">
            <text:p>0.58545</text:p>
          </table:table-cell>
          <table:table-cell office:value-type="float" office:value="0.6015" calcext:value-type="float">
            <text:p>0.6015</text:p>
          </table:table-cell>
          <table:table-cell office:value-type="float" office:value="1.93445618447464" calcext:value-type="float">
            <text:p>1.93445618447464</text:p>
          </table:table-cell>
          <table:table-cell office:value-type="float" office:value="1.75388647644383" calcext:value-type="float">
            <text:p>1.75388647644383</text:p>
          </table:table-cell>
          <table:table-cell office:value-type="float" office:value="19.258582036" calcext:value-type="float">
            <text:p>19.25858203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71" calcext:value-type="float">
            <text:p>0.6271</text:p>
          </table:table-cell>
          <table:table-cell office:value-type="float" office:value="1.56151952367347" calcext:value-type="float">
            <text:p>1.56151952367347</text:p>
          </table:table-cell>
          <table:table-cell office:value-type="float" office:value="1.39586740010863" calcext:value-type="float">
            <text:p>1.39586740010863</text:p>
          </table:table-cell>
          <table:table-cell office:value-type="float" office:value="18.6393424469998" calcext:value-type="float">
            <text:p>18.6393424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4766666666667" calcext:value-type="float">
            <text:p>0.644766666666667</text:p>
          </table:table-cell>
          <table:table-cell office:value-type="float" office:value="0.6451" calcext:value-type="float">
            <text:p>0.6451</text:p>
          </table:table-cell>
          <table:table-cell office:value-type="float" office:value="1.26236134805659" calcext:value-type="float">
            <text:p>1.26236134805659</text:p>
          </table:table-cell>
          <table:table-cell office:value-type="float" office:value="1.16242209969053" calcext:value-type="float">
            <text:p>1.16242209969053</text:p>
          </table:table-cell>
          <table:table-cell office:value-type="float" office:value="18.2210312709994" calcext:value-type="float">
            <text:p>18.221031270999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579" calcext:value-type="float">
            <text:p>0.6579</text:p>
          </table:table-cell>
          <table:table-cell office:value-type="float" office:value="1.07699339838424" calcext:value-type="float">
            <text:p>1.07699339838424</text:p>
          </table:table-cell>
          <table:table-cell office:value-type="float" office:value="1.02110577502828" calcext:value-type="float">
            <text:p>1.02110577502828</text:p>
          </table:table-cell>
          <table:table-cell office:value-type="float" office:value="18.9787896079997" calcext:value-type="float">
            <text:p>18.97878960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87" calcext:value-type="float">
            <text:p>0.5687</text:p>
          </table:table-cell>
          <table:table-cell office:value-type="float" office:value="2.19573653379737" calcext:value-type="float">
            <text:p>2.19573653379737</text:p>
          </table:table-cell>
          <table:table-cell office:value-type="float" office:value="2.07696246645253" calcext:value-type="float">
            <text:p>2.07696246645253</text:p>
          </table:table-cell>
          <table:table-cell office:value-type="float" office:value="19.4343885179997" calcext:value-type="float">
            <text:p>19.43438851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6251" calcext:value-type="float">
            <text:p>0.6251</text:p>
          </table:table-cell>
          <table:table-cell office:value-type="float" office:value="1.90659425304388" calcext:value-type="float">
            <text:p>1.90659425304388</text:p>
          </table:table-cell>
          <table:table-cell office:value-type="float" office:value="1.71443187355236" calcext:value-type="float">
            <text:p>1.71443187355236</text:p>
          </table:table-cell>
          <table:table-cell office:value-type="float" office:value="19.2017051559997" calcext:value-type="float">
            <text:p>19.201705155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3895" calcext:value-type="float">
            <text:p>0.63895</text:p>
          </table:table-cell>
          <table:table-cell office:value-type="float" office:value="0.6375" calcext:value-type="float">
            <text:p>0.6375</text:p>
          </table:table-cell>
          <table:table-cell office:value-type="float" office:value="1.52143452175136" calcext:value-type="float">
            <text:p>1.52143452175136</text:p>
          </table:table-cell>
          <table:table-cell office:value-type="float" office:value="1.36097054041115" calcext:value-type="float">
            <text:p>1.36097054041115</text:p>
          </table:table-cell>
          <table:table-cell office:value-type="float" office:value="18.8615343609999" calcext:value-type="float">
            <text:p>18.861534360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50966666666667" calcext:value-type="float">
            <text:p>0.650966666666667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23660439043157" calcext:value-type="float">
            <text:p>1.23660439043157</text:p>
          </table:table-cell>
          <table:table-cell office:value-type="float" office:value="1.14478291182002" calcext:value-type="float">
            <text:p>1.14478291182002</text:p>
          </table:table-cell>
          <table:table-cell office:value-type="float" office:value="19.6574756059999" calcext:value-type="float">
            <text:p>19.657475605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355" calcext:value-type="float">
            <text:p>0.66355</text:p>
          </table:table-cell>
          <table:table-cell office:value-type="float" office:value="0.657" calcext:value-type="float">
            <text:p>0.657</text:p>
          </table:table-cell>
          <table:table-cell office:value-type="float" office:value="1.06453760015939" calcext:value-type="float">
            <text:p>1.06453760015939</text:p>
          </table:table-cell>
          <table:table-cell office:value-type="float" office:value="1.01281462847048" calcext:value-type="float">
            <text:p>1.01281462847048</text:p>
          </table:table-cell>
          <table:table-cell office:value-type="float" office:value="18.5004640139996" calcext:value-type="float">
            <text:p>18.500464013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2105" calcext:value-type="float">
            <text:p>0.32105</text:p>
          </table:table-cell>
          <table:table-cell office:value-type="float" office:value="0.4513" calcext:value-type="float">
            <text:p>0.4513</text:p>
          </table:table-cell>
          <table:table-cell office:value-type="float" office:value="2.20322699994167" calcext:value-type="float">
            <text:p>2.20322699994167</text:p>
          </table:table-cell>
          <table:table-cell office:value-type="float" office:value="2.09550702192221" calcext:value-type="float">
            <text:p>2.09550702192221</text:p>
          </table:table-cell>
          <table:table-cell office:value-type="float" office:value="19.3519159199996" calcext:value-type="float">
            <text:p>19.351915919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44283333333333" calcext:value-type="float">
            <text:p>0.544283333333333</text:p>
          </table:table-cell>
          <table:table-cell office:value-type="float" office:value="0.6046" calcext:value-type="float">
            <text:p>0.6046</text:p>
          </table:table-cell>
          <table:table-cell office:value-type="float" office:value="1.93365438635161" calcext:value-type="float">
            <text:p>1.93365438635161</text:p>
          </table:table-cell>
          <table:table-cell office:value-type="float" office:value="1.74678910234172" calcext:value-type="float">
            <text:p>1.74678910234172</text:p>
          </table:table-cell>
          <table:table-cell office:value-type="float" office:value="19.2960488469998" calcext:value-type="float">
            <text:p>19.2960488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13" calcext:value-type="float">
            <text:p>0.6313</text:p>
          </table:table-cell>
          <table:table-cell office:value-type="float" office:value="1.54802931600542" calcext:value-type="float">
            <text:p>1.54802931600542</text:p>
          </table:table-cell>
          <table:table-cell office:value-type="float" office:value="1.37873004044697" calcext:value-type="float">
            <text:p>1.37873004044697</text:p>
          </table:table-cell>
          <table:table-cell office:value-type="float" office:value="19.0048031289998" calcext:value-type="float">
            <text:p>19.004803128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5533333333333" calcext:value-type="float">
            <text:p>0.645533333333333</text:p>
          </table:table-cell>
          <table:table-cell office:value-type="float" office:value="0.6425" calcext:value-type="float">
            <text:p>0.6425</text:p>
          </table:table-cell>
          <table:table-cell office:value-type="float" office:value="1.24898647537618" calcext:value-type="float">
            <text:p>1.24898647537618</text:p>
          </table:table-cell>
          <table:table-cell office:value-type="float" office:value="1.15246932521747" calcext:value-type="float">
            <text:p>1.15246932521747</text:p>
          </table:table-cell>
          <table:table-cell office:value-type="float" office:value="19.5696958099998" calcext:value-type="float">
            <text:p>19.569695809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59466666666667" calcext:value-type="float">
            <text:p>0.659466666666667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07083078793117" calcext:value-type="float">
            <text:p>1.07083078793117</text:p>
          </table:table-cell>
          <table:table-cell office:value-type="float" office:value="1.01689677291615" calcext:value-type="float">
            <text:p>1.01689677291615</text:p>
          </table:table-cell>
          <table:table-cell office:value-type="float" office:value="18.317592501" calcext:value-type="float">
            <text:p>18.3175925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5599" calcext:value-type="float">
            <text:p>0.5599</text:p>
          </table:table-cell>
          <table:table-cell office:value-type="float" office:value="2.17668462130052" calcext:value-type="float">
            <text:p>2.17668462130052</text:p>
          </table:table-cell>
          <table:table-cell office:value-type="float" office:value="2.04678091501734" calcext:value-type="float">
            <text:p>2.04678091501734</text:p>
          </table:table-cell>
          <table:table-cell office:value-type="float" office:value="19.4307086520002" calcext:value-type="float">
            <text:p>19.430708652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608083333333333" calcext:value-type="float">
            <text:p>0.608083333333333</text:p>
          </table:table-cell>
          <table:table-cell office:value-type="float" office:value="0.6142" calcext:value-type="float">
            <text:p>0.6142</text:p>
          </table:table-cell>
          <table:table-cell office:value-type="float" office:value="1.8637394636933" calcext:value-type="float">
            <text:p>1.8637394636933</text:p>
          </table:table-cell>
          <table:table-cell office:value-type="float" office:value="1.66642826074248" calcext:value-type="float">
            <text:p>1.66642826074248</text:p>
          </table:table-cell>
          <table:table-cell office:value-type="float" office:value="19.0924572609993" calcext:value-type="float">
            <text:p>19.092457260999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35116666666667" calcext:value-type="float">
            <text:p>0.635116666666667</text:p>
          </table:table-cell>
          <table:table-cell office:value-type="float" office:value="0.6389" calcext:value-type="float">
            <text:p>0.6389</text:p>
          </table:table-cell>
          <table:table-cell office:value-type="float" office:value="1.48066197453277" calcext:value-type="float">
            <text:p>1.48066197453277</text:p>
          </table:table-cell>
          <table:table-cell office:value-type="float" office:value="1.32723354230261" calcext:value-type="float">
            <text:p>1.32723354230261</text:p>
          </table:table-cell>
          <table:table-cell office:value-type="float" office:value="19.6631701220003" calcext:value-type="float">
            <text:p>19.663170122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20964573377739" calcext:value-type="float">
            <text:p>1.20964573377739</text:p>
          </table:table-cell>
          <table:table-cell office:value-type="float" office:value="1.12254944045073" calcext:value-type="float">
            <text:p>1.12254944045073</text:p>
          </table:table-cell>
          <table:table-cell office:value-type="float" office:value="18.6092132399999" calcext:value-type="float">
            <text:p>18.609213239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5416666666667" calcext:value-type="float">
            <text:p>0.665416666666667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04740777834138" calcext:value-type="float">
            <text:p>1.04740777834138</text:p>
          </table:table-cell>
          <table:table-cell office:value-type="float" office:value="0.998450644456657" calcext:value-type="float">
            <text:p>0.998450644456657</text:p>
          </table:table-cell>
          <table:table-cell office:value-type="float" office:value="18.3951744340002" calcext:value-type="float">
            <text:p>18.395174434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74166666666667" calcext:value-type="float">
            <text:p>0.374166666666667</text:p>
          </table:table-cell>
          <table:table-cell office:value-type="float" office:value="0.5144" calcext:value-type="float">
            <text:p>0.5144</text:p>
          </table:table-cell>
          <table:table-cell office:value-type="float" office:value="2.19503276968307" calcext:value-type="float">
            <text:p>2.19503276968307</text:p>
          </table:table-cell>
          <table:table-cell office:value-type="float" office:value="2.07387395269552" calcext:value-type="float">
            <text:p>2.07387395269552</text:p>
          </table:table-cell>
          <table:table-cell office:value-type="float" office:value="19.3417930670003" calcext:value-type="float">
            <text:p>19.341793067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0.6106" calcext:value-type="float">
            <text:p>0.6106</text:p>
          </table:table-cell>
          <table:table-cell office:value-type="float" office:value="1.90385406129142" calcext:value-type="float">
            <text:p>1.90385406129142</text:p>
          </table:table-cell>
          <table:table-cell office:value-type="float" office:value="1.71652508541277" calcext:value-type="float">
            <text:p>1.71652508541277</text:p>
          </table:table-cell>
          <table:table-cell office:value-type="float" office:value="19.3672101000002" calcext:value-type="float">
            <text:p>19.367210100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52790730518065" calcext:value-type="float">
            <text:p>1.52790730518065</text:p>
          </table:table-cell>
          <table:table-cell office:value-type="float" office:value="1.37129574444643" calcext:value-type="float">
            <text:p>1.37129574444643</text:p>
          </table:table-cell>
          <table:table-cell office:value-type="float" office:value="20.17368025" calcext:value-type="float">
            <text:p>20.1736802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43266666666667" calcext:value-type="float">
            <text:p>0.643266666666667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24793018524581" calcext:value-type="float">
            <text:p>1.24793018524581</text:p>
          </table:table-cell>
          <table:table-cell office:value-type="float" office:value="1.15665801201656" calcext:value-type="float">
            <text:p>1.15665801201656</text:p>
          </table:table-cell>
          <table:table-cell office:value-type="float" office:value="18.8458403740005" calcext:value-type="float">
            <text:p>18.845840374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53" calcext:value-type="float">
            <text:p>0.653</text:p>
          </table:table-cell>
          <table:table-cell office:value-type="float" office:value="1.07649012192734" calcext:value-type="float">
            <text:p>1.07649012192734</text:p>
          </table:table-cell>
          <table:table-cell office:value-type="float" office:value="1.02425927075611" calcext:value-type="float">
            <text:p>1.02425927075611</text:p>
          </table:table-cell>
          <table:table-cell office:value-type="float" office:value="18.765068707" calcext:value-type="float">
            <text:p>18.76506870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5123" calcext:value-type="float">
            <text:p>0.5123</text:p>
          </table:table-cell>
          <table:table-cell office:value-type="float" office:value="2.19420824960859" calcext:value-type="float">
            <text:p>2.19420824960859</text:p>
          </table:table-cell>
          <table:table-cell office:value-type="float" office:value="2.0678850237731" calcext:value-type="float">
            <text:p>2.0678850237731</text:p>
          </table:table-cell>
          <table:table-cell office:value-type="float" office:value="19.9506922060009" calcext:value-type="float">
            <text:p>19.950692206000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94366666666667" calcext:value-type="float">
            <text:p>0.594366666666667</text:p>
          </table:table-cell>
          <table:table-cell office:value-type="float" office:value="0.6044" calcext:value-type="float">
            <text:p>0.6044</text:p>
          </table:table-cell>
          <table:table-cell office:value-type="float" office:value="1.8931149090531" calcext:value-type="float">
            <text:p>1.8931149090531</text:p>
          </table:table-cell>
          <table:table-cell office:value-type="float" office:value="1.69831353995451" calcext:value-type="float">
            <text:p>1.69831353995451</text:p>
          </table:table-cell>
          <table:table-cell office:value-type="float" office:value="20.6230343420011" calcext:value-type="float">
            <text:p>20.623034342001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0383333333333" calcext:value-type="float">
            <text:p>0.620383333333333</text:p>
          </table:table-cell>
          <table:table-cell office:value-type="float" office:value="0.618" calcext:value-type="float">
            <text:p>0.618</text:p>
          </table:table-cell>
          <table:table-cell office:value-type="float" office:value="1.50459658438717" calcext:value-type="float">
            <text:p>1.50459658438717</text:p>
          </table:table-cell>
          <table:table-cell office:value-type="float" office:value="1.34384291946508" calcext:value-type="float">
            <text:p>1.34384291946508</text:p>
          </table:table-cell>
          <table:table-cell office:value-type="float" office:value="19.3958723820015" calcext:value-type="float">
            <text:p>19.395872382001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642" calcext:value-type="float">
            <text:p>0.642</text:p>
          </table:table-cell>
          <table:table-cell office:value-type="float" office:value="1.22205091037476" calcext:value-type="float">
            <text:p>1.22205091037476</text:p>
          </table:table-cell>
          <table:table-cell office:value-type="float" office:value="1.13289697990296" calcext:value-type="float">
            <text:p>1.13289697990296</text:p>
          </table:table-cell>
          <table:table-cell office:value-type="float" office:value="18.7736453340003" calcext:value-type="float">
            <text:p>18.773645334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569" calcext:value-type="float">
            <text:p>0.6569</text:p>
          </table:table-cell>
          <table:table-cell office:value-type="float" office:value="1.05628335501339" calcext:value-type="float">
            <text:p>1.05628335501339</text:p>
          </table:table-cell>
          <table:table-cell office:value-type="float" office:value="1.00718776739327" calcext:value-type="float">
            <text:p>1.00718776739327</text:p>
          </table:table-cell>
          <table:table-cell office:value-type="float" office:value="18.8426412410008" calcext:value-type="float">
            <text:p>18.842641241000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2995" calcext:value-type="float">
            <text:p>0.32995</text:p>
          </table:table-cell>
          <table:table-cell office:value-type="float" office:value="0.4695" calcext:value-type="float">
            <text:p>0.4695</text:p>
          </table:table-cell>
          <table:table-cell office:value-type="float" office:value="2.19754055974834" calcext:value-type="float">
            <text:p>2.19754055974834</text:p>
          </table:table-cell>
          <table:table-cell office:value-type="float" office:value="2.07691851846731" calcext:value-type="float">
            <text:p>2.07691851846731</text:p>
          </table:table-cell>
          <table:table-cell office:value-type="float" office:value="20.8158844529989" calcext:value-type="float">
            <text:p>20.815884452998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44416666666667" calcext:value-type="float">
            <text:p>0.544416666666667</text:p>
          </table:table-cell>
          <table:table-cell office:value-type="float" office:value="0.5809" calcext:value-type="float">
            <text:p>0.5809</text:p>
          </table:table-cell>
          <table:table-cell office:value-type="float" office:value="1.90639989233729" calcext:value-type="float">
            <text:p>1.90639989233729</text:p>
          </table:table-cell>
          <table:table-cell office:value-type="float" office:value="1.71869444239671" calcext:value-type="float">
            <text:p>1.71869444239671</text:p>
          </table:table-cell>
          <table:table-cell office:value-type="float" office:value="19.7268013620014" calcext:value-type="float">
            <text:p>19.726801362001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08633333333333" calcext:value-type="float">
            <text:p>0.608633333333333</text:p>
          </table:table-cell>
          <table:table-cell office:value-type="float" office:value="0.6148" calcext:value-type="float">
            <text:p>0.6148</text:p>
          </table:table-cell>
          <table:table-cell office:value-type="float" office:value="1.53216910019104" calcext:value-type="float">
            <text:p>1.53216910019104</text:p>
          </table:table-cell>
          <table:table-cell office:value-type="float" office:value="1.37563231416569" calcext:value-type="float">
            <text:p>1.37563231416569</text:p>
          </table:table-cell>
          <table:table-cell office:value-type="float" office:value="19.5842329630013" calcext:value-type="float">
            <text:p>19.584232963001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6368" calcext:value-type="float">
            <text:p>0.6368</text:p>
          </table:table-cell>
          <table:table-cell office:value-type="float" office:value="1.25283167585889" calcext:value-type="float">
            <text:p>1.25283167585889</text:p>
          </table:table-cell>
          <table:table-cell office:value-type="float" office:value="1.16106396040339" calcext:value-type="float">
            <text:p>1.16106396040339</text:p>
          </table:table-cell>
          <table:table-cell office:value-type="float" office:value="19.1360621849999" calcext:value-type="float">
            <text:p>19.136062184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0810323335977" calcext:value-type="float">
            <text:p>1.0810323335977</text:p>
          </table:table-cell>
          <table:table-cell office:value-type="float" office:value="1.02831096292301" calcext:value-type="float">
            <text:p>1.02831096292301</text:p>
          </table:table-cell>
          <table:table-cell office:value-type="float" office:value="19.7042038290001" calcext:value-type="float">
            <text:p>19.704203829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541" calcext:value-type="float">
            <text:p>0.541</text:p>
          </table:table-cell>
          <table:table-cell office:value-type="float" office:value="2.18395758768135" calcext:value-type="float">
            <text:p>2.18395758768135</text:p>
          </table:table-cell>
          <table:table-cell office:value-type="float" office:value="2.05973216834342" calcext:value-type="float">
            <text:p>2.05973216834342</text:p>
          </table:table-cell>
          <table:table-cell office:value-type="float" office:value="19.3478168870006" calcext:value-type="float">
            <text:p>19.347816887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8685" calcext:value-type="float">
            <text:p>0.58685</text:p>
          </table:table-cell>
          <table:table-cell office:value-type="float" office:value="0.5962" calcext:value-type="float">
            <text:p>0.5962</text:p>
          </table:table-cell>
          <table:table-cell office:value-type="float" office:value="1.88320974398778" calcext:value-type="float">
            <text:p>1.88320974398778</text:p>
          </table:table-cell>
          <table:table-cell office:value-type="float" office:value="1.69044763495208" calcext:value-type="float">
            <text:p>1.69044763495208</text:p>
          </table:table-cell>
          <table:table-cell office:value-type="float" office:value="19.557344588" calcext:value-type="float">
            <text:p>19.55734458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303" calcext:value-type="float">
            <text:p>0.6303</text:p>
          </table:table-cell>
          <table:table-cell office:value-type="float" office:value="1.50068169590761" calcext:value-type="float">
            <text:p>1.50068169590761</text:p>
          </table:table-cell>
          <table:table-cell office:value-type="float" office:value="1.34386435663624" calcext:value-type="float">
            <text:p>1.34386435663624</text:p>
          </table:table-cell>
          <table:table-cell office:value-type="float" office:value="19.3319298019997" calcext:value-type="float">
            <text:p>19.331929801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49433333333333" calcext:value-type="float">
            <text:p>0.649433333333333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22150509329493" calcext:value-type="float">
            <text:p>1.22150509329493</text:p>
          </table:table-cell>
          <table:table-cell office:value-type="float" office:value="1.13146712028297" calcext:value-type="float">
            <text:p>1.13146712028297</text:p>
          </table:table-cell>
          <table:table-cell office:value-type="float" office:value="19.083610953001" calcext:value-type="float">
            <text:p>19.083610953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4666666666667" calcext:value-type="float">
            <text:p>0.664666666666667</text:p>
          </table:table-cell>
          <table:table-cell office:value-type="float" office:value="0.6603" calcext:value-type="float">
            <text:p>0.6603</text:p>
          </table:table-cell>
          <table:table-cell office:value-type="float" office:value="1.05290612572038" calcext:value-type="float">
            <text:p>1.05290612572038</text:p>
          </table:table-cell>
          <table:table-cell office:value-type="float" office:value="1.0021348994249" calcext:value-type="float">
            <text:p>1.0021348994249</text:p>
          </table:table-cell>
          <table:table-cell office:value-type="float" office:value="19.7731591970005" calcext:value-type="float">
            <text:p>19.7731591970005</text:p>
          </table:table-cell>
        </table:table-row>
      </table:table>
      <table:table table:name="Epoch Averages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aining Acc Stdev</text:p>
          </table:table-cell>
        </table:table-row>
        <table:table-row table:style-name="ro1">
          <table:table-cell table:formula="of:=[test_results_basic.A2]" office:value-type="string" office:string-value="ReLU" calcext:value-type="string">
            <text:p>ReLU</text:p>
          </table:table-cell>
          <table:table-cell table:formula="of:=[test_results_basic.B2]" office:value-type="float" office:value="1" calcext:value-type="float">
            <text:p>1</text:p>
          </table:table-cell>
          <table:table-cell table:formula="of:=ROUND(AVERAGEIFS([test_results_basic.$C$2:.C$501];[test_results_basic.$A$2:.$A$501];[.$A2];[test_results_basic.$B$2:.$B$501];[.$B2]); 2)" office:value-type="float" office:value="0.3" calcext:value-type="float">
            <text:p>0.3</text:p>
          </table:table-cell>
          <table:table-cell table:formula="of:=ROUND(AVERAGEIFS([test_results_basic.$D$2:.D$501];[test_results_basic.$A$2:.$A$501];[.$A2];[test_results_basic.$B$2:.$B$501];[.$B2]); 2)" office:value-type="float" office:value="0.43" calcext:value-type="float">
            <text:p>0.43</text:p>
          </table:table-cell>
          <table:table-cell table:formula="of:=ROUND(AVERAGEIFS([test_results_basic.$E$2:.E$501];[test_results_basic.$A$2:.$A$501];[.$A2];[test_results_basic.$B$2:.$B$501];[.$B2]); 2)" office:value-type="float" office:value="2.23" calcext:value-type="float">
            <text:p>2.23</text:p>
          </table:table-cell>
          <table:table-cell table:formula="of:=ROUND(AVERAGEIFS([test_results_basic.$F$2:.F$501];[test_results_basic.$A$2:.$A$501];[.$A2];[test_results_basic.$B$2:.$B$501];[.$B2]); 2)" office:value-type="float" office:value="2.16" calcext:value-type="float">
            <text:p>2.16</text:p>
          </table:table-cell>
          <table:table-cell table:formula="of:=ROUND(AVERAGEIFS([test_results_basic.$G$2:.G$501];[test_results_basic.$A$2:.$A$501];[.$A2];[test_results_basic.$B$2:.$B$501];[.$B2]); 2)" office:value-type="float" office:value="12.75" calcext:value-type="float">
            <text:p>12.75</text:p>
          </table:table-cell>
          <table:table-cell table:number-matrix-columns-spanned="1" table:number-matrix-rows-spanned="1" table:formula="of:=ROUND(STDEV(IF(IF([.$A2]=[$test_results_basic.$A$2:.$A$501];1;0);IF([.$B2]=[$test_results_basic.$B$2:.$B$501];[$test_results_basic.$C$2:.$C$501];&quot;&quot;);&quot;&quot;));4)" office:value-type="float" office:value="0.0375" calcext:value-type="float">
            <text:p>0.0375</text:p>
          </table:table-cell>
        </table:table-row>
        <table:table-row table:style-name="ro1">
          <table:table-cell table:formula="of:=[test_results_basic.A8]" office:value-type="string" office:string-value="ReLU" calcext:value-type="string">
            <text:p>ReLU</text:p>
          </table:table-cell>
          <table:table-cell table:formula="of:=[test_results_basic.B3]" office:value-type="float" office:value="2" calcext:value-type="float">
            <text:p>2</text:p>
          </table:table-cell>
          <table:table-cell table:formula="of:=ROUND(AVERAGEIFS([$test_results_basic.C$2:.C$501];[$test_results_basic.$A$2:.$A$501];[.$A3];[$test_results_basic.$B$2:.$B$501];[.$B3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3];[$test_results_basic.$B$2:.$B$501];[.$B3]); 2)" office:value-type="float" office:value="0.57" calcext:value-type="float">
            <text:p>0.57</text:p>
          </table:table-cell>
          <table:table-cell table:formula="of:=ROUND(AVERAGEIFS([$test_results_basic.E$2:.E$501];[$test_results_basic.$A$2:.$A$501];[.$A3];[$test_results_basic.$B$2:.$B$501];[.$B3]); 2)" office:value-type="float" office:value="2.04" calcext:value-type="float">
            <text:p>2.04</text:p>
          </table:table-cell>
          <table:table-cell table:formula="of:=ROUND(AVERAGEIFS([$test_results_basic.F$2:.F$501];[$test_results_basic.$A$2:.$A$501];[.$A3];[$test_results_basic.$B$2:.$B$501];[.$B3]); 2)" office:value-type="float" office:value="1.9" calcext:value-type="float">
            <text:p>1.9</text:p>
          </table:table-cell>
          <table:table-cell table:formula="of:=ROUND(AVERAGEIFS([$test_results_basic.G$2:.G$501];[$test_results_basic.$A$2:.$A$501];[.$A3];[$test_results_basic.$B$2:.$B$501];[.$B3]); 2)" office:value-type="float" office:value="12.77" calcext:value-type="float">
            <text:p>12.77</text:p>
          </table:table-cell>
          <table:table-cell table:number-matrix-columns-spanned="1" table:number-matrix-rows-spanned="1" table:formula="of:=ROUND(STDEV(IF(IF([.$A3]=[$test_results_basic.$A$2:.$A$501];1;0);IF([.$B3]=[$test_results_basic.$B$2:.$B$501];[$test_results_basic.$C$2:.$C$501];&quot;&quot;);&quot;&quot;));4)" office:value-type="float" office:value="0.0347" calcext:value-type="float">
            <text:p>0.0347</text:p>
          </table:table-cell>
        </table:table-row>
        <table:table-row table:style-name="ro1">
          <table:table-cell table:formula="of:=[test_results_basic.A14]" office:value-type="string" office:string-value="ReLU" calcext:value-type="string">
            <text:p>ReLU</text:p>
          </table:table-cell>
          <table:table-cell table:formula="of:=[test_results_basic.B4]" office:value-type="float" office:value="3" calcext:value-type="float">
            <text:p>3</text:p>
          </table:table-cell>
          <table:table-cell table:formula="of:=ROUND(AVERAGEIFS([$test_results_basic.C$2:.C$501];[$test_results_basic.$A$2:.$A$501];[.$A4];[$test_results_basic.$B$2:.$B$501];[.$B4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4];[$test_results_basic.$B$2:.$B$501];[.$B4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4];[$test_results_basic.$B$2:.$B$501];[.$B4]); 2)" office:value-type="float" office:value="1.71" calcext:value-type="float">
            <text:p>1.71</text:p>
          </table:table-cell>
          <table:table-cell table:formula="of:=ROUND(AVERAGEIFS([$test_results_basic.F$2:.F$501];[$test_results_basic.$A$2:.$A$501];[.$A4];[$test_results_basic.$B$2:.$B$501];[.$B4]); 2)" office:value-type="float" office:value="1.53" calcext:value-type="float">
            <text:p>1.53</text:p>
          </table:table-cell>
          <table:table-cell table:formula="of:=ROUND(AVERAGEIFS([$test_results_basic.G$2:.G$501];[$test_results_basic.$A$2:.$A$501];[.$A4];[$test_results_basic.$B$2:.$B$501];[.$B4]); 2)" office:value-type="float" office:value="12.5" calcext:value-type="float">
            <text:p>12.5</text:p>
          </table:table-cell>
          <table:table-cell table:number-matrix-columns-spanned="1" table:number-matrix-rows-spanned="1" table:formula="of:=ROUND(STDEV(IF(IF([.$A4]=[$test_results_basic.$A$2:.$A$501];1;0);IF([.$B4]=[$test_results_basic.$B$2:.$B$501];[$test_results_basic.$C$2:.$C$501];&quot;&quot;);&quot;&quot;));4)" office:value-type="float" office:value="0.0215" calcext:value-type="float">
            <text:p>0.0215</text:p>
          </table:table-cell>
        </table:table-row>
        <table:table-row table:style-name="ro1">
          <table:table-cell table:formula="of:=[test_results_basic.A20]" office:value-type="string" office:string-value="ReLU" calcext:value-type="string">
            <text:p>ReLU</text:p>
          </table:table-cell>
          <table:table-cell table:formula="of:=[test_results_basic.B5]" office:value-type="float" office:value="4" calcext:value-type="float">
            <text:p>4</text:p>
          </table:table-cell>
          <table:table-cell table:formula="of:=ROUND(AVERAGEIFS([$test_results_basic.C$2:.C$501];[$test_results_basic.$A$2:.$A$501];[.$A5];[$test_results_basic.$B$2:.$B$501];[.$B5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5];[$test_results_basic.$B$2:.$B$501];[.$B5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5];[$test_results_basic.$B$2:.$B$501];[.$B5]); 2)" office:value-type="float" office:value="1.38" calcext:value-type="float">
            <text:p>1.38</text:p>
          </table:table-cell>
          <table:table-cell table:formula="of:=ROUND(AVERAGEIFS([$test_results_basic.F$2:.F$501];[$test_results_basic.$A$2:.$A$501];[.$A5];[$test_results_basic.$B$2:.$B$501];[.$B5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5];[$test_results_basic.$B$2:.$B$501];[.$B5]); 2)" office:value-type="float" office:value="12.45" calcext:value-type="float">
            <text:p>12.45</text:p>
          </table:table-cell>
          <table:table-cell table:number-matrix-columns-spanned="1" table:number-matrix-rows-spanned="1" table:formula="of:=ROUND(STDEV(IF(IF([.$A5]=[$test_results_basic.$A$2:.$A$501];1;0);IF([.$B5]=[$test_results_basic.$B$2:.$B$501];[$test_results_basic.$C$2:.$C$501];&quot;&quot;);&quot;&quot;));4)" office:value-type="float" office:value="0.0082" calcext:value-type="float">
            <text:p>0.0082</text:p>
          </table:table-cell>
        </table:table-row>
        <table:table-row table:style-name="ro1">
          <table:table-cell table:formula="of:=[test_results_basic.A26]" office:value-type="string" office:string-value="ReLU" calcext:value-type="string">
            <text:p>ReLU</text:p>
          </table:table-cell>
          <table:table-cell table:formula="of:=[test_results_basic.B6]" office:value-type="float" office:value="5" calcext:value-type="float">
            <text:p>5</text:p>
          </table:table-cell>
          <table:table-cell table:formula="of:=ROUND(AVERAGEIFS([$test_results_basic.C$2:.C$501];[$test_results_basic.$A$2:.$A$501];[.$A6];[$test_results_basic.$B$2:.$B$501];[.$B6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6];[$test_results_basic.$B$2:.$B$501];[.$B6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6];[$test_results_basic.$B$2:.$B$501];[.$B6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6];[$test_results_basic.$B$2:.$B$501];[.$B6]); 2)" office:value-type="float" office:value="1.1" calcext:value-type="float">
            <text:p>1.1</text:p>
          </table:table-cell>
          <table:table-cell table:formula="of:=ROUND(AVERAGEIFS([$test_results_basic.G$2:.G$501];[$test_results_basic.$A$2:.$A$501];[.$A6];[$test_results_basic.$B$2:.$B$501];[.$B6]); 2)" office:value-type="float" office:value="12.33" calcext:value-type="float">
            <text:p>12.33</text:p>
          </table:table-cell>
          <table:table-cell table:number-matrix-columns-spanned="1" table:number-matrix-rows-spanned="1" table:formula="of:=ROUND(STDEV(IF(IF([.$A6]=[$test_results_basic.$A$2:.$A$501];1;0);IF([.$B6]=[$test_results_basic.$B$2:.$B$501];[$test_results_basic.$C$2:.$C$501];&quot;&quot;);&quot;&quot;));4)" office:value-type="float" office:value="0.0041" calcext:value-type="float">
            <text:p>0.0041</text:p>
          </table:table-cell>
        </table:table-row>
        <table:table-row table:style-name="ro1">
          <table:table-cell table:formula="of:=[test_results_basic.A27]" office:value-type="string" office:string-value="NegReLU" calcext:value-type="string">
            <text:p>NegReLU</text:p>
          </table:table-cell>
          <table:table-cell table:formula="of:=[test_results_basic.B27]" office:value-type="float" office:value="1" calcext:value-type="float">
            <text:p>1</text:p>
          </table:table-cell>
          <table:table-cell table:formula="of:=ROUND(AVERAGEIFS([$test_results_basic.C$2:.C$501];[$test_results_basic.$A$2:.$A$501];[.$A7];[$test_results_basic.$B$2:.$B$501];[.$B7]); 2)" office:value-type="float" office:value="0.32" calcext:value-type="float">
            <text:p>0.32</text:p>
          </table:table-cell>
          <table:table-cell table:formula="of:=ROUND(AVERAGEIFS([$test_results_basic.D$2:.D$501];[$test_results_basic.$A$2:.$A$501];[.$A7];[$test_results_basic.$B$2:.$B$501];[.$B7]); 2)" office:value-type="float" office:value="0.46" calcext:value-type="float">
            <text:p>0.46</text:p>
          </table:table-cell>
          <table:table-cell table:formula="of:=ROUND(AVERAGEIFS([$test_results_basic.E$2:.E$501];[$test_results_basic.$A$2:.$A$501];[.$A7];[$test_results_basic.$B$2:.$B$501];[.$B7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7];[$test_results_basic.$B$2:.$B$501];[.$B7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7];[$test_results_basic.$B$2:.$B$501];[.$B7]); 2)" office:value-type="float" office:value="14.22" calcext:value-type="float">
            <text:p>14.22</text:p>
          </table:table-cell>
          <table:table-cell table:number-matrix-columns-spanned="1" table:number-matrix-rows-spanned="1" table:formula="of:=ROUND(STDEV(IF(IF([.$A7]=[$test_results_basic.$A$2:.$A$501];1;0);IF([.$B7]=[$test_results_basic.$B$2:.$B$501];[$test_results_basic.$C$2:.$C$501];&quot;&quot;);&quot;&quot;));4)" office:value-type="float" office:value="0.0723" calcext:value-type="float">
            <text:p>0.0723</text:p>
          </table:table-cell>
        </table:table-row>
        <table:table-row table:style-name="ro1">
          <table:table-cell table:formula="of:=[test_results_basic.A33]" office:value-type="string" office:string-value="NegReLU" calcext:value-type="string">
            <text:p>NegReLU</text:p>
          </table:table-cell>
          <table:table-cell table:formula="of:=[test_results_basic.B28]" office:value-type="float" office:value="2" calcext:value-type="float">
            <text:p>2</text:p>
          </table:table-cell>
          <table:table-cell table:formula="of:=ROUND(AVERAGEIFS([$test_results_basic.C$2:.C$501];[$test_results_basic.$A$2:.$A$501];[.$A8];[$test_results_basic.$B$2:.$B$501];[.$B8]); 2)" office:value-type="float" office:value="0.53" calcext:value-type="float">
            <text:p>0.53</text:p>
          </table:table-cell>
          <table:table-cell table:formula="of:=ROUND(AVERAGEIFS([$test_results_basic.D$2:.D$501];[$test_results_basic.$A$2:.$A$501];[.$A8];[$test_results_basic.$B$2:.$B$501];[.$B8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8];[$test_results_basic.$B$2:.$B$501];[.$B8]); 2)" office:value-type="float" office:value="2.03" calcext:value-type="float">
            <text:p>2.03</text:p>
          </table:table-cell>
          <table:table-cell table:formula="of:=ROUND(AVERAGEIFS([$test_results_basic.F$2:.F$501];[$test_results_basic.$A$2:.$A$501];[.$A8];[$test_results_basic.$B$2:.$B$501];[.$B8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8];[$test_results_basic.$B$2:.$B$501];[.$B8]); 2)" office:value-type="float" office:value="13.88" calcext:value-type="float">
            <text:p>13.88</text:p>
          </table:table-cell>
          <table:table-cell table:number-matrix-columns-spanned="1" table:number-matrix-rows-spanned="1" table:formula="of:=ROUND(STDEV(IF(IF([.$A8]=[$test_results_basic.$A$2:.$A$501];1;0);IF([.$B8]=[$test_results_basic.$B$2:.$B$501];[$test_results_basic.$C$2:.$C$501];&quot;&quot;);&quot;&quot;));4)" office:value-type="float" office:value="0.0227" calcext:value-type="float">
            <text:p>0.0227</text:p>
          </table:table-cell>
        </table:table-row>
        <table:table-row table:style-name="ro1">
          <table:table-cell table:formula="of:=[test_results_basic.A39]" office:value-type="string" office:string-value="NegReLU" calcext:value-type="string">
            <text:p>NegReLU</text:p>
          </table:table-cell>
          <table:table-cell table:formula="of:=[test_results_basic.B29]" office:value-type="float" office:value="3" calcext:value-type="float">
            <text:p>3</text:p>
          </table:table-cell>
          <table:table-cell table:formula="of:=ROUND(AVERAGEIFS([$test_results_basic.C$2:.C$501];[$test_results_basic.$A$2:.$A$501];[.$A9];[$test_results_basic.$B$2:.$B$501];[.$B9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9];[$test_results_basic.$B$2:.$B$501];[.$B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9];[$test_results_basic.$B$2:.$B$501];[.$B9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9];[$test_results_basic.$B$2:.$B$501];[.$B9]); 2)" office:value-type="float" office:value="1.52" calcext:value-type="float">
            <text:p>1.52</text:p>
          </table:table-cell>
          <table:table-cell table:formula="of:=ROUND(AVERAGEIFS([$test_results_basic.G$2:.G$501];[$test_results_basic.$A$2:.$A$501];[.$A9];[$test_results_basic.$B$2:.$B$501];[.$B9]); 2)" office:value-type="float" office:value="13.55" calcext:value-type="float">
            <text:p>13.55</text:p>
          </table:table-cell>
          <table:table-cell table:number-matrix-columns-spanned="1" table:number-matrix-rows-spanned="1" table:formula="of:=ROUND(STDEV(IF(IF([.$A9]=[$test_results_basic.$A$2:.$A$501];1;0);IF([.$B9]=[$test_results_basic.$B$2:.$B$501];[$test_results_basic.$C$2:.$C$501];&quot;&quot;);&quot;&quot;));4)" office:value-type="float" office:value="0.0157" calcext:value-type="float">
            <text:p>0.0157</text:p>
          </table:table-cell>
        </table:table-row>
        <table:table-row table:style-name="ro1">
          <table:table-cell table:formula="of:=[test_results_basic.A45]" office:value-type="string" office:string-value="NegReLU" calcext:value-type="string">
            <text:p>NegReLU</text:p>
          </table:table-cell>
          <table:table-cell table:formula="of:=[test_results_basic.B30]" office:value-type="float" office:value="4" calcext:value-type="float">
            <text:p>4</text:p>
          </table:table-cell>
          <table:table-cell table:formula="of:=ROUND(AVERAGEIFS([$test_results_basic.C$2:.C$501];[$test_results_basic.$A$2:.$A$501];[.$A10];[$test_results_basic.$B$2:.$B$501];[.$B1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10];[$test_results_basic.$B$2:.$B$501];[.$B1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10];[$test_results_basic.$B$2:.$B$501];[.$B10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10];[$test_results_basic.$B$2:.$B$501];[.$B10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10];[$test_results_basic.$B$2:.$B$501];[.$B10]); 2)" office:value-type="float" office:value="13.45" calcext:value-type="float">
            <text:p>13.45</text:p>
          </table:table-cell>
          <table:table-cell table:number-matrix-columns-spanned="1" table:number-matrix-rows-spanned="1" table:formula="of:=ROUND(STDEV(IF(IF([.$A10]=[$test_results_basic.$A$2:.$A$501];1;0);IF([.$B10]=[$test_results_basic.$B$2:.$B$501];[$test_results_basic.$C$2:.$C$501];&quot;&quot;);&quot;&quot;));4)" office:value-type="float" office:value="0.0047" calcext:value-type="float">
            <text:p>0.0047</text:p>
          </table:table-cell>
        </table:table-row>
        <table:table-row table:style-name="ro1">
          <table:table-cell table:formula="of:=[test_results_basic.A51]" office:value-type="string" office:string-value="NegReLU" calcext:value-type="string">
            <text:p>NegReLU</text:p>
          </table:table-cell>
          <table:table-cell table:formula="of:=[test_results_basic.B31]" office:value-type="float" office:value="5" calcext:value-type="float">
            <text:p>5</text:p>
          </table:table-cell>
          <table:table-cell table:formula="of:=ROUND(AVERAGEIFS([$test_results_basic.C$2:.C$501];[$test_results_basic.$A$2:.$A$501];[.$A11];[$test_results_basic.$B$2:.$B$501];[.$B1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11];[$test_results_basic.$B$2:.$B$501];[.$B1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11];[$test_results_basic.$B$2:.$B$501];[.$B11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11];[$test_results_basic.$B$2:.$B$501];[.$B11]); 2)" office:value-type="float" office:value="1.09" calcext:value-type="float">
            <text:p>1.09</text:p>
          </table:table-cell>
          <table:table-cell table:formula="of:=ROUND(AVERAGEIFS([$test_results_basic.G$2:.G$501];[$test_results_basic.$A$2:.$A$501];[.$A11];[$test_results_basic.$B$2:.$B$501];[.$B11]); 2)" office:value-type="float" office:value="13.71" calcext:value-type="float">
            <text:p>13.71</text:p>
          </table:table-cell>
          <table:table-cell table:number-matrix-columns-spanned="1" table:number-matrix-rows-spanned="1" table:formula="of:=ROUND(STDEV(IF(IF([.$A11]=[$test_results_basic.$A$2:.$A$501];1;0);IF([.$B11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52]" office:value-type="string" office:string-value="Dslope_0.25" calcext:value-type="string">
            <text:p>Dslope_0.25</text:p>
          </table:table-cell>
          <table:table-cell table:formula="of:=[test_results_basic.B52]" office:value-type="float" office:value="1" calcext:value-type="float">
            <text:p>1</text:p>
          </table:table-cell>
          <table:table-cell table:formula="of:=ROUND(AVERAGEIFS([$test_results_basic.C$2:.C$501];[$test_results_basic.$A$2:.$A$501];[.$A12];[$test_results_basic.$B$2:.$B$501];[.$B12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2];[$test_results_basic.$B$2:.$B$501];[.$B12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2];[$test_results_basic.$B$2:.$B$501];[.$B12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2];[$test_results_basic.$B$2:.$B$501];[.$B12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2];[$test_results_basic.$B$2:.$B$501];[.$B12]); 2)" office:value-type="float" office:value="13.69" calcext:value-type="float">
            <text:p>13.69</text:p>
          </table:table-cell>
          <table:table-cell table:number-matrix-columns-spanned="1" table:number-matrix-rows-spanned="1" table:formula="of:=ROUND(STDEV(IF(IF([.$A12]=[$test_results_basic.$A$2:.$A$501];1;0);IF([.$B12]=[$test_results_basic.$B$2:.$B$501];[$test_results_basic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test_results_basic.A58]" office:value-type="string" office:string-value="Dslope_0.25" calcext:value-type="string">
            <text:p>Dslope_0.25</text:p>
          </table:table-cell>
          <table:table-cell table:formula="of:=[test_results_basic.B53]" office:value-type="float" office:value="2" calcext:value-type="float">
            <text:p>2</text:p>
          </table:table-cell>
          <table:table-cell table:formula="of:=ROUND(AVERAGEIFS([$test_results_basic.C$2:.C$501];[$test_results_basic.$A$2:.$A$501];[.$A13];[$test_results_basic.$B$2:.$B$501];[.$B13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3];[$test_results_basic.$B$2:.$B$501];[.$B13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3];[$test_results_basic.$B$2:.$B$501];[.$B13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3];[$test_results_basic.$B$2:.$B$501];[.$B13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3];[$test_results_basic.$B$2:.$B$501];[.$B13]); 2)" office:value-type="float" office:value="13.61" calcext:value-type="float">
            <text:p>13.61</text:p>
          </table:table-cell>
          <table:table-cell table:number-matrix-columns-spanned="1" table:number-matrix-rows-spanned="1" table:formula="of:=ROUND(STDEV(IF(IF([.$A13]=[$test_results_basic.$A$2:.$A$501];1;0);IF([.$B13]=[$test_results_basic.$B$2:.$B$501];[$test_results_basic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test_results_basic.A64]" office:value-type="string" office:string-value="Dslope_0.25" calcext:value-type="string">
            <text:p>Dslope_0.25</text:p>
          </table:table-cell>
          <table:table-cell table:formula="of:=[test_results_basic.B54]" office:value-type="float" office:value="3" calcext:value-type="float">
            <text:p>3</text:p>
          </table:table-cell>
          <table:table-cell table:formula="of:=ROUND(AVERAGEIFS([$test_results_basic.C$2:.C$501];[$test_results_basic.$A$2:.$A$501];[.$A14];[$test_results_basic.$B$2:.$B$501];[.$B14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4];[$test_results_basic.$B$2:.$B$501];[.$B14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4];[$test_results_basic.$B$2:.$B$501];[.$B14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4];[$test_results_basic.$B$2:.$B$501];[.$B14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4];[$test_results_basic.$B$2:.$B$501];[.$B14]); 2)" office:value-type="float" office:value="13.55" calcext:value-type="float">
            <text:p>13.55</text:p>
          </table:table-cell>
          <table:table-cell table:number-matrix-columns-spanned="1" table:number-matrix-rows-spanned="1" table:formula="of:=ROUND(STDEV(IF(IF([.$A14]=[$test_results_basic.$A$2:.$A$501];1;0);IF([.$B14]=[$test_results_basic.$B$2:.$B$501];[$test_results_basic.$C$2:.$C$501];&quot;&quot;);&quot;&quot;));4)" office:value-type="float" office:value="0.0001" calcext:value-type="float">
            <text:p>0.0001</text:p>
          </table:table-cell>
        </table:table-row>
        <table:table-row table:style-name="ro1">
          <table:table-cell table:formula="of:=[test_results_basic.A70]" office:value-type="string" office:string-value="Dslope_0.25" calcext:value-type="string">
            <text:p>Dslope_0.25</text:p>
          </table:table-cell>
          <table:table-cell table:formula="of:=[test_results_basic.B55]" office:value-type="float" office:value="4" calcext:value-type="float">
            <text:p>4</text:p>
          </table:table-cell>
          <table:table-cell table:formula="of:=ROUND(AVERAGEIFS([$test_results_basic.C$2:.C$501];[$test_results_basic.$A$2:.$A$501];[.$A15];[$test_results_basic.$B$2:.$B$501];[.$B15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5];[$test_results_basic.$B$2:.$B$501];[.$B15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5];[$test_results_basic.$B$2:.$B$501];[.$B15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5];[$test_results_basic.$B$2:.$B$501];[.$B15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5];[$test_results_basic.$B$2:.$B$501];[.$B15]); 2)" office:value-type="float" office:value="13.87" calcext:value-type="float">
            <text:p>13.87</text:p>
          </table:table-cell>
          <table:table-cell table:number-matrix-columns-spanned="1" table:number-matrix-rows-spanned="1" table:formula="of:=ROUND(STDEV(IF(IF([.$A15]=[$test_results_basic.$A$2:.$A$501];1;0);IF([.$B15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76]" office:value-type="string" office:string-value="Dslope_0.25" calcext:value-type="string">
            <text:p>Dslope_0.25</text:p>
          </table:table-cell>
          <table:table-cell table:formula="of:=[test_results_basic.B56]" office:value-type="float" office:value="5" calcext:value-type="float">
            <text:p>5</text:p>
          </table:table-cell>
          <table:table-cell table:formula="of:=ROUND(AVERAGEIFS([$test_results_basic.C$2:.C$501];[$test_results_basic.$A$2:.$A$501];[.$A16];[$test_results_basic.$B$2:.$B$501];[.$B16]); 2)" office:value-type="float" office:value="0.11" calcext:value-type="float">
            <text:p>0.11</text:p>
          </table:table-cell>
          <table:table-cell table:formula="of:=ROUND(AVERAGEIFS([$test_results_basic.D$2:.D$501];[$test_results_basic.$A$2:.$A$501];[.$A16];[$test_results_basic.$B$2:.$B$501];[.$B16]); 2)" office:value-type="float" office:value="0.11" calcext:value-type="float">
            <text:p>0.11</text:p>
          </table:table-cell>
          <table:table-cell table:formula="of:=ROUND(AVERAGEIFS([$test_results_basic.E$2:.E$501];[$test_results_basic.$A$2:.$A$501];[.$A16];[$test_results_basic.$B$2:.$B$501];[.$B16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6];[$test_results_basic.$B$2:.$B$501];[.$B16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6];[$test_results_basic.$B$2:.$B$501];[.$B16]); 2)" office:value-type="float" office:value="13.73" calcext:value-type="float">
            <text:p>13.73</text:p>
          </table:table-cell>
          <table:table-cell table:number-matrix-columns-spanned="1" table:number-matrix-rows-spanned="1" table:formula="of:=ROUND(STDEV(IF(IF([.$A16]=[$test_results_basic.$A$2:.$A$501];1;0);IF([.$B16]=[$test_results_basic.$B$2:.$B$501];[$test_results_basic.$C$2:.$C$501];&quot;&quot;);&quot;&quot;));4)" office:value-type="float" office:value="0.0118" calcext:value-type="float">
            <text:p>0.0118</text:p>
          </table:table-cell>
        </table:table-row>
        <table:table-row table:style-name="ro1">
          <table:table-cell table:formula="of:=[test_results_basic.A77]" office:value-type="string" office:string-value="Dslope_0.5" calcext:value-type="string">
            <text:p>Dslope_0.5</text:p>
          </table:table-cell>
          <table:table-cell table:formula="of:=[test_results_basic.B77]" office:value-type="float" office:value="1" calcext:value-type="float">
            <text:p>1</text:p>
          </table:table-cell>
          <table:table-cell table:formula="of:=ROUND(AVERAGEIFS([$test_results_basic.C$2:.C$501];[$test_results_basic.$A$2:.$A$501];[.$A17];[$test_results_basic.$B$2:.$B$501];[.$B17]); 2)" office:value-type="float" office:value="0.13" calcext:value-type="float">
            <text:p>0.13</text:p>
          </table:table-cell>
          <table:table-cell table:formula="of:=ROUND(AVERAGEIFS([$test_results_basic.D$2:.D$501];[$test_results_basic.$A$2:.$A$501];[.$A17];[$test_results_basic.$B$2:.$B$501];[.$B17]); 2)" office:value-type="float" office:value="0.17" calcext:value-type="float">
            <text:p>0.17</text:p>
          </table:table-cell>
          <table:table-cell table:formula="of:=ROUND(AVERAGEIFS([$test_results_basic.E$2:.E$501];[$test_results_basic.$A$2:.$A$501];[.$A17];[$test_results_basic.$B$2:.$B$501];[.$B17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7];[$test_results_basic.$B$2:.$B$501];[.$B17]); 2)" office:value-type="float" office:value="2.29" calcext:value-type="float">
            <text:p>2.29</text:p>
          </table:table-cell>
          <table:table-cell table:formula="of:=ROUND(AVERAGEIFS([$test_results_basic.G$2:.G$501];[$test_results_basic.$A$2:.$A$501];[.$A17];[$test_results_basic.$B$2:.$B$501];[.$B17]); 2)" office:value-type="float" office:value="13.87" calcext:value-type="float">
            <text:p>13.87</text:p>
          </table:table-cell>
          <table:table-cell table:number-matrix-columns-spanned="1" table:number-matrix-rows-spanned="1" table:formula="of:=ROUND(STDEV(IF(IF([.$A17]=[$test_results_basic.$A$2:.$A$501];1;0);IF([.$B17]=[$test_results_basic.$B$2:.$B$501];[$test_results_basic.$C$2:.$C$501];&quot;&quot;);&quot;&quot;));4)" office:value-type="float" office:value="0.025" calcext:value-type="float">
            <text:p>0.025</text:p>
          </table:table-cell>
        </table:table-row>
        <table:table-row table:style-name="ro1">
          <table:table-cell table:formula="of:=[test_results_basic.A83]" office:value-type="string" office:string-value="Dslope_0.5" calcext:value-type="string">
            <text:p>Dslope_0.5</text:p>
          </table:table-cell>
          <table:table-cell table:formula="of:=[test_results_basic.B78]" office:value-type="float" office:value="2" calcext:value-type="float">
            <text:p>2</text:p>
          </table:table-cell>
          <table:table-cell table:formula="of:=ROUND(AVERAGEIFS([$test_results_basic.C$2:.C$501];[$test_results_basic.$A$2:.$A$501];[.$A18];[$test_results_basic.$B$2:.$B$501];[.$B18]); 2)" office:value-type="float" office:value="0.22" calcext:value-type="float">
            <text:p>0.22</text:p>
          </table:table-cell>
          <table:table-cell table:formula="of:=ROUND(AVERAGEIFS([$test_results_basic.D$2:.D$501];[$test_results_basic.$A$2:.$A$501];[.$A18];[$test_results_basic.$B$2:.$B$501];[.$B18]); 2)" office:value-type="float" office:value="0.26" calcext:value-type="float">
            <text:p>0.26</text:p>
          </table:table-cell>
          <table:table-cell table:formula="of:=ROUND(AVERAGEIFS([$test_results_basic.E$2:.E$501];[$test_results_basic.$A$2:.$A$501];[.$A18];[$test_results_basic.$B$2:.$B$501];[.$B18]); 2)" office:value-type="float" office:value="2.29" calcext:value-type="float">
            <text:p>2.29</text:p>
          </table:table-cell>
          <table:table-cell table:formula="of:=ROUND(AVERAGEIFS([$test_results_basic.F$2:.F$501];[$test_results_basic.$A$2:.$A$501];[.$A18];[$test_results_basic.$B$2:.$B$501];[.$B18]); 2)" office:value-type="float" office:value="2.28" calcext:value-type="float">
            <text:p>2.28</text:p>
          </table:table-cell>
          <table:table-cell table:formula="of:=ROUND(AVERAGEIFS([$test_results_basic.G$2:.G$501];[$test_results_basic.$A$2:.$A$501];[.$A18];[$test_results_basic.$B$2:.$B$501];[.$B18]); 2)" office:value-type="float" office:value="13.84" calcext:value-type="float">
            <text:p>13.84</text:p>
          </table:table-cell>
          <table:table-cell table:number-matrix-columns-spanned="1" table:number-matrix-rows-spanned="1" table:formula="of:=ROUND(STDEV(IF(IF([.$A18]=[$test_results_basic.$A$2:.$A$501];1;0);IF([.$B18]=[$test_results_basic.$B$2:.$B$501];[$test_results_basic.$C$2:.$C$501];&quot;&quot;);&quot;&quot;));4)" office:value-type="float" office:value="0.0366" calcext:value-type="float">
            <text:p>0.0366</text:p>
          </table:table-cell>
        </table:table-row>
        <table:table-row table:style-name="ro1">
          <table:table-cell table:formula="of:=[test_results_basic.A89]" office:value-type="string" office:string-value="Dslope_0.5" calcext:value-type="string">
            <text:p>Dslope_0.5</text:p>
          </table:table-cell>
          <table:table-cell table:formula="of:=[test_results_basic.B79]" office:value-type="float" office:value="3" calcext:value-type="float">
            <text:p>3</text:p>
          </table:table-cell>
          <table:table-cell table:formula="of:=ROUND(AVERAGEIFS([$test_results_basic.C$2:.C$501];[$test_results_basic.$A$2:.$A$501];[.$A19];[$test_results_basic.$B$2:.$B$501];[.$B19]); 2)" office:value-type="float" office:value="0.29" calcext:value-type="float">
            <text:p>0.29</text:p>
          </table:table-cell>
          <table:table-cell table:formula="of:=ROUND(AVERAGEIFS([$test_results_basic.D$2:.D$501];[$test_results_basic.$A$2:.$A$501];[.$A19];[$test_results_basic.$B$2:.$B$501];[.$B19]); 2)" office:value-type="float" office:value="0.31" calcext:value-type="float">
            <text:p>0.31</text:p>
          </table:table-cell>
          <table:table-cell table:formula="of:=ROUND(AVERAGEIFS([$test_results_basic.E$2:.E$501];[$test_results_basic.$A$2:.$A$501];[.$A19];[$test_results_basic.$B$2:.$B$501];[.$B19]); 2)" office:value-type="float" office:value="2.28" calcext:value-type="float">
            <text:p>2.28</text:p>
          </table:table-cell>
          <table:table-cell table:formula="of:=ROUND(AVERAGEIFS([$test_results_basic.F$2:.F$501];[$test_results_basic.$A$2:.$A$501];[.$A19];[$test_results_basic.$B$2:.$B$501];[.$B19]); 2)" office:value-type="float" office:value="2.27" calcext:value-type="float">
            <text:p>2.27</text:p>
          </table:table-cell>
          <table:table-cell table:formula="of:=ROUND(AVERAGEIFS([$test_results_basic.G$2:.G$501];[$test_results_basic.$A$2:.$A$501];[.$A19];[$test_results_basic.$B$2:.$B$501];[.$B19]); 2)" office:value-type="float" office:value="13.89" calcext:value-type="float">
            <text:p>13.89</text:p>
          </table:table-cell>
          <table:table-cell table:number-matrix-columns-spanned="1" table:number-matrix-rows-spanned="1" table:formula="of:=ROUND(STDEV(IF(IF([.$A19]=[$test_results_basic.$A$2:.$A$501];1;0);IF([.$B19]=[$test_results_basic.$B$2:.$B$501];[$test_results_basic.$C$2:.$C$501];&quot;&quot;);&quot;&quot;));4)" office:value-type="float" office:value="0.0623" calcext:value-type="float">
            <text:p>0.0623</text:p>
          </table:table-cell>
        </table:table-row>
        <table:table-row table:style-name="ro1">
          <table:table-cell table:formula="of:=[test_results_basic.A95]" office:value-type="string" office:string-value="Dslope_0.5" calcext:value-type="string">
            <text:p>Dslope_0.5</text:p>
          </table:table-cell>
          <table:table-cell table:formula="of:=[test_results_basic.B80]" office:value-type="float" office:value="4" calcext:value-type="float">
            <text:p>4</text:p>
          </table:table-cell>
          <table:table-cell table:formula="of:=ROUND(AVERAGEIFS([$test_results_basic.C$2:.C$501];[$test_results_basic.$A$2:.$A$501];[.$A20];[$test_results_basic.$B$2:.$B$501];[.$B20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20];[$test_results_basic.$B$2:.$B$501];[.$B20]); 2)" office:value-type="float" office:value="0.35" calcext:value-type="float">
            <text:p>0.35</text:p>
          </table:table-cell>
          <table:table-cell table:formula="of:=ROUND(AVERAGEIFS([$test_results_basic.E$2:.E$501];[$test_results_basic.$A$2:.$A$501];[.$A20];[$test_results_basic.$B$2:.$B$501];[.$B20]); 2)" office:value-type="float" office:value="2.26" calcext:value-type="float">
            <text:p>2.26</text:p>
          </table:table-cell>
          <table:table-cell table:formula="of:=ROUND(AVERAGEIFS([$test_results_basic.F$2:.F$501];[$test_results_basic.$A$2:.$A$501];[.$A20];[$test_results_basic.$B$2:.$B$501];[.$B20]); 2)" office:value-type="float" office:value="2.26" calcext:value-type="float">
            <text:p>2.26</text:p>
          </table:table-cell>
          <table:table-cell table:formula="of:=ROUND(AVERAGEIFS([$test_results_basic.G$2:.G$501];[$test_results_basic.$A$2:.$A$501];[.$A20];[$test_results_basic.$B$2:.$B$501];[.$B20]); 2)" office:value-type="float" office:value="13.7" calcext:value-type="float">
            <text:p>13.7</text:p>
          </table:table-cell>
          <table:table-cell table:number-matrix-columns-spanned="1" table:number-matrix-rows-spanned="1" table:formula="of:=ROUND(STDEV(IF(IF([.$A20]=[$test_results_basic.$A$2:.$A$501];1;0);IF([.$B20]=[$test_results_basic.$B$2:.$B$501];[$test_results_basic.$C$2:.$C$501];&quot;&quot;);&quot;&quot;));4)" office:value-type="float" office:value="0.0606" calcext:value-type="float">
            <text:p>0.0606</text:p>
          </table:table-cell>
        </table:table-row>
        <table:table-row table:style-name="ro1">
          <table:table-cell table:formula="of:=[test_results_basic.A101]" office:value-type="string" office:string-value="Dslope_0.5" calcext:value-type="string">
            <text:p>Dslope_0.5</text:p>
          </table:table-cell>
          <table:table-cell table:formula="of:=[test_results_basic.B81]" office:value-type="float" office:value="5" calcext:value-type="float">
            <text:p>5</text:p>
          </table:table-cell>
          <table:table-cell table:formula="of:=ROUND(AVERAGEIFS([$test_results_basic.C$2:.C$501];[$test_results_basic.$A$2:.$A$501];[.$A21];[$test_results_basic.$B$2:.$B$501];[.$B21]); 2)" office:value-type="float" office:value="0.36" calcext:value-type="float">
            <text:p>0.36</text:p>
          </table:table-cell>
          <table:table-cell table:formula="of:=ROUND(AVERAGEIFS([$test_results_basic.D$2:.D$501];[$test_results_basic.$A$2:.$A$501];[.$A21];[$test_results_basic.$B$2:.$B$501];[.$B21]); 2)" office:value-type="float" office:value="0.37" calcext:value-type="float">
            <text:p>0.37</text:p>
          </table:table-cell>
          <table:table-cell table:formula="of:=ROUND(AVERAGEIFS([$test_results_basic.E$2:.E$501];[$test_results_basic.$A$2:.$A$501];[.$A21];[$test_results_basic.$B$2:.$B$501];[.$B21]); 2)" office:value-type="float" office:value="2.25" calcext:value-type="float">
            <text:p>2.25</text:p>
          </table:table-cell>
          <table:table-cell table:formula="of:=ROUND(AVERAGEIFS([$test_results_basic.F$2:.F$501];[$test_results_basic.$A$2:.$A$501];[.$A21];[$test_results_basic.$B$2:.$B$501];[.$B21]); 2)" office:value-type="float" office:value="2.24" calcext:value-type="float">
            <text:p>2.24</text:p>
          </table:table-cell>
          <table:table-cell table:formula="of:=ROUND(AVERAGEIFS([$test_results_basic.G$2:.G$501];[$test_results_basic.$A$2:.$A$501];[.$A21];[$test_results_basic.$B$2:.$B$501];[.$B21]); 2)" office:value-type="float" office:value="13.71" calcext:value-type="float">
            <text:p>13.71</text:p>
          </table:table-cell>
          <table:table-cell table:number-matrix-columns-spanned="1" table:number-matrix-rows-spanned="1" table:formula="of:=ROUND(STDEV(IF(IF([.$A21]=[$test_results_basic.$A$2:.$A$501];1;0);IF([.$B21]=[$test_results_basic.$B$2:.$B$501];[$test_results_basic.$C$2:.$C$501];&quot;&quot;);&quot;&quot;));4)" office:value-type="float" office:value="0.0348" calcext:value-type="float">
            <text:p>0.0348</text:p>
          </table:table-cell>
        </table:table-row>
        <table:table-row table:style-name="ro1">
          <table:table-cell table:formula="of:=[test_results_basic.A102]" office:value-type="string" office:string-value="Dslope_0.75" calcext:value-type="string">
            <text:p>Dslope_0.75</text:p>
          </table:table-cell>
          <table:table-cell table:formula="of:=[test_results_basic.B102]" office:value-type="float" office:value="1" calcext:value-type="float">
            <text:p>1</text:p>
          </table:table-cell>
          <table:table-cell table:formula="of:=ROUND(AVERAGEIFS([$test_results_basic.C$2:.C$501];[$test_results_basic.$A$2:.$A$501];[.$A22];[$test_results_basic.$B$2:.$B$501];[.$B22]); 2)" office:value-type="float" office:value="0.17" calcext:value-type="float">
            <text:p>0.17</text:p>
          </table:table-cell>
          <table:table-cell table:formula="of:=ROUND(AVERAGEIFS([$test_results_basic.D$2:.D$501];[$test_results_basic.$A$2:.$A$501];[.$A22];[$test_results_basic.$B$2:.$B$501];[.$B22]); 2)" office:value-type="float" office:value="0.25" calcext:value-type="float">
            <text:p>0.25</text:p>
          </table:table-cell>
          <table:table-cell table:formula="of:=ROUND(AVERAGEIFS([$test_results_basic.E$2:.E$501];[$test_results_basic.$A$2:.$A$501];[.$A22];[$test_results_basic.$B$2:.$B$501];[.$B22]); 2)" office:value-type="float" office:value="2.28" calcext:value-type="float">
            <text:p>2.28</text:p>
          </table:table-cell>
          <table:table-cell table:formula="of:=ROUND(AVERAGEIFS([$test_results_basic.F$2:.F$501];[$test_results_basic.$A$2:.$A$501];[.$A22];[$test_results_basic.$B$2:.$B$501];[.$B22]); 2)" office:value-type="float" office:value="2.26" calcext:value-type="float">
            <text:p>2.26</text:p>
          </table:table-cell>
          <table:table-cell table:formula="of:=ROUND(AVERAGEIFS([$test_results_basic.G$2:.G$501];[$test_results_basic.$A$2:.$A$501];[.$A22];[$test_results_basic.$B$2:.$B$501];[.$B22]); 2)" office:value-type="float" office:value="13.76" calcext:value-type="float">
            <text:p>13.76</text:p>
          </table:table-cell>
          <table:table-cell table:number-matrix-columns-spanned="1" table:number-matrix-rows-spanned="1" table:formula="of:=ROUND(STDEV(IF(IF([.$A22]=[$test_results_basic.$A$2:.$A$501];1;0);IF([.$B22]=[$test_results_basic.$B$2:.$B$501];[$test_results_basic.$C$2:.$C$501];&quot;&quot;);&quot;&quot;));4)" office:value-type="float" office:value="0.0207" calcext:value-type="float">
            <text:p>0.0207</text:p>
          </table:table-cell>
        </table:table-row>
        <table:table-row table:style-name="ro1">
          <table:table-cell table:formula="of:=[test_results_basic.A108]" office:value-type="string" office:string-value="Dslope_0.75" calcext:value-type="string">
            <text:p>Dslope_0.75</text:p>
          </table:table-cell>
          <table:table-cell table:formula="of:=[test_results_basic.B103]" office:value-type="float" office:value="2" calcext:value-type="float">
            <text:p>2</text:p>
          </table:table-cell>
          <table:table-cell table:formula="of:=ROUND(AVERAGEIFS([$test_results_basic.C$2:.C$501];[$test_results_basic.$A$2:.$A$501];[.$A23];[$test_results_basic.$B$2:.$B$501];[.$B23]); 2)" office:value-type="float" office:value="0.32" calcext:value-type="float">
            <text:p>0.32</text:p>
          </table:table-cell>
          <table:table-cell table:formula="of:=ROUND(AVERAGEIFS([$test_results_basic.D$2:.D$501];[$test_results_basic.$A$2:.$A$501];[.$A23];[$test_results_basic.$B$2:.$B$501];[.$B23]); 2)" office:value-type="float" office:value="0.37" calcext:value-type="float">
            <text:p>0.37</text:p>
          </table:table-cell>
          <table:table-cell table:formula="of:=ROUND(AVERAGEIFS([$test_results_basic.E$2:.E$501];[$test_results_basic.$A$2:.$A$501];[.$A23];[$test_results_basic.$B$2:.$B$501];[.$B23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23];[$test_results_basic.$B$2:.$B$501];[.$B23]); 2)" office:value-type="float" office:value="2.19" calcext:value-type="float">
            <text:p>2.19</text:p>
          </table:table-cell>
          <table:table-cell table:formula="of:=ROUND(AVERAGEIFS([$test_results_basic.G$2:.G$501];[$test_results_basic.$A$2:.$A$501];[.$A23];[$test_results_basic.$B$2:.$B$501];[.$B23]); 2)" office:value-type="float" office:value="13.78" calcext:value-type="float">
            <text:p>13.78</text:p>
          </table:table-cell>
          <table:table-cell table:number-matrix-columns-spanned="1" table:number-matrix-rows-spanned="1" table:formula="of:=ROUND(STDEV(IF(IF([.$A23]=[$test_results_basic.$A$2:.$A$501];1;0);IF([.$B23]=[$test_results_basic.$B$2:.$B$501];[$test_results_basic.$C$2:.$C$501];&quot;&quot;);&quot;&quot;));4)" office:value-type="float" office:value="0.0555" calcext:value-type="float">
            <text:p>0.0555</text:p>
          </table:table-cell>
        </table:table-row>
        <table:table-row table:style-name="ro1">
          <table:table-cell table:formula="of:=[test_results_basic.A114]" office:value-type="string" office:string-value="Dslope_0.75" calcext:value-type="string">
            <text:p>Dslope_0.75</text:p>
          </table:table-cell>
          <table:table-cell table:formula="of:=[test_results_basic.B104]" office:value-type="float" office:value="3" calcext:value-type="float">
            <text:p>3</text:p>
          </table:table-cell>
          <table:table-cell table:formula="of:=ROUND(AVERAGEIFS([$test_results_basic.C$2:.C$501];[$test_results_basic.$A$2:.$A$501];[.$A24];[$test_results_basic.$B$2:.$B$501];[.$B24]); 2)" office:value-type="float" office:value="0.43" calcext:value-type="float">
            <text:p>0.43</text:p>
          </table:table-cell>
          <table:table-cell table:formula="of:=ROUND(AVERAGEIFS([$test_results_basic.D$2:.D$501];[$test_results_basic.$A$2:.$A$501];[.$A24];[$test_results_basic.$B$2:.$B$501];[.$B24]); 2)" office:value-type="float" office:value="0.47" calcext:value-type="float">
            <text:p>0.47</text:p>
          </table:table-cell>
          <table:table-cell table:formula="of:=ROUND(AVERAGEIFS([$test_results_basic.E$2:.E$501];[$test_results_basic.$A$2:.$A$501];[.$A24];[$test_results_basic.$B$2:.$B$501];[.$B24]); 2)" office:value-type="float" office:value="2.14" calcext:value-type="float">
            <text:p>2.14</text:p>
          </table:table-cell>
          <table:table-cell table:formula="of:=ROUND(AVERAGEIFS([$test_results_basic.F$2:.F$501];[$test_results_basic.$A$2:.$A$501];[.$A24];[$test_results_basic.$B$2:.$B$501];[.$B24]); 2)" office:value-type="float" office:value="2.09" calcext:value-type="float">
            <text:p>2.09</text:p>
          </table:table-cell>
          <table:table-cell table:formula="of:=ROUND(AVERAGEIFS([$test_results_basic.G$2:.G$501];[$test_results_basic.$A$2:.$A$501];[.$A24];[$test_results_basic.$B$2:.$B$501];[.$B24]); 2)" office:value-type="float" office:value="13.89" calcext:value-type="float">
            <text:p>13.89</text:p>
          </table:table-cell>
          <table:table-cell table:number-matrix-columns-spanned="1" table:number-matrix-rows-spanned="1" table:formula="of:=ROUND(STDEV(IF(IF([.$A24]=[$test_results_basic.$A$2:.$A$501];1;0);IF([.$B24]=[$test_results_basic.$B$2:.$B$501];[$test_results_basic.$C$2:.$C$501];&quot;&quot;);&quot;&quot;));4)" office:value-type="float" office:value="0.0393" calcext:value-type="float">
            <text:p>0.0393</text:p>
          </table:table-cell>
        </table:table-row>
        <table:table-row table:style-name="ro1">
          <table:table-cell table:formula="of:=[test_results_basic.A120]" office:value-type="string" office:string-value="Dslope_0.75" calcext:value-type="string">
            <text:p>Dslope_0.75</text:p>
          </table:table-cell>
          <table:table-cell table:formula="of:=[test_results_basic.B105]" office:value-type="float" office:value="4" calcext:value-type="float">
            <text:p>4</text:p>
          </table:table-cell>
          <table:table-cell table:formula="of:=ROUND(AVERAGEIFS([$test_results_basic.C$2:.C$501];[$test_results_basic.$A$2:.$A$501];[.$A25];[$test_results_basic.$B$2:.$B$501];[.$B25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25];[$test_results_basic.$B$2:.$B$501];[.$B25]); 2)" office:value-type="float" office:value="0.53" calcext:value-type="float">
            <text:p>0.53</text:p>
          </table:table-cell>
          <table:table-cell table:formula="of:=ROUND(AVERAGEIFS([$test_results_basic.E$2:.E$501];[$test_results_basic.$A$2:.$A$501];[.$A25];[$test_results_basic.$B$2:.$B$501];[.$B25]); 2)" office:value-type="float" office:value="2.01" calcext:value-type="float">
            <text:p>2.01</text:p>
          </table:table-cell>
          <table:table-cell table:formula="of:=ROUND(AVERAGEIFS([$test_results_basic.F$2:.F$501];[$test_results_basic.$A$2:.$A$501];[.$A25];[$test_results_basic.$B$2:.$B$501];[.$B25]); 2)" office:value-type="float" office:value="1.92" calcext:value-type="float">
            <text:p>1.92</text:p>
          </table:table-cell>
          <table:table-cell table:formula="of:=ROUND(AVERAGEIFS([$test_results_basic.G$2:.G$501];[$test_results_basic.$A$2:.$A$501];[.$A25];[$test_results_basic.$B$2:.$B$501];[.$B25]); 2)" office:value-type="float" office:value="13.92" calcext:value-type="float">
            <text:p>13.92</text:p>
          </table:table-cell>
          <table:table-cell table:number-matrix-columns-spanned="1" table:number-matrix-rows-spanned="1" table:formula="of:=ROUND(STDEV(IF(IF([.$A25]=[$test_results_basic.$A$2:.$A$501];1;0);IF([.$B25]=[$test_results_basic.$B$2:.$B$501];[$test_results_basic.$C$2:.$C$501];&quot;&quot;);&quot;&quot;));4)" office:value-type="float" office:value="0.0228" calcext:value-type="float">
            <text:p>0.0228</text:p>
          </table:table-cell>
        </table:table-row>
        <table:table-row table:style-name="ro1">
          <table:table-cell table:formula="of:=[test_results_basic.A126]" office:value-type="string" office:string-value="Dslope_0.75" calcext:value-type="string">
            <text:p>Dslope_0.75</text:p>
          </table:table-cell>
          <table:table-cell table:formula="of:=[test_results_basic.B106]" office:value-type="float" office:value="5" calcext:value-type="float">
            <text:p>5</text:p>
          </table:table-cell>
          <table:table-cell table:formula="of:=ROUND(AVERAGEIFS([$test_results_basic.C$2:.C$501];[$test_results_basic.$A$2:.$A$501];[.$A26];[$test_results_basic.$B$2:.$B$501];[.$B26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26];[$test_results_basic.$B$2:.$B$501];[.$B26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26];[$test_results_basic.$B$2:.$B$501];[.$B26]); 2)" office:value-type="float" office:value="1.8" calcext:value-type="float">
            <text:p>1.8</text:p>
          </table:table-cell>
          <table:table-cell table:formula="of:=ROUND(AVERAGEIFS([$test_results_basic.F$2:.F$501];[$test_results_basic.$A$2:.$A$501];[.$A26];[$test_results_basic.$B$2:.$B$501];[.$B26]); 2)" office:value-type="float" office:value="1.69" calcext:value-type="float">
            <text:p>1.69</text:p>
          </table:table-cell>
          <table:table-cell table:formula="of:=ROUND(AVERAGEIFS([$test_results_basic.G$2:.G$501];[$test_results_basic.$A$2:.$A$501];[.$A26];[$test_results_basic.$B$2:.$B$501];[.$B26]); 2)" office:value-type="float" office:value="14.17" calcext:value-type="float">
            <text:p>14.17</text:p>
          </table:table-cell>
          <table:table-cell table:number-matrix-columns-spanned="1" table:number-matrix-rows-spanned="1" table:formula="of:=ROUND(STDEV(IF(IF([.$A26]=[$test_results_basic.$A$2:.$A$501];1;0);IF([.$B26]=[$test_results_basic.$B$2:.$B$501];[$test_results_basic.$C$2:.$C$501];&quot;&quot;);&quot;&quot;));4)" office:value-type="float" office:value="0.0235" calcext:value-type="float">
            <text:p>0.0235</text:p>
          </table:table-cell>
        </table:table-row>
        <table:table-row table:style-name="ro1">
          <table:table-cell table:formula="of:=[test_results_basic.A127]" office:value-type="string" office:string-value="Dslope_1.0" calcext:value-type="string">
            <text:p>Dslope_1.0</text:p>
          </table:table-cell>
          <table:table-cell table:formula="of:=[test_results_basic.B127]" office:value-type="float" office:value="1" calcext:value-type="float">
            <text:p>1</text:p>
          </table:table-cell>
          <table:table-cell table:formula="of:=ROUND(AVERAGEIFS([$test_results_basic.C$2:.C$501];[$test_results_basic.$A$2:.$A$501];[.$A27];[$test_results_basic.$B$2:.$B$501];[.$B27]); 2)" office:value-type="float" office:value="0.3" calcext:value-type="float">
            <text:p>0.3</text:p>
          </table:table-cell>
          <table:table-cell table:formula="of:=ROUND(AVERAGEIFS([$test_results_basic.D$2:.D$501];[$test_results_basic.$A$2:.$A$501];[.$A27];[$test_results_basic.$B$2:.$B$501];[.$B27]); 2)" office:value-type="float" office:value="0.46" calcext:value-type="float">
            <text:p>0.46</text:p>
          </table:table-cell>
          <table:table-cell table:formula="of:=ROUND(AVERAGEIFS([$test_results_basic.E$2:.E$501];[$test_results_basic.$A$2:.$A$501];[.$A27];[$test_results_basic.$B$2:.$B$501];[.$B27]); 2)" office:value-type="float" office:value="2.24" calcext:value-type="float">
            <text:p>2.24</text:p>
          </table:table-cell>
          <table:table-cell table:formula="of:=ROUND(AVERAGEIFS([$test_results_basic.F$2:.F$501];[$test_results_basic.$A$2:.$A$501];[.$A27];[$test_results_basic.$B$2:.$B$501];[.$B27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27];[$test_results_basic.$B$2:.$B$501];[.$B27]); 2)" office:value-type="float" office:value="14.09" calcext:value-type="float">
            <text:p>14.09</text:p>
          </table:table-cell>
          <table:table-cell table:number-matrix-columns-spanned="1" table:number-matrix-rows-spanned="1" table:formula="of:=ROUND(STDEV(IF(IF([.$A27]=[$test_results_basic.$A$2:.$A$501];1;0);IF([.$B27]=[$test_results_basic.$B$2:.$B$501];[$test_results_basic.$C$2:.$C$501];&quot;&quot;);&quot;&quot;));4)" office:value-type="float" office:value="0.0561" calcext:value-type="float">
            <text:p>0.0561</text:p>
          </table:table-cell>
        </table:table-row>
        <table:table-row table:style-name="ro1">
          <table:table-cell table:formula="of:=[test_results_basic.A133]" office:value-type="string" office:string-value="Dslope_1.0" calcext:value-type="string">
            <text:p>Dslope_1.0</text:p>
          </table:table-cell>
          <table:table-cell table:formula="of:=[test_results_basic.B128]" office:value-type="float" office:value="2" calcext:value-type="float">
            <text:p>2</text:p>
          </table:table-cell>
          <table:table-cell table:formula="of:=ROUND(AVERAGEIFS([$test_results_basic.C$2:.C$501];[$test_results_basic.$A$2:.$A$501];[.$A28];[$test_results_basic.$B$2:.$B$501];[.$B28]); 2)" office:value-type="float" office:value="0.54" calcext:value-type="float">
            <text:p>0.54</text:p>
          </table:table-cell>
          <table:table-cell table:formula="of:=ROUND(AVERAGEIFS([$test_results_basic.D$2:.D$501];[$test_results_basic.$A$2:.$A$501];[.$A28];[$test_results_basic.$B$2:.$B$501];[.$B28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28];[$test_results_basic.$B$2:.$B$501];[.$B28]); 2)" office:value-type="float" office:value="2.04" calcext:value-type="float">
            <text:p>2.04</text:p>
          </table:table-cell>
          <table:table-cell table:formula="of:=ROUND(AVERAGEIFS([$test_results_basic.F$2:.F$501];[$test_results_basic.$A$2:.$A$501];[.$A28];[$test_results_basic.$B$2:.$B$501];[.$B28]); 2)" office:value-type="float" office:value="1.89" calcext:value-type="float">
            <text:p>1.89</text:p>
          </table:table-cell>
          <table:table-cell table:formula="of:=ROUND(AVERAGEIFS([$test_results_basic.G$2:.G$501];[$test_results_basic.$A$2:.$A$501];[.$A28];[$test_results_basic.$B$2:.$B$501];[.$B28]); 2)" office:value-type="float" office:value="14.33" calcext:value-type="float">
            <text:p>14.33</text:p>
          </table:table-cell>
          <table:table-cell table:number-matrix-columns-spanned="1" table:number-matrix-rows-spanned="1" table:formula="of:=ROUND(STDEV(IF(IF([.$A28]=[$test_results_basic.$A$2:.$A$501];1;0);IF([.$B28]=[$test_results_basic.$B$2:.$B$501];[$test_results_basic.$C$2:.$C$501];&quot;&quot;);&quot;&quot;));4)" office:value-type="float" office:value="0.04" calcext:value-type="float">
            <text:p>0.04</text:p>
          </table:table-cell>
        </table:table-row>
        <table:table-row table:style-name="ro1">
          <table:table-cell table:formula="of:=[test_results_basic.A139]" office:value-type="string" office:string-value="Dslope_1.0" calcext:value-type="string">
            <text:p>Dslope_1.0</text:p>
          </table:table-cell>
          <table:table-cell table:formula="of:=[test_results_basic.B129]" office:value-type="float" office:value="3" calcext:value-type="float">
            <text:p>3</text:p>
          </table:table-cell>
          <table:table-cell table:formula="of:=ROUND(AVERAGEIFS([$test_results_basic.C$2:.C$501];[$test_results_basic.$A$2:.$A$501];[.$A29];[$test_results_basic.$B$2:.$B$501];[.$B29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29];[$test_results_basic.$B$2:.$B$501];[.$B29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29];[$test_results_basic.$B$2:.$B$501];[.$B29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29];[$test_results_basic.$B$2:.$B$501];[.$B29]); 2)" office:value-type="float" office:value="1.53" calcext:value-type="float">
            <text:p>1.53</text:p>
          </table:table-cell>
          <table:table-cell table:formula="of:=ROUND(AVERAGEIFS([$test_results_basic.G$2:.G$501];[$test_results_basic.$A$2:.$A$501];[.$A29];[$test_results_basic.$B$2:.$B$501];[.$B29]); 2)" office:value-type="float" office:value="14.1" calcext:value-type="float">
            <text:p>14.1</text:p>
          </table:table-cell>
          <table:table-cell table:number-matrix-columns-spanned="1" table:number-matrix-rows-spanned="1" table:formula="of:=ROUND(STDEV(IF(IF([.$A29]=[$test_results_basic.$A$2:.$A$501];1;0);IF([.$B29]=[$test_results_basic.$B$2:.$B$501];[$test_results_basic.$C$2:.$C$501];&quot;&quot;);&quot;&quot;));4)" office:value-type="float" office:value="0.0264" calcext:value-type="float">
            <text:p>0.0264</text:p>
          </table:table-cell>
        </table:table-row>
        <table:table-row table:style-name="ro1">
          <table:table-cell table:formula="of:=[test_results_basic.A145]" office:value-type="string" office:string-value="Dslope_1.0" calcext:value-type="string">
            <text:p>Dslope_1.0</text:p>
          </table:table-cell>
          <table:table-cell table:formula="of:=[test_results_basic.B130]" office:value-type="float" office:value="4" calcext:value-type="float">
            <text:p>4</text:p>
          </table:table-cell>
          <table:table-cell table:formula="of:=ROUND(AVERAGEIFS([$test_results_basic.C$2:.C$501];[$test_results_basic.$A$2:.$A$501];[.$A30];[$test_results_basic.$B$2:.$B$501];[.$B30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30];[$test_results_basic.$B$2:.$B$501];[.$B3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30];[$test_results_basic.$B$2:.$B$501];[.$B30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30];[$test_results_basic.$B$2:.$B$501];[.$B30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30];[$test_results_basic.$B$2:.$B$501];[.$B30]); 2)" office:value-type="float" office:value="14.04" calcext:value-type="float">
            <text:p>14.04</text:p>
          </table:table-cell>
          <table:table-cell table:number-matrix-columns-spanned="1" table:number-matrix-rows-spanned="1" table:formula="of:=ROUND(STDEV(IF(IF([.$A30]=[$test_results_basic.$A$2:.$A$501];1;0);IF([.$B30]=[$test_results_basic.$B$2:.$B$501];[$test_results_basic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test_results_basic.A151]" office:value-type="string" office:string-value="Dslope_1.0" calcext:value-type="string">
            <text:p>Dslope_1.0</text:p>
          </table:table-cell>
          <table:table-cell table:formula="of:=[test_results_basic.B131]" office:value-type="float" office:value="5" calcext:value-type="float">
            <text:p>5</text:p>
          </table:table-cell>
          <table:table-cell table:formula="of:=ROUND(AVERAGEIFS([$test_results_basic.C$2:.C$501];[$test_results_basic.$A$2:.$A$501];[.$A31];[$test_results_basic.$B$2:.$B$501];[.$B3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31];[$test_results_basic.$B$2:.$B$501];[.$B3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31];[$test_results_basic.$B$2:.$B$501];[.$B31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31];[$test_results_basic.$B$2:.$B$501];[.$B31]); 2)" office:value-type="float" office:value="1.09" calcext:value-type="float">
            <text:p>1.09</text:p>
          </table:table-cell>
          <table:table-cell table:formula="of:=ROUND(AVERAGEIFS([$test_results_basic.G$2:.G$501];[$test_results_basic.$A$2:.$A$501];[.$A31];[$test_results_basic.$B$2:.$B$501];[.$B31]); 2)" office:value-type="float" office:value="14.24" calcext:value-type="float">
            <text:p>14.24</text:p>
          </table:table-cell>
          <table:table-cell table:number-matrix-columns-spanned="1" table:number-matrix-rows-spanned="1" table:formula="of:=ROUND(STDEV(IF(IF([.$A31]=[$test_results_basic.$A$2:.$A$501];1;0);IF([.$B31]=[$test_results_basic.$B$2:.$B$501];[$test_results_basic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test_results_basic.A152]" office:value-type="string" office:string-value="Dslope_1.25" calcext:value-type="string">
            <text:p>Dslope_1.25</text:p>
          </table:table-cell>
          <table:table-cell table:formula="of:=[test_results_basic.B152]" office:value-type="float" office:value="1" calcext:value-type="float">
            <text:p>1</text:p>
          </table:table-cell>
          <table:table-cell table:formula="of:=ROUND(AVERAGEIFS([$test_results_basic.C$2:.C$501];[$test_results_basic.$A$2:.$A$501];[.$A32];[$test_results_basic.$B$2:.$B$501];[.$B32]); 2)" office:value-type="float" office:value="0.39" calcext:value-type="float">
            <text:p>0.39</text:p>
          </table:table-cell>
          <table:table-cell table:formula="of:=ROUND(AVERAGEIFS([$test_results_basic.D$2:.D$501];[$test_results_basic.$A$2:.$A$501];[.$A32];[$test_results_basic.$B$2:.$B$501];[.$B32]); 2)" office:value-type="float" office:value="0.57" calcext:value-type="float">
            <text:p>0.57</text:p>
          </table:table-cell>
          <table:table-cell table:formula="of:=ROUND(AVERAGEIFS([$test_results_basic.E$2:.E$501];[$test_results_basic.$A$2:.$A$501];[.$A32];[$test_results_basic.$B$2:.$B$501];[.$B32]); 2)" office:value-type="float" office:value="2.13" calcext:value-type="float">
            <text:p>2.13</text:p>
          </table:table-cell>
          <table:table-cell table:formula="of:=ROUND(AVERAGEIFS([$test_results_basic.F$2:.F$501];[$test_results_basic.$A$2:.$A$501];[.$A32];[$test_results_basic.$B$2:.$B$501];[.$B32]); 2)" office:value-type="float" office:value="1.93" calcext:value-type="float">
            <text:p>1.93</text:p>
          </table:table-cell>
          <table:table-cell table:formula="of:=ROUND(AVERAGEIFS([$test_results_basic.G$2:.G$501];[$test_results_basic.$A$2:.$A$501];[.$A32];[$test_results_basic.$B$2:.$B$501];[.$B32]); 2)" office:value-type="float" office:value="14.4" calcext:value-type="float">
            <text:p>14.4</text:p>
          </table:table-cell>
          <table:table-cell table:number-matrix-columns-spanned="1" table:number-matrix-rows-spanned="1" table:formula="of:=ROUND(STDEV(IF(IF([.$A32]=[$test_results_basic.$A$2:.$A$501];1;0);IF([.$B32]=[$test_results_basic.$B$2:.$B$501];[$test_results_basic.$C$2:.$C$501];&quot;&quot;);&quot;&quot;));4)" office:value-type="float" office:value="0.0276" calcext:value-type="float">
            <text:p>0.0276</text:p>
          </table:table-cell>
        </table:table-row>
        <table:table-row table:style-name="ro1">
          <table:table-cell table:formula="of:=[test_results_basic.A158]" office:value-type="string" office:string-value="Dslope_1.25" calcext:value-type="string">
            <text:p>Dslope_1.25</text:p>
          </table:table-cell>
          <table:table-cell table:formula="of:=[test_results_basic.B153]" office:value-type="float" office:value="2" calcext:value-type="float">
            <text:p>2</text:p>
          </table:table-cell>
          <table:table-cell table:formula="of:=ROUND(AVERAGEIFS([$test_results_basic.C$2:.C$501];[$test_results_basic.$A$2:.$A$501];[.$A33];[$test_results_basic.$B$2:.$B$501];[.$B33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33];[$test_results_basic.$B$2:.$B$501];[.$B33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33];[$test_results_basic.$B$2:.$B$501];[.$B33]); 2)" office:value-type="float" office:value="1.64" calcext:value-type="float">
            <text:p>1.64</text:p>
          </table:table-cell>
          <table:table-cell table:formula="of:=ROUND(AVERAGEIFS([$test_results_basic.F$2:.F$501];[$test_results_basic.$A$2:.$A$501];[.$A33];[$test_results_basic.$B$2:.$B$501];[.$B33]); 2)" office:value-type="float" office:value="1.39" calcext:value-type="float">
            <text:p>1.39</text:p>
          </table:table-cell>
          <table:table-cell table:formula="of:=ROUND(AVERAGEIFS([$test_results_basic.G$2:.G$501];[$test_results_basic.$A$2:.$A$501];[.$A33];[$test_results_basic.$B$2:.$B$501];[.$B33]); 2)" office:value-type="float" office:value="14.23" calcext:value-type="float">
            <text:p>14.23</text:p>
          </table:table-cell>
          <table:table-cell table:number-matrix-columns-spanned="1" table:number-matrix-rows-spanned="1" table:formula="of:=ROUND(STDEV(IF(IF([.$A33]=[$test_results_basic.$A$2:.$A$501];1;0);IF([.$B33]=[$test_results_basic.$B$2:.$B$501];[$test_results_basic.$C$2:.$C$501];&quot;&quot;);&quot;&quot;));4)" office:value-type="float" office:value="0.0157" calcext:value-type="float">
            <text:p>0.0157</text:p>
          </table:table-cell>
        </table:table-row>
        <table:table-row table:style-name="ro1">
          <table:table-cell table:formula="of:=[test_results_basic.A164]" office:value-type="string" office:string-value="Dslope_1.25" calcext:value-type="string">
            <text:p>Dslope_1.25</text:p>
          </table:table-cell>
          <table:table-cell table:formula="of:=[test_results_basic.B154]" office:value-type="float" office:value="3" calcext:value-type="float">
            <text:p>3</text:p>
          </table:table-cell>
          <table:table-cell table:formula="of:=ROUND(AVERAGEIFS([$test_results_basic.C$2:.C$501];[$test_results_basic.$A$2:.$A$501];[.$A34];[$test_results_basic.$B$2:.$B$501];[.$B34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34];[$test_results_basic.$B$2:.$B$501];[.$B34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34];[$test_results_basic.$B$2:.$B$501];[.$B34]); 2)" office:value-type="float" office:value="1.21" calcext:value-type="float">
            <text:p>1.21</text:p>
          </table:table-cell>
          <table:table-cell table:formula="of:=ROUND(AVERAGEIFS([$test_results_basic.F$2:.F$501];[$test_results_basic.$A$2:.$A$501];[.$A34];[$test_results_basic.$B$2:.$B$501];[.$B34]); 2)" office:value-type="float" office:value="1.08" calcext:value-type="float">
            <text:p>1.08</text:p>
          </table:table-cell>
          <table:table-cell table:formula="of:=ROUND(AVERAGEIFS([$test_results_basic.G$2:.G$501];[$test_results_basic.$A$2:.$A$501];[.$A34];[$test_results_basic.$B$2:.$B$501];[.$B34]); 2)" office:value-type="float" office:value="14.48" calcext:value-type="float">
            <text:p>14.48</text:p>
          </table:table-cell>
          <table:table-cell table:number-matrix-columns-spanned="1" table:number-matrix-rows-spanned="1" table:formula="of:=ROUND(STDEV(IF(IF([.$A34]=[$test_results_basic.$A$2:.$A$501];1;0);IF([.$B34]=[$test_results_basic.$B$2:.$B$501];[$test_results_basic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test_results_basic.A170]" office:value-type="string" office:string-value="Dslope_1.25" calcext:value-type="string">
            <text:p>Dslope_1.25</text:p>
          </table:table-cell>
          <table:table-cell table:formula="of:=[test_results_basic.B155]" office:value-type="float" office:value="4" calcext:value-type="float">
            <text:p>4</text:p>
          </table:table-cell>
          <table:table-cell table:formula="of:=ROUND(AVERAGEIFS([$test_results_basic.C$2:.C$501];[$test_results_basic.$A$2:.$A$501];[.$A35];[$test_results_basic.$B$2:.$B$501];[.$B35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35];[$test_results_basic.$B$2:.$B$501];[.$B35]); 2)" office:value-type="float" office:value="0.67" calcext:value-type="float">
            <text:p>0.67</text:p>
          </table:table-cell>
          <table:table-cell table:formula="of:=ROUND(AVERAGEIFS([$test_results_basic.E$2:.E$501];[$test_results_basic.$A$2:.$A$501];[.$A35];[$test_results_basic.$B$2:.$B$501];[.$B35]); 2)" office:value-type="float" office:value="0.99" calcext:value-type="float">
            <text:p>0.99</text:p>
          </table:table-cell>
          <table:table-cell table:formula="of:=ROUND(AVERAGEIFS([$test_results_basic.F$2:.F$501];[$test_results_basic.$A$2:.$A$501];[.$A35];[$test_results_basic.$B$2:.$B$501];[.$B35]); 2)" office:value-type="float" office:value="0.93" calcext:value-type="float">
            <text:p>0.93</text:p>
          </table:table-cell>
          <table:table-cell table:formula="of:=ROUND(AVERAGEIFS([$test_results_basic.G$2:.G$501];[$test_results_basic.$A$2:.$A$501];[.$A35];[$test_results_basic.$B$2:.$B$501];[.$B35]); 2)" office:value-type="float" office:value="14.04" calcext:value-type="float">
            <text:p>14.04</text:p>
          </table:table-cell>
          <table:table-cell table:number-matrix-columns-spanned="1" table:number-matrix-rows-spanned="1" table:formula="of:=ROUND(STDEV(IF(IF([.$A35]=[$test_results_basic.$A$2:.$A$501];1;0);IF([.$B35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176]" office:value-type="string" office:string-value="Dslope_1.25" calcext:value-type="string">
            <text:p>Dslope_1.25</text:p>
          </table:table-cell>
          <table:table-cell table:formula="of:=[test_results_basic.B156]" office:value-type="float" office:value="5" calcext:value-type="float">
            <text:p>5</text:p>
          </table:table-cell>
          <table:table-cell table:formula="of:=ROUND(AVERAGEIFS([$test_results_basic.C$2:.C$501];[$test_results_basic.$A$2:.$A$501];[.$A36];[$test_results_basic.$B$2:.$B$501];[.$B36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36];[$test_results_basic.$B$2:.$B$501];[.$B36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36];[$test_results_basic.$B$2:.$B$501];[.$B36]); 2)" office:value-type="float" office:value="0.88" calcext:value-type="float">
            <text:p>0.88</text:p>
          </table:table-cell>
          <table:table-cell table:formula="of:=ROUND(AVERAGEIFS([$test_results_basic.F$2:.F$501];[$test_results_basic.$A$2:.$A$501];[.$A36];[$test_results_basic.$B$2:.$B$501];[.$B36]); 2)" office:value-type="float" office:value="0.85" calcext:value-type="float">
            <text:p>0.85</text:p>
          </table:table-cell>
          <table:table-cell table:formula="of:=ROUND(AVERAGEIFS([$test_results_basic.G$2:.G$501];[$test_results_basic.$A$2:.$A$501];[.$A36];[$test_results_basic.$B$2:.$B$501];[.$B36]); 2)" office:value-type="float" office:value="14.06" calcext:value-type="float">
            <text:p>14.06</text:p>
          </table:table-cell>
          <table:table-cell table:number-matrix-columns-spanned="1" table:number-matrix-rows-spanned="1" table:formula="of:=ROUND(STDEV(IF(IF([.$A36]=[$test_results_basic.$A$2:.$A$501];1;0);IF([.$B36]=[$test_results_basic.$B$2:.$B$501];[$test_results_basic.$C$2:.$C$501];&quot;&quot;);&quot;&quot;));4)" office:value-type="float" office:value="0.0042" calcext:value-type="float">
            <text:p>0.0042</text:p>
          </table:table-cell>
        </table:table-row>
        <table:table-row table:style-name="ro1">
          <table:table-cell table:formula="of:=[test_results_basic.A177]" office:value-type="string" office:string-value="Dslope_1.5" calcext:value-type="string">
            <text:p>Dslope_1.5</text:p>
          </table:table-cell>
          <table:table-cell table:formula="of:=[test_results_basic.B177]" office:value-type="float" office:value="1" calcext:value-type="float">
            <text:p>1</text:p>
          </table:table-cell>
          <table:table-cell table:formula="of:=ROUND(AVERAGEIFS([$test_results_basic.C$2:.C$501];[$test_results_basic.$A$2:.$A$501];[.$A37];[$test_results_basic.$B$2:.$B$501];[.$B37]); 2)" office:value-type="float" office:value="0.49" calcext:value-type="float">
            <text:p>0.49</text:p>
          </table:table-cell>
          <table:table-cell table:formula="of:=ROUND(AVERAGEIFS([$test_results_basic.D$2:.D$501];[$test_results_basic.$A$2:.$A$501];[.$A37];[$test_results_basic.$B$2:.$B$501];[.$B37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37];[$test_results_basic.$B$2:.$B$501];[.$B37]); 2)" office:value-type="float" office:value="1.96" calcext:value-type="float">
            <text:p>1.96</text:p>
          </table:table-cell>
          <table:table-cell table:formula="of:=ROUND(AVERAGEIFS([$test_results_basic.F$2:.F$501];[$test_results_basic.$A$2:.$A$501];[.$A37];[$test_results_basic.$B$2:.$B$501];[.$B37]); 2)" office:value-type="float" office:value="1.56" calcext:value-type="float">
            <text:p>1.56</text:p>
          </table:table-cell>
          <table:table-cell table:formula="of:=ROUND(AVERAGEIFS([$test_results_basic.G$2:.G$501];[$test_results_basic.$A$2:.$A$501];[.$A37];[$test_results_basic.$B$2:.$B$501];[.$B37]); 2)" office:value-type="float" office:value="14.25" calcext:value-type="float">
            <text:p>14.25</text:p>
          </table:table-cell>
          <table:table-cell table:number-matrix-columns-spanned="1" table:number-matrix-rows-spanned="1" table:formula="of:=ROUND(STDEV(IF(IF([.$A37]=[$test_results_basic.$A$2:.$A$501];1;0);IF([.$B37]=[$test_results_basic.$B$2:.$B$501];[$test_results_basic.$C$2:.$C$501];&quot;&quot;);&quot;&quot;));4)" office:value-type="float" office:value="0.0312" calcext:value-type="float">
            <text:p>0.0312</text:p>
          </table:table-cell>
        </table:table-row>
        <table:table-row table:style-name="ro1">
          <table:table-cell table:formula="of:=[test_results_basic.A183]" office:value-type="string" office:string-value="Dslope_1.5" calcext:value-type="string">
            <text:p>Dslope_1.5</text:p>
          </table:table-cell>
          <table:table-cell table:formula="of:=[test_results_basic.B178]" office:value-type="float" office:value="2" calcext:value-type="float">
            <text:p>2</text:p>
          </table:table-cell>
          <table:table-cell table:formula="of:=ROUND(AVERAGEIFS([$test_results_basic.C$2:.C$501];[$test_results_basic.$A$2:.$A$501];[.$A38];[$test_results_basic.$B$2:.$B$501];[.$B38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38];[$test_results_basic.$B$2:.$B$501];[.$B38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38];[$test_results_basic.$B$2:.$B$501];[.$B38]); 2)" office:value-type="float" office:value="1.26" calcext:value-type="float">
            <text:p>1.26</text:p>
          </table:table-cell>
          <table:table-cell table:formula="of:=ROUND(AVERAGEIFS([$test_results_basic.F$2:.F$501];[$test_results_basic.$A$2:.$A$501];[.$A38];[$test_results_basic.$B$2:.$B$501];[.$B38]); 2)" office:value-type="float" office:value="1.06" calcext:value-type="float">
            <text:p>1.06</text:p>
          </table:table-cell>
          <table:table-cell table:formula="of:=ROUND(AVERAGEIFS([$test_results_basic.G$2:.G$501];[$test_results_basic.$A$2:.$A$501];[.$A38];[$test_results_basic.$B$2:.$B$501];[.$B38]); 2)" office:value-type="float" office:value="14.16" calcext:value-type="float">
            <text:p>14.16</text:p>
          </table:table-cell>
          <table:table-cell table:number-matrix-columns-spanned="1" table:number-matrix-rows-spanned="1" table:formula="of:=ROUND(STDEV(IF(IF([.$A38]=[$test_results_basic.$A$2:.$A$501];1;0);IF([.$B38]=[$test_results_basic.$B$2:.$B$501];[$test_results_basic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test_results_basic.A189]" office:value-type="string" office:string-value="Dslope_1.5" calcext:value-type="string">
            <text:p>Dslope_1.5</text:p>
          </table:table-cell>
          <table:table-cell table:formula="of:=[test_results_basic.B179]" office:value-type="float" office:value="3" calcext:value-type="float">
            <text:p>3</text:p>
          </table:table-cell>
          <table:table-cell table:formula="of:=ROUND(AVERAGEIFS([$test_results_basic.C$2:.C$501];[$test_results_basic.$A$2:.$A$501];[.$A39];[$test_results_basic.$B$2:.$B$501];[.$B39]); 2)" office:value-type="float" office:value="0.68" calcext:value-type="float">
            <text:p>0.68</text:p>
          </table:table-cell>
          <table:table-cell table:formula="of:=ROUND(AVERAGEIFS([$test_results_basic.D$2:.D$501];[$test_results_basic.$A$2:.$A$501];[.$A39];[$test_results_basic.$B$2:.$B$501];[.$B39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39];[$test_results_basic.$B$2:.$B$501];[.$B39]); 2)" office:value-type="float" office:value="0.94" calcext:value-type="float">
            <text:p>0.94</text:p>
          </table:table-cell>
          <table:table-cell table:formula="of:=ROUND(AVERAGEIFS([$test_results_basic.F$2:.F$501];[$test_results_basic.$A$2:.$A$501];[.$A39];[$test_results_basic.$B$2:.$B$501];[.$B39]); 2)" office:value-type="float" office:value="0.88" calcext:value-type="float">
            <text:p>0.88</text:p>
          </table:table-cell>
          <table:table-cell table:formula="of:=ROUND(AVERAGEIFS([$test_results_basic.G$2:.G$501];[$test_results_basic.$A$2:.$A$501];[.$A39];[$test_results_basic.$B$2:.$B$501];[.$B39]); 2)" office:value-type="float" office:value="13.98" calcext:value-type="float">
            <text:p>13.98</text:p>
          </table:table-cell>
          <table:table-cell table:number-matrix-columns-spanned="1" table:number-matrix-rows-spanned="1" table:formula="of:=ROUND(STDEV(IF(IF([.$A39]=[$test_results_basic.$A$2:.$A$501];1;0);IF([.$B39]=[$test_results_basic.$B$2:.$B$501];[$test_results_basic.$C$2:.$C$501];&quot;&quot;);&quot;&quot;));4)" office:value-type="float" office:value="0.0036" calcext:value-type="float">
            <text:p>0.0036</text:p>
          </table:table-cell>
        </table:table-row>
        <table:table-row table:style-name="ro1">
          <table:table-cell table:formula="of:=[test_results_basic.A195]" office:value-type="string" office:string-value="Dslope_1.5" calcext:value-type="string">
            <text:p>Dslope_1.5</text:p>
          </table:table-cell>
          <table:table-cell table:formula="of:=[test_results_basic.B180]" office:value-type="float" office:value="4" calcext:value-type="float">
            <text:p>4</text:p>
          </table:table-cell>
          <table:table-cell table:formula="of:=ROUND(AVERAGEIFS([$test_results_basic.C$2:.C$501];[$test_results_basic.$A$2:.$A$501];[.$A40];[$test_results_basic.$B$2:.$B$501];[.$B40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40];[$test_results_basic.$B$2:.$B$501];[.$B40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40];[$test_results_basic.$B$2:.$B$501];[.$B40]); 2)" office:value-type="float" office:value="0.82" calcext:value-type="float">
            <text:p>0.82</text:p>
          </table:table-cell>
          <table:table-cell table:formula="of:=ROUND(AVERAGEIFS([$test_results_basic.F$2:.F$501];[$test_results_basic.$A$2:.$A$501];[.$A40];[$test_results_basic.$B$2:.$B$501];[.$B40]); 2)" office:value-type="float" office:value="0.79" calcext:value-type="float">
            <text:p>0.79</text:p>
          </table:table-cell>
          <table:table-cell table:formula="of:=ROUND(AVERAGEIFS([$test_results_basic.G$2:.G$501];[$test_results_basic.$A$2:.$A$501];[.$A40];[$test_results_basic.$B$2:.$B$501];[.$B40]); 2)" office:value-type="float" office:value="14.36" calcext:value-type="float">
            <text:p>14.36</text:p>
          </table:table-cell>
          <table:table-cell table:number-matrix-columns-spanned="1" table:number-matrix-rows-spanned="1" table:formula="of:=ROUND(STDEV(IF(IF([.$A40]=[$test_results_basic.$A$2:.$A$501];1;0);IF([.$B40]=[$test_results_basic.$B$2:.$B$501];[$test_results_basic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test_results_basic.A201]" office:value-type="string" office:string-value="Dslope_1.5" calcext:value-type="string">
            <text:p>Dslope_1.5</text:p>
          </table:table-cell>
          <table:table-cell table:formula="of:=[test_results_basic.B181]" office:value-type="float" office:value="5" calcext:value-type="float">
            <text:p>5</text:p>
          </table:table-cell>
          <table:table-cell table:formula="of:=ROUND(AVERAGEIFS([$test_results_basic.C$2:.C$501];[$test_results_basic.$A$2:.$A$501];[.$A41];[$test_results_basic.$B$2:.$B$501];[.$B41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41];[$test_results_basic.$B$2:.$B$501];[.$B41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41];[$test_results_basic.$B$2:.$B$501];[.$B41]); 2)" office:value-type="float" office:value="0.75" calcext:value-type="float">
            <text:p>0.75</text:p>
          </table:table-cell>
          <table:table-cell table:formula="of:=ROUND(AVERAGEIFS([$test_results_basic.F$2:.F$501];[$test_results_basic.$A$2:.$A$501];[.$A41];[$test_results_basic.$B$2:.$B$501];[.$B41]); 2)" office:value-type="float" office:value="0.73" calcext:value-type="float">
            <text:p>0.73</text:p>
          </table:table-cell>
          <table:table-cell table:formula="of:=ROUND(AVERAGEIFS([$test_results_basic.G$2:.G$501];[$test_results_basic.$A$2:.$A$501];[.$A41];[$test_results_basic.$B$2:.$B$501];[.$B41]); 2)" office:value-type="float" office:value="13.92" calcext:value-type="float">
            <text:p>13.92</text:p>
          </table:table-cell>
          <table:table-cell table:number-matrix-columns-spanned="1" table:number-matrix-rows-spanned="1" table:formula="of:=ROUND(STDEV(IF(IF([.$A41]=[$test_results_basic.$A$2:.$A$501];1;0);IF([.$B41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202]" office:value-type="string" office:string-value="DiffYRelu_0.25" calcext:value-type="string">
            <text:p>DiffYRelu_0.25</text:p>
          </table:table-cell>
          <table:table-cell table:formula="of:=[test_results_basic.B202]" office:value-type="float" office:value="1" calcext:value-type="float">
            <text:p>1</text:p>
          </table:table-cell>
          <table:table-cell table:formula="of:=ROUND(AVERAGEIFS([$test_results_basic.C$2:.C$501];[$test_results_basic.$A$2:.$A$501];[.$A42];[$test_results_basic.$B$2:.$B$501];[.$B42]); 2)" office:value-type="float" office:value="0.46" calcext:value-type="float">
            <text:p>0.46</text:p>
          </table:table-cell>
          <table:table-cell table:formula="of:=ROUND(AVERAGEIFS([$test_results_basic.D$2:.D$501];[$test_results_basic.$A$2:.$A$501];[.$A42];[$test_results_basic.$B$2:.$B$501];[.$B42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42];[$test_results_basic.$B$2:.$B$501];[.$B42]); 2)" office:value-type="float" office:value="2.09" calcext:value-type="float">
            <text:p>2.09</text:p>
          </table:table-cell>
          <table:table-cell table:formula="of:=ROUND(AVERAGEIFS([$test_results_basic.F$2:.F$501];[$test_results_basic.$A$2:.$A$501];[.$A42];[$test_results_basic.$B$2:.$B$501];[.$B42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42];[$test_results_basic.$B$2:.$B$501];[.$B42]); 2)" office:value-type="float" office:value="20.8" calcext:value-type="float">
            <text:p>20.8</text:p>
          </table:table-cell>
          <table:table-cell table:number-matrix-columns-spanned="1" table:number-matrix-rows-spanned="1" table:formula="of:=ROUND(STDEV(IF(IF([.$A42]=[$test_results_basic.$A$2:.$A$501];1;0);IF([.$B42]=[$test_results_basic.$B$2:.$B$501];[$test_results_basic.$C$2:.$C$501];&quot;&quot;);&quot;&quot;));4)" office:value-type="float" office:value="0.0163" calcext:value-type="float">
            <text:p>0.0163</text:p>
          </table:table-cell>
        </table:table-row>
        <table:table-row table:style-name="ro1">
          <table:table-cell table:formula="of:=[test_results_basic.A208]" office:value-type="string" office:string-value="DiffYRelu_0.25" calcext:value-type="string">
            <text:p>DiffYRelu_0.25</text:p>
          </table:table-cell>
          <table:table-cell table:formula="of:=[test_results_basic.B203]" office:value-type="float" office:value="2" calcext:value-type="float">
            <text:p>2</text:p>
          </table:table-cell>
          <table:table-cell table:formula="of:=ROUND(AVERAGEIFS([$test_results_basic.C$2:.C$501];[$test_results_basic.$A$2:.$A$501];[.$A43];[$test_results_basic.$B$2:.$B$501];[.$B43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43];[$test_results_basic.$B$2:.$B$501];[.$B43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43];[$test_results_basic.$B$2:.$B$501];[.$B43]); 2)" office:value-type="float" office:value="1.67" calcext:value-type="float">
            <text:p>1.67</text:p>
          </table:table-cell>
          <table:table-cell table:formula="of:=ROUND(AVERAGEIFS([$test_results_basic.F$2:.F$501];[$test_results_basic.$A$2:.$A$501];[.$A43];[$test_results_basic.$B$2:.$B$501];[.$B43]); 2)" office:value-type="float" office:value="1.48" calcext:value-type="float">
            <text:p>1.48</text:p>
          </table:table-cell>
          <table:table-cell table:formula="of:=ROUND(AVERAGEIFS([$test_results_basic.G$2:.G$501];[$test_results_basic.$A$2:.$A$501];[.$A43];[$test_results_basic.$B$2:.$B$501];[.$B43]); 2)" office:value-type="float" office:value="21" calcext:value-type="float">
            <text:p>21</text:p>
          </table:table-cell>
          <table:table-cell table:number-matrix-columns-spanned="1" table:number-matrix-rows-spanned="1" table:formula="of:=ROUND(STDEV(IF(IF([.$A43]=[$test_results_basic.$A$2:.$A$501];1;0);IF([.$B43]=[$test_results_basic.$B$2:.$B$501];[$test_results_basic.$C$2:.$C$501];&quot;&quot;);&quot;&quot;));4)" office:value-type="float" office:value="0.0099" calcext:value-type="float">
            <text:p>0.0099</text:p>
          </table:table-cell>
        </table:table-row>
        <table:table-row table:style-name="ro1">
          <table:table-cell table:formula="of:=[test_results_basic.A214]" office:value-type="string" office:string-value="DiffYRelu_0.25" calcext:value-type="string">
            <text:p>DiffYRelu_0.25</text:p>
          </table:table-cell>
          <table:table-cell table:formula="of:=[test_results_basic.B204]" office:value-type="float" office:value="3" calcext:value-type="float">
            <text:p>3</text:p>
          </table:table-cell>
          <table:table-cell table:formula="of:=ROUND(AVERAGEIFS([$test_results_basic.C$2:.C$501];[$test_results_basic.$A$2:.$A$501];[.$A44];[$test_results_basic.$B$2:.$B$501];[.$B44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44];[$test_results_basic.$B$2:.$B$501];[.$B44]); 2)" office:value-type="float" office:value="0.68" calcext:value-type="float">
            <text:p>0.68</text:p>
          </table:table-cell>
          <table:table-cell table:formula="of:=ROUND(AVERAGEIFS([$test_results_basic.E$2:.E$501];[$test_results_basic.$A$2:.$A$501];[.$A44];[$test_results_basic.$B$2:.$B$501];[.$B44]); 2)" office:value-type="float" office:value="1.32" calcext:value-type="float">
            <text:p>1.32</text:p>
          </table:table-cell>
          <table:table-cell table:formula="of:=ROUND(AVERAGEIFS([$test_results_basic.F$2:.F$501];[$test_results_basic.$A$2:.$A$501];[.$A44];[$test_results_basic.$B$2:.$B$501];[.$B44]); 2)" office:value-type="float" office:value="1.2" calcext:value-type="float">
            <text:p>1.2</text:p>
          </table:table-cell>
          <table:table-cell table:formula="of:=ROUND(AVERAGEIFS([$test_results_basic.G$2:.G$501];[$test_results_basic.$A$2:.$A$501];[.$A44];[$test_results_basic.$B$2:.$B$501];[.$B44]); 2)" office:value-type="float" office:value="20.23" calcext:value-type="float">
            <text:p>20.23</text:p>
          </table:table-cell>
          <table:table-cell table:number-matrix-columns-spanned="1" table:number-matrix-rows-spanned="1" table:formula="of:=ROUND(STDEV(IF(IF([.$A44]=[$test_results_basic.$A$2:.$A$501];1;0);IF([.$B44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220]" office:value-type="string" office:string-value="DiffYRelu_0.25" calcext:value-type="string">
            <text:p>DiffYRelu_0.25</text:p>
          </table:table-cell>
          <table:table-cell table:formula="of:=[test_results_basic.B205]" office:value-type="float" office:value="4" calcext:value-type="float">
            <text:p>4</text:p>
          </table:table-cell>
          <table:table-cell table:formula="of:=ROUND(AVERAGEIFS([$test_results_basic.C$2:.C$501];[$test_results_basic.$A$2:.$A$501];[.$A45];[$test_results_basic.$B$2:.$B$501];[.$B45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45];[$test_results_basic.$B$2:.$B$501];[.$B45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45];[$test_results_basic.$B$2:.$B$501];[.$B45]); 2)" office:value-type="float" office:value="1.1" calcext:value-type="float">
            <text:p>1.1</text:p>
          </table:table-cell>
          <table:table-cell table:formula="of:=ROUND(AVERAGEIFS([$test_results_basic.F$2:.F$501];[$test_results_basic.$A$2:.$A$501];[.$A45];[$test_results_basic.$B$2:.$B$501];[.$B45]); 2)" office:value-type="float" office:value="1.03" calcext:value-type="float">
            <text:p>1.03</text:p>
          </table:table-cell>
          <table:table-cell table:formula="of:=ROUND(AVERAGEIFS([$test_results_basic.G$2:.G$501];[$test_results_basic.$A$2:.$A$501];[.$A45];[$test_results_basic.$B$2:.$B$501];[.$B45]); 2)" office:value-type="float" office:value="20.05" calcext:value-type="float">
            <text:p>20.05</text:p>
          </table:table-cell>
          <table:table-cell table:number-matrix-columns-spanned="1" table:number-matrix-rows-spanned="1" table:formula="of:=ROUND(STDEV(IF(IF([.$A45]=[$test_results_basic.$A$2:.$A$501];1;0);IF([.$B45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226]" office:value-type="string" office:string-value="DiffYRelu_0.25" calcext:value-type="string">
            <text:p>DiffYRelu_0.25</text:p>
          </table:table-cell>
          <table:table-cell table:formula="of:=[test_results_basic.B206]" office:value-type="float" office:value="5" calcext:value-type="float">
            <text:p>5</text:p>
          </table:table-cell>
          <table:table-cell table:formula="of:=ROUND(AVERAGEIFS([$test_results_basic.C$2:.C$501];[$test_results_basic.$A$2:.$A$501];[.$A46];[$test_results_basic.$B$2:.$B$501];[.$B46]); 2)" office:value-type="float" office:value="0.71" calcext:value-type="float">
            <text:p>0.71</text:p>
          </table:table-cell>
          <table:table-cell table:formula="of:=ROUND(AVERAGEIFS([$test_results_basic.D$2:.D$501];[$test_results_basic.$A$2:.$A$501];[.$A46];[$test_results_basic.$B$2:.$B$501];[.$B46]); 2)" office:value-type="float" office:value="0.71" calcext:value-type="float">
            <text:p>0.71</text:p>
          </table:table-cell>
          <table:table-cell table:formula="of:=ROUND(AVERAGEIFS([$test_results_basic.E$2:.E$501];[$test_results_basic.$A$2:.$A$501];[.$A46];[$test_results_basic.$B$2:.$B$501];[.$B46]); 2)" office:value-type="float" office:value="0.96" calcext:value-type="float">
            <text:p>0.96</text:p>
          </table:table-cell>
          <table:table-cell table:formula="of:=ROUND(AVERAGEIFS([$test_results_basic.F$2:.F$501];[$test_results_basic.$A$2:.$A$501];[.$A46];[$test_results_basic.$B$2:.$B$501];[.$B46]); 2)" office:value-type="float" office:value="0.92" calcext:value-type="float">
            <text:p>0.92</text:p>
          </table:table-cell>
          <table:table-cell table:formula="of:=ROUND(AVERAGEIFS([$test_results_basic.G$2:.G$501];[$test_results_basic.$A$2:.$A$501];[.$A46];[$test_results_basic.$B$2:.$B$501];[.$B46]); 2)" office:value-type="float" office:value="20.04" calcext:value-type="float">
            <text:p>20.04</text:p>
          </table:table-cell>
          <table:table-cell table:number-matrix-columns-spanned="1" table:number-matrix-rows-spanned="1" table:formula="of:=ROUND(STDEV(IF(IF([.$A46]=[$test_results_basic.$A$2:.$A$501];1;0);IF([.$B46]=[$test_results_basic.$B$2:.$B$501];[$test_results_basic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test_results_basic.A227]" office:value-type="string" office:string-value="DiffYRelu_0.5" calcext:value-type="string">
            <text:p>DiffYRelu_0.5</text:p>
          </table:table-cell>
          <table:table-cell table:formula="of:=[test_results_basic.B227]" office:value-type="float" office:value="1" calcext:value-type="float">
            <text:p>1</text:p>
          </table:table-cell>
          <table:table-cell table:formula="of:=ROUND(AVERAGEIFS([$test_results_basic.C$2:.C$501];[$test_results_basic.$A$2:.$A$501];[.$A47];[$test_results_basic.$B$2:.$B$501];[.$B47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47];[$test_results_basic.$B$2:.$B$501];[.$B47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47];[$test_results_basic.$B$2:.$B$501];[.$B47]); 2)" office:value-type="float" office:value="1.89" calcext:value-type="float">
            <text:p>1.89</text:p>
          </table:table-cell>
          <table:table-cell table:formula="of:=ROUND(AVERAGEIFS([$test_results_basic.F$2:.F$501];[$test_results_basic.$A$2:.$A$501];[.$A47];[$test_results_basic.$B$2:.$B$501];[.$B47]); 2)" office:value-type="float" office:value="1.57" calcext:value-type="float">
            <text:p>1.57</text:p>
          </table:table-cell>
          <table:table-cell table:formula="of:=ROUND(AVERAGEIFS([$test_results_basic.G$2:.G$501];[$test_results_basic.$A$2:.$A$501];[.$A47];[$test_results_basic.$B$2:.$B$501];[.$B47]); 2)" office:value-type="float" office:value="20.95" calcext:value-type="float">
            <text:p>20.95</text:p>
          </table:table-cell>
          <table:table-cell table:number-matrix-columns-spanned="1" table:number-matrix-rows-spanned="1" table:formula="of:=ROUND(STDEV(IF(IF([.$A47]=[$test_results_basic.$A$2:.$A$501];1;0);IF([.$B47]=[$test_results_basic.$B$2:.$B$501];[$test_results_basic.$C$2:.$C$501];&quot;&quot;);&quot;&quot;));4)" office:value-type="float" office:value="0.0162" calcext:value-type="float">
            <text:p>0.0162</text:p>
          </table:table-cell>
        </table:table-row>
        <table:table-row table:style-name="ro1">
          <table:table-cell table:formula="of:=[test_results_basic.A233]" office:value-type="string" office:string-value="DiffYRelu_0.5" calcext:value-type="string">
            <text:p>DiffYRelu_0.5</text:p>
          </table:table-cell>
          <table:table-cell table:formula="of:=[test_results_basic.B228]" office:value-type="float" office:value="2" calcext:value-type="float">
            <text:p>2</text:p>
          </table:table-cell>
          <table:table-cell table:formula="of:=ROUND(AVERAGEIFS([$test_results_basic.C$2:.C$501];[$test_results_basic.$A$2:.$A$501];[.$A48];[$test_results_basic.$B$2:.$B$501];[.$B48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48];[$test_results_basic.$B$2:.$B$501];[.$B48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48];[$test_results_basic.$B$2:.$B$501];[.$B48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48];[$test_results_basic.$B$2:.$B$501];[.$B48]); 2)" office:value-type="float" office:value="1.22" calcext:value-type="float">
            <text:p>1.22</text:p>
          </table:table-cell>
          <table:table-cell table:formula="of:=ROUND(AVERAGEIFS([$test_results_basic.G$2:.G$501];[$test_results_basic.$A$2:.$A$501];[.$A48];[$test_results_basic.$B$2:.$B$501];[.$B48]); 2)" office:value-type="float" office:value="20.79" calcext:value-type="float">
            <text:p>20.79</text:p>
          </table:table-cell>
          <table:table-cell table:number-matrix-columns-spanned="1" table:number-matrix-rows-spanned="1" table:formula="of:=ROUND(STDEV(IF(IF([.$A48]=[$test_results_basic.$A$2:.$A$501];1;0);IF([.$B48]=[$test_results_basic.$B$2:.$B$501];[$test_results_basic.$C$2:.$C$501];&quot;&quot;);&quot;&quot;));4)" office:value-type="float" office:value="0.0087" calcext:value-type="float">
            <text:p>0.0087</text:p>
          </table:table-cell>
        </table:table-row>
        <table:table-row table:style-name="ro1">
          <table:table-cell table:formula="of:=[test_results_basic.A239]" office:value-type="string" office:string-value="DiffYRelu_0.5" calcext:value-type="string">
            <text:p>DiffYRelu_0.5</text:p>
          </table:table-cell>
          <table:table-cell table:formula="of:=[test_results_basic.B229]" office:value-type="float" office:value="3" calcext:value-type="float">
            <text:p>3</text:p>
          </table:table-cell>
          <table:table-cell table:formula="of:=ROUND(AVERAGEIFS([$test_results_basic.C$2:.C$501];[$test_results_basic.$A$2:.$A$501];[.$A49];[$test_results_basic.$B$2:.$B$501];[.$B49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49];[$test_results_basic.$B$2:.$B$501];[.$B49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49];[$test_results_basic.$B$2:.$B$501];[.$B49]); 2)" office:value-type="float" office:value="1.11" calcext:value-type="float">
            <text:p>1.11</text:p>
          </table:table-cell>
          <table:table-cell table:formula="of:=ROUND(AVERAGEIFS([$test_results_basic.F$2:.F$501];[$test_results_basic.$A$2:.$A$501];[.$A49];[$test_results_basic.$B$2:.$B$501];[.$B49]); 2)" office:value-type="float" office:value="1.03" calcext:value-type="float">
            <text:p>1.03</text:p>
          </table:table-cell>
          <table:table-cell table:formula="of:=ROUND(AVERAGEIFS([$test_results_basic.G$2:.G$501];[$test_results_basic.$A$2:.$A$501];[.$A49];[$test_results_basic.$B$2:.$B$501];[.$B49]); 2)" office:value-type="float" office:value="20.57" calcext:value-type="float">
            <text:p>20.57</text:p>
          </table:table-cell>
          <table:table-cell table:number-matrix-columns-spanned="1" table:number-matrix-rows-spanned="1" table:formula="of:=ROUND(STDEV(IF(IF([.$A49]=[$test_results_basic.$A$2:.$A$501];1;0);IF([.$B49]=[$test_results_basic.$B$2:.$B$501];[$test_results_basic.$C$2:.$C$501];&quot;&quot;);&quot;&quot;));4)" office:value-type="float" office:value="0.0068" calcext:value-type="float">
            <text:p>0.0068</text:p>
          </table:table-cell>
        </table:table-row>
        <table:table-row table:style-name="ro1">
          <table:table-cell table:formula="of:=[test_results_basic.A245]" office:value-type="string" office:string-value="DiffYRelu_0.5" calcext:value-type="string">
            <text:p>DiffYRelu_0.5</text:p>
          </table:table-cell>
          <table:table-cell table:formula="of:=[test_results_basic.B230]" office:value-type="float" office:value="4" calcext:value-type="float">
            <text:p>4</text:p>
          </table:table-cell>
          <table:table-cell table:formula="of:=ROUND(AVERAGEIFS([$test_results_basic.C$2:.C$501];[$test_results_basic.$A$2:.$A$501];[.$A50];[$test_results_basic.$B$2:.$B$501];[.$B50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0];[$test_results_basic.$B$2:.$B$501];[.$B50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0];[$test_results_basic.$B$2:.$B$501];[.$B50]); 2)" office:value-type="float" office:value="0.96" calcext:value-type="float">
            <text:p>0.96</text:p>
          </table:table-cell>
          <table:table-cell table:formula="of:=ROUND(AVERAGEIFS([$test_results_basic.F$2:.F$501];[$test_results_basic.$A$2:.$A$501];[.$A50];[$test_results_basic.$B$2:.$B$501];[.$B50]); 2)" office:value-type="float" office:value="0.91" calcext:value-type="float">
            <text:p>0.91</text:p>
          </table:table-cell>
          <table:table-cell table:formula="of:=ROUND(AVERAGEIFS([$test_results_basic.G$2:.G$501];[$test_results_basic.$A$2:.$A$501];[.$A50];[$test_results_basic.$B$2:.$B$501];[.$B50]); 2)" office:value-type="float" office:value="20.2" calcext:value-type="float">
            <text:p>20.2</text:p>
          </table:table-cell>
          <table:table-cell table:number-matrix-columns-spanned="1" table:number-matrix-rows-spanned="1" table:formula="of:=ROUND(STDEV(IF(IF([.$A50]=[$test_results_basic.$A$2:.$A$501];1;0);IF([.$B50]=[$test_results_basic.$B$2:.$B$501];[$test_results_basic.$C$2:.$C$501];&quot;&quot;);&quot;&quot;));4)" office:value-type="float" office:value="0.0052" calcext:value-type="float">
            <text:p>0.0052</text:p>
          </table:table-cell>
        </table:table-row>
        <table:table-row table:style-name="ro1">
          <table:table-cell table:formula="of:=[test_results_basic.A251]" office:value-type="string" office:string-value="DiffYRelu_0.5" calcext:value-type="string">
            <text:p>DiffYRelu_0.5</text:p>
          </table:table-cell>
          <table:table-cell table:formula="of:=[test_results_basic.B231]" office:value-type="float" office:value="5" calcext:value-type="float">
            <text:p>5</text:p>
          </table:table-cell>
          <table:table-cell table:formula="of:=ROUND(AVERAGEIFS([$test_results_basic.C$2:.C$501];[$test_results_basic.$A$2:.$A$501];[.$A51];[$test_results_basic.$B$2:.$B$501];[.$B51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1];[$test_results_basic.$B$2:.$B$501];[.$B51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51];[$test_results_basic.$B$2:.$B$501];[.$B51]); 2)" office:value-type="float" office:value="0.86" calcext:value-type="float">
            <text:p>0.86</text:p>
          </table:table-cell>
          <table:table-cell table:formula="of:=ROUND(AVERAGEIFS([$test_results_basic.F$2:.F$501];[$test_results_basic.$A$2:.$A$501];[.$A51];[$test_results_basic.$B$2:.$B$501];[.$B51]); 2)" office:value-type="float" office:value="0.83" calcext:value-type="float">
            <text:p>0.83</text:p>
          </table:table-cell>
          <table:table-cell table:formula="of:=ROUND(AVERAGEIFS([$test_results_basic.G$2:.G$501];[$test_results_basic.$A$2:.$A$501];[.$A51];[$test_results_basic.$B$2:.$B$501];[.$B51]); 2)" office:value-type="float" office:value="19.93" calcext:value-type="float">
            <text:p>19.93</text:p>
          </table:table-cell>
          <table:table-cell table:number-matrix-columns-spanned="1" table:number-matrix-rows-spanned="1" table:formula="of:=ROUND(STDEV(IF(IF([.$A51]=[$test_results_basic.$A$2:.$A$501];1;0);IF([.$B51]=[$test_results_basic.$B$2:.$B$501];[$test_results_basic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test_results_basic.A252]" office:value-type="string" office:string-value="DiffYRelu_0.75" calcext:value-type="string">
            <text:p>DiffYRelu_0.75</text:p>
          </table:table-cell>
          <table:table-cell table:formula="of:=[test_results_basic.B252]" office:value-type="float" office:value="1" calcext:value-type="float">
            <text:p>1</text:p>
          </table:table-cell>
          <table:table-cell table:formula="of:=ROUND(AVERAGEIFS([$test_results_basic.C$2:.C$501];[$test_results_basic.$A$2:.$A$501];[.$A52];[$test_results_basic.$B$2:.$B$501];[.$B52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52];[$test_results_basic.$B$2:.$B$501];[.$B52]); 2)" office:value-type="float" office:value="0.68" calcext:value-type="float">
            <text:p>0.68</text:p>
          </table:table-cell>
          <table:table-cell table:formula="of:=ROUND(AVERAGEIFS([$test_results_basic.E$2:.E$501];[$test_results_basic.$A$2:.$A$501];[.$A52];[$test_results_basic.$B$2:.$B$501];[.$B52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52];[$test_results_basic.$B$2:.$B$501];[.$B52]); 2)" office:value-type="float" office:value="1.35" calcext:value-type="float">
            <text:p>1.35</text:p>
          </table:table-cell>
          <table:table-cell table:formula="of:=ROUND(AVERAGEIFS([$test_results_basic.G$2:.G$501];[$test_results_basic.$A$2:.$A$501];[.$A52];[$test_results_basic.$B$2:.$B$501];[.$B52]); 2)" office:value-type="float" office:value="21.22" calcext:value-type="float">
            <text:p>21.22</text:p>
          </table:table-cell>
          <table:table-cell table:number-matrix-columns-spanned="1" table:number-matrix-rows-spanned="1" table:formula="of:=ROUND(STDEV(IF(IF([.$A52]=[$test_results_basic.$A$2:.$A$501];1;0);IF([.$B52]=[$test_results_basic.$B$2:.$B$501];[$test_results_basic.$C$2:.$C$501];&quot;&quot;);&quot;&quot;));4)" office:value-type="float" office:value="0.0141" calcext:value-type="float">
            <text:p>0.0141</text:p>
          </table:table-cell>
        </table:table-row>
        <table:table-row table:style-name="ro1">
          <table:table-cell table:formula="of:=[test_results_basic.A258]" office:value-type="string" office:string-value="DiffYRelu_0.75" calcext:value-type="string">
            <text:p>DiffYRelu_0.75</text:p>
          </table:table-cell>
          <table:table-cell table:formula="of:=[test_results_basic.B253]" office:value-type="float" office:value="2" calcext:value-type="float">
            <text:p>2</text:p>
          </table:table-cell>
          <table:table-cell table:formula="of:=ROUND(AVERAGEIFS([$test_results_basic.C$2:.C$501];[$test_results_basic.$A$2:.$A$501];[.$A53];[$test_results_basic.$B$2:.$B$501];[.$B53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53];[$test_results_basic.$B$2:.$B$501];[.$B53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53];[$test_results_basic.$B$2:.$B$501];[.$B53]); 2)" office:value-type="float" office:value="1.19" calcext:value-type="float">
            <text:p>1.19</text:p>
          </table:table-cell>
          <table:table-cell table:formula="of:=ROUND(AVERAGEIFS([$test_results_basic.F$2:.F$501];[$test_results_basic.$A$2:.$A$501];[.$A53];[$test_results_basic.$B$2:.$B$501];[.$B53]); 2)" office:value-type="float" office:value="1.08" calcext:value-type="float">
            <text:p>1.08</text:p>
          </table:table-cell>
          <table:table-cell table:formula="of:=ROUND(AVERAGEIFS([$test_results_basic.G$2:.G$501];[$test_results_basic.$A$2:.$A$501];[.$A53];[$test_results_basic.$B$2:.$B$501];[.$B53]); 2)" office:value-type="float" office:value="20.82" calcext:value-type="float">
            <text:p>20.82</text:p>
          </table:table-cell>
          <table:table-cell table:number-matrix-columns-spanned="1" table:number-matrix-rows-spanned="1" table:formula="of:=ROUND(STDEV(IF(IF([.$A53]=[$test_results_basic.$A$2:.$A$501];1;0);IF([.$B53]=[$test_results_basic.$B$2:.$B$501];[$test_results_basic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test_results_basic.A264]" office:value-type="string" office:string-value="DiffYRelu_0.75" calcext:value-type="string">
            <text:p>DiffYRelu_0.75</text:p>
          </table:table-cell>
          <table:table-cell table:formula="of:=[test_results_basic.B254]" office:value-type="float" office:value="3" calcext:value-type="float">
            <text:p>3</text:p>
          </table:table-cell>
          <table:table-cell table:formula="of:=ROUND(AVERAGEIFS([$test_results_basic.C$2:.C$501];[$test_results_basic.$A$2:.$A$501];[.$A54];[$test_results_basic.$B$2:.$B$501];[.$B54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4];[$test_results_basic.$B$2:.$B$501];[.$B54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4];[$test_results_basic.$B$2:.$B$501];[.$B54]); 2)" office:value-type="float" office:value="0.99" calcext:value-type="float">
            <text:p>0.99</text:p>
          </table:table-cell>
          <table:table-cell table:formula="of:=ROUND(AVERAGEIFS([$test_results_basic.F$2:.F$501];[$test_results_basic.$A$2:.$A$501];[.$A54];[$test_results_basic.$B$2:.$B$501];[.$B54]); 2)" office:value-type="float" office:value="0.94" calcext:value-type="float">
            <text:p>0.94</text:p>
          </table:table-cell>
          <table:table-cell table:formula="of:=ROUND(AVERAGEIFS([$test_results_basic.G$2:.G$501];[$test_results_basic.$A$2:.$A$501];[.$A54];[$test_results_basic.$B$2:.$B$501];[.$B54]); 2)" office:value-type="float" office:value="20.48" calcext:value-type="float">
            <text:p>20.48</text:p>
          </table:table-cell>
          <table:table-cell table:number-matrix-columns-spanned="1" table:number-matrix-rows-spanned="1" table:formula="of:=ROUND(STDEV(IF(IF([.$A54]=[$test_results_basic.$A$2:.$A$501];1;0);IF([.$B54]=[$test_results_basic.$B$2:.$B$501];[$test_results_basic.$C$2:.$C$501];&quot;&quot;);&quot;&quot;));4)" office:value-type="float" office:value="0.0032" calcext:value-type="float">
            <text:p>0.0032</text:p>
          </table:table-cell>
        </table:table-row>
        <table:table-row table:style-name="ro1">
          <table:table-cell table:formula="of:=[test_results_basic.A270]" office:value-type="string" office:string-value="DiffYRelu_0.75" calcext:value-type="string">
            <text:p>DiffYRelu_0.75</text:p>
          </table:table-cell>
          <table:table-cell table:formula="of:=[test_results_basic.B255]" office:value-type="float" office:value="4" calcext:value-type="float">
            <text:p>4</text:p>
          </table:table-cell>
          <table:table-cell table:formula="of:=ROUND(AVERAGEIFS([$test_results_basic.C$2:.C$501];[$test_results_basic.$A$2:.$A$501];[.$A55];[$test_results_basic.$B$2:.$B$501];[.$B55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5];[$test_results_basic.$B$2:.$B$501];[.$B55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55];[$test_results_basic.$B$2:.$B$501];[.$B55]); 2)" office:value-type="float" office:value="0.88" calcext:value-type="float">
            <text:p>0.88</text:p>
          </table:table-cell>
          <table:table-cell table:formula="of:=ROUND(AVERAGEIFS([$test_results_basic.F$2:.F$501];[$test_results_basic.$A$2:.$A$501];[.$A55];[$test_results_basic.$B$2:.$B$501];[.$B55]); 2)" office:value-type="float" office:value="0.85" calcext:value-type="float">
            <text:p>0.85</text:p>
          </table:table-cell>
          <table:table-cell table:formula="of:=ROUND(AVERAGEIFS([$test_results_basic.G$2:.G$501];[$test_results_basic.$A$2:.$A$501];[.$A55];[$test_results_basic.$B$2:.$B$501];[.$B55]); 2)" office:value-type="float" office:value="20.05" calcext:value-type="float">
            <text:p>20.05</text:p>
          </table:table-cell>
          <table:table-cell table:number-matrix-columns-spanned="1" table:number-matrix-rows-spanned="1" table:formula="of:=ROUND(STDEV(IF(IF([.$A55]=[$test_results_basic.$A$2:.$A$501];1;0);IF([.$B55]=[$test_results_basic.$B$2:.$B$501];[$test_results_basic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test_results_basic.A276]" office:value-type="string" office:string-value="DiffYRelu_0.75" calcext:value-type="string">
            <text:p>DiffYRelu_0.75</text:p>
          </table:table-cell>
          <table:table-cell table:formula="of:=[test_results_basic.B256]" office:value-type="float" office:value="5" calcext:value-type="float">
            <text:p>5</text:p>
          </table:table-cell>
          <table:table-cell table:formula="of:=ROUND(AVERAGEIFS([$test_results_basic.C$2:.C$501];[$test_results_basic.$A$2:.$A$501];[.$A56];[$test_results_basic.$B$2:.$B$501];[.$B56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56];[$test_results_basic.$B$2:.$B$501];[.$B56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56];[$test_results_basic.$B$2:.$B$501];[.$B56]); 2)" office:value-type="float" office:value="0.8" calcext:value-type="float">
            <text:p>0.8</text:p>
          </table:table-cell>
          <table:table-cell table:formula="of:=ROUND(AVERAGEIFS([$test_results_basic.F$2:.F$501];[$test_results_basic.$A$2:.$A$501];[.$A56];[$test_results_basic.$B$2:.$B$501];[.$B56]); 2)" office:value-type="float" office:value="0.78" calcext:value-type="float">
            <text:p>0.78</text:p>
          </table:table-cell>
          <table:table-cell table:formula="of:=ROUND(AVERAGEIFS([$test_results_basic.G$2:.G$501];[$test_results_basic.$A$2:.$A$501];[.$A56];[$test_results_basic.$B$2:.$B$501];[.$B56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56]=[$test_results_basic.$A$2:.$A$501];1;0);IF([.$B56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277]" office:value-type="string" office:string-value="DiffYRelu_1.0" calcext:value-type="string">
            <text:p>DiffYRelu_1.0</text:p>
          </table:table-cell>
          <table:table-cell table:formula="of:=[test_results_basic.B277]" office:value-type="float" office:value="1" calcext:value-type="float">
            <text:p>1</text:p>
          </table:table-cell>
          <table:table-cell table:formula="of:=ROUND(AVERAGEIFS([$test_results_basic.C$2:.C$501];[$test_results_basic.$A$2:.$A$501];[.$A57];[$test_results_basic.$B$2:.$B$501];[.$B57]); 2)" office:value-type="float" office:value="0.58" calcext:value-type="float">
            <text:p>0.58</text:p>
          </table:table-cell>
          <table:table-cell table:formula="of:=ROUND(AVERAGEIFS([$test_results_basic.D$2:.D$501];[$test_results_basic.$A$2:.$A$501];[.$A57];[$test_results_basic.$B$2:.$B$501];[.$B57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57];[$test_results_basic.$B$2:.$B$501];[.$B57]); 2)" office:value-type="float" office:value="1.55" calcext:value-type="float">
            <text:p>1.55</text:p>
          </table:table-cell>
          <table:table-cell table:formula="of:=ROUND(AVERAGEIFS([$test_results_basic.F$2:.F$501];[$test_results_basic.$A$2:.$A$501];[.$A57];[$test_results_basic.$B$2:.$B$501];[.$B57]); 2)" office:value-type="float" office:value="1.18" calcext:value-type="float">
            <text:p>1.18</text:p>
          </table:table-cell>
          <table:table-cell table:formula="of:=ROUND(AVERAGEIFS([$test_results_basic.G$2:.G$501];[$test_results_basic.$A$2:.$A$501];[.$A57];[$test_results_basic.$B$2:.$B$501];[.$B57]); 2)" office:value-type="float" office:value="21.22" calcext:value-type="float">
            <text:p>21.22</text:p>
          </table:table-cell>
          <table:table-cell table:number-matrix-columns-spanned="1" table:number-matrix-rows-spanned="1" table:formula="of:=ROUND(STDEV(IF(IF([.$A57]=[$test_results_basic.$A$2:.$A$501];1;0);IF([.$B57]=[$test_results_basic.$B$2:.$B$501];[$test_results_basic.$C$2:.$C$501];&quot;&quot;);&quot;&quot;));4)" office:value-type="float" office:value="0.0111" calcext:value-type="float">
            <text:p>0.0111</text:p>
          </table:table-cell>
        </table:table-row>
        <table:table-row table:style-name="ro1">
          <table:table-cell table:formula="of:=[test_results_basic.A283]" office:value-type="string" office:string-value="DiffYRelu_1.0" calcext:value-type="string">
            <text:p>DiffYRelu_1.0</text:p>
          </table:table-cell>
          <table:table-cell table:formula="of:=[test_results_basic.B278]" office:value-type="float" office:value="2" calcext:value-type="float">
            <text:p>2</text:p>
          </table:table-cell>
          <table:table-cell table:formula="of:=ROUND(AVERAGEIFS([$test_results_basic.C$2:.C$501];[$test_results_basic.$A$2:.$A$501];[.$A58];[$test_results_basic.$B$2:.$B$501];[.$B58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8];[$test_results_basic.$B$2:.$B$501];[.$B58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8];[$test_results_basic.$B$2:.$B$501];[.$B58]); 2)" office:value-type="float" office:value="1.04" calcext:value-type="float">
            <text:p>1.04</text:p>
          </table:table-cell>
          <table:table-cell table:formula="of:=ROUND(AVERAGEIFS([$test_results_basic.F$2:.F$501];[$test_results_basic.$A$2:.$A$501];[.$A58];[$test_results_basic.$B$2:.$B$501];[.$B58]); 2)" office:value-type="float" office:value="0.97" calcext:value-type="float">
            <text:p>0.97</text:p>
          </table:table-cell>
          <table:table-cell table:formula="of:=ROUND(AVERAGEIFS([$test_results_basic.G$2:.G$501];[$test_results_basic.$A$2:.$A$501];[.$A58];[$test_results_basic.$B$2:.$B$501];[.$B58]); 2)" office:value-type="float" office:value="20.74" calcext:value-type="float">
            <text:p>20.74</text:p>
          </table:table-cell>
          <table:table-cell table:number-matrix-columns-spanned="1" table:number-matrix-rows-spanned="1" table:formula="of:=ROUND(STDEV(IF(IF([.$A58]=[$test_results_basic.$A$2:.$A$501];1;0);IF([.$B58]=[$test_results_basic.$B$2:.$B$501];[$test_results_basic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test_results_basic.A289]" office:value-type="string" office:string-value="DiffYRelu_1.0" calcext:value-type="string">
            <text:p>DiffYRelu_1.0</text:p>
          </table:table-cell>
          <table:table-cell table:formula="of:=[test_results_basic.B279]" office:value-type="float" office:value="3" calcext:value-type="float">
            <text:p>3</text:p>
          </table:table-cell>
          <table:table-cell table:formula="of:=ROUND(AVERAGEIFS([$test_results_basic.C$2:.C$501];[$test_results_basic.$A$2:.$A$501];[.$A59];[$test_results_basic.$B$2:.$B$501];[.$B59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9];[$test_results_basic.$B$2:.$B$501];[.$B59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59];[$test_results_basic.$B$2:.$B$501];[.$B59]); 2)" office:value-type="float" office:value="0.9" calcext:value-type="float">
            <text:p>0.9</text:p>
          </table:table-cell>
          <table:table-cell table:formula="of:=ROUND(AVERAGEIFS([$test_results_basic.F$2:.F$501];[$test_results_basic.$A$2:.$A$501];[.$A59];[$test_results_basic.$B$2:.$B$501];[.$B59]); 2)" office:value-type="float" office:value="0.86" calcext:value-type="float">
            <text:p>0.86</text:p>
          </table:table-cell>
          <table:table-cell table:formula="of:=ROUND(AVERAGEIFS([$test_results_basic.G$2:.G$501];[$test_results_basic.$A$2:.$A$501];[.$A59];[$test_results_basic.$B$2:.$B$501];[.$B59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59]=[$test_results_basic.$A$2:.$A$501];1;0);IF([.$B59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295]" office:value-type="string" office:string-value="DiffYRelu_1.0" calcext:value-type="string">
            <text:p>DiffYRelu_1.0</text:p>
          </table:table-cell>
          <table:table-cell table:formula="of:=[test_results_basic.B280]" office:value-type="float" office:value="4" calcext:value-type="float">
            <text:p>4</text:p>
          </table:table-cell>
          <table:table-cell table:formula="of:=ROUND(AVERAGEIFS([$test_results_basic.C$2:.C$501];[$test_results_basic.$A$2:.$A$501];[.$A60];[$test_results_basic.$B$2:.$B$501];[.$B60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60];[$test_results_basic.$B$2:.$B$501];[.$B60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60];[$test_results_basic.$B$2:.$B$501];[.$B60]); 2)" office:value-type="float" office:value="0.81" calcext:value-type="float">
            <text:p>0.81</text:p>
          </table:table-cell>
          <table:table-cell table:formula="of:=ROUND(AVERAGEIFS([$test_results_basic.F$2:.F$501];[$test_results_basic.$A$2:.$A$501];[.$A60];[$test_results_basic.$B$2:.$B$501];[.$B60]); 2)" office:value-type="float" office:value="0.79" calcext:value-type="float">
            <text:p>0.79</text:p>
          </table:table-cell>
          <table:table-cell table:formula="of:=ROUND(AVERAGEIFS([$test_results_basic.G$2:.G$501];[$test_results_basic.$A$2:.$A$501];[.$A60];[$test_results_basic.$B$2:.$B$501];[.$B60]); 2)" office:value-type="float" office:value="20.37" calcext:value-type="float">
            <text:p>20.37</text:p>
          </table:table-cell>
          <table:table-cell table:number-matrix-columns-spanned="1" table:number-matrix-rows-spanned="1" table:formula="of:=ROUND(STDEV(IF(IF([.$A60]=[$test_results_basic.$A$2:.$A$501];1;0);IF([.$B60]=[$test_results_basic.$B$2:.$B$501];[$test_results_basic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test_results_basic.A301]" office:value-type="string" office:string-value="DiffYRelu_1.0" calcext:value-type="string">
            <text:p>DiffYRelu_1.0</text:p>
          </table:table-cell>
          <table:table-cell table:formula="of:=[test_results_basic.B281]" office:value-type="float" office:value="5" calcext:value-type="float">
            <text:p>5</text:p>
          </table:table-cell>
          <table:table-cell table:formula="of:=ROUND(AVERAGEIFS([$test_results_basic.C$2:.C$501];[$test_results_basic.$A$2:.$A$501];[.$A61];[$test_results_basic.$B$2:.$B$501];[.$B61]); 2)" office:value-type="float" office:value="0.76" calcext:value-type="float">
            <text:p>0.76</text:p>
          </table:table-cell>
          <table:table-cell table:formula="of:=ROUND(AVERAGEIFS([$test_results_basic.D$2:.D$501];[$test_results_basic.$A$2:.$A$501];[.$A61];[$test_results_basic.$B$2:.$B$501];[.$B61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61];[$test_results_basic.$B$2:.$B$501];[.$B61]); 2)" office:value-type="float" office:value="0.75" calcext:value-type="float">
            <text:p>0.75</text:p>
          </table:table-cell>
          <table:table-cell table:formula="of:=ROUND(AVERAGEIFS([$test_results_basic.F$2:.F$501];[$test_results_basic.$A$2:.$A$501];[.$A61];[$test_results_basic.$B$2:.$B$501];[.$B61]); 2)" office:value-type="float" office:value="0.74" calcext:value-type="float">
            <text:p>0.74</text:p>
          </table:table-cell>
          <table:table-cell table:formula="of:=ROUND(AVERAGEIFS([$test_results_basic.G$2:.G$501];[$test_results_basic.$A$2:.$A$501];[.$A61];[$test_results_basic.$B$2:.$B$501];[.$B61]); 2)" office:value-type="float" office:value="19.8" calcext:value-type="float">
            <text:p>19.8</text:p>
          </table:table-cell>
          <table:table-cell table:number-matrix-columns-spanned="1" table:number-matrix-rows-spanned="1" table:formula="of:=ROUND(STDEV(IF(IF([.$A61]=[$test_results_basic.$A$2:.$A$501];1;0);IF([.$B61]=[$test_results_basic.$B$2:.$B$501];[$test_results_basic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test_results_basic.A302]" office:value-type="string" office:string-value="PosHill_0.25" calcext:value-type="string">
            <text:p>PosHill_0.25</text:p>
          </table:table-cell>
          <table:table-cell table:formula="of:=[test_results_basic.B302]" office:value-type="float" office:value="1" calcext:value-type="float">
            <text:p>1</text:p>
          </table:table-cell>
          <table:table-cell table:formula="of:=ROUND(AVERAGEIFS([$test_results_basic.C$2:.C$501];[$test_results_basic.$A$2:.$A$501];[.$A62];[$test_results_basic.$B$2:.$B$501];[.$B62]); 2)" office:value-type="float" office:value="0.71" calcext:value-type="float">
            <text:p>0.71</text:p>
          </table:table-cell>
          <table:table-cell table:formula="of:=ROUND(AVERAGEIFS([$test_results_basic.D$2:.D$501];[$test_results_basic.$A$2:.$A$501];[.$A62];[$test_results_basic.$B$2:.$B$501];[.$B62]); 2)" office:value-type="float" office:value="0.77" calcext:value-type="float">
            <text:p>0.77</text:p>
          </table:table-cell>
          <table:table-cell table:formula="of:=ROUND(AVERAGEIFS([$test_results_basic.E$2:.E$501];[$test_results_basic.$A$2:.$A$501];[.$A62];[$test_results_basic.$B$2:.$B$501];[.$B62]); 2)" office:value-type="float" office:value="0.97" calcext:value-type="float">
            <text:p>0.97</text:p>
          </table:table-cell>
          <table:table-cell table:formula="of:=ROUND(AVERAGEIFS([$test_results_basic.F$2:.F$501];[$test_results_basic.$A$2:.$A$501];[.$A62];[$test_results_basic.$B$2:.$B$501];[.$B62]); 2)" office:value-type="float" office:value="0.71" calcext:value-type="float">
            <text:p>0.71</text:p>
          </table:table-cell>
          <table:table-cell table:formula="of:=ROUND(AVERAGEIFS([$test_results_basic.G$2:.G$501];[$test_results_basic.$A$2:.$A$501];[.$A62];[$test_results_basic.$B$2:.$B$501];[.$B62]); 2)" office:value-type="float" office:value="15.47" calcext:value-type="float">
            <text:p>15.47</text:p>
          </table:table-cell>
          <table:table-cell table:number-matrix-columns-spanned="1" table:number-matrix-rows-spanned="1" table:formula="of:=ROUND(STDEV(IF(IF([.$A62]=[$test_results_basic.$A$2:.$A$501];1;0);IF([.$B62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308]" office:value-type="string" office:string-value="PosHill_0.25" calcext:value-type="string">
            <text:p>PosHill_0.25</text:p>
          </table:table-cell>
          <table:table-cell table:formula="of:=[test_results_basic.B303]" office:value-type="float" office:value="2" calcext:value-type="float">
            <text:p>2</text:p>
          </table:table-cell>
          <table:table-cell table:formula="of:=ROUND(AVERAGEIFS([$test_results_basic.C$2:.C$501];[$test_results_basic.$A$2:.$A$501];[.$A63];[$test_results_basic.$B$2:.$B$501];[.$B63]); 2)" office:value-type="float" office:value="0.8" calcext:value-type="float">
            <text:p>0.8</text:p>
          </table:table-cell>
          <table:table-cell table:formula="of:=ROUND(AVERAGEIFS([$test_results_basic.D$2:.D$501];[$test_results_basic.$A$2:.$A$501];[.$A63];[$test_results_basic.$B$2:.$B$501];[.$B63]); 2)" office:value-type="float" office:value="0.8" calcext:value-type="float">
            <text:p>0.8</text:p>
          </table:table-cell>
          <table:table-cell table:formula="of:=ROUND(AVERAGEIFS([$test_results_basic.E$2:.E$501];[$test_results_basic.$A$2:.$A$501];[.$A63];[$test_results_basic.$B$2:.$B$501];[.$B63]); 2)" office:value-type="float" office:value="0.62" calcext:value-type="float">
            <text:p>0.62</text:p>
          </table:table-cell>
          <table:table-cell table:formula="of:=ROUND(AVERAGEIFS([$test_results_basic.F$2:.F$501];[$test_results_basic.$A$2:.$A$501];[.$A63];[$test_results_basic.$B$2:.$B$501];[.$B63]); 2)" office:value-type="float" office:value="0.59" calcext:value-type="float">
            <text:p>0.59</text:p>
          </table:table-cell>
          <table:table-cell table:formula="of:=ROUND(AVERAGEIFS([$test_results_basic.G$2:.G$501];[$test_results_basic.$A$2:.$A$501];[.$A63];[$test_results_basic.$B$2:.$B$501];[.$B63]); 2)" office:value-type="float" office:value="15.61" calcext:value-type="float">
            <text:p>15.61</text:p>
          </table:table-cell>
          <table:table-cell table:number-matrix-columns-spanned="1" table:number-matrix-rows-spanned="1" table:formula="of:=ROUND(STDEV(IF(IF([.$A63]=[$test_results_basic.$A$2:.$A$501];1;0);IF([.$B63]=[$test_results_basic.$B$2:.$B$501];[$test_results_basic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test_results_basic.A314]" office:value-type="string" office:string-value="PosHill_0.25" calcext:value-type="string">
            <text:p>PosHill_0.25</text:p>
          </table:table-cell>
          <table:table-cell table:formula="of:=[test_results_basic.B304]" office:value-type="float" office:value="3" calcext:value-type="float">
            <text:p>3</text:p>
          </table:table-cell>
          <table:table-cell table:formula="of:=ROUND(AVERAGEIFS([$test_results_basic.C$2:.C$501];[$test_results_basic.$A$2:.$A$501];[.$A64];[$test_results_basic.$B$2:.$B$501];[.$B64]); 2)" office:value-type="float" office:value="0.82" calcext:value-type="float">
            <text:p>0.82</text:p>
          </table:table-cell>
          <table:table-cell table:formula="of:=ROUND(AVERAGEIFS([$test_results_basic.D$2:.D$501];[$test_results_basic.$A$2:.$A$501];[.$A64];[$test_results_basic.$B$2:.$B$501];[.$B64]); 2)" office:value-type="float" office:value="0.82" calcext:value-type="float">
            <text:p>0.82</text:p>
          </table:table-cell>
          <table:table-cell table:formula="of:=ROUND(AVERAGEIFS([$test_results_basic.E$2:.E$501];[$test_results_basic.$A$2:.$A$501];[.$A64];[$test_results_basic.$B$2:.$B$501];[.$B64]); 2)" office:value-type="float" office:value="0.53" calcext:value-type="float">
            <text:p>0.53</text:p>
          </table:table-cell>
          <table:table-cell table:formula="of:=ROUND(AVERAGEIFS([$test_results_basic.F$2:.F$501];[$test_results_basic.$A$2:.$A$501];[.$A64];[$test_results_basic.$B$2:.$B$501];[.$B64]); 2)" office:value-type="float" office:value="0.53" calcext:value-type="float">
            <text:p>0.53</text:p>
          </table:table-cell>
          <table:table-cell table:formula="of:=ROUND(AVERAGEIFS([$test_results_basic.G$2:.G$501];[$test_results_basic.$A$2:.$A$501];[.$A64];[$test_results_basic.$B$2:.$B$501];[.$B64]); 2)" office:value-type="float" office:value="15.85" calcext:value-type="float">
            <text:p>15.85</text:p>
          </table:table-cell>
          <table:table-cell table:number-matrix-columns-spanned="1" table:number-matrix-rows-spanned="1" table:formula="of:=ROUND(STDEV(IF(IF([.$A64]=[$test_results_basic.$A$2:.$A$501];1;0);IF([.$B64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320]" office:value-type="string" office:string-value="PosHill_0.25" calcext:value-type="string">
            <text:p>PosHill_0.25</text:p>
          </table:table-cell>
          <table:table-cell table:formula="of:=[test_results_basic.B305]" office:value-type="float" office:value="4" calcext:value-type="float">
            <text:p>4</text:p>
          </table:table-cell>
          <table:table-cell table:formula="of:=ROUND(AVERAGEIFS([$test_results_basic.C$2:.C$501];[$test_results_basic.$A$2:.$A$501];[.$A65];[$test_results_basic.$B$2:.$B$501];[.$B65]); 2)" office:value-type="float" office:value="0.84" calcext:value-type="float">
            <text:p>0.84</text:p>
          </table:table-cell>
          <table:table-cell table:formula="of:=ROUND(AVERAGEIFS([$test_results_basic.D$2:.D$501];[$test_results_basic.$A$2:.$A$501];[.$A65];[$test_results_basic.$B$2:.$B$501];[.$B65]); 2)" office:value-type="float" office:value="0.83" calcext:value-type="float">
            <text:p>0.83</text:p>
          </table:table-cell>
          <table:table-cell table:formula="of:=ROUND(AVERAGEIFS([$test_results_basic.E$2:.E$501];[$test_results_basic.$A$2:.$A$501];[.$A65];[$test_results_basic.$B$2:.$B$501];[.$B65]); 2)" office:value-type="float" office:value="0.48" calcext:value-type="float">
            <text:p>0.48</text:p>
          </table:table-cell>
          <table:table-cell table:formula="of:=ROUND(AVERAGEIFS([$test_results_basic.F$2:.F$501];[$test_results_basic.$A$2:.$A$501];[.$A65];[$test_results_basic.$B$2:.$B$501];[.$B65]); 2)" office:value-type="float" office:value="0.5" calcext:value-type="float">
            <text:p>0.5</text:p>
          </table:table-cell>
          <table:table-cell table:formula="of:=ROUND(AVERAGEIFS([$test_results_basic.G$2:.G$501];[$test_results_basic.$A$2:.$A$501];[.$A65];[$test_results_basic.$B$2:.$B$501];[.$B65]); 2)" office:value-type="float" office:value="15.66" calcext:value-type="float">
            <text:p>15.66</text:p>
          </table:table-cell>
          <table:table-cell table:number-matrix-columns-spanned="1" table:number-matrix-rows-spanned="1" table:formula="of:=ROUND(STDEV(IF(IF([.$A65]=[$test_results_basic.$A$2:.$A$501];1;0);IF([.$B65]=[$test_results_basic.$B$2:.$B$501];[$test_results_basic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test_results_basic.A326]" office:value-type="string" office:string-value="PosHill_0.25" calcext:value-type="string">
            <text:p>PosHill_0.25</text:p>
          </table:table-cell>
          <table:table-cell table:formula="of:=[test_results_basic.B306]" office:value-type="float" office:value="5" calcext:value-type="float">
            <text:p>5</text:p>
          </table:table-cell>
          <table:table-cell table:formula="of:=ROUND(AVERAGEIFS([$test_results_basic.C$2:.C$501];[$test_results_basic.$A$2:.$A$501];[.$A66];[$test_results_basic.$B$2:.$B$501];[.$B66]); 2)" office:value-type="float" office:value="0.85" calcext:value-type="float">
            <text:p>0.85</text:p>
          </table:table-cell>
          <table:table-cell table:formula="of:=ROUND(AVERAGEIFS([$test_results_basic.D$2:.D$501];[$test_results_basic.$A$2:.$A$501];[.$A66];[$test_results_basic.$B$2:.$B$501];[.$B66]); 2)" office:value-type="float" office:value="0.83" calcext:value-type="float">
            <text:p>0.83</text:p>
          </table:table-cell>
          <table:table-cell table:formula="of:=ROUND(AVERAGEIFS([$test_results_basic.E$2:.E$501];[$test_results_basic.$A$2:.$A$501];[.$A66];[$test_results_basic.$B$2:.$B$501];[.$B66]); 2)" office:value-type="float" office:value="0.45" calcext:value-type="float">
            <text:p>0.45</text:p>
          </table:table-cell>
          <table:table-cell table:formula="of:=ROUND(AVERAGEIFS([$test_results_basic.F$2:.F$501];[$test_results_basic.$A$2:.$A$501];[.$A66];[$test_results_basic.$B$2:.$B$501];[.$B66]); 2)" office:value-type="float" office:value="0.47" calcext:value-type="float">
            <text:p>0.47</text:p>
          </table:table-cell>
          <table:table-cell table:formula="of:=ROUND(AVERAGEIFS([$test_results_basic.G$2:.G$501];[$test_results_basic.$A$2:.$A$501];[.$A66];[$test_results_basic.$B$2:.$B$501];[.$B66]); 2)" office:value-type="float" office:value="15.51" calcext:value-type="float">
            <text:p>15.51</text:p>
          </table:table-cell>
          <table:table-cell table:number-matrix-columns-spanned="1" table:number-matrix-rows-spanned="1" table:formula="of:=ROUND(STDEV(IF(IF([.$A66]=[$test_results_basic.$A$2:.$A$501];1;0);IF([.$B66]=[$test_results_basic.$B$2:.$B$501];[$test_results_basic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test_results_basic.A327]" office:value-type="string" office:string-value="PosHill_0.5" calcext:value-type="string">
            <text:p>PosHill_0.5</text:p>
          </table:table-cell>
          <table:table-cell table:formula="of:=[test_results_basic.B327]" office:value-type="float" office:value="1" calcext:value-type="float">
            <text:p>1</text:p>
          </table:table-cell>
          <table:table-cell table:formula="of:=ROUND(AVERAGEIFS([$test_results_basic.C$2:.C$501];[$test_results_basic.$A$2:.$A$501];[.$A67];[$test_results_basic.$B$2:.$B$501];[.$B67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67];[$test_results_basic.$B$2:.$B$501];[.$B67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67];[$test_results_basic.$B$2:.$B$501];[.$B67]); 2)" office:value-type="float" office:value="1.66" calcext:value-type="float">
            <text:p>1.66</text:p>
          </table:table-cell>
          <table:table-cell table:formula="of:=ROUND(AVERAGEIFS([$test_results_basic.F$2:.F$501];[$test_results_basic.$A$2:.$A$501];[.$A67];[$test_results_basic.$B$2:.$B$501];[.$B67]); 2)" office:value-type="float" office:value="1.22" calcext:value-type="float">
            <text:p>1.22</text:p>
          </table:table-cell>
          <table:table-cell table:formula="of:=ROUND(AVERAGEIFS([$test_results_basic.G$2:.G$501];[$test_results_basic.$A$2:.$A$501];[.$A67];[$test_results_basic.$B$2:.$B$501];[.$B67]); 2)" office:value-type="float" office:value="15.45" calcext:value-type="float">
            <text:p>15.45</text:p>
          </table:table-cell>
          <table:table-cell table:number-matrix-columns-spanned="1" table:number-matrix-rows-spanned="1" table:formula="of:=ROUND(STDEV(IF(IF([.$A67]=[$test_results_basic.$A$2:.$A$501];1;0);IF([.$B67]=[$test_results_basic.$B$2:.$B$501];[$test_results_basic.$C$2:.$C$501];&quot;&quot;);&quot;&quot;));4)" office:value-type="float" office:value="0.0208" calcext:value-type="float">
            <text:p>0.0208</text:p>
          </table:table-cell>
        </table:table-row>
        <table:table-row table:style-name="ro1">
          <table:table-cell table:formula="of:=[test_results_basic.A333]" office:value-type="string" office:string-value="PosHill_0.5" calcext:value-type="string">
            <text:p>PosHill_0.5</text:p>
          </table:table-cell>
          <table:table-cell table:formula="of:=[test_results_basic.B328]" office:value-type="float" office:value="2" calcext:value-type="float">
            <text:p>2</text:p>
          </table:table-cell>
          <table:table-cell table:formula="of:=ROUND(AVERAGEIFS([$test_results_basic.C$2:.C$501];[$test_results_basic.$A$2:.$A$501];[.$A68];[$test_results_basic.$B$2:.$B$501];[.$B68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68];[$test_results_basic.$B$2:.$B$501];[.$B68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68];[$test_results_basic.$B$2:.$B$501];[.$B68]); 2)" office:value-type="float" office:value="1.03" calcext:value-type="float">
            <text:p>1.03</text:p>
          </table:table-cell>
          <table:table-cell table:formula="of:=ROUND(AVERAGEIFS([$test_results_basic.F$2:.F$501];[$test_results_basic.$A$2:.$A$501];[.$A68];[$test_results_basic.$B$2:.$B$501];[.$B68]); 2)" office:value-type="float" office:value="0.9" calcext:value-type="float">
            <text:p>0.9</text:p>
          </table:table-cell>
          <table:table-cell table:formula="of:=ROUND(AVERAGEIFS([$test_results_basic.G$2:.G$501];[$test_results_basic.$A$2:.$A$501];[.$A68];[$test_results_basic.$B$2:.$B$501];[.$B68]); 2)" office:value-type="float" office:value="15.39" calcext:value-type="float">
            <text:p>15.39</text:p>
          </table:table-cell>
          <table:table-cell table:number-matrix-columns-spanned="1" table:number-matrix-rows-spanned="1" table:formula="of:=ROUND(STDEV(IF(IF([.$A68]=[$test_results_basic.$A$2:.$A$501];1;0);IF([.$B68]=[$test_results_basic.$B$2:.$B$501];[$test_results_basic.$C$2:.$C$501];&quot;&quot;);&quot;&quot;));4)" office:value-type="float" office:value="0.0103" calcext:value-type="float">
            <text:p>0.0103</text:p>
          </table:table-cell>
        </table:table-row>
        <table:table-row table:style-name="ro1">
          <table:table-cell table:formula="of:=[test_results_basic.A339]" office:value-type="string" office:string-value="PosHill_0.5" calcext:value-type="string">
            <text:p>PosHill_0.5</text:p>
          </table:table-cell>
          <table:table-cell table:formula="of:=[test_results_basic.B329]" office:value-type="float" office:value="3" calcext:value-type="float">
            <text:p>3</text:p>
          </table:table-cell>
          <table:table-cell table:formula="of:=ROUND(AVERAGEIFS([$test_results_basic.C$2:.C$501];[$test_results_basic.$A$2:.$A$501];[.$A69];[$test_results_basic.$B$2:.$B$501];[.$B69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69];[$test_results_basic.$B$2:.$B$501];[.$B69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69];[$test_results_basic.$B$2:.$B$501];[.$B69]); 2)" office:value-type="float" office:value="0.81" calcext:value-type="float">
            <text:p>0.81</text:p>
          </table:table-cell>
          <table:table-cell table:formula="of:=ROUND(AVERAGEIFS([$test_results_basic.F$2:.F$501];[$test_results_basic.$A$2:.$A$501];[.$A69];[$test_results_basic.$B$2:.$B$501];[.$B69]); 2)" office:value-type="float" office:value="0.76" calcext:value-type="float">
            <text:p>0.76</text:p>
          </table:table-cell>
          <table:table-cell table:formula="of:=ROUND(AVERAGEIFS([$test_results_basic.G$2:.G$501];[$test_results_basic.$A$2:.$A$501];[.$A69];[$test_results_basic.$B$2:.$B$501];[.$B69]); 2)" office:value-type="float" office:value="15.4" calcext:value-type="float">
            <text:p>15.4</text:p>
          </table:table-cell>
          <table:table-cell table:number-matrix-columns-spanned="1" table:number-matrix-rows-spanned="1" table:formula="of:=ROUND(STDEV(IF(IF([.$A69]=[$test_results_basic.$A$2:.$A$501];1;0);IF([.$B69]=[$test_results_basic.$B$2:.$B$501];[$test_results_basic.$C$2:.$C$501];&quot;&quot;);&quot;&quot;));4)" office:value-type="float" office:value="0.0059" calcext:value-type="float">
            <text:p>0.0059</text:p>
          </table:table-cell>
        </table:table-row>
        <table:table-row table:style-name="ro1">
          <table:table-cell table:formula="of:=[test_results_basic.A345]" office:value-type="string" office:string-value="PosHill_0.5" calcext:value-type="string">
            <text:p>PosHill_0.5</text:p>
          </table:table-cell>
          <table:table-cell table:formula="of:=[test_results_basic.B330]" office:value-type="float" office:value="4" calcext:value-type="float">
            <text:p>4</text:p>
          </table:table-cell>
          <table:table-cell table:formula="of:=ROUND(AVERAGEIFS([$test_results_basic.C$2:.C$501];[$test_results_basic.$A$2:.$A$501];[.$A70];[$test_results_basic.$B$2:.$B$501];[.$B70]); 2)" office:value-type="float" office:value="0.77" calcext:value-type="float">
            <text:p>0.77</text:p>
          </table:table-cell>
          <table:table-cell table:formula="of:=ROUND(AVERAGEIFS([$test_results_basic.D$2:.D$501];[$test_results_basic.$A$2:.$A$501];[.$A70];[$test_results_basic.$B$2:.$B$501];[.$B70]); 2)" office:value-type="float" office:value="0.77" calcext:value-type="float">
            <text:p>0.77</text:p>
          </table:table-cell>
          <table:table-cell table:formula="of:=ROUND(AVERAGEIFS([$test_results_basic.E$2:.E$501];[$test_results_basic.$A$2:.$A$501];[.$A70];[$test_results_basic.$B$2:.$B$501];[.$B70]); 2)" office:value-type="float" office:value="0.7" calcext:value-type="float">
            <text:p>0.7</text:p>
          </table:table-cell>
          <table:table-cell table:formula="of:=ROUND(AVERAGEIFS([$test_results_basic.F$2:.F$501];[$test_results_basic.$A$2:.$A$501];[.$A70];[$test_results_basic.$B$2:.$B$501];[.$B70]); 2)" office:value-type="float" office:value="0.68" calcext:value-type="float">
            <text:p>0.68</text:p>
          </table:table-cell>
          <table:table-cell table:formula="of:=ROUND(AVERAGEIFS([$test_results_basic.G$2:.G$501];[$test_results_basic.$A$2:.$A$501];[.$A70];[$test_results_basic.$B$2:.$B$501];[.$B70]); 2)" office:value-type="float" office:value="15.82" calcext:value-type="float">
            <text:p>15.82</text:p>
          </table:table-cell>
          <table:table-cell table:number-matrix-columns-spanned="1" table:number-matrix-rows-spanned="1" table:formula="of:=ROUND(STDEV(IF(IF([.$A70]=[$test_results_basic.$A$2:.$A$501];1;0);IF([.$B70]=[$test_results_basic.$B$2:.$B$501];[$test_results_basic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test_results_basic.A351]" office:value-type="string" office:string-value="PosHill_0.5" calcext:value-type="string">
            <text:p>PosHill_0.5</text:p>
          </table:table-cell>
          <table:table-cell table:formula="of:=[test_results_basic.B331]" office:value-type="float" office:value="5" calcext:value-type="float">
            <text:p>5</text:p>
          </table:table-cell>
          <table:table-cell table:formula="of:=ROUND(AVERAGEIFS([$test_results_basic.C$2:.C$501];[$test_results_basic.$A$2:.$A$501];[.$A71];[$test_results_basic.$B$2:.$B$501];[.$B71]); 2)" office:value-type="float" office:value="0.79" calcext:value-type="float">
            <text:p>0.79</text:p>
          </table:table-cell>
          <table:table-cell table:formula="of:=ROUND(AVERAGEIFS([$test_results_basic.D$2:.D$501];[$test_results_basic.$A$2:.$A$501];[.$A71];[$test_results_basic.$B$2:.$B$501];[.$B71]); 2)" office:value-type="float" office:value="0.78" calcext:value-type="float">
            <text:p>0.78</text:p>
          </table:table-cell>
          <table:table-cell table:formula="of:=ROUND(AVERAGEIFS([$test_results_basic.E$2:.E$501];[$test_results_basic.$A$2:.$A$501];[.$A71];[$test_results_basic.$B$2:.$B$501];[.$B71]); 2)" office:value-type="float" office:value="0.64" calcext:value-type="float">
            <text:p>0.64</text:p>
          </table:table-cell>
          <table:table-cell table:formula="of:=ROUND(AVERAGEIFS([$test_results_basic.F$2:.F$501];[$test_results_basic.$A$2:.$A$501];[.$A71];[$test_results_basic.$B$2:.$B$501];[.$B71]); 2)" office:value-type="float" office:value="0.63" calcext:value-type="float">
            <text:p>0.63</text:p>
          </table:table-cell>
          <table:table-cell table:formula="of:=ROUND(AVERAGEIFS([$test_results_basic.G$2:.G$501];[$test_results_basic.$A$2:.$A$501];[.$A71];[$test_results_basic.$B$2:.$B$501];[.$B71]); 2)" office:value-type="float" office:value="15.57" calcext:value-type="float">
            <text:p>15.57</text:p>
          </table:table-cell>
          <table:table-cell table:number-matrix-columns-spanned="1" table:number-matrix-rows-spanned="1" table:formula="of:=ROUND(STDEV(IF(IF([.$A71]=[$test_results_basic.$A$2:.$A$501];1;0);IF([.$B71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352]" office:value-type="string" office:string-value="PosHill_0.75" calcext:value-type="string">
            <text:p>PosHill_0.75</text:p>
          </table:table-cell>
          <table:table-cell table:formula="of:=[test_results_basic.B352]" office:value-type="float" office:value="1" calcext:value-type="float">
            <text:p>1</text:p>
          </table:table-cell>
          <table:table-cell table:formula="of:=ROUND(AVERAGEIFS([$test_results_basic.C$2:.C$501];[$test_results_basic.$A$2:.$A$501];[.$A72];[$test_results_basic.$B$2:.$B$501];[.$B72]); 2)" office:value-type="float" office:value="0.47" calcext:value-type="float">
            <text:p>0.47</text:p>
          </table:table-cell>
          <table:table-cell table:formula="of:=ROUND(AVERAGEIFS([$test_results_basic.D$2:.D$501];[$test_results_basic.$A$2:.$A$501];[.$A72];[$test_results_basic.$B$2:.$B$501];[.$B72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72];[$test_results_basic.$B$2:.$B$501];[.$B72]); 2)" office:value-type="float" office:value="2.11" calcext:value-type="float">
            <text:p>2.11</text:p>
          </table:table-cell>
          <table:table-cell table:formula="of:=ROUND(AVERAGEIFS([$test_results_basic.F$2:.F$501];[$test_results_basic.$A$2:.$A$501];[.$A72];[$test_results_basic.$B$2:.$B$501];[.$B72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72];[$test_results_basic.$B$2:.$B$501];[.$B72]); 2)" office:value-type="float" office:value="15.28" calcext:value-type="float">
            <text:p>15.28</text:p>
          </table:table-cell>
          <table:table-cell table:number-matrix-columns-spanned="1" table:number-matrix-rows-spanned="1" table:formula="of:=ROUND(STDEV(IF(IF([.$A72]=[$test_results_basic.$A$2:.$A$501];1;0);IF([.$B72]=[$test_results_basic.$B$2:.$B$501];[$test_results_basic.$C$2:.$C$501];&quot;&quot;);&quot;&quot;));4)" office:value-type="float" office:value="0.0314" calcext:value-type="float">
            <text:p>0.0314</text:p>
          </table:table-cell>
        </table:table-row>
        <table:table-row table:style-name="ro1">
          <table:table-cell table:formula="of:=[test_results_basic.A358]" office:value-type="string" office:string-value="PosHill_0.75" calcext:value-type="string">
            <text:p>PosHill_0.75</text:p>
          </table:table-cell>
          <table:table-cell table:formula="of:=[test_results_basic.B353]" office:value-type="float" office:value="2" calcext:value-type="float">
            <text:p>2</text:p>
          </table:table-cell>
          <table:table-cell table:formula="of:=ROUND(AVERAGEIFS([$test_results_basic.C$2:.C$501];[$test_results_basic.$A$2:.$A$501];[.$A73];[$test_results_basic.$B$2:.$B$501];[.$B73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73];[$test_results_basic.$B$2:.$B$501];[.$B73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73];[$test_results_basic.$B$2:.$B$501];[.$B73]); 2)" office:value-type="float" office:value="1.62" calcext:value-type="float">
            <text:p>1.62</text:p>
          </table:table-cell>
          <table:table-cell table:formula="of:=ROUND(AVERAGEIFS([$test_results_basic.F$2:.F$501];[$test_results_basic.$A$2:.$A$501];[.$A73];[$test_results_basic.$B$2:.$B$501];[.$B73]); 2)" office:value-type="float" office:value="1.41" calcext:value-type="float">
            <text:p>1.41</text:p>
          </table:table-cell>
          <table:table-cell table:formula="of:=ROUND(AVERAGEIFS([$test_results_basic.G$2:.G$501];[$test_results_basic.$A$2:.$A$501];[.$A73];[$test_results_basic.$B$2:.$B$501];[.$B73]); 2)" office:value-type="float" office:value="15.53" calcext:value-type="float">
            <text:p>15.53</text:p>
          </table:table-cell>
          <table:table-cell table:number-matrix-columns-spanned="1" table:number-matrix-rows-spanned="1" table:formula="of:=ROUND(STDEV(IF(IF([.$A73]=[$test_results_basic.$A$2:.$A$501];1;0);IF([.$B73]=[$test_results_basic.$B$2:.$B$501];[$test_results_basic.$C$2:.$C$501];&quot;&quot;);&quot;&quot;));4)" office:value-type="float" office:value="0.0079" calcext:value-type="float">
            <text:p>0.0079</text:p>
          </table:table-cell>
        </table:table-row>
        <table:table-row table:style-name="ro1">
          <table:table-cell table:formula="of:=[test_results_basic.A364]" office:value-type="string" office:string-value="PosHill_0.75" calcext:value-type="string">
            <text:p>PosHill_0.75</text:p>
          </table:table-cell>
          <table:table-cell table:formula="of:=[test_results_basic.B354]" office:value-type="float" office:value="3" calcext:value-type="float">
            <text:p>3</text:p>
          </table:table-cell>
          <table:table-cell table:formula="of:=ROUND(AVERAGEIFS([$test_results_basic.C$2:.C$501];[$test_results_basic.$A$2:.$A$501];[.$A74];[$test_results_basic.$B$2:.$B$501];[.$B74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74];[$test_results_basic.$B$2:.$B$501];[.$B74]); 2)" office:value-type="float" office:value="0.67" calcext:value-type="float">
            <text:p>0.67</text:p>
          </table:table-cell>
          <table:table-cell table:formula="of:=ROUND(AVERAGEIFS([$test_results_basic.E$2:.E$501];[$test_results_basic.$A$2:.$A$501];[.$A74];[$test_results_basic.$B$2:.$B$501];[.$B74]); 2)" office:value-type="float" office:value="1.25" calcext:value-type="float">
            <text:p>1.25</text:p>
          </table:table-cell>
          <table:table-cell table:formula="of:=ROUND(AVERAGEIFS([$test_results_basic.F$2:.F$501];[$test_results_basic.$A$2:.$A$501];[.$A74];[$test_results_basic.$B$2:.$B$501];[.$B74]); 2)" office:value-type="float" office:value="1.14" calcext:value-type="float">
            <text:p>1.14</text:p>
          </table:table-cell>
          <table:table-cell table:formula="of:=ROUND(AVERAGEIFS([$test_results_basic.G$2:.G$501];[$test_results_basic.$A$2:.$A$501];[.$A74];[$test_results_basic.$B$2:.$B$501];[.$B74]); 2)" office:value-type="float" office:value="15.46" calcext:value-type="float">
            <text:p>15.46</text:p>
          </table:table-cell>
          <table:table-cell table:number-matrix-columns-spanned="1" table:number-matrix-rows-spanned="1" table:formula="of:=ROUND(STDEV(IF(IF([.$A74]=[$test_results_basic.$A$2:.$A$501];1;0);IF([.$B74]=[$test_results_basic.$B$2:.$B$501];[$test_results_basic.$C$2:.$C$501];&quot;&quot;);&quot;&quot;));4)" office:value-type="float" office:value="0.0037" calcext:value-type="float">
            <text:p>0.0037</text:p>
          </table:table-cell>
        </table:table-row>
        <table:table-row table:style-name="ro1">
          <table:table-cell table:formula="of:=[test_results_basic.A370]" office:value-type="string" office:string-value="PosHill_0.75" calcext:value-type="string">
            <text:p>PosHill_0.75</text:p>
          </table:table-cell>
          <table:table-cell table:formula="of:=[test_results_basic.B355]" office:value-type="float" office:value="4" calcext:value-type="float">
            <text:p>4</text:p>
          </table:table-cell>
          <table:table-cell table:formula="of:=ROUND(AVERAGEIFS([$test_results_basic.C$2:.C$501];[$test_results_basic.$A$2:.$A$501];[.$A75];[$test_results_basic.$B$2:.$B$501];[.$B75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75];[$test_results_basic.$B$2:.$B$501];[.$B75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75];[$test_results_basic.$B$2:.$B$501];[.$B75]); 2)" office:value-type="float" office:value="1.04" calcext:value-type="float">
            <text:p>1.04</text:p>
          </table:table-cell>
          <table:table-cell table:formula="of:=ROUND(AVERAGEIFS([$test_results_basic.F$2:.F$501];[$test_results_basic.$A$2:.$A$501];[.$A75];[$test_results_basic.$B$2:.$B$501];[.$B75]); 2)" office:value-type="float" office:value="0.98" calcext:value-type="float">
            <text:p>0.98</text:p>
          </table:table-cell>
          <table:table-cell table:formula="of:=ROUND(AVERAGEIFS([$test_results_basic.G$2:.G$501];[$test_results_basic.$A$2:.$A$501];[.$A75];[$test_results_basic.$B$2:.$B$501];[.$B75]); 2)" office:value-type="float" office:value="15.04" calcext:value-type="float">
            <text:p>15.04</text:p>
          </table:table-cell>
          <table:table-cell table:number-matrix-columns-spanned="1" table:number-matrix-rows-spanned="1" table:formula="of:=ROUND(STDEV(IF(IF([.$A75]=[$test_results_basic.$A$2:.$A$501];1;0);IF([.$B75]=[$test_results_basic.$B$2:.$B$501];[$test_results_basic.$C$2:.$C$501];&quot;&quot;);&quot;&quot;));4)" office:value-type="float" office:value="0.006" calcext:value-type="float">
            <text:p>0.006</text:p>
          </table:table-cell>
        </table:table-row>
        <table:table-row table:style-name="ro1">
          <table:table-cell table:formula="of:=[test_results_basic.A376]" office:value-type="string" office:string-value="PosHill_0.75" calcext:value-type="string">
            <text:p>PosHill_0.75</text:p>
          </table:table-cell>
          <table:table-cell table:formula="of:=[test_results_basic.B356]" office:value-type="float" office:value="5" calcext:value-type="float">
            <text:p>5</text:p>
          </table:table-cell>
          <table:table-cell table:formula="of:=ROUND(AVERAGEIFS([$test_results_basic.C$2:.C$501];[$test_results_basic.$A$2:.$A$501];[.$A76];[$test_results_basic.$B$2:.$B$501];[.$B76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76];[$test_results_basic.$B$2:.$B$501];[.$B76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76];[$test_results_basic.$B$2:.$B$501];[.$B76]); 2)" office:value-type="float" office:value="0.91" calcext:value-type="float">
            <text:p>0.91</text:p>
          </table:table-cell>
          <table:table-cell table:formula="of:=ROUND(AVERAGEIFS([$test_results_basic.F$2:.F$501];[$test_results_basic.$A$2:.$A$501];[.$A76];[$test_results_basic.$B$2:.$B$501];[.$B76]); 2)" office:value-type="float" office:value="0.87" calcext:value-type="float">
            <text:p>0.87</text:p>
          </table:table-cell>
          <table:table-cell table:formula="of:=ROUND(AVERAGEIFS([$test_results_basic.G$2:.G$501];[$test_results_basic.$A$2:.$A$501];[.$A76];[$test_results_basic.$B$2:.$B$501];[.$B76]); 2)" office:value-type="float" office:value="15.33" calcext:value-type="float">
            <text:p>15.33</text:p>
          </table:table-cell>
          <table:table-cell table:number-matrix-columns-spanned="1" table:number-matrix-rows-spanned="1" table:formula="of:=ROUND(STDEV(IF(IF([.$A76]=[$test_results_basic.$A$2:.$A$501];1;0);IF([.$B76]=[$test_results_basic.$B$2:.$B$501];[$test_results_basic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test_results_basic.A377]" office:value-type="string" office:string-value="SmallNeg_0.1" calcext:value-type="string">
            <text:p>SmallNeg_0.1</text:p>
          </table:table-cell>
          <table:table-cell table:formula="of:=[test_results_basic.B377]" office:value-type="float" office:value="1" calcext:value-type="float">
            <text:p>1</text:p>
          </table:table-cell>
          <table:table-cell table:formula="of:=ROUND(AVERAGEIFS([$test_results_basic.C$2:.C$501];[$test_results_basic.$A$2:.$A$501];[.$A77];[$test_results_basic.$B$2:.$B$501];[.$B77]); 2)" office:value-type="float" office:value="0.33" calcext:value-type="float">
            <text:p>0.33</text:p>
          </table:table-cell>
          <table:table-cell table:formula="of:=ROUND(AVERAGEIFS([$test_results_basic.D$2:.D$501];[$test_results_basic.$A$2:.$A$501];[.$A77];[$test_results_basic.$B$2:.$B$501];[.$B77]); 2)" office:value-type="float" office:value="0.49" calcext:value-type="float">
            <text:p>0.49</text:p>
          </table:table-cell>
          <table:table-cell table:formula="of:=ROUND(AVERAGEIFS([$test_results_basic.E$2:.E$501];[$test_results_basic.$A$2:.$A$501];[.$A77];[$test_results_basic.$B$2:.$B$501];[.$B77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77];[$test_results_basic.$B$2:.$B$501];[.$B77]); 2)" office:value-type="float" office:value="2.14" calcext:value-type="float">
            <text:p>2.14</text:p>
          </table:table-cell>
          <table:table-cell table:formula="of:=ROUND(AVERAGEIFS([$test_results_basic.G$2:.G$501];[$test_results_basic.$A$2:.$A$501];[.$A77];[$test_results_basic.$B$2:.$B$501];[.$B77]); 2)" office:value-type="float" office:value="19.72" calcext:value-type="float">
            <text:p>19.72</text:p>
          </table:table-cell>
          <table:table-cell table:number-matrix-columns-spanned="1" table:number-matrix-rows-spanned="1" table:formula="of:=ROUND(STDEV(IF(IF([.$A77]=[$test_results_basic.$A$2:.$A$501];1;0);IF([.$B77]=[$test_results_basic.$B$2:.$B$501];[$test_results_basic.$C$2:.$C$501];&quot;&quot;);&quot;&quot;));4)" office:value-type="float" office:value="0.0446" calcext:value-type="float">
            <text:p>0.0446</text:p>
          </table:table-cell>
        </table:table-row>
        <table:table-row table:style-name="ro1">
          <table:table-cell table:formula="of:=[test_results_basic.A383]" office:value-type="string" office:string-value="SmallNeg_0.1" calcext:value-type="string">
            <text:p>SmallNeg_0.1</text:p>
          </table:table-cell>
          <table:table-cell table:formula="of:=[test_results_basic.B378]" office:value-type="float" office:value="2" calcext:value-type="float">
            <text:p>2</text:p>
          </table:table-cell>
          <table:table-cell table:formula="of:=ROUND(AVERAGEIFS([$test_results_basic.C$2:.C$501];[$test_results_basic.$A$2:.$A$501];[.$A78];[$test_results_basic.$B$2:.$B$501];[.$B78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78];[$test_results_basic.$B$2:.$B$501];[.$B78]); 2)" office:value-type="float" office:value="0.59" calcext:value-type="float">
            <text:p>0.59</text:p>
          </table:table-cell>
          <table:table-cell table:formula="of:=ROUND(AVERAGEIFS([$test_results_basic.E$2:.E$501];[$test_results_basic.$A$2:.$A$501];[.$A78];[$test_results_basic.$B$2:.$B$501];[.$B78]); 2)" office:value-type="float" office:value="2.01" calcext:value-type="float">
            <text:p>2.01</text:p>
          </table:table-cell>
          <table:table-cell table:formula="of:=ROUND(AVERAGEIFS([$test_results_basic.F$2:.F$501];[$test_results_basic.$A$2:.$A$501];[.$A78];[$test_results_basic.$B$2:.$B$501];[.$B78]); 2)" office:value-type="float" office:value="1.85" calcext:value-type="float">
            <text:p>1.85</text:p>
          </table:table-cell>
          <table:table-cell table:formula="of:=ROUND(AVERAGEIFS([$test_results_basic.G$2:.G$501];[$test_results_basic.$A$2:.$A$501];[.$A78];[$test_results_basic.$B$2:.$B$501];[.$B78]); 2)" office:value-type="float" office:value="19.55" calcext:value-type="float">
            <text:p>19.55</text:p>
          </table:table-cell>
          <table:table-cell table:number-matrix-columns-spanned="1" table:number-matrix-rows-spanned="1" table:formula="of:=ROUND(STDEV(IF(IF([.$A78]=[$test_results_basic.$A$2:.$A$501];1;0);IF([.$B78]=[$test_results_basic.$B$2:.$B$501];[$test_results_basic.$C$2:.$C$501];&quot;&quot;);&quot;&quot;));4)" office:value-type="float" office:value="0.0196" calcext:value-type="float">
            <text:p>0.0196</text:p>
          </table:table-cell>
        </table:table-row>
        <table:table-row table:style-name="ro1">
          <table:table-cell table:formula="of:=[test_results_basic.A389]" office:value-type="string" office:string-value="SmallNeg_0.1" calcext:value-type="string">
            <text:p>SmallNeg_0.1</text:p>
          </table:table-cell>
          <table:table-cell table:formula="of:=[test_results_basic.B379]" office:value-type="float" office:value="3" calcext:value-type="float">
            <text:p>3</text:p>
          </table:table-cell>
          <table:table-cell table:formula="of:=ROUND(AVERAGEIFS([$test_results_basic.C$2:.C$501];[$test_results_basic.$A$2:.$A$501];[.$A79];[$test_results_basic.$B$2:.$B$501];[.$B79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79];[$test_results_basic.$B$2:.$B$501];[.$B7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79];[$test_results_basic.$B$2:.$B$501];[.$B79]); 2)" office:value-type="float" office:value="1.66" calcext:value-type="float">
            <text:p>1.66</text:p>
          </table:table-cell>
          <table:table-cell table:formula="of:=ROUND(AVERAGEIFS([$test_results_basic.F$2:.F$501];[$test_results_basic.$A$2:.$A$501];[.$A79];[$test_results_basic.$B$2:.$B$501];[.$B79]); 2)" office:value-type="float" office:value="1.49" calcext:value-type="float">
            <text:p>1.49</text:p>
          </table:table-cell>
          <table:table-cell table:formula="of:=ROUND(AVERAGEIFS([$test_results_basic.G$2:.G$501];[$test_results_basic.$A$2:.$A$501];[.$A79];[$test_results_basic.$B$2:.$B$501];[.$B79]); 2)" office:value-type="float" office:value="19.37" calcext:value-type="float">
            <text:p>19.37</text:p>
          </table:table-cell>
          <table:table-cell table:number-matrix-columns-spanned="1" table:number-matrix-rows-spanned="1" table:formula="of:=ROUND(STDEV(IF(IF([.$A79]=[$test_results_basic.$A$2:.$A$501];1;0);IF([.$B79]=[$test_results_basic.$B$2:.$B$501];[$test_results_basic.$C$2:.$C$501];&quot;&quot;);&quot;&quot;));4)" office:value-type="float" office:value="0.0212" calcext:value-type="float">
            <text:p>0.0212</text:p>
          </table:table-cell>
        </table:table-row>
        <table:table-row table:style-name="ro1">
          <table:table-cell table:formula="of:=[test_results_basic.A395]" office:value-type="string" office:string-value="SmallNeg_0.1" calcext:value-type="string">
            <text:p>SmallNeg_0.1</text:p>
          </table:table-cell>
          <table:table-cell table:formula="of:=[test_results_basic.B380]" office:value-type="float" office:value="4" calcext:value-type="float">
            <text:p>4</text:p>
          </table:table-cell>
          <table:table-cell table:formula="of:=ROUND(AVERAGEIFS([$test_results_basic.C$2:.C$501];[$test_results_basic.$A$2:.$A$501];[.$A80];[$test_results_basic.$B$2:.$B$501];[.$B80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80];[$test_results_basic.$B$2:.$B$501];[.$B8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80];[$test_results_basic.$B$2:.$B$501];[.$B80]); 2)" office:value-type="float" office:value="1.34" calcext:value-type="float">
            <text:p>1.34</text:p>
          </table:table-cell>
          <table:table-cell table:formula="of:=ROUND(AVERAGEIFS([$test_results_basic.F$2:.F$501];[$test_results_basic.$A$2:.$A$501];[.$A80];[$test_results_basic.$B$2:.$B$501];[.$B80]); 2)" office:value-type="float" office:value="1.23" calcext:value-type="float">
            <text:p>1.23</text:p>
          </table:table-cell>
          <table:table-cell table:formula="of:=ROUND(AVERAGEIFS([$test_results_basic.G$2:.G$501];[$test_results_basic.$A$2:.$A$501];[.$A80];[$test_results_basic.$B$2:.$B$501];[.$B80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80]=[$test_results_basic.$A$2:.$A$501];1;0);IF([.$B80]=[$test_results_basic.$B$2:.$B$501];[$test_results_basic.$C$2:.$C$501];&quot;&quot;);&quot;&quot;));4)" office:value-type="float" office:value="0.0086" calcext:value-type="float">
            <text:p>0.0086</text:p>
          </table:table-cell>
        </table:table-row>
        <table:table-row table:style-name="ro1">
          <table:table-cell table:formula="of:=[test_results_basic.A401]" office:value-type="string" office:string-value="SmallNeg_0.1" calcext:value-type="string">
            <text:p>SmallNeg_0.1</text:p>
          </table:table-cell>
          <table:table-cell table:formula="of:=[test_results_basic.B381]" office:value-type="float" office:value="5" calcext:value-type="float">
            <text:p>5</text:p>
          </table:table-cell>
          <table:table-cell table:formula="of:=ROUND(AVERAGEIFS([$test_results_basic.C$2:.C$501];[$test_results_basic.$A$2:.$A$501];[.$A81];[$test_results_basic.$B$2:.$B$501];[.$B8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81];[$test_results_basic.$B$2:.$B$501];[.$B8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81];[$test_results_basic.$B$2:.$B$501];[.$B81]); 2)" office:value-type="float" office:value="1.14" calcext:value-type="float">
            <text:p>1.14</text:p>
          </table:table-cell>
          <table:table-cell table:formula="of:=ROUND(AVERAGEIFS([$test_results_basic.F$2:.F$501];[$test_results_basic.$A$2:.$A$501];[.$A81];[$test_results_basic.$B$2:.$B$501];[.$B81]); 2)" office:value-type="float" office:value="1.07" calcext:value-type="float">
            <text:p>1.07</text:p>
          </table:table-cell>
          <table:table-cell table:formula="of:=ROUND(AVERAGEIFS([$test_results_basic.G$2:.G$501];[$test_results_basic.$A$2:.$A$501];[.$A81];[$test_results_basic.$B$2:.$B$501];[.$B81]); 2)" office:value-type="float" office:value="18.53" calcext:value-type="float">
            <text:p>18.53</text:p>
          </table:table-cell>
          <table:table-cell table:number-matrix-columns-spanned="1" table:number-matrix-rows-spanned="1" table:formula="of:=ROUND(STDEV(IF(IF([.$A81]=[$test_results_basic.$A$2:.$A$501];1;0);IF([.$B81]=[$test_results_basic.$B$2:.$B$501];[$test_results_basic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test_results_basic.A402]" office:value-type="string" office:string-value="SmallNeg_0.2" calcext:value-type="string">
            <text:p>SmallNeg_0.2</text:p>
          </table:table-cell>
          <table:table-cell table:formula="of:=[test_results_basic.B402]" office:value-type="float" office:value="1" calcext:value-type="float">
            <text:p>1</text:p>
          </table:table-cell>
          <table:table-cell table:formula="of:=ROUND(AVERAGEIFS([$test_results_basic.C$2:.C$501];[$test_results_basic.$A$2:.$A$501];[.$A82];[$test_results_basic.$B$2:.$B$501];[.$B82]); 2)" office:value-type="float" office:value="0.28" calcext:value-type="float">
            <text:p>0.28</text:p>
          </table:table-cell>
          <table:table-cell table:formula="of:=ROUND(AVERAGEIFS([$test_results_basic.D$2:.D$501];[$test_results_basic.$A$2:.$A$501];[.$A82];[$test_results_basic.$B$2:.$B$501];[.$B82]); 2)" office:value-type="float" office:value="0.44" calcext:value-type="float">
            <text:p>0.44</text:p>
          </table:table-cell>
          <table:table-cell table:formula="of:=ROUND(AVERAGEIFS([$test_results_basic.E$2:.E$501];[$test_results_basic.$A$2:.$A$501];[.$A82];[$test_results_basic.$B$2:.$B$501];[.$B82]); 2)" office:value-type="float" office:value="2.22" calcext:value-type="float">
            <text:p>2.22</text:p>
          </table:table-cell>
          <table:table-cell table:formula="of:=ROUND(AVERAGEIFS([$test_results_basic.F$2:.F$501];[$test_results_basic.$A$2:.$A$501];[.$A82];[$test_results_basic.$B$2:.$B$501];[.$B82]); 2)" office:value-type="float" office:value="2.12" calcext:value-type="float">
            <text:p>2.12</text:p>
          </table:table-cell>
          <table:table-cell table:formula="of:=ROUND(AVERAGEIFS([$test_results_basic.G$2:.G$501];[$test_results_basic.$A$2:.$A$501];[.$A82];[$test_results_basic.$B$2:.$B$501];[.$B82]); 2)" office:value-type="float" office:value="19.77" calcext:value-type="float">
            <text:p>19.77</text:p>
          </table:table-cell>
          <table:table-cell table:number-matrix-columns-spanned="1" table:number-matrix-rows-spanned="1" table:formula="of:=ROUND(STDEV(IF(IF([.$A82]=[$test_results_basic.$A$2:.$A$501];1;0);IF([.$B82]=[$test_results_basic.$B$2:.$B$501];[$test_results_basic.$C$2:.$C$501];&quot;&quot;);&quot;&quot;));4)" office:value-type="float" office:value="0.0834" calcext:value-type="float">
            <text:p>0.0834</text:p>
          </table:table-cell>
        </table:table-row>
        <table:table-row table:style-name="ro1">
          <table:table-cell table:formula="of:=[test_results_basic.A408]" office:value-type="string" office:string-value="SmallNeg_0.2" calcext:value-type="string">
            <text:p>SmallNeg_0.2</text:p>
          </table:table-cell>
          <table:table-cell table:formula="of:=[test_results_basic.B403]" office:value-type="float" office:value="2" calcext:value-type="float">
            <text:p>2</text:p>
          </table:table-cell>
          <table:table-cell table:formula="of:=ROUND(AVERAGEIFS([$test_results_basic.C$2:.C$501];[$test_results_basic.$A$2:.$A$501];[.$A83];[$test_results_basic.$B$2:.$B$501];[.$B83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83];[$test_results_basic.$B$2:.$B$501];[.$B83]); 2)" office:value-type="float" office:value="0.59" calcext:value-type="float">
            <text:p>0.59</text:p>
          </table:table-cell>
          <table:table-cell table:formula="of:=ROUND(AVERAGEIFS([$test_results_basic.E$2:.E$501];[$test_results_basic.$A$2:.$A$501];[.$A83];[$test_results_basic.$B$2:.$B$501];[.$B83]); 2)" office:value-type="float" office:value="1.98" calcext:value-type="float">
            <text:p>1.98</text:p>
          </table:table-cell>
          <table:table-cell table:formula="of:=ROUND(AVERAGEIFS([$test_results_basic.F$2:.F$501];[$test_results_basic.$A$2:.$A$501];[.$A83];[$test_results_basic.$B$2:.$B$501];[.$B83]); 2)" office:value-type="float" office:value="1.81" calcext:value-type="float">
            <text:p>1.81</text:p>
          </table:table-cell>
          <table:table-cell table:formula="of:=ROUND(AVERAGEIFS([$test_results_basic.G$2:.G$501];[$test_results_basic.$A$2:.$A$501];[.$A83];[$test_results_basic.$B$2:.$B$501];[.$B83]); 2)" office:value-type="float" office:value="19.35" calcext:value-type="float">
            <text:p>19.35</text:p>
          </table:table-cell>
          <table:table-cell table:number-matrix-columns-spanned="1" table:number-matrix-rows-spanned="1" table:formula="of:=ROUND(STDEV(IF(IF([.$A83]=[$test_results_basic.$A$2:.$A$501];1;0);IF([.$B83]=[$test_results_basic.$B$2:.$B$501];[$test_results_basic.$C$2:.$C$501];&quot;&quot;);&quot;&quot;));4)" office:value-type="float" office:value="0.0246" calcext:value-type="float">
            <text:p>0.0246</text:p>
          </table:table-cell>
        </table:table-row>
        <table:table-row table:style-name="ro1">
          <table:table-cell table:formula="of:=[test_results_basic.A414]" office:value-type="string" office:string-value="SmallNeg_0.2" calcext:value-type="string">
            <text:p>SmallNeg_0.2</text:p>
          </table:table-cell>
          <table:table-cell table:formula="of:=[test_results_basic.B404]" office:value-type="float" office:value="3" calcext:value-type="float">
            <text:p>3</text:p>
          </table:table-cell>
          <table:table-cell table:formula="of:=ROUND(AVERAGEIFS([$test_results_basic.C$2:.C$501];[$test_results_basic.$A$2:.$A$501];[.$A84];[$test_results_basic.$B$2:.$B$501];[.$B84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84];[$test_results_basic.$B$2:.$B$501];[.$B84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84];[$test_results_basic.$B$2:.$B$501];[.$B84]); 2)" office:value-type="float" office:value="1.62" calcext:value-type="float">
            <text:p>1.62</text:p>
          </table:table-cell>
          <table:table-cell table:formula="of:=ROUND(AVERAGEIFS([$test_results_basic.F$2:.F$501];[$test_results_basic.$A$2:.$A$501];[.$A84];[$test_results_basic.$B$2:.$B$501];[.$B84]); 2)" office:value-type="float" office:value="1.45" calcext:value-type="float">
            <text:p>1.45</text:p>
          </table:table-cell>
          <table:table-cell table:formula="of:=ROUND(AVERAGEIFS([$test_results_basic.G$2:.G$501];[$test_results_basic.$A$2:.$A$501];[.$A84];[$test_results_basic.$B$2:.$B$501];[.$B84]); 2)" office:value-type="float" office:value="18.84" calcext:value-type="float">
            <text:p>18.84</text:p>
          </table:table-cell>
          <table:table-cell table:number-matrix-columns-spanned="1" table:number-matrix-rows-spanned="1" table:formula="of:=ROUND(STDEV(IF(IF([.$A84]=[$test_results_basic.$A$2:.$A$501];1;0);IF([.$B84]=[$test_results_basic.$B$2:.$B$501];[$test_results_basic.$C$2:.$C$501];&quot;&quot;);&quot;&quot;));4)" office:value-type="float" office:value="0.011" calcext:value-type="float">
            <text:p>0.011</text:p>
          </table:table-cell>
        </table:table-row>
        <table:table-row table:style-name="ro1">
          <table:table-cell table:formula="of:=[test_results_basic.A420]" office:value-type="string" office:string-value="SmallNeg_0.2" calcext:value-type="string">
            <text:p>SmallNeg_0.2</text:p>
          </table:table-cell>
          <table:table-cell table:formula="of:=[test_results_basic.B405]" office:value-type="float" office:value="4" calcext:value-type="float">
            <text:p>4</text:p>
          </table:table-cell>
          <table:table-cell table:formula="of:=ROUND(AVERAGEIFS([$test_results_basic.C$2:.C$501];[$test_results_basic.$A$2:.$A$501];[.$A85];[$test_results_basic.$B$2:.$B$501];[.$B85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85];[$test_results_basic.$B$2:.$B$501];[.$B85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85];[$test_results_basic.$B$2:.$B$501];[.$B85]); 2)" office:value-type="float" office:value="1.31" calcext:value-type="float">
            <text:p>1.31</text:p>
          </table:table-cell>
          <table:table-cell table:formula="of:=ROUND(AVERAGEIFS([$test_results_basic.F$2:.F$501];[$test_results_basic.$A$2:.$A$501];[.$A85];[$test_results_basic.$B$2:.$B$501];[.$B85]); 2)" office:value-type="float" office:value="1.2" calcext:value-type="float">
            <text:p>1.2</text:p>
          </table:table-cell>
          <table:table-cell table:formula="of:=ROUND(AVERAGEIFS([$test_results_basic.G$2:.G$501];[$test_results_basic.$A$2:.$A$501];[.$A85];[$test_results_basic.$B$2:.$B$501];[.$B85]); 2)" office:value-type="float" office:value="18.65" calcext:value-type="float">
            <text:p>18.65</text:p>
          </table:table-cell>
          <table:table-cell table:number-matrix-columns-spanned="1" table:number-matrix-rows-spanned="1" table:formula="of:=ROUND(STDEV(IF(IF([.$A85]=[$test_results_basic.$A$2:.$A$501];1;0);IF([.$B85]=[$test_results_basic.$B$2:.$B$501];[$test_results_basic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test_results_basic.A426]" office:value-type="string" office:string-value="SmallNeg_0.2" calcext:value-type="string">
            <text:p>SmallNeg_0.2</text:p>
          </table:table-cell>
          <table:table-cell table:formula="of:=[test_results_basic.B406]" office:value-type="float" office:value="5" calcext:value-type="float">
            <text:p>5</text:p>
          </table:table-cell>
          <table:table-cell table:formula="of:=ROUND(AVERAGEIFS([$test_results_basic.C$2:.C$501];[$test_results_basic.$A$2:.$A$501];[.$A86];[$test_results_basic.$B$2:.$B$501];[.$B86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86];[$test_results_basic.$B$2:.$B$501];[.$B86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86];[$test_results_basic.$B$2:.$B$501];[.$B86]); 2)" office:value-type="float" office:value="1.12" calcext:value-type="float">
            <text:p>1.12</text:p>
          </table:table-cell>
          <table:table-cell table:formula="of:=ROUND(AVERAGEIFS([$test_results_basic.F$2:.F$501];[$test_results_basic.$A$2:.$A$501];[.$A86];[$test_results_basic.$B$2:.$B$501];[.$B86]); 2)" office:value-type="float" office:value="1.05" calcext:value-type="float">
            <text:p>1.05</text:p>
          </table:table-cell>
          <table:table-cell table:formula="of:=ROUND(AVERAGEIFS([$test_results_basic.G$2:.G$501];[$test_results_basic.$A$2:.$A$501];[.$A86];[$test_results_basic.$B$2:.$B$501];[.$B86]); 2)" office:value-type="float" office:value="18.59" calcext:value-type="float">
            <text:p>18.59</text:p>
          </table:table-cell>
          <table:table-cell table:number-matrix-columns-spanned="1" table:number-matrix-rows-spanned="1" table:formula="of:=ROUND(STDEV(IF(IF([.$A86]=[$test_results_basic.$A$2:.$A$501];1;0);IF([.$B86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427]" office:value-type="string" office:string-value="SmallNeg_0.3" calcext:value-type="string">
            <text:p>SmallNeg_0.3</text:p>
          </table:table-cell>
          <table:table-cell table:formula="of:=[test_results_basic.B427]" office:value-type="float" office:value="1" calcext:value-type="float">
            <text:p>1</text:p>
          </table:table-cell>
          <table:table-cell table:formula="of:=ROUND(AVERAGEIFS([$test_results_basic.C$2:.C$501];[$test_results_basic.$A$2:.$A$501];[.$A87];[$test_results_basic.$B$2:.$B$501];[.$B87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87];[$test_results_basic.$B$2:.$B$501];[.$B87]); 2)" office:value-type="float" office:value="0.49" calcext:value-type="float">
            <text:p>0.49</text:p>
          </table:table-cell>
          <table:table-cell table:formula="of:=ROUND(AVERAGEIFS([$test_results_basic.E$2:.E$501];[$test_results_basic.$A$2:.$A$501];[.$A87];[$test_results_basic.$B$2:.$B$501];[.$B87]); 2)" office:value-type="float" office:value="2.21" calcext:value-type="float">
            <text:p>2.21</text:p>
          </table:table-cell>
          <table:table-cell table:formula="of:=ROUND(AVERAGEIFS([$test_results_basic.F$2:.F$501];[$test_results_basic.$A$2:.$A$501];[.$A87];[$test_results_basic.$B$2:.$B$501];[.$B87]); 2)" office:value-type="float" office:value="2.11" calcext:value-type="float">
            <text:p>2.11</text:p>
          </table:table-cell>
          <table:table-cell table:formula="of:=ROUND(AVERAGEIFS([$test_results_basic.G$2:.G$501];[$test_results_basic.$A$2:.$A$501];[.$A87];[$test_results_basic.$B$2:.$B$501];[.$B87]); 2)" office:value-type="float" office:value="19.39" calcext:value-type="float">
            <text:p>19.39</text:p>
          </table:table-cell>
          <table:table-cell table:number-matrix-columns-spanned="1" table:number-matrix-rows-spanned="1" table:formula="of:=ROUND(STDEV(IF(IF([.$A87]=[$test_results_basic.$A$2:.$A$501];1;0);IF([.$B87]=[$test_results_basic.$B$2:.$B$501];[$test_results_basic.$C$2:.$C$501];&quot;&quot;);&quot;&quot;));4)" office:value-type="float" office:value="0.0502" calcext:value-type="float">
            <text:p>0.0502</text:p>
          </table:table-cell>
        </table:table-row>
        <table:table-row table:style-name="ro1">
          <table:table-cell table:formula="of:=[test_results_basic.A433]" office:value-type="string" office:string-value="SmallNeg_0.3" calcext:value-type="string">
            <text:p>SmallNeg_0.3</text:p>
          </table:table-cell>
          <table:table-cell table:formula="of:=[test_results_basic.B428]" office:value-type="float" office:value="2" calcext:value-type="float">
            <text:p>2</text:p>
          </table:table-cell>
          <table:table-cell table:formula="of:=ROUND(AVERAGEIFS([$test_results_basic.C$2:.C$501];[$test_results_basic.$A$2:.$A$501];[.$A88];[$test_results_basic.$B$2:.$B$501];[.$B88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88];[$test_results_basic.$B$2:.$B$501];[.$B88]); 2)" office:value-type="float" office:value="0.58" calcext:value-type="float">
            <text:p>0.58</text:p>
          </table:table-cell>
          <table:table-cell table:formula="of:=ROUND(AVERAGEIFS([$test_results_basic.E$2:.E$501];[$test_results_basic.$A$2:.$A$501];[.$A88];[$test_results_basic.$B$2:.$B$501];[.$B88]); 2)" office:value-type="float" office:value="1.96" calcext:value-type="float">
            <text:p>1.96</text:p>
          </table:table-cell>
          <table:table-cell table:formula="of:=ROUND(AVERAGEIFS([$test_results_basic.F$2:.F$501];[$test_results_basic.$A$2:.$A$501];[.$A88];[$test_results_basic.$B$2:.$B$501];[.$B88]); 2)" office:value-type="float" office:value="1.78" calcext:value-type="float">
            <text:p>1.78</text:p>
          </table:table-cell>
          <table:table-cell table:formula="of:=ROUND(AVERAGEIFS([$test_results_basic.G$2:.G$501];[$test_results_basic.$A$2:.$A$501];[.$A88];[$test_results_basic.$B$2:.$B$501];[.$B88]); 2)" office:value-type="float" office:value="19.45" calcext:value-type="float">
            <text:p>19.45</text:p>
          </table:table-cell>
          <table:table-cell table:number-matrix-columns-spanned="1" table:number-matrix-rows-spanned="1" table:formula="of:=ROUND(STDEV(IF(IF([.$A88]=[$test_results_basic.$A$2:.$A$501];1;0);IF([.$B88]=[$test_results_basic.$B$2:.$B$501];[$test_results_basic.$C$2:.$C$501];&quot;&quot;);&quot;&quot;));4)" office:value-type="float" office:value="0.0133" calcext:value-type="float">
            <text:p>0.0133</text:p>
          </table:table-cell>
        </table:table-row>
        <table:table-row table:style-name="ro1">
          <table:table-cell table:formula="of:=[test_results_basic.A439]" office:value-type="string" office:string-value="SmallNeg_0.3" calcext:value-type="string">
            <text:p>SmallNeg_0.3</text:p>
          </table:table-cell>
          <table:table-cell table:formula="of:=[test_results_basic.B429]" office:value-type="float" office:value="3" calcext:value-type="float">
            <text:p>3</text:p>
          </table:table-cell>
          <table:table-cell table:formula="of:=ROUND(AVERAGEIFS([$test_results_basic.C$2:.C$501];[$test_results_basic.$A$2:.$A$501];[.$A89];[$test_results_basic.$B$2:.$B$501];[.$B89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89];[$test_results_basic.$B$2:.$B$501];[.$B8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89];[$test_results_basic.$B$2:.$B$501];[.$B89]); 2)" office:value-type="float" office:value="1.59" calcext:value-type="float">
            <text:p>1.59</text:p>
          </table:table-cell>
          <table:table-cell table:formula="of:=ROUND(AVERAGEIFS([$test_results_basic.F$2:.F$501];[$test_results_basic.$A$2:.$A$501];[.$A89];[$test_results_basic.$B$2:.$B$501];[.$B89]); 2)" office:value-type="float" office:value="1.42" calcext:value-type="float">
            <text:p>1.42</text:p>
          </table:table-cell>
          <table:table-cell table:formula="of:=ROUND(AVERAGEIFS([$test_results_basic.G$2:.G$501];[$test_results_basic.$A$2:.$A$501];[.$A89];[$test_results_basic.$B$2:.$B$501];[.$B89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89]=[$test_results_basic.$A$2:.$A$501];1;0);IF([.$B89]=[$test_results_basic.$B$2:.$B$501];[$test_results_basic.$C$2:.$C$501];&quot;&quot;);&quot;&quot;));4)" office:value-type="float" office:value="0.013" calcext:value-type="float">
            <text:p>0.013</text:p>
          </table:table-cell>
        </table:table-row>
        <table:table-row table:style-name="ro1">
          <table:table-cell table:formula="of:=[test_results_basic.A445]" office:value-type="string" office:string-value="SmallNeg_0.3" calcext:value-type="string">
            <text:p>SmallNeg_0.3</text:p>
          </table:table-cell>
          <table:table-cell table:formula="of:=[test_results_basic.B430]" office:value-type="float" office:value="4" calcext:value-type="float">
            <text:p>4</text:p>
          </table:table-cell>
          <table:table-cell table:formula="of:=ROUND(AVERAGEIFS([$test_results_basic.C$2:.C$501];[$test_results_basic.$A$2:.$A$501];[.$A90];[$test_results_basic.$B$2:.$B$501];[.$B9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90];[$test_results_basic.$B$2:.$B$501];[.$B9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90];[$test_results_basic.$B$2:.$B$501];[.$B90]); 2)" office:value-type="float" office:value="1.29" calcext:value-type="float">
            <text:p>1.29</text:p>
          </table:table-cell>
          <table:table-cell table:formula="of:=ROUND(AVERAGEIFS([$test_results_basic.F$2:.F$501];[$test_results_basic.$A$2:.$A$501];[.$A90];[$test_results_basic.$B$2:.$B$501];[.$B90]); 2)" office:value-type="float" office:value="1.19" calcext:value-type="float">
            <text:p>1.19</text:p>
          </table:table-cell>
          <table:table-cell table:formula="of:=ROUND(AVERAGEIFS([$test_results_basic.G$2:.G$501];[$test_results_basic.$A$2:.$A$501];[.$A90];[$test_results_basic.$B$2:.$B$501];[.$B90]); 2)" office:value-type="float" office:value="18.76" calcext:value-type="float">
            <text:p>18.76</text:p>
          </table:table-cell>
          <table:table-cell table:number-matrix-columns-spanned="1" table:number-matrix-rows-spanned="1" table:formula="of:=ROUND(STDEV(IF(IF([.$A90]=[$test_results_basic.$A$2:.$A$501];1;0);IF([.$B90]=[$test_results_basic.$B$2:.$B$501];[$test_results_basic.$C$2:.$C$501];&quot;&quot;);&quot;&quot;));4)" office:value-type="float" office:value="0.0056" calcext:value-type="float">
            <text:p>0.0056</text:p>
          </table:table-cell>
        </table:table-row>
        <table:table-row table:style-name="ro1">
          <table:table-cell table:formula="of:=[test_results_basic.A451]" office:value-type="string" office:string-value="SmallNeg_0.3" calcext:value-type="string">
            <text:p>SmallNeg_0.3</text:p>
          </table:table-cell>
          <table:table-cell table:formula="of:=[test_results_basic.B431]" office:value-type="float" office:value="5" calcext:value-type="float">
            <text:p>5</text:p>
          </table:table-cell>
          <table:table-cell table:formula="of:=ROUND(AVERAGEIFS([$test_results_basic.C$2:.C$501];[$test_results_basic.$A$2:.$A$501];[.$A91];[$test_results_basic.$B$2:.$B$501];[.$B91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91];[$test_results_basic.$B$2:.$B$501];[.$B9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91];[$test_results_basic.$B$2:.$B$501];[.$B91]); 2)" office:value-type="float" office:value="1.1" calcext:value-type="float">
            <text:p>1.1</text:p>
          </table:table-cell>
          <table:table-cell table:formula="of:=ROUND(AVERAGEIFS([$test_results_basic.F$2:.F$501];[$test_results_basic.$A$2:.$A$501];[.$A91];[$test_results_basic.$B$2:.$B$501];[.$B91]); 2)" office:value-type="float" office:value="1.04" calcext:value-type="float">
            <text:p>1.04</text:p>
          </table:table-cell>
          <table:table-cell table:formula="of:=ROUND(AVERAGEIFS([$test_results_basic.G$2:.G$501];[$test_results_basic.$A$2:.$A$501];[.$A91];[$test_results_basic.$B$2:.$B$501];[.$B91]); 2)" office:value-type="float" office:value="18.3" calcext:value-type="float">
            <text:p>18.3</text:p>
          </table:table-cell>
          <table:table-cell table:number-matrix-columns-spanned="1" table:number-matrix-rows-spanned="1" table:formula="of:=ROUND(STDEV(IF(IF([.$A91]=[$test_results_basic.$A$2:.$A$501];1;0);IF([.$B91]=[$test_results_basic.$B$2:.$B$501];[$test_results_basic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test_results_basic.A452]" office:value-type="string" office:string-value="SmallNeg_0.4" calcext:value-type="string">
            <text:p>SmallNeg_0.4</text:p>
          </table:table-cell>
          <table:table-cell table:formula="of:=[test_results_basic.B452]" office:value-type="float" office:value="1" calcext:value-type="float">
            <text:p>1</text:p>
          </table:table-cell>
          <table:table-cell table:formula="of:=ROUND(AVERAGEIFS([$test_results_basic.C$2:.C$501];[$test_results_basic.$A$2:.$A$501];[.$A92];[$test_results_basic.$B$2:.$B$501];[.$B92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92];[$test_results_basic.$B$2:.$B$501];[.$B92]); 2)" office:value-type="float" office:value="0.5" calcext:value-type="float">
            <text:p>0.5</text:p>
          </table:table-cell>
          <table:table-cell table:formula="of:=ROUND(AVERAGEIFS([$test_results_basic.E$2:.E$501];[$test_results_basic.$A$2:.$A$501];[.$A92];[$test_results_basic.$B$2:.$B$501];[.$B92]); 2)" office:value-type="float" office:value="2.2" calcext:value-type="float">
            <text:p>2.2</text:p>
          </table:table-cell>
          <table:table-cell table:formula="of:=ROUND(AVERAGEIFS([$test_results_basic.F$2:.F$501];[$test_results_basic.$A$2:.$A$501];[.$A92];[$test_results_basic.$B$2:.$B$501];[.$B92]); 2)" office:value-type="float" office:value="2.09" calcext:value-type="float">
            <text:p>2.09</text:p>
          </table:table-cell>
          <table:table-cell table:formula="of:=ROUND(AVERAGEIFS([$test_results_basic.G$2:.G$501];[$test_results_basic.$A$2:.$A$501];[.$A92];[$test_results_basic.$B$2:.$B$501];[.$B92]); 2)" office:value-type="float" office:value="19.76" calcext:value-type="float">
            <text:p>19.76</text:p>
          </table:table-cell>
          <table:table-cell table:number-matrix-columns-spanned="1" table:number-matrix-rows-spanned="1" table:formula="of:=ROUND(STDEV(IF(IF([.$A92]=[$test_results_basic.$A$2:.$A$501];1;0);IF([.$B92]=[$test_results_basic.$B$2:.$B$501];[$test_results_basic.$C$2:.$C$501];&quot;&quot;);&quot;&quot;));4)" office:value-type="float" office:value="0.0572" calcext:value-type="float">
            <text:p>0.0572</text:p>
          </table:table-cell>
        </table:table-row>
        <table:table-row table:style-name="ro1">
          <table:table-cell table:formula="of:=[test_results_basic.A458]" office:value-type="string" office:string-value="SmallNeg_0.4" calcext:value-type="string">
            <text:p>SmallNeg_0.4</text:p>
          </table:table-cell>
          <table:table-cell table:formula="of:=[test_results_basic.B453]" office:value-type="float" office:value="2" calcext:value-type="float">
            <text:p>2</text:p>
          </table:table-cell>
          <table:table-cell table:formula="of:=ROUND(AVERAGEIFS([$test_results_basic.C$2:.C$501];[$test_results_basic.$A$2:.$A$501];[.$A93];[$test_results_basic.$B$2:.$B$501];[.$B93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93];[$test_results_basic.$B$2:.$B$501];[.$B93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93];[$test_results_basic.$B$2:.$B$501];[.$B93]); 2)" office:value-type="float" office:value="1.92" calcext:value-type="float">
            <text:p>1.92</text:p>
          </table:table-cell>
          <table:table-cell table:formula="of:=ROUND(AVERAGEIFS([$test_results_basic.F$2:.F$501];[$test_results_basic.$A$2:.$A$501];[.$A93];[$test_results_basic.$B$2:.$B$501];[.$B93]); 2)" office:value-type="float" office:value="1.74" calcext:value-type="float">
            <text:p>1.74</text:p>
          </table:table-cell>
          <table:table-cell table:formula="of:=ROUND(AVERAGEIFS([$test_results_basic.G$2:.G$501];[$test_results_basic.$A$2:.$A$501];[.$A93];[$test_results_basic.$B$2:.$B$501];[.$B93]); 2)" office:value-type="float" office:value="19.24" calcext:value-type="float">
            <text:p>19.24</text:p>
          </table:table-cell>
          <table:table-cell table:number-matrix-columns-spanned="1" table:number-matrix-rows-spanned="1" table:formula="of:=ROUND(STDEV(IF(IF([.$A93]=[$test_results_basic.$A$2:.$A$501];1;0);IF([.$B93]=[$test_results_basic.$B$2:.$B$501];[$test_results_basic.$C$2:.$C$501];&quot;&quot;);&quot;&quot;));4)" office:value-type="float" office:value="0.0297" calcext:value-type="float">
            <text:p>0.0297</text:p>
          </table:table-cell>
        </table:table-row>
        <table:table-row table:style-name="ro1">
          <table:table-cell table:formula="of:=[test_results_basic.A464]" office:value-type="string" office:string-value="SmallNeg_0.4" calcext:value-type="string">
            <text:p>SmallNeg_0.4</text:p>
          </table:table-cell>
          <table:table-cell table:formula="of:=[test_results_basic.B454]" office:value-type="float" office:value="3" calcext:value-type="float">
            <text:p>3</text:p>
          </table:table-cell>
          <table:table-cell table:formula="of:=ROUND(AVERAGEIFS([$test_results_basic.C$2:.C$501];[$test_results_basic.$A$2:.$A$501];[.$A94];[$test_results_basic.$B$2:.$B$501];[.$B94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94];[$test_results_basic.$B$2:.$B$501];[.$B94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94];[$test_results_basic.$B$2:.$B$501];[.$B94]); 2)" office:value-type="float" office:value="1.54" calcext:value-type="float">
            <text:p>1.54</text:p>
          </table:table-cell>
          <table:table-cell table:formula="of:=ROUND(AVERAGEIFS([$test_results_basic.F$2:.F$501];[$test_results_basic.$A$2:.$A$501];[.$A94];[$test_results_basic.$B$2:.$B$501];[.$B94]); 2)" office:value-type="float" office:value="1.38" calcext:value-type="float">
            <text:p>1.38</text:p>
          </table:table-cell>
          <table:table-cell table:formula="of:=ROUND(AVERAGEIFS([$test_results_basic.G$2:.G$501];[$test_results_basic.$A$2:.$A$501];[.$A94];[$test_results_basic.$B$2:.$B$501];[.$B94]); 2)" office:value-type="float" office:value="18.88" calcext:value-type="float">
            <text:p>18.88</text:p>
          </table:table-cell>
          <table:table-cell table:number-matrix-columns-spanned="1" table:number-matrix-rows-spanned="1" table:formula="of:=ROUND(STDEV(IF(IF([.$A94]=[$test_results_basic.$A$2:.$A$501];1;0);IF([.$B94]=[$test_results_basic.$B$2:.$B$501];[$test_results_basic.$C$2:.$C$501];&quot;&quot;);&quot;&quot;));4)" office:value-type="float" office:value="0.0151" calcext:value-type="float">
            <text:p>0.0151</text:p>
          </table:table-cell>
        </table:table-row>
        <table:table-row table:style-name="ro1">
          <table:table-cell table:formula="of:=[test_results_basic.A470]" office:value-type="string" office:string-value="SmallNeg_0.4" calcext:value-type="string">
            <text:p>SmallNeg_0.4</text:p>
          </table:table-cell>
          <table:table-cell table:formula="of:=[test_results_basic.B455]" office:value-type="float" office:value="4" calcext:value-type="float">
            <text:p>4</text:p>
          </table:table-cell>
          <table:table-cell table:formula="of:=ROUND(AVERAGEIFS([$test_results_basic.C$2:.C$501];[$test_results_basic.$A$2:.$A$501];[.$A95];[$test_results_basic.$B$2:.$B$501];[.$B95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95];[$test_results_basic.$B$2:.$B$501];[.$B95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95];[$test_results_basic.$B$2:.$B$501];[.$B95]); 2)" office:value-type="float" office:value="1.25" calcext:value-type="float">
            <text:p>1.25</text:p>
          </table:table-cell>
          <table:table-cell table:formula="of:=ROUND(AVERAGEIFS([$test_results_basic.F$2:.F$501];[$test_results_basic.$A$2:.$A$501];[.$A95];[$test_results_basic.$B$2:.$B$501];[.$B95]); 2)" office:value-type="float" office:value="1.16" calcext:value-type="float">
            <text:p>1.16</text:p>
          </table:table-cell>
          <table:table-cell table:formula="of:=ROUND(AVERAGEIFS([$test_results_basic.G$2:.G$501];[$test_results_basic.$A$2:.$A$501];[.$A95];[$test_results_basic.$B$2:.$B$501];[.$B95]); 2)" office:value-type="float" office:value="18.88" calcext:value-type="float">
            <text:p>18.88</text:p>
          </table:table-cell>
          <table:table-cell table:number-matrix-columns-spanned="1" table:number-matrix-rows-spanned="1" table:formula="of:=ROUND(STDEV(IF(IF([.$A95]=[$test_results_basic.$A$2:.$A$501];1;0);IF([.$B95]=[$test_results_basic.$B$2:.$B$501];[$test_results_basic.$C$2:.$C$501];&quot;&quot;);&quot;&quot;));4)" office:value-type="float" office:value="0.0059" calcext:value-type="float">
            <text:p>0.0059</text:p>
          </table:table-cell>
        </table:table-row>
        <table:table-row table:style-name="ro1">
          <table:table-cell table:formula="of:=[test_results_basic.A476]" office:value-type="string" office:string-value="SmallNeg_0.4" calcext:value-type="string">
            <text:p>SmallNeg_0.4</text:p>
          </table:table-cell>
          <table:table-cell table:formula="of:=[test_results_basic.B456]" office:value-type="float" office:value="5" calcext:value-type="float">
            <text:p>5</text:p>
          </table:table-cell>
          <table:table-cell table:formula="of:=ROUND(AVERAGEIFS([$test_results_basic.C$2:.C$501];[$test_results_basic.$A$2:.$A$501];[.$A96];[$test_results_basic.$B$2:.$B$501];[.$B96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96];[$test_results_basic.$B$2:.$B$501];[.$B96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96];[$test_results_basic.$B$2:.$B$501];[.$B96]); 2)" office:value-type="float" office:value="1.07" calcext:value-type="float">
            <text:p>1.07</text:p>
          </table:table-cell>
          <table:table-cell table:formula="of:=ROUND(AVERAGEIFS([$test_results_basic.F$2:.F$501];[$test_results_basic.$A$2:.$A$501];[.$A96];[$test_results_basic.$B$2:.$B$501];[.$B96]); 2)" office:value-type="float" office:value="1.02" calcext:value-type="float">
            <text:p>1.02</text:p>
          </table:table-cell>
          <table:table-cell table:formula="of:=ROUND(AVERAGEIFS([$test_results_basic.G$2:.G$501];[$test_results_basic.$A$2:.$A$501];[.$A96];[$test_results_basic.$B$2:.$B$501];[.$B96]); 2)" office:value-type="float" office:value="18.65" calcext:value-type="float">
            <text:p>18.65</text:p>
          </table:table-cell>
          <table:table-cell table:number-matrix-columns-spanned="1" table:number-matrix-rows-spanned="1" table:formula="of:=ROUND(STDEV(IF(IF([.$A96]=[$test_results_basic.$A$2:.$A$501];1;0);IF([.$B96]=[$test_results_basic.$B$2:.$B$501];[$test_results_basic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test_results_basic.A477]" office:value-type="string" office:string-value="SmallNeg_0.5" calcext:value-type="string">
            <text:p>SmallNeg_0.5</text:p>
          </table:table-cell>
          <table:table-cell table:formula="of:=[test_results_basic.B477]" office:value-type="float" office:value="1" calcext:value-type="float">
            <text:p>1</text:p>
          </table:table-cell>
          <table:table-cell table:formula="of:=ROUND(AVERAGEIFS([$test_results_basic.C$2:.C$501];[$test_results_basic.$A$2:.$A$501];[.$A97];[$test_results_basic.$B$2:.$B$501];[.$B97]); 2)" office:value-type="float" office:value="0.38" calcext:value-type="float">
            <text:p>0.38</text:p>
          </table:table-cell>
          <table:table-cell table:formula="of:=ROUND(AVERAGEIFS([$test_results_basic.D$2:.D$501];[$test_results_basic.$A$2:.$A$501];[.$A97];[$test_results_basic.$B$2:.$B$501];[.$B97]); 2)" office:value-type="float" office:value="0.52" calcext:value-type="float">
            <text:p>0.52</text:p>
          </table:table-cell>
          <table:table-cell table:formula="of:=ROUND(AVERAGEIFS([$test_results_basic.E$2:.E$501];[$test_results_basic.$A$2:.$A$501];[.$A97];[$test_results_basic.$B$2:.$B$501];[.$B97]); 2)" office:value-type="float" office:value="2.19" calcext:value-type="float">
            <text:p>2.19</text:p>
          </table:table-cell>
          <table:table-cell table:formula="of:=ROUND(AVERAGEIFS([$test_results_basic.F$2:.F$501];[$test_results_basic.$A$2:.$A$501];[.$A97];[$test_results_basic.$B$2:.$B$501];[.$B97]); 2)" office:value-type="float" office:value="2.07" calcext:value-type="float">
            <text:p>2.07</text:p>
          </table:table-cell>
          <table:table-cell table:formula="of:=ROUND(AVERAGEIFS([$test_results_basic.G$2:.G$501];[$test_results_basic.$A$2:.$A$501];[.$A97];[$test_results_basic.$B$2:.$B$501];[.$B97]); 2)" office:value-type="float" office:value="19.78" calcext:value-type="float">
            <text:p>19.78</text:p>
          </table:table-cell>
          <table:table-cell table:number-matrix-columns-spanned="1" table:number-matrix-rows-spanned="1" table:formula="of:=ROUND(STDEV(IF(IF([.$A97]=[$test_results_basic.$A$2:.$A$501];1;0);IF([.$B97]=[$test_results_basic.$B$2:.$B$501];[$test_results_basic.$C$2:.$C$501];&quot;&quot;);&quot;&quot;));4)" office:value-type="float" office:value="0.041" calcext:value-type="float">
            <text:p>0.041</text:p>
          </table:table-cell>
        </table:table-row>
        <table:table-row table:style-name="ro1">
          <table:table-cell table:formula="of:=[test_results_basic.A483]" office:value-type="string" office:string-value="SmallNeg_0.5" calcext:value-type="string">
            <text:p>SmallNeg_0.5</text:p>
          </table:table-cell>
          <table:table-cell table:formula="of:=[test_results_basic.B478]" office:value-type="float" office:value="2" calcext:value-type="float">
            <text:p>2</text:p>
          </table:table-cell>
          <table:table-cell table:formula="of:=ROUND(AVERAGEIFS([$test_results_basic.C$2:.C$501];[$test_results_basic.$A$2:.$A$501];[.$A98];[$test_results_basic.$B$2:.$B$501];[.$B98]); 2)" office:value-type="float" office:value="0.59" calcext:value-type="float">
            <text:p>0.59</text:p>
          </table:table-cell>
          <table:table-cell table:formula="of:=ROUND(AVERAGEIFS([$test_results_basic.D$2:.D$501];[$test_results_basic.$A$2:.$A$501];[.$A98];[$test_results_basic.$B$2:.$B$501];[.$B98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98];[$test_results_basic.$B$2:.$B$501];[.$B98]); 2)" office:value-type="float" office:value="1.89" calcext:value-type="float">
            <text:p>1.89</text:p>
          </table:table-cell>
          <table:table-cell table:formula="of:=ROUND(AVERAGEIFS([$test_results_basic.F$2:.F$501];[$test_results_basic.$A$2:.$A$501];[.$A98];[$test_results_basic.$B$2:.$B$501];[.$B98]); 2)" office:value-type="float" office:value="1.7" calcext:value-type="float">
            <text:p>1.7</text:p>
          </table:table-cell>
          <table:table-cell table:formula="of:=ROUND(AVERAGEIFS([$test_results_basic.G$2:.G$501];[$test_results_basic.$A$2:.$A$501];[.$A98];[$test_results_basic.$B$2:.$B$501];[.$B98]); 2)" office:value-type="float" office:value="19.67" calcext:value-type="float">
            <text:p>19.67</text:p>
          </table:table-cell>
          <table:table-cell table:number-matrix-columns-spanned="1" table:number-matrix-rows-spanned="1" table:formula="of:=ROUND(STDEV(IF(IF([.$A98]=[$test_results_basic.$A$2:.$A$501];1;0);IF([.$B98]=[$test_results_basic.$B$2:.$B$501];[$test_results_basic.$C$2:.$C$501];&quot;&quot;);&quot;&quot;));4)" office:value-type="float" office:value="0.0247" calcext:value-type="float">
            <text:p>0.0247</text:p>
          </table:table-cell>
        </table:table-row>
        <table:table-row table:style-name="ro1">
          <table:table-cell table:formula="of:=[test_results_basic.A489]" office:value-type="string" office:string-value="SmallNeg_0.5" calcext:value-type="string">
            <text:p>SmallNeg_0.5</text:p>
          </table:table-cell>
          <table:table-cell table:formula="of:=[test_results_basic.B479]" office:value-type="float" office:value="3" calcext:value-type="float">
            <text:p>3</text:p>
          </table:table-cell>
          <table:table-cell table:formula="of:=ROUND(AVERAGEIFS([$test_results_basic.C$2:.C$501];[$test_results_basic.$A$2:.$A$501];[.$A99];[$test_results_basic.$B$2:.$B$501];[.$B99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99];[$test_results_basic.$B$2:.$B$501];[.$B99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99];[$test_results_basic.$B$2:.$B$501];[.$B99]); 2)" office:value-type="float" office:value="1.51" calcext:value-type="float">
            <text:p>1.51</text:p>
          </table:table-cell>
          <table:table-cell table:formula="of:=ROUND(AVERAGEIFS([$test_results_basic.F$2:.F$501];[$test_results_basic.$A$2:.$A$501];[.$A99];[$test_results_basic.$B$2:.$B$501];[.$B99]); 2)" office:value-type="float" office:value="1.35" calcext:value-type="float">
            <text:p>1.35</text:p>
          </table:table-cell>
          <table:table-cell table:formula="of:=ROUND(AVERAGEIFS([$test_results_basic.G$2:.G$501];[$test_results_basic.$A$2:.$A$501];[.$A99];[$test_results_basic.$B$2:.$B$501];[.$B99]); 2)" office:value-type="float" office:value="19.63" calcext:value-type="float">
            <text:p>19.63</text:p>
          </table:table-cell>
          <table:table-cell table:number-matrix-columns-spanned="1" table:number-matrix-rows-spanned="1" table:formula="of:=ROUND(STDEV(IF(IF([.$A99]=[$test_results_basic.$A$2:.$A$501];1;0);IF([.$B99]=[$test_results_basic.$B$2:.$B$501];[$test_results_basic.$C$2:.$C$501];&quot;&quot;);&quot;&quot;));4)" office:value-type="float" office:value="0.0096" calcext:value-type="float">
            <text:p>0.0096</text:p>
          </table:table-cell>
        </table:table-row>
        <table:table-row table:style-name="ro1">
          <table:table-cell table:formula="of:=[test_results_basic.A495]" office:value-type="string" office:string-value="SmallNeg_0.5" calcext:value-type="string">
            <text:p>SmallNeg_0.5</text:p>
          </table:table-cell>
          <table:table-cell table:formula="of:=[test_results_basic.B480]" office:value-type="float" office:value="4" calcext:value-type="float">
            <text:p>4</text:p>
          </table:table-cell>
          <table:table-cell table:formula="of:=ROUND(AVERAGEIFS([$test_results_basic.C$2:.C$501];[$test_results_basic.$A$2:.$A$501];[.$A100];[$test_results_basic.$B$2:.$B$501];[.$B10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100];[$test_results_basic.$B$2:.$B$501];[.$B10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100];[$test_results_basic.$B$2:.$B$501];[.$B100]); 2)" office:value-type="float" office:value="1.23" calcext:value-type="float">
            <text:p>1.23</text:p>
          </table:table-cell>
          <table:table-cell table:formula="of:=ROUND(AVERAGEIFS([$test_results_basic.F$2:.F$501];[$test_results_basic.$A$2:.$A$501];[.$A100];[$test_results_basic.$B$2:.$B$501];[.$B100]); 2)" office:value-type="float" office:value="1.14" calcext:value-type="float">
            <text:p>1.14</text:p>
          </table:table-cell>
          <table:table-cell table:formula="of:=ROUND(AVERAGEIFS([$test_results_basic.G$2:.G$501];[$test_results_basic.$A$2:.$A$501];[.$A100];[$test_results_basic.$B$2:.$B$501];[.$B100]); 2)" office:value-type="float" office:value="18.89" calcext:value-type="float">
            <text:p>18.89</text:p>
          </table:table-cell>
          <table:table-cell table:number-matrix-columns-spanned="1" table:number-matrix-rows-spanned="1" table:formula="of:=ROUND(STDEV(IF(IF([.$A100]=[$test_results_basic.$A$2:.$A$501];1;0);IF([.$B100]=[$test_results_basic.$B$2:.$B$501];[$test_results_basic.$C$2:.$C$501];&quot;&quot;);&quot;&quot;));4)" office:value-type="float" office:value="0.0063" calcext:value-type="float">
            <text:p>0.0063</text:p>
          </table:table-cell>
        </table:table-row>
        <table:table-row table:style-name="ro1">
          <table:table-cell table:formula="of:=[test_results_basic.A501]" office:value-type="string" office:string-value="SmallNeg_0.5" calcext:value-type="string">
            <text:p>SmallNeg_0.5</text:p>
          </table:table-cell>
          <table:table-cell table:formula="of:=[test_results_basic.B481]" office:value-type="float" office:value="5" calcext:value-type="float">
            <text:p>5</text:p>
          </table:table-cell>
          <table:table-cell table:formula="of:=ROUND(AVERAGEIFS([$test_results_basic.C$2:.C$501];[$test_results_basic.$A$2:.$A$501];[.$A101];[$test_results_basic.$B$2:.$B$501];[.$B101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101];[$test_results_basic.$B$2:.$B$501];[.$B101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101];[$test_results_basic.$B$2:.$B$501];[.$B101]); 2)" office:value-type="float" office:value="1.06" calcext:value-type="float">
            <text:p>1.06</text:p>
          </table:table-cell>
          <table:table-cell table:formula="of:=ROUND(AVERAGEIFS([$test_results_basic.F$2:.F$501];[$test_results_basic.$A$2:.$A$501];[.$A101];[$test_results_basic.$B$2:.$B$501];[.$B101]); 2)" office:value-type="float" office:value="1.01" calcext:value-type="float">
            <text:p>1.01</text:p>
          </table:table-cell>
          <table:table-cell table:formula="of:=ROUND(AVERAGEIFS([$test_results_basic.G$2:.G$501];[$test_results_basic.$A$2:.$A$501];[.$A101];[$test_results_basic.$B$2:.$B$501];[.$B101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101]=[$test_results_basic.$A$2:.$A$501];1;0);IF([.$B101]=[$test_results_basic.$B$2:.$B$501];[$test_results_basic.$C$2:.$C$501];&quot;&quot;);&quot;&quot;));4)" office:value-type="float" office:value="0.0041" calcext:value-type="float">
            <text:p>0.0041</text:p>
          </table:table-cell>
        </table:table-row>
      </table:table>
      <table:table table:name="Final Epoch Averages" table:style-name="ta1">
        <table:shapes>
          <draw:frame draw:z-index="0" draw:style-name="gr1" draw:text-style-name="P1" svg:width="16.878cm" svg:height="13.573cm" svg:x="20.424cm" svg:y="12.75cm">
            <draw:object draw:notify-on-update-of-ranges="'Final Epoch Averages'.A30:'Final Epoch Averages'.A49 'Final Epoch Averages'.C29:'Final Epoch Averages'.C29 'Final Epoch Averages'.C30:'Final Epoch Averages'.C49 'Final Epoch Averages'.D29:'Final Epoch Averages'.D29 'Final Epoch Averages'.D30:'Final Epoch Averages'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aining Acc Stdev</text:p>
          </table:table-cell>
        </table:table-row>
        <table:table-row table:style-name="ro1">
          <table:table-cell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65" calcext:value-type="float">
            <text:p>0.65</text:p>
          </table:table-cell>
          <table:table-cell table:formula="of:=['Epoch Averages'.D6]" office:value-type="float" office:value="0.64" calcext:value-type="float">
            <text:p>0.64</text:p>
          </table:table-cell>
          <table:table-cell table:formula="of:=['Epoch Averages'.E6]" office:value-type="float" office:value="1.16" calcext:value-type="float">
            <text:p>1.16</text:p>
          </table:table-cell>
          <table:table-cell table:formula="of:=['Epoch Averages'.F6]" office:value-type="float" office:value="1.1" calcext:value-type="float">
            <text:p>1.1</text:p>
          </table:table-cell>
          <table:table-cell table:formula="of:=['Epoch Averages'.G6]" office:value-type="float" office:value="12.33" calcext:value-type="float">
            <text:p>12.33</text:p>
          </table:table-cell>
          <table:table-cell table:formula="of:=['Epoch Averages'.H6]" office:value-type="float" office:value="0.0041" calcext:value-type="float">
            <text:p>0.0041</text:p>
          </table:table-cell>
        </table:table-row>
        <table:table-row table:style-name="ro1">
          <table:table-cell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65" calcext:value-type="float">
            <text:p>0.65</text:p>
          </table:table-cell>
          <table:table-cell table:formula="of:=['Epoch Averages'.D11]" office:value-type="float" office:value="0.65" calcext:value-type="float">
            <text:p>0.65</text:p>
          </table:table-cell>
          <table:table-cell table:formula="of:=['Epoch Averages'.E11]" office:value-type="float" office:value="1.16" calcext:value-type="float">
            <text:p>1.16</text:p>
          </table:table-cell>
          <table:table-cell table:formula="of:=['Epoch Averages'.F11]" office:value-type="float" office:value="1.09" calcext:value-type="float">
            <text:p>1.09</text:p>
          </table:table-cell>
          <table:table-cell table:formula="of:=['Epoch Averages'.G11]" office:value-type="float" office:value="13.71" calcext:value-type="float">
            <text:p>13.71</text:p>
          </table:table-cell>
          <table:table-cell table:formula="of:=['Epoch Averages'.H11]" office:value-type="float" office:value="0.0027" calcext:value-type="float">
            <text:p>0.0027</text:p>
          </table:table-cell>
        </table:table-row>
        <table:table-row table:style-name="ro1">
          <table:table-cell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11" calcext:value-type="float">
            <text:p>0.11</text:p>
          </table:table-cell>
          <table:table-cell table:formula="of:=['Epoch Averages'.D16]" office:value-type="float" office:value="0.11" calcext:value-type="float">
            <text:p>0.11</text:p>
          </table:table-cell>
          <table:table-cell table:formula="of:=['Epoch Averages'.E16]" office:value-type="float" office:value="2.3" calcext:value-type="float">
            <text:p>2.3</text:p>
          </table:table-cell>
          <table:table-cell table:formula="of:=['Epoch Averages'.F16]" office:value-type="float" office:value="2.3" calcext:value-type="float">
            <text:p>2.3</text:p>
          </table:table-cell>
          <table:table-cell table:formula="of:=['Epoch Averages'.G16]" office:value-type="float" office:value="13.73" calcext:value-type="float">
            <text:p>13.73</text:p>
          </table:table-cell>
          <table:table-cell table:formula="of:=['Epoch Averages'.H16]" office:value-type="float" office:value="0.0118" calcext:value-type="float">
            <text:p>0.0118</text:p>
          </table:table-cell>
        </table:table-row>
        <table:table-row table:style-name="ro1">
          <table:table-cell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36" calcext:value-type="float">
            <text:p>0.36</text:p>
          </table:table-cell>
          <table:table-cell table:formula="of:=['Epoch Averages'.D21]" office:value-type="float" office:value="0.37" calcext:value-type="float">
            <text:p>0.37</text:p>
          </table:table-cell>
          <table:table-cell table:formula="of:=['Epoch Averages'.E21]" office:value-type="float" office:value="2.25" calcext:value-type="float">
            <text:p>2.25</text:p>
          </table:table-cell>
          <table:table-cell table:formula="of:=['Epoch Averages'.F21]" office:value-type="float" office:value="2.24" calcext:value-type="float">
            <text:p>2.24</text:p>
          </table:table-cell>
          <table:table-cell table:formula="of:=['Epoch Averages'.G21]" office:value-type="float" office:value="13.71" calcext:value-type="float">
            <text:p>13.71</text:p>
          </table:table-cell>
          <table:table-cell table:formula="of:=['Epoch Averages'.H21]" office:value-type="float" office:value="0.0348" calcext:value-type="float">
            <text:p>0.0348</text:p>
          </table:table-cell>
        </table:table-row>
        <table:table-row table:style-name="ro1">
          <table:table-cell table:style-name="ce2"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56" calcext:value-type="float">
            <text:p>0.56</text:p>
          </table:table-cell>
          <table:table-cell table:formula="of:=['Epoch Averages'.D26]" office:value-type="float" office:value="0.56" calcext:value-type="float">
            <text:p>0.56</text:p>
          </table:table-cell>
          <table:table-cell table:formula="of:=['Epoch Averages'.E26]" office:value-type="float" office:value="1.8" calcext:value-type="float">
            <text:p>1.8</text:p>
          </table:table-cell>
          <table:table-cell table:formula="of:=['Epoch Averages'.F26]" office:value-type="float" office:value="1.69" calcext:value-type="float">
            <text:p>1.69</text:p>
          </table:table-cell>
          <table:table-cell table:formula="of:=['Epoch Averages'.G26]" office:value-type="float" office:value="14.17" calcext:value-type="float">
            <text:p>14.17</text:p>
          </table:table-cell>
          <table:table-cell table:formula="of:=['Epoch Averages'.H26]" office:value-type="float" office:value="0.0235" calcext:value-type="float">
            <text:p>0.0235</text:p>
          </table:table-cell>
        </table:table-row>
        <table:table-row table:style-name="ro1">
          <table:table-cell table:style-name="ce2"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3" table:formula="of:=['Epoch Averages'.C31]" office:value-type="float" office:value="0.65" calcext:value-type="float">
            <text:p>0.65</text:p>
          </table:table-cell>
          <table:table-cell table:style-name="ce3" table:formula="of:=['Epoch Averages'.D31]" office:value-type="float" office:value="0.65" calcext:value-type="float">
            <text:p>0.65</text:p>
          </table:table-cell>
          <table:table-cell table:style-name="ce3" table:formula="of:=['Epoch Averages'.E31]" office:value-type="float" office:value="1.16" calcext:value-type="float">
            <text:p>1.16</text:p>
          </table:table-cell>
          <table:table-cell table:style-name="ce3" table:formula="of:=['Epoch Averages'.F31]" office:value-type="float" office:value="1.09" calcext:value-type="float">
            <text:p>1.09</text:p>
          </table:table-cell>
          <table:table-cell table:style-name="ce3" table:formula="of:=['Epoch Averages'.G31]" office:value-type="float" office:value="14.24" calcext:value-type="float">
            <text:p>14.24</text:p>
          </table:table-cell>
          <table:table-cell table:style-name="ce3" table:formula="of:=['Epoch Averages'.H31]" office:value-type="float" office:value="0.0015" calcext:value-type="float">
            <text:p>0.0015</text:p>
          </table:table-cell>
        </table:table-row>
        <table:table-row table:style-name="ro1">
          <table:table-cell table:style-name="ce2"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69" calcext:value-type="float">
            <text:p>0.69</text:p>
          </table:table-cell>
          <table:table-cell table:formula="of:=['Epoch Averages'.D36]" office:value-type="float" office:value="0.69" calcext:value-type="float">
            <text:p>0.69</text:p>
          </table:table-cell>
          <table:table-cell table:formula="of:=['Epoch Averages'.E36]" office:value-type="float" office:value="0.88" calcext:value-type="float">
            <text:p>0.88</text:p>
          </table:table-cell>
          <table:table-cell table:formula="of:=['Epoch Averages'.F36]" office:value-type="float" office:value="0.85" calcext:value-type="float">
            <text:p>0.85</text:p>
          </table:table-cell>
          <table:table-cell table:formula="of:=['Epoch Averages'.G36]" office:value-type="float" office:value="14.06" calcext:value-type="float">
            <text:p>14.06</text:p>
          </table:table-cell>
          <table:table-cell table:formula="of:=['Epoch Averages'.H36]" office:value-type="float" office:value="0.0042" calcext:value-type="float">
            <text:p>0.0042</text:p>
          </table:table-cell>
        </table:table-row>
        <table:table-row table:style-name="ro1">
          <table:table-cell table:style-name="ce2"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74" calcext:value-type="float">
            <text:p>0.74</text:p>
          </table:table-cell>
          <table:table-cell table:formula="of:=['Epoch Averages'.D41]" office:value-type="float" office:value="0.74" calcext:value-type="float">
            <text:p>0.74</text:p>
          </table:table-cell>
          <table:table-cell table:formula="of:=['Epoch Averages'.E41]" office:value-type="float" office:value="0.75" calcext:value-type="float">
            <text:p>0.75</text:p>
          </table:table-cell>
          <table:table-cell table:formula="of:=['Epoch Averages'.F41]" office:value-type="float" office:value="0.73" calcext:value-type="float">
            <text:p>0.73</text:p>
          </table:table-cell>
          <table:table-cell table:formula="of:=['Epoch Averages'.G41]" office:value-type="float" office:value="13.92" calcext:value-type="float">
            <text:p>13.92</text:p>
          </table:table-cell>
          <table:table-cell table:formula="of:=['Epoch Averages'.H41]" office:value-type="float" office:value="0.0033" calcext:value-type="float">
            <text:p>0.0033</text:p>
          </table:table-cell>
        </table:table-row>
        <table:table-row table:style-name="ro1">
          <table:table-cell table:style-name="ce2"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71" calcext:value-type="float">
            <text:p>0.71</text:p>
          </table:table-cell>
          <table:table-cell table:formula="of:=['Epoch Averages'.D46]" office:value-type="float" office:value="0.71" calcext:value-type="float">
            <text:p>0.71</text:p>
          </table:table-cell>
          <table:table-cell table:formula="of:=['Epoch Averages'.E46]" office:value-type="float" office:value="0.96" calcext:value-type="float">
            <text:p>0.96</text:p>
          </table:table-cell>
          <table:table-cell table:formula="of:=['Epoch Averages'.F46]" office:value-type="float" office:value="0.92" calcext:value-type="float">
            <text:p>0.92</text:p>
          </table:table-cell>
          <table:table-cell table:formula="of:=['Epoch Averages'.G46]" office:value-type="float" office:value="20.04" calcext:value-type="float">
            <text:p>20.04</text:p>
          </table:table-cell>
          <table:table-cell table:formula="of:=['Epoch Averages'.H46]" office:value-type="float" office:value="0.0038" calcext:value-type="float">
            <text:p>0.0038</text:p>
          </table:table-cell>
        </table:table-row>
        <table:table-row table:style-name="ro1">
          <table:table-cell table:style-name="ce2"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74" calcext:value-type="float">
            <text:p>0.74</text:p>
          </table:table-cell>
          <table:table-cell table:formula="of:=['Epoch Averages'.D51]" office:value-type="float" office:value="0.73" calcext:value-type="float">
            <text:p>0.73</text:p>
          </table:table-cell>
          <table:table-cell table:formula="of:=['Epoch Averages'.E51]" office:value-type="float" office:value="0.86" calcext:value-type="float">
            <text:p>0.86</text:p>
          </table:table-cell>
          <table:table-cell table:formula="of:=['Epoch Averages'.F51]" office:value-type="float" office:value="0.83" calcext:value-type="float">
            <text:p>0.83</text:p>
          </table:table-cell>
          <table:table-cell table:formula="of:=['Epoch Averages'.G51]" office:value-type="float" office:value="19.93" calcext:value-type="float">
            <text:p>19.93</text:p>
          </table:table-cell>
          <table:table-cell table:formula="of:=['Epoch Averages'.H51]" office:value-type="float" office:value="0.0049" calcext:value-type="float">
            <text:p>0.0049</text:p>
          </table:table-cell>
        </table:table-row>
        <table:table-row table:style-name="ro1">
          <table:table-cell table:style-name="ce2"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75" calcext:value-type="float">
            <text:p>0.75</text:p>
          </table:table-cell>
          <table:table-cell table:formula="of:=['Epoch Averages'.D56]" office:value-type="float" office:value="0.75" calcext:value-type="float">
            <text:p>0.75</text:p>
          </table:table-cell>
          <table:table-cell table:formula="of:=['Epoch Averages'.E56]" office:value-type="float" office:value="0.8" calcext:value-type="float">
            <text:p>0.8</text:p>
          </table:table-cell>
          <table:table-cell table:formula="of:=['Epoch Averages'.F56]" office:value-type="float" office:value="0.78" calcext:value-type="float">
            <text:p>0.78</text:p>
          </table:table-cell>
          <table:table-cell table:formula="of:=['Epoch Averages'.G56]" office:value-type="float" office:value="20.26" calcext:value-type="float">
            <text:p>20.26</text:p>
          </table:table-cell>
          <table:table-cell table:formula="of:=['Epoch Averages'.H56]" office:value-type="float" office:value="0.002" calcext:value-type="float">
            <text:p>0.002</text:p>
          </table:table-cell>
        </table:table-row>
        <table:table-row table:style-name="ro1">
          <table:table-cell table:style-name="ce2"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76" calcext:value-type="float">
            <text:p>0.76</text:p>
          </table:table-cell>
          <table:table-cell table:formula="of:=['Epoch Averages'.D61]" office:value-type="float" office:value="0.75" calcext:value-type="float">
            <text:p>0.75</text:p>
          </table:table-cell>
          <table:table-cell table:formula="of:=['Epoch Averages'.E61]" office:value-type="float" office:value="0.75" calcext:value-type="float">
            <text:p>0.75</text:p>
          </table:table-cell>
          <table:table-cell table:formula="of:=['Epoch Averages'.F61]" office:value-type="float" office:value="0.74" calcext:value-type="float">
            <text:p>0.74</text:p>
          </table:table-cell>
          <table:table-cell table:formula="of:=['Epoch Averages'.G61]" office:value-type="float" office:value="19.8" calcext:value-type="float">
            <text:p>19.8</text:p>
          </table:table-cell>
          <table:table-cell table:formula="of:=['Epoch Averages'.H61]" office:value-type="float" office:value="0.0014" calcext:value-type="float">
            <text:p>0.0014</text:p>
          </table:table-cell>
        </table:table-row>
        <table:table-row table:style-name="ro1">
          <table:table-cell table:style-name="ce2"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85" calcext:value-type="float">
            <text:p>0.85</text:p>
          </table:table-cell>
          <table:table-cell table:formula="of:=['Epoch Averages'.D66]" office:value-type="float" office:value="0.83" calcext:value-type="float">
            <text:p>0.83</text:p>
          </table:table-cell>
          <table:table-cell table:formula="of:=['Epoch Averages'.E66]" office:value-type="float" office:value="0.45" calcext:value-type="float">
            <text:p>0.45</text:p>
          </table:table-cell>
          <table:table-cell table:formula="of:=['Epoch Averages'.F66]" office:value-type="float" office:value="0.47" calcext:value-type="float">
            <text:p>0.47</text:p>
          </table:table-cell>
          <table:table-cell table:formula="of:=['Epoch Averages'.G66]" office:value-type="float" office:value="15.51" calcext:value-type="float">
            <text:p>15.51</text:p>
          </table:table-cell>
          <table:table-cell table:formula="of:=['Epoch Averages'.H66]" office:value-type="float" office:value="0.001" calcext:value-type="float">
            <text:p>0.001</text:p>
          </table:table-cell>
        </table:table-row>
        <table:table-row table:style-name="ro1">
          <table:table-cell table:style-name="ce2"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79" calcext:value-type="float">
            <text:p>0.79</text:p>
          </table:table-cell>
          <table:table-cell table:formula="of:=['Epoch Averages'.D71]" office:value-type="float" office:value="0.78" calcext:value-type="float">
            <text:p>0.78</text:p>
          </table:table-cell>
          <table:table-cell table:formula="of:=['Epoch Averages'.E71]" office:value-type="float" office:value="0.64" calcext:value-type="float">
            <text:p>0.64</text:p>
          </table:table-cell>
          <table:table-cell table:formula="of:=['Epoch Averages'.F71]" office:value-type="float" office:value="0.63" calcext:value-type="float">
            <text:p>0.63</text:p>
          </table:table-cell>
          <table:table-cell table:formula="of:=['Epoch Averages'.G71]" office:value-type="float" office:value="15.57" calcext:value-type="float">
            <text:p>15.57</text:p>
          </table:table-cell>
          <table:table-cell table:formula="of:=['Epoch Averages'.H71]" office:value-type="float" office:value="0.003" calcext:value-type="float">
            <text:p>0.003</text:p>
          </table:table-cell>
        </table:table-row>
        <table:table-row table:style-name="ro1">
          <table:table-cell table:style-name="ce2"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72" calcext:value-type="float">
            <text:p>0.72</text:p>
          </table:table-cell>
          <table:table-cell table:formula="of:=['Epoch Averages'.D76]" office:value-type="float" office:value="0.73" calcext:value-type="float">
            <text:p>0.73</text:p>
          </table:table-cell>
          <table:table-cell table:formula="of:=['Epoch Averages'.E76]" office:value-type="float" office:value="0.91" calcext:value-type="float">
            <text:p>0.91</text:p>
          </table:table-cell>
          <table:table-cell table:formula="of:=['Epoch Averages'.F76]" office:value-type="float" office:value="0.87" calcext:value-type="float">
            <text:p>0.87</text:p>
          </table:table-cell>
          <table:table-cell table:formula="of:=['Epoch Averages'.G76]" office:value-type="float" office:value="15.33" calcext:value-type="float">
            <text:p>15.33</text:p>
          </table:table-cell>
          <table:table-cell table:formula="of:=['Epoch Averages'.H76]" office:value-type="float" office:value="0.0057" calcext:value-type="float">
            <text:p>0.0057</text:p>
          </table:table-cell>
        </table:table-row>
        <table:table-row table:style-name="ro1">
          <table:table-cell table:style-name="ce2"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65" calcext:value-type="float">
            <text:p>0.65</text:p>
          </table:table-cell>
          <table:table-cell table:formula="of:=['Epoch Averages'.D81]" office:value-type="float" office:value="0.65" calcext:value-type="float">
            <text:p>0.65</text:p>
          </table:table-cell>
          <table:table-cell table:formula="of:=['Epoch Averages'.E81]" office:value-type="float" office:value="1.14" calcext:value-type="float">
            <text:p>1.14</text:p>
          </table:table-cell>
          <table:table-cell table:formula="of:=['Epoch Averages'.F81]" office:value-type="float" office:value="1.07" calcext:value-type="float">
            <text:p>1.07</text:p>
          </table:table-cell>
          <table:table-cell table:formula="of:=['Epoch Averages'.G81]" office:value-type="float" office:value="18.53" calcext:value-type="float">
            <text:p>18.53</text:p>
          </table:table-cell>
          <table:table-cell table:formula="of:=['Epoch Averages'.H81]" office:value-type="float" office:value="0.0026" calcext:value-type="float">
            <text:p>0.0026</text:p>
          </table:table-cell>
        </table:table-row>
        <table:table-row table:style-name="ro1">
          <table:table-cell table:style-name="ce2"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65" calcext:value-type="float">
            <text:p>0.65</text:p>
          </table:table-cell>
          <table:table-cell table:formula="of:=['Epoch Averages'.D86]" office:value-type="float" office:value="0.65" calcext:value-type="float">
            <text:p>0.65</text:p>
          </table:table-cell>
          <table:table-cell table:formula="of:=['Epoch Averages'.E86]" office:value-type="float" office:value="1.12" calcext:value-type="float">
            <text:p>1.12</text:p>
          </table:table-cell>
          <table:table-cell table:formula="of:=['Epoch Averages'.F86]" office:value-type="float" office:value="1.05" calcext:value-type="float">
            <text:p>1.05</text:p>
          </table:table-cell>
          <table:table-cell table:formula="of:=['Epoch Averages'.G86]" office:value-type="float" office:value="18.59" calcext:value-type="float">
            <text:p>18.59</text:p>
          </table:table-cell>
          <table:table-cell table:formula="of:=['Epoch Averages'.H86]" office:value-type="float" office:value="0.0027" calcext:value-type="float">
            <text:p>0.0027</text:p>
          </table:table-cell>
        </table:table-row>
        <table:table-row table:style-name="ro1">
          <table:table-cell table:style-name="ce2"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66" calcext:value-type="float">
            <text:p>0.66</text:p>
          </table:table-cell>
          <table:table-cell table:formula="of:=['Epoch Averages'.D91]" office:value-type="float" office:value="0.65" calcext:value-type="float">
            <text:p>0.65</text:p>
          </table:table-cell>
          <table:table-cell table:formula="of:=['Epoch Averages'.E91]" office:value-type="float" office:value="1.1" calcext:value-type="float">
            <text:p>1.1</text:p>
          </table:table-cell>
          <table:table-cell table:formula="of:=['Epoch Averages'.F91]" office:value-type="float" office:value="1.04" calcext:value-type="float">
            <text:p>1.04</text:p>
          </table:table-cell>
          <table:table-cell table:formula="of:=['Epoch Averages'.G91]" office:value-type="float" office:value="18.3" calcext:value-type="float">
            <text:p>18.3</text:p>
          </table:table-cell>
          <table:table-cell table:formula="of:=['Epoch Averages'.H91]" office:value-type="float" office:value="0.0024" calcext:value-type="float">
            <text:p>0.0024</text:p>
          </table:table-cell>
        </table:table-row>
        <table:table-row table:style-name="ro1">
          <table:table-cell table:style-name="ce2"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66" calcext:value-type="float">
            <text:p>0.66</text:p>
          </table:table-cell>
          <table:table-cell table:formula="of:=['Epoch Averages'.D96]" office:value-type="float" office:value="0.66" calcext:value-type="float">
            <text:p>0.66</text:p>
          </table:table-cell>
          <table:table-cell table:formula="of:=['Epoch Averages'.E96]" office:value-type="float" office:value="1.07" calcext:value-type="float">
            <text:p>1.07</text:p>
          </table:table-cell>
          <table:table-cell table:formula="of:=['Epoch Averages'.F96]" office:value-type="float" office:value="1.02" calcext:value-type="float">
            <text:p>1.02</text:p>
          </table:table-cell>
          <table:table-cell table:formula="of:=['Epoch Averages'.G96]" office:value-type="float" office:value="18.65" calcext:value-type="float">
            <text:p>18.65</text:p>
          </table:table-cell>
          <table:table-cell table:formula="of:=['Epoch Averages'.H96]" office:value-type="float" office:value="0.0025" calcext:value-type="float">
            <text:p>0.0025</text:p>
          </table:table-cell>
        </table:table-row>
        <table:table-row table:style-name="ro1">
          <table:table-cell table:style-name="ce2"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66" calcext:value-type="float">
            <text:p>0.66</text:p>
          </table:table-cell>
          <table:table-cell table:formula="of:=['Epoch Averages'.D101]" office:value-type="float" office:value="0.66" calcext:value-type="float">
            <text:p>0.66</text:p>
          </table:table-cell>
          <table:table-cell table:formula="of:=['Epoch Averages'.E101]" office:value-type="float" office:value="1.06" calcext:value-type="float">
            <text:p>1.06</text:p>
          </table:table-cell>
          <table:table-cell table:formula="of:=['Epoch Averages'.F101]" office:value-type="float" office:value="1.01" calcext:value-type="float">
            <text:p>1.01</text:p>
          </table:table-cell>
          <table:table-cell table:formula="of:=['Epoch Averages'.G101]" office:value-type="float" office:value="19.1" calcext:value-type="float">
            <text:p>19.1</text:p>
          </table:table-cell>
          <table:table-cell table:formula="of:=['Epoch Averages'.H101]" office:value-type="float" office:value="0.0041" calcext:value-type="float">
            <text:p>0.0041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able with row order swapped to change row order on bar ch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aining Acc Stdev</text:p>
          </table:table-cell>
        </table:table-row>
        <table:table-row table:style-name="ro1">
          <table:table-cell table:formula="of:=[.A21]" office:value-type="string" office:string-value="SmallNeg_0.5" calcext:value-type="string">
            <text:p>SmallNeg_0.5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" office:value-type="float" office:value="0.66" calcext:value-type="float">
            <text:p>0.66</text:p>
          </table:table-cell>
          <table:table-cell table:formula="of:=[.D21]" office:value-type="float" office:value="0.66" calcext:value-type="float">
            <text:p>0.66</text:p>
          </table:table-cell>
          <table:table-cell table:formula="of:=[.E21]" office:value-type="float" office:value="1.06" calcext:value-type="float">
            <text:p>1.06</text:p>
          </table:table-cell>
          <table:table-cell table:formula="of:=[.F21]" office:value-type="float" office:value="1.01" calcext:value-type="float">
            <text:p>1.01</text:p>
          </table:table-cell>
          <table:table-cell table:formula="of:=[.G21]" office:value-type="float" office:value="19.1" calcext:value-type="float">
            <text:p>19.1</text:p>
          </table:table-cell>
          <table:table-cell table:formula="of:=[.H21]" office:value-type="float" office:value="0.0041" calcext:value-type="float">
            <text:p>0.0041</text:p>
          </table:table-cell>
        </table:table-row>
        <table:table-row table:style-name="ro1">
          <table:table-cell table:formula="of:=[.A20]" office:value-type="string" office:string-value="SmallNeg_0.4" calcext:value-type="string">
            <text:p>SmallNeg_0.4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" office:value-type="float" office:value="0.66" calcext:value-type="float">
            <text:p>0.66</text:p>
          </table:table-cell>
          <table:table-cell table:formula="of:=[.D20]" office:value-type="float" office:value="0.66" calcext:value-type="float">
            <text:p>0.66</text:p>
          </table:table-cell>
          <table:table-cell table:formula="of:=[.E20]" office:value-type="float" office:value="1.07" calcext:value-type="float">
            <text:p>1.07</text:p>
          </table:table-cell>
          <table:table-cell table:formula="of:=[.F20]" office:value-type="float" office:value="1.02" calcext:value-type="float">
            <text:p>1.02</text:p>
          </table:table-cell>
          <table:table-cell table:formula="of:=[.G20]" office:value-type="float" office:value="18.65" calcext:value-type="float">
            <text:p>18.65</text:p>
          </table:table-cell>
          <table:table-cell table:formula="of:=[.H20]" office:value-type="float" office:value="0.0025" calcext:value-type="float">
            <text:p>0.0025</text:p>
          </table:table-cell>
        </table:table-row>
        <table:table-row table:style-name="ro1">
          <table:table-cell table:formula="of:=[.A19]" office:value-type="string" office:string-value="SmallNeg_0.3" calcext:value-type="string">
            <text:p>SmallNeg_0.3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0.66" calcext:value-type="float">
            <text:p>0.66</text:p>
          </table:table-cell>
          <table:table-cell table:formula="of:=[.D19]" office:value-type="float" office:value="0.65" calcext:value-type="float">
            <text:p>0.65</text:p>
          </table:table-cell>
          <table:table-cell table:formula="of:=[.E19]" office:value-type="float" office:value="1.1" calcext:value-type="float">
            <text:p>1.1</text:p>
          </table:table-cell>
          <table:table-cell table:formula="of:=[.F19]" office:value-type="float" office:value="1.04" calcext:value-type="float">
            <text:p>1.04</text:p>
          </table:table-cell>
          <table:table-cell table:formula="of:=[.G19]" office:value-type="float" office:value="18.3" calcext:value-type="float">
            <text:p>18.3</text:p>
          </table:table-cell>
          <table:table-cell table:formula="of:=[.H19]" office:value-type="float" office:value="0.0024" calcext:value-type="float">
            <text:p>0.0024</text:p>
          </table:table-cell>
        </table:table-row>
        <table:table-row table:style-name="ro1">
          <table:table-cell table:formula="of:=[.A18]" office:value-type="string" office:string-value="SmallNeg_0.2" calcext:value-type="string">
            <text:p>SmallNeg_0.2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.65" calcext:value-type="float">
            <text:p>0.65</text:p>
          </table:table-cell>
          <table:table-cell table:formula="of:=[.D18]" office:value-type="float" office:value="0.65" calcext:value-type="float">
            <text:p>0.65</text:p>
          </table:table-cell>
          <table:table-cell table:formula="of:=[.E18]" office:value-type="float" office:value="1.12" calcext:value-type="float">
            <text:p>1.12</text:p>
          </table:table-cell>
          <table:table-cell table:formula="of:=[.F18]" office:value-type="float" office:value="1.05" calcext:value-type="float">
            <text:p>1.05</text:p>
          </table:table-cell>
          <table:table-cell table:formula="of:=[.G18]" office:value-type="float" office:value="18.59" calcext:value-type="float">
            <text:p>18.59</text:p>
          </table:table-cell>
          <table:table-cell table:formula="of:=[.H18]" office:value-type="float" office:value="0.0027" calcext:value-type="float">
            <text:p>0.0027</text:p>
          </table:table-cell>
        </table:table-row>
        <table:table-row table:style-name="ro1">
          <table:table-cell table:formula="of:=[.A17]" office:value-type="string" office:string-value="SmallNeg_0.1" calcext:value-type="string">
            <text:p>SmallNeg_0.1</text:p>
          </table:table-cell>
          <table:table-cell table:formula="of:=[.B17]" office:value-type="float" office:value="5" calcext:value-type="float">
            <text:p>5</text:p>
          </table:table-cell>
          <table:table-cell table:formula="of:=[.C17]" office:value-type="float" office:value="0.65" calcext:value-type="float">
            <text:p>0.65</text:p>
          </table:table-cell>
          <table:table-cell table:formula="of:=[.D17]" office:value-type="float" office:value="0.65" calcext:value-type="float">
            <text:p>0.65</text:p>
          </table:table-cell>
          <table:table-cell table:formula="of:=[.E17]" office:value-type="float" office:value="1.14" calcext:value-type="float">
            <text:p>1.14</text:p>
          </table:table-cell>
          <table:table-cell table:formula="of:=[.F17]" office:value-type="float" office:value="1.07" calcext:value-type="float">
            <text:p>1.07</text:p>
          </table:table-cell>
          <table:table-cell table:formula="of:=[.G17]" office:value-type="float" office:value="18.53" calcext:value-type="float">
            <text:p>18.53</text:p>
          </table:table-cell>
          <table:table-cell table:formula="of:=[.H17]" office:value-type="float" office:value="0.0026" calcext:value-type="float">
            <text:p>0.0026</text:p>
          </table:table-cell>
        </table:table-row>
        <table:table-row table:style-name="ro1">
          <table:table-cell table:formula="of:=[.A16]" office:value-type="string" office:string-value="PosHill_0.75" calcext:value-type="string">
            <text:p>PosHill_0.75</text:p>
          </table:table-cell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0.72" calcext:value-type="float">
            <text:p>0.72</text:p>
          </table:table-cell>
          <table:table-cell table:formula="of:=[.D16]" office:value-type="float" office:value="0.73" calcext:value-type="float">
            <text:p>0.73</text:p>
          </table:table-cell>
          <table:table-cell table:formula="of:=[.E16]" office:value-type="float" office:value="0.91" calcext:value-type="float">
            <text:p>0.91</text:p>
          </table:table-cell>
          <table:table-cell table:formula="of:=[.F16]" office:value-type="float" office:value="0.87" calcext:value-type="float">
            <text:p>0.87</text:p>
          </table:table-cell>
          <table:table-cell table:formula="of:=[.G16]" office:value-type="float" office:value="15.33" calcext:value-type="float">
            <text:p>15.33</text:p>
          </table:table-cell>
          <table:table-cell table:formula="of:=[.H16]" office:value-type="float" office:value="0.0057" calcext:value-type="float">
            <text:p>0.0057</text:p>
          </table:table-cell>
        </table:table-row>
        <table:table-row table:style-name="ro1">
          <table:table-cell table:formula="of:=[.A15]" office:value-type="string" office:string-value="PosHill_0.5" calcext:value-type="string">
            <text:p>PosHill_0.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0.79" calcext:value-type="float">
            <text:p>0.79</text:p>
          </table:table-cell>
          <table:table-cell table:formula="of:=[.D15]" office:value-type="float" office:value="0.78" calcext:value-type="float">
            <text:p>0.78</text:p>
          </table:table-cell>
          <table:table-cell table:formula="of:=[.E15]" office:value-type="float" office:value="0.64" calcext:value-type="float">
            <text:p>0.64</text:p>
          </table:table-cell>
          <table:table-cell table:formula="of:=[.F15]" office:value-type="float" office:value="0.63" calcext:value-type="float">
            <text:p>0.63</text:p>
          </table:table-cell>
          <table:table-cell table:formula="of:=[.G15]" office:value-type="float" office:value="15.57" calcext:value-type="float">
            <text:p>15.57</text:p>
          </table:table-cell>
          <table:table-cell table:formula="of:=[.H15]" office:value-type="float" office:value="0.003" calcext:value-type="float">
            <text:p>0.003</text:p>
          </table:table-cell>
        </table:table-row>
        <table:table-row table:style-name="ro1">
          <table:table-cell table:formula="of:=[.A14]" office:value-type="string" office:string-value="PosHill_0.25" calcext:value-type="string">
            <text:p>PosHill_0.25</text:p>
          </table:table-cell>
          <table:table-cell table:formula="of:=[.B14]" office:value-type="float" office:value="5" calcext:value-type="float">
            <text:p>5</text:p>
          </table:table-cell>
          <table:table-cell table:formula="of:=[.C14]" office:value-type="float" office:value="0.85" calcext:value-type="float">
            <text:p>0.85</text:p>
          </table:table-cell>
          <table:table-cell table:formula="of:=[.D14]" office:value-type="float" office:value="0.83" calcext:value-type="float">
            <text:p>0.83</text:p>
          </table:table-cell>
          <table:table-cell table:formula="of:=[.E14]" office:value-type="float" office:value="0.45" calcext:value-type="float">
            <text:p>0.45</text:p>
          </table:table-cell>
          <table:table-cell table:formula="of:=[.F14]" office:value-type="float" office:value="0.47" calcext:value-type="float">
            <text:p>0.47</text:p>
          </table:table-cell>
          <table:table-cell table:formula="of:=[.G14]" office:value-type="float" office:value="15.51" calcext:value-type="float">
            <text:p>15.51</text:p>
          </table:table-cell>
          <table:table-cell table:formula="of:=[.H14]" office:value-type="float" office:value="0.001" calcext:value-type="float">
            <text:p>0.001</text:p>
          </table:table-cell>
        </table:table-row>
        <table:table-row table:style-name="ro1">
          <table:table-cell table:formula="of:=[.A13]" office:value-type="string" office:string-value="DiffYRelu_1.0" calcext:value-type="string">
            <text:p>DiffYRelu_1.0</text:p>
          </table:table-cell>
          <table:table-cell table:formula="of:=[.B13]" office:value-type="float" office:value="5" calcext:value-type="float">
            <text:p>5</text:p>
          </table:table-cell>
          <table:table-cell table:formula="of:=[.C13]" office:value-type="float" office:value="0.76" calcext:value-type="float">
            <text:p>0.76</text:p>
          </table:table-cell>
          <table:table-cell table:formula="of:=[.D13]" office:value-type="float" office:value="0.75" calcext:value-type="float">
            <text:p>0.75</text:p>
          </table:table-cell>
          <table:table-cell table:formula="of:=[.E13]" office:value-type="float" office:value="0.75" calcext:value-type="float">
            <text:p>0.75</text:p>
          </table:table-cell>
          <table:table-cell table:formula="of:=[.F13]" office:value-type="float" office:value="0.74" calcext:value-type="float">
            <text:p>0.74</text:p>
          </table:table-cell>
          <table:table-cell table:formula="of:=[.G13]" office:value-type="float" office:value="19.8" calcext:value-type="float">
            <text:p>19.8</text:p>
          </table:table-cell>
          <table:table-cell table:formula="of:=[.H13]" office:value-type="float" office:value="0.0014" calcext:value-type="float">
            <text:p>0.0014</text:p>
          </table:table-cell>
        </table:table-row>
        <table:table-row table:style-name="ro1">
          <table:table-cell table:formula="of:=[.A12]" office:value-type="string" office:string-value="DiffYRelu_0.75" calcext:value-type="string">
            <text:p>DiffYRelu_0.75</text:p>
          </table:table-cell>
          <table:table-cell table:formula="of:=[.B12]" office:value-type="float" office:value="5" calcext:value-type="float">
            <text:p>5</text:p>
          </table:table-cell>
          <table:table-cell table:formula="of:=[.C12]" office:value-type="float" office:value="0.75" calcext:value-type="float">
            <text:p>0.75</text:p>
          </table:table-cell>
          <table:table-cell table:formula="of:=[.D12]" office:value-type="float" office:value="0.75" calcext:value-type="float">
            <text:p>0.75</text:p>
          </table:table-cell>
          <table:table-cell table:formula="of:=[.E12]" office:value-type="float" office:value="0.8" calcext:value-type="float">
            <text:p>0.8</text:p>
          </table:table-cell>
          <table:table-cell table:formula="of:=[.F12]" office:value-type="float" office:value="0.78" calcext:value-type="float">
            <text:p>0.78</text:p>
          </table:table-cell>
          <table:table-cell table:formula="of:=[.G12]" office:value-type="float" office:value="20.26" calcext:value-type="float">
            <text:p>20.26</text:p>
          </table:table-cell>
          <table:table-cell table:formula="of:=[.H12]" office:value-type="float" office:value="0.002" calcext:value-type="float">
            <text:p>0.002</text:p>
          </table:table-cell>
        </table:table-row>
        <table:table-row table:style-name="ro1">
          <table:table-cell table:formula="of:=[.A11]" office:value-type="string" office:string-value="DiffYRelu_0.5" calcext:value-type="string">
            <text:p>DiffYRelu_0.5</text:p>
          </table:table-cell>
          <table:table-cell table:formula="of:=[.B11]" office:value-type="float" office:value="5" calcext:value-type="float">
            <text:p>5</text:p>
          </table:table-cell>
          <table:table-cell table:formula="of:=[.C11]" office:value-type="float" office:value="0.74" calcext:value-type="float">
            <text:p>0.74</text:p>
          </table:table-cell>
          <table:table-cell table:formula="of:=[.D11]" office:value-type="float" office:value="0.73" calcext:value-type="float">
            <text:p>0.73</text:p>
          </table:table-cell>
          <table:table-cell table:formula="of:=[.E11]" office:value-type="float" office:value="0.86" calcext:value-type="float">
            <text:p>0.86</text:p>
          </table:table-cell>
          <table:table-cell table:formula="of:=[.F11]" office:value-type="float" office:value="0.83" calcext:value-type="float">
            <text:p>0.83</text:p>
          </table:table-cell>
          <table:table-cell table:formula="of:=[.G11]" office:value-type="float" office:value="19.93" calcext:value-type="float">
            <text:p>19.93</text:p>
          </table:table-cell>
          <table:table-cell table:formula="of:=[.H11]" office:value-type="float" office:value="0.0049" calcext:value-type="float">
            <text:p>0.0049</text:p>
          </table:table-cell>
        </table:table-row>
        <table:table-row table:style-name="ro1">
          <table:table-cell table:formula="of:=[.A10]" office:value-type="string" office:string-value="DiffYRelu_0.25" calcext:value-type="string">
            <text:p>DiffYRelu_0.25</text:p>
          </table:table-cell>
          <table:table-cell table:formula="of:=[.B10]" office:value-type="float" office:value="5" calcext:value-type="float">
            <text:p>5</text:p>
          </table:table-cell>
          <table:table-cell table:formula="of:=[.C10]" office:value-type="float" office:value="0.71" calcext:value-type="float">
            <text:p>0.71</text:p>
          </table:table-cell>
          <table:table-cell table:formula="of:=[.D10]" office:value-type="float" office:value="0.71" calcext:value-type="float">
            <text:p>0.71</text:p>
          </table:table-cell>
          <table:table-cell table:formula="of:=[.E10]" office:value-type="float" office:value="0.96" calcext:value-type="float">
            <text:p>0.96</text:p>
          </table:table-cell>
          <table:table-cell table:formula="of:=[.F10]" office:value-type="float" office:value="0.92" calcext:value-type="float">
            <text:p>0.92</text:p>
          </table:table-cell>
          <table:table-cell table:formula="of:=[.G10]" office:value-type="float" office:value="20.04" calcext:value-type="float">
            <text:p>20.04</text:p>
          </table:table-cell>
          <table:table-cell table:formula="of:=[.H10]" office:value-type="float" office:value="0.0038" calcext:value-type="float">
            <text:p>0.0038</text:p>
          </table:table-cell>
        </table:table-row>
        <table:table-row table:style-name="ro1">
          <table:table-cell table:formula="of:=[.A9]" office:value-type="string" office:string-value="Dslope_1.5" calcext:value-type="string">
            <text:p>Dslope_1.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74" calcext:value-type="float">
            <text:p>0.74</text:p>
          </table:table-cell>
          <table:table-cell table:formula="of:=[.D9]" office:value-type="float" office:value="0.74" calcext:value-type="float">
            <text:p>0.74</text:p>
          </table:table-cell>
          <table:table-cell table:formula="of:=[.E9]" office:value-type="float" office:value="0.75" calcext:value-type="float">
            <text:p>0.75</text:p>
          </table:table-cell>
          <table:table-cell table:formula="of:=[.F9]" office:value-type="float" office:value="0.73" calcext:value-type="float">
            <text:p>0.73</text:p>
          </table:table-cell>
          <table:table-cell table:formula="of:=[.G9]" office:value-type="float" office:value="13.92" calcext:value-type="float">
            <text:p>13.92</text:p>
          </table:table-cell>
          <table:table-cell table:formula="of:=[.H9]" office:value-type="float" office:value="0.0033" calcext:value-type="float">
            <text:p>0.0033</text:p>
          </table:table-cell>
        </table:table-row>
        <table:table-row table:style-name="ro1">
          <table:table-cell table:formula="of:=[.A8]" office:value-type="string" office:string-value="Dslope_1.25" calcext:value-type="string">
            <text:p>Dslope_1.25</text:p>
          </table:table-cell>
          <table:table-cell table:formula="of:=[.B8]" office:value-type="float" office:value="5" calcext:value-type="float">
            <text:p>5</text:p>
          </table:table-cell>
          <table:table-cell table:formula="of:=[.C8]" office:value-type="float" office:value="0.69" calcext:value-type="float">
            <text:p>0.69</text:p>
          </table:table-cell>
          <table:table-cell table:formula="of:=[.D8]" office:value-type="float" office:value="0.69" calcext:value-type="float">
            <text:p>0.69</text:p>
          </table:table-cell>
          <table:table-cell table:formula="of:=[.E8]" office:value-type="float" office:value="0.88" calcext:value-type="float">
            <text:p>0.88</text:p>
          </table:table-cell>
          <table:table-cell table:formula="of:=[.F8]" office:value-type="float" office:value="0.85" calcext:value-type="float">
            <text:p>0.85</text:p>
          </table:table-cell>
          <table:table-cell table:formula="of:=[.G8]" office:value-type="float" office:value="14.06" calcext:value-type="float">
            <text:p>14.06</text:p>
          </table:table-cell>
          <table:table-cell table:formula="of:=[.H8]" office:value-type="float" office:value="0.0042" calcext:value-type="float">
            <text:p>0.0042</text:p>
          </table:table-cell>
        </table:table-row>
        <table:table-row table:style-name="ro1">
          <table:table-cell table:formula="of:=[.A7]" office:value-type="string" office:string-value="Dslope_1.0" calcext:value-type="string">
            <text:p>Dslope_1.0</text:p>
          </table:table-cell>
          <table:table-cell table:formula="of:=[.B7]" office:value-type="float" office:value="5" calcext:value-type="float">
            <text:p>5</text:p>
          </table:table-cell>
          <table:table-cell table:formula="of:=[.C7]" office:value-type="float" office:value="0.65" calcext:value-type="float">
            <text:p>0.65</text:p>
          </table:table-cell>
          <table:table-cell table:formula="of:=[.D7]" office:value-type="float" office:value="0.65" calcext:value-type="float">
            <text:p>0.65</text:p>
          </table:table-cell>
          <table:table-cell table:formula="of:=[.E7]" office:value-type="float" office:value="1.16" calcext:value-type="float">
            <text:p>1.16</text:p>
          </table:table-cell>
          <table:table-cell table:formula="of:=[.F7]" office:value-type="float" office:value="1.09" calcext:value-type="float">
            <text:p>1.09</text:p>
          </table:table-cell>
          <table:table-cell table:formula="of:=[.G7]" office:value-type="float" office:value="14.24" calcext:value-type="float">
            <text:p>14.24</text:p>
          </table:table-cell>
          <table:table-cell table:formula="of:=[.H7]" office:value-type="float" office:value="0.0015" calcext:value-type="float">
            <text:p>0.0015</text:p>
          </table:table-cell>
        </table:table-row>
        <table:table-row table:style-name="ro1">
          <table:table-cell table:formula="of:=[.A6]" office:value-type="string" office:string-value="Dslope_0.75" calcext:value-type="string">
            <text:p>Dslope_0.75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0.56" calcext:value-type="float">
            <text:p>0.56</text:p>
          </table:table-cell>
          <table:table-cell table:formula="of:=[.D6]" office:value-type="float" office:value="0.56" calcext:value-type="float">
            <text:p>0.56</text:p>
          </table:table-cell>
          <table:table-cell table:formula="of:=[.E6]" office:value-type="float" office:value="1.8" calcext:value-type="float">
            <text:p>1.8</text:p>
          </table:table-cell>
          <table:table-cell table:formula="of:=[.F6]" office:value-type="float" office:value="1.69" calcext:value-type="float">
            <text:p>1.69</text:p>
          </table:table-cell>
          <table:table-cell table:formula="of:=[.G6]" office:value-type="float" office:value="14.17" calcext:value-type="float">
            <text:p>14.17</text:p>
          </table:table-cell>
          <table:table-cell table:formula="of:=[.H6]" office:value-type="float" office:value="0.0235" calcext:value-type="float">
            <text:p>0.0235</text:p>
          </table:table-cell>
        </table:table-row>
        <table:table-row table:style-name="ro1">
          <table:table-cell table:formula="of:=[.A5]" office:value-type="string" office:string-value="Dslope_0.5" calcext:value-type="string">
            <text:p>Dslope_0.5</text:p>
          </table:table-cell>
          <table:table-cell table:formula="of:=[.B5]" office:value-type="float" office:value="5" calcext:value-type="float">
            <text:p>5</text:p>
          </table:table-cell>
          <table:table-cell table:formula="of:=[.C5]" office:value-type="float" office:value="0.36" calcext:value-type="float">
            <text:p>0.36</text:p>
          </table:table-cell>
          <table:table-cell table:formula="of:=[.D5]" office:value-type="float" office:value="0.37" calcext:value-type="float">
            <text:p>0.37</text:p>
          </table:table-cell>
          <table:table-cell table:formula="of:=[.E5]" office:value-type="float" office:value="2.25" calcext:value-type="float">
            <text:p>2.25</text:p>
          </table:table-cell>
          <table:table-cell table:formula="of:=[.F5]" office:value-type="float" office:value="2.24" calcext:value-type="float">
            <text:p>2.24</text:p>
          </table:table-cell>
          <table:table-cell table:formula="of:=[.G5]" office:value-type="float" office:value="13.71" calcext:value-type="float">
            <text:p>13.71</text:p>
          </table:table-cell>
          <table:table-cell table:formula="of:=[.H5]" office:value-type="float" office:value="0.0348" calcext:value-type="float">
            <text:p>0.0348</text:p>
          </table:table-cell>
        </table:table-row>
        <table:table-row table:style-name="ro1">
          <table:table-cell table:formula="of:=[.A4]" office:value-type="string" office:string-value="Dslope_0.25" calcext:value-type="string">
            <text:p>Dslope_0.25</text:p>
          </table:table-cell>
          <table:table-cell table:formula="of:=[.B4]" office:value-type="float" office:value="5" calcext:value-type="float">
            <text:p>5</text:p>
          </table:table-cell>
          <table:table-cell table:formula="of:=[.C4]" office:value-type="float" office:value="0.11" calcext:value-type="float">
            <text:p>0.11</text:p>
          </table:table-cell>
          <table:table-cell table:formula="of:=[.D4]" office:value-type="float" office:value="0.11" calcext:value-type="float">
            <text:p>0.11</text:p>
          </table:table-cell>
          <table:table-cell table:formula="of:=[.E4]" office:value-type="float" office:value="2.3" calcext:value-type="float">
            <text:p>2.3</text:p>
          </table:table-cell>
          <table:table-cell table:formula="of:=[.F4]" office:value-type="float" office:value="2.3" calcext:value-type="float">
            <text:p>2.3</text:p>
          </table:table-cell>
          <table:table-cell table:formula="of:=[.G4]" office:value-type="float" office:value="13.73" calcext:value-type="float">
            <text:p>13.73</text:p>
          </table:table-cell>
          <table:table-cell table:formula="of:=[.H4]" office:value-type="float" office:value="0.0118" calcext:value-type="float">
            <text:p>0.0118</text:p>
          </table:table-cell>
        </table:table-row>
        <table:table-row table:style-name="ro1">
          <table:table-cell table:formula="of:=[.A3]" office:value-type="string" office:string-value="NegReLU" calcext:value-type="string">
            <text:p>NegReLU</text:p>
          </table:table-cell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0.65" calcext:value-type="float">
            <text:p>0.65</text:p>
          </table:table-cell>
          <table:table-cell table:formula="of:=[.D3]" office:value-type="float" office:value="0.65" calcext:value-type="float">
            <text:p>0.65</text:p>
          </table:table-cell>
          <table:table-cell table:formula="of:=[.E3]" office:value-type="float" office:value="1.16" calcext:value-type="float">
            <text:p>1.16</text:p>
          </table:table-cell>
          <table:table-cell table:formula="of:=[.F3]" office:value-type="float" office:value="1.09" calcext:value-type="float">
            <text:p>1.09</text:p>
          </table:table-cell>
          <table:table-cell table:formula="of:=[.G3]" office:value-type="float" office:value="13.71" calcext:value-type="float">
            <text:p>13.71</text:p>
          </table:table-cell>
          <table:table-cell table:formula="of:=[.H3]" office:value-type="float" office:value="0.0027" calcext:value-type="float">
            <text:p>0.0027</text:p>
          </table:table-cell>
        </table:table-row>
        <table:table-row table:style-name="ro1">
          <table:table-cell table:formula="of:=[.A2]" office:value-type="string" office:string-value="ReLU" calcext:value-type="string">
            <text:p>ReLU</text:p>
          </table:table-cell>
          <table:table-cell table:formula="of:=[.B2]" office:value-type="float" office:value="5" calcext:value-type="float">
            <text:p>5</text:p>
          </table:table-cell>
          <table:table-cell table:formula="of:=[.C2]" office:value-type="float" office:value="0.65" calcext:value-type="float">
            <text:p>0.65</text:p>
          </table:table-cell>
          <table:table-cell table:formula="of:=[.D2]" office:value-type="float" office:value="0.64" calcext:value-type="float">
            <text:p>0.64</text:p>
          </table:table-cell>
          <table:table-cell table:formula="of:=[.E2]" office:value-type="float" office:value="1.16" calcext:value-type="float">
            <text:p>1.16</text:p>
          </table:table-cell>
          <table:table-cell table:formula="of:=[.F2]" office:value-type="float" office:value="1.1" calcext:value-type="float">
            <text:p>1.1</text:p>
          </table:table-cell>
          <table:table-cell table:formula="of:=[.G2]" office:value-type="float" office:value="12.33" calcext:value-type="float">
            <text:p>12.33</text:p>
          </table:table-cell>
          <table:table-cell table:formula="of:=[.H2]" office:value-type="float" office:value="0.0041" calcext:value-type="float">
            <text:p>0.0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23:02:46.210849963</dc:date>
    <meta:editing-duration>P3DT6H41M3S</meta:editing-duration>
    <meta:editing-cycles>7</meta:editing-cycles>
    <meta:generator>LibreOffice/7.3.7.2$Linux_X86_64 LibreOffice_project/30$Build-2</meta:generator>
    <meta:document-statistic meta:table-count="3" meta:cell-count="46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79cm" svg:height="13.574cm" xlink:href=".." xlink:type="simple" chart:class="chart:bar" chart:style-name="ch1">
        <chart:title svg:x="6.411cm" svg:y="0.407cm" chart:style-name="ch2">
          <text:p>Basic NN Accuarcy</text:p>
        </chart:title>
        <chart:legend chart:legend-position="end" svg:x="13.346cm" svg:y="6.239cm" style:legend-expansion="high" chart:style-name="ch3"/>
        <chart:plot-area chart:style-name="ch4" table:cell-range-address="'Final Epoch Averages'.A30:'Final Epoch Averages'.A49 'Final Epoch Averages'.C29:'Final Epoch Averages'.D49" chart:data-source-has-labels="both" svg:x="1.348cm" svg:y="1.457cm" svg:width="11.661cm" svg:height="10.865cm">
          <chart:coordinate-region svg:x="3.901cm" svg:y="1.457cm" svg:width="8.868cm" svg:height="10.218cm"/>
          <chart:axis chart:dimension="x" chart:name="primary-x" chart:style-name="ch5" chartooo:axis-type="auto">
            <chartooo:date-scale/>
            <chart:title svg:x="0.451cm" svg:y="8.309cm" chart:style-name="ch6">
              <text:p>Activation Function</text:p>
            </chart:title>
            <chart:categories table:cell-range-address="'Final Epoch Averages'.A30:'Final Epoch Averages'.A49"/>
          </chart:axis>
          <chart:axis chart:dimension="y" chart:name="primary-y" chart:style-name="ch7">
            <chart:title svg:x="6.459cm" svg:y="12.593cm" chart:style-name="ch8">
              <text:p>Accuracy</text:p>
            </chart:title>
            <chart:grid chart:style-name="ch9" chart:class="major"/>
          </chart:axis>
          <chart:series chart:style-name="ch10" chart:values-cell-range-address="'Final Epoch Averages'.C30:'Final Epoch Averages'.C49" chart:label-cell-address="'Final Epoch Averages'.C29:'Final Epoch Averages'.C29" chart:class="chart:bar">
            <chart:data-point chart:repeated="20"/>
          </chart:series>
          <chart:series chart:style-name="ch11" chart:values-cell-range-address="'Final Epoch Averages'.D30:'Final Epoch Averages'.D49" chart:label-cell-address="'Final Epoch Averages'.D29:'Final Epoch Averages'.D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Accuracy</text:p>
                <draw:g>
                  <svg:desc>'Final Epoch Averages'.C29:'Final Epoch Averages'.C29</svg:desc>
                </draw:g>
              </table:table-cell>
              <table:table-cell office:value-type="string">
                <text:p>Test Accuracy</text:p>
                <draw:g>
                  <svg:desc>'Final Epoch Averages'.D29:'Final Epoch Averages'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Neg_0.5</text:p>
                <draw:g>
                  <svg:desc>'Final Epoch Averages'.A30:'Final Epoch Averages'.A49</svg:desc>
                </draw:g>
              </table:table-cell>
              <table:table-cell office:value-type="float" office:value="0.66">
                <text:p>0.66</text:p>
                <draw:g>
                  <svg:desc>'Final Epoch Averages'.C30:'Final Epoch Averages'.C49</svg:desc>
                </draw:g>
              </table:table-cell>
              <table:table-cell office:value-type="float" office:value="0.66">
                <text:p>0.66</text:p>
                <draw:g>
                  <svg:desc>'Final Epoch Averages'.D30:'Final Epoch Averages'.D49</svg:desc>
                </draw:g>
              </table:table-cell>
            </table:table-row>
            <table:table-row>
              <table:table-cell office:value-type="string">
                <text:p>SmallNeg_0.4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SmallNeg_0.3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SmallNeg_0.2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SmallNeg_0.1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osHill_0.75</text:p>
              </table:table-cell>
              <table:table-cell office:value-type="float" office:value="0.72">
                <text:p>0.7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osHill_0.5</text:p>
              </table:table-cell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PosHill_0.2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DiffYRelu_1.0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iffYRelu_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iffYRelu_0.5</text:p>
              </table:table-cell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DiffYRelu_0.25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Dslope_1.5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Dslope_1.25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Dslope_1.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slope_0.75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Dslope_0.5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Dslope_0.25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NegReLU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